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5.74pt"/>
    </style:style>
    <style:style style:name="co2" style:family="table-column">
      <style:table-column-properties fo:break-before="auto" style:column-width="141.7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47.2pt"/>
    </style:style>
    <style:style style:name="co6" style:family="table-column">
      <style:table-column-properties fo:break-before="auto" style:column-width="155.06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71.69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47.14pt"/>
    </style:style>
    <style:style style:name="co12" style:family="table-column">
      <style:table-column-properties fo:break-before="auto" style:column-width="44.96pt"/>
    </style:style>
    <style:style style:name="co13" style:family="table-column">
      <style:table-column-properties fo:break-before="auto" style:column-width="74.1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able-cell-properties fo:background-color="#fff200"/>
    </style:style>
    <style:style style:name="ce30" style:family="table-cell" style:parent-style-name="Default">
      <style:table-cell-properties fo:background-color="#83caff"/>
    </style:style>
    <style:style style:name="ce31" style:family="table-cell" style:parent-style-name="Default">
      <style:table-cell-properties fo:background-color="#f7a19a"/>
    </style:style>
    <style:style style:name="ce4" style:family="table-cell" style:parent-style-name="Default">
      <style:table-cell-properties fo:background-color="#83ca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style:font-name-asian="DejaVu Sans" style:font-name-complex="DejaVu Sans"/>
    </style:style>
    <style:style style:name="ce37" style:family="table-cell" style:parent-style-name="Default">
      <style:table-cell-properties fo:background-color="#faa61a" style:text-align-source="fix" style:repeat-content="false"/>
      <style:paragraph-properties fo:text-align="end" fo:margin-left="0pt"/>
    </style:style>
    <style:style style:name="ce38" style:family="table-cell" style:parent-style-name="Default">
      <style:table-cell-properties fo:background-color="#fff200" style:text-align-source="fix" style:repeat-content="false"/>
      <style:paragraph-properties fo:text-align="end" fo:margin-left="0pt"/>
    </style:style>
    <style:style style:name="ce39" style:family="table-cell" style:parent-style-name="Default">
      <style:table-cell-properties fo:background-color="#83caff"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fo:background-color="#ffdaa2" style:text-align-source="fix" style:repeat-content="false"/>
      <style:paragraph-properties fo:text-align="end" fo:margin-left="0pt"/>
    </style:style>
    <style:style style:name="ce41" style:family="table-cell" style:parent-style-name="Default">
      <style:table-cell-properties fo:background-color="#f7a19a" style:text-align-source="fix" style:repeat-content="false"/>
      <style:paragraph-properties fo:text-align="end" fo:margin-left="0pt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122">
      <style:table-cell-properties fo:background-color="#ffffff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#83ca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style:font-name="Arial" style:font-name-asian="DejaVu Sans" style:font-name-complex="DejaVu Sans"/>
    </style:style>
    <style:style style:name="ce13" style:family="table-cell" style:parent-style-name="Default" style:data-style-name="N122">
      <style:table-cell-properties fo:background-color="#e6e6e6" style:text-align-source="fix" style:repeat-content="false"/>
      <style:paragraph-properties fo:text-align="end" fo:margin-left="0pt"/>
    </style:style>
    <style:style style:name="ce14" style:family="table-cell" style:parent-style-name="Default" style:data-style-name="N122">
      <style:table-cell-properties fo:background-color="#e6e6e6" style:text-align-source="fix" style:repeat-content="false"/>
      <style:paragraph-properties fo:text-align="end" fo:margin-left="0pt"/>
      <style:text-properties style:font-name="Arial" style:font-name-asian="DejaVu Sans" style:font-name-complex="DejaVu Sans"/>
    </style:style>
    <style:style style:name="ce15" style:family="table-cell" style:parent-style-name="Default" style:data-style-name="N122">
      <style:table-cell-properties fo:background-color="#83caff" style:text-align-source="fix" style:repeat-content="false"/>
      <style:paragraph-properties fo:text-align="end" fo:margin-left="0pt"/>
    </style:style>
    <style:style style:name="ce50" style:family="table-cell" style:parent-style-name="Default" style:data-style-name="N122">
      <style:table-cell-properties fo:background-color="#faa61a" style:text-align-source="fix" style:repeat-content="false"/>
      <style:paragraph-properties fo:text-align="end" fo:margin-left="0pt"/>
    </style:style>
    <style:style style:name="ce64" style:family="table-cell" style:parent-style-name="Default" style:data-style-name="N122">
      <style:table-cell-properties fo:background-color="#fff200" style:text-align-source="fix" style:repeat-content="false"/>
      <style:paragraph-properties fo:text-align="end" fo:margin-left="0pt"/>
    </style:style>
    <style:style style:name="ce67" style:family="table-cell" style:parent-style-name="Default" style:data-style-name="N122">
      <style:table-cell-properties fo:background-color="#f7a19a" style:text-align-source="fix" style:repeat-content="false"/>
      <style:paragraph-properties fo:text-align="end" fo:margin-left="0pt"/>
    </style:style>
    <style:style style:name="ce16" style:family="table-cell" style:parent-style-name="Default" style:data-style-name="N122">
      <style:table-cell-properties fo:background-color="#ffff99" style:text-align-source="fix" style:repeat-content="false"/>
      <style:paragraph-properties fo:text-align="end" fo:margin-left="0pt"/>
    </style:style>
    <style:style style:name="ce17" style:family="table-cell" style:parent-style-name="Default" style:data-style-name="N122">
      <style:table-cell-properties fo:background-color="#ffcc99" style:text-align-source="fix" style:repeat-content="false"/>
      <style:paragraph-properties fo:text-align="end" fo:margin-left="0pt"/>
    </style:style>
    <style:style style:name="ce18" style:family="table-cell" style:parent-style-name="Default" style:data-style-name="N122">
      <style:table-cell-properties fo:background-color="#ff8080" style:text-align-source="fix" style:repeat-content="false"/>
      <style:paragraph-properties fo:text-align="end" fo:margin-left="0pt"/>
    </style:style>
    <style:style style:name="ce19" style:family="table-cell" style:parent-style-name="Default" style:data-style-name="N122">
      <style:table-cell-properties fo:background-color="#94bd5e" style:text-align-source="fix" style:repeat-content="false"/>
      <style:paragraph-properties fo:text-align="end" fo:margin-left="0pt"/>
    </style:style>
    <style:style style:name="ce20" style:family="table-cell" style:parent-style-name="Default" style:data-style-name="N122">
      <style:table-cell-properties fo:background-color="#94bd5e" style:text-align-source="fix" style:repeat-content="false"/>
      <style:paragraph-properties fo:text-align="end" fo:margin-left="0pt"/>
      <style:text-properties style:font-name="Arial" style:font-name-asian="DejaVu Sans" style:font-name-complex="DejaVu Sans"/>
    </style:style>
    <style:style style:name="ce21" style:family="table-cell" style:parent-style-name="Default" style:data-style-name="N122">
      <style:table-cell-properties fo:background-color="#ff8080" style:text-align-source="fix" style:repeat-content="false"/>
      <style:paragraph-properties fo:text-align="end" fo:margin-left="0pt"/>
      <style:text-properties style:font-name="Arial" style:font-name-asian="DejaVu Sans" style:font-name-complex="DejaVu Sans"/>
    </style:style>
    <style:style style:name="ce22" style:family="table-cell" style:parent-style-name="Default" style:data-style-name="N122">
      <style:table-cell-properties fo:background-color="#ffcc99" style:text-align-source="fix" style:repeat-content="false"/>
      <style:paragraph-properties fo:text-align="end" fo:margin-left="0pt"/>
      <style:text-properties style:font-name="Arial" style:font-name-asian="DejaVu Sans" style:font-name-complex="DejaVu Sans"/>
    </style:style>
    <style:style style:name="ce23" style:family="table-cell" style:parent-style-name="Default" style:data-style-name="N122">
      <style:table-cell-properties fo:background-color="#ffff99" style:text-align-source="fix" style:repeat-content="false"/>
      <style:paragraph-properties fo:text-align="end" fo:margin-left="0pt"/>
      <style:text-properties style:font-name="Arial" style:font-name-asian="DejaVu Sans" style:font-name-complex="DejaVu Sans"/>
    </style:style>
    <style:style style:name="ce24" style:family="table-cell" style:parent-style-name="Default" style:data-style-name="N122">
      <style:table-cell-properties fo:background-color="#7da647" style:text-align-source="fix" style:repeat-content="false"/>
      <style:paragraph-properties fo:text-align="end" fo:margin-left="0pt"/>
      <style:text-properties style:font-name="Arial" style:font-name-asian="DejaVu Sans" style:font-name-complex="DejaVu Sans"/>
    </style:style>
    <style:style style:name="ce51" style:family="table-cell" style:parent-style-name="Default" style:data-style-name="N122">
      <style:table-cell-properties fo:background-color="#ffffff" style:text-align-source="fix" style:repeat-content="false" fo:border="0.06pt solid #dddddd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 style:data-style-name="N122">
      <style:table-cell-properties fo:background-color="#83caff" style:text-align-source="fix" style:repeat-content="false" fo:border="0.06pt solid #dddddd"/>
      <style:paragraph-properties fo:text-align="end" fo:margin-left="0pt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fo:background-color="#ffff99" style:text-align-source="fix" style:repeat-content="false" fo:border="0.06pt solid #dddddd"/>
      <style:paragraph-properties fo:text-align="end" fo:margin-left="0pt"/>
    </style:style>
    <style:style style:name="ce54" style:family="table-cell" style:parent-style-name="Default" style:data-style-name="N122">
      <style:table-cell-properties fo:background-color="#83caff" style:text-align-source="fix" style:repeat-content="false" fo:border="0.06pt solid #dddddd"/>
      <style:paragraph-properties fo:text-align="end" fo:margin-left="0pt"/>
    </style:style>
    <style:style style:name="ce55" style:family="table-cell" style:parent-style-name="Default" style:data-style-name="N122">
      <style:table-cell-properties fo:background-color="#e6e6e6" style:text-align-source="fix" style:repeat-content="false" fo:border="0.06pt solid #dddddd"/>
      <style:paragraph-properties fo:text-align="end" fo:margin-left="0pt"/>
    </style:style>
    <style:style style:name="ce56" style:family="table-cell" style:parent-style-name="Default" style:data-style-name="N122">
      <style:table-cell-properties fo:background-color="#e6e6e6" style:text-align-source="fix" style:repeat-content="false" fo:border="0.06pt solid #dddddd"/>
      <style:paragraph-properties fo:text-align="end" fo:margin-left="0pt"/>
      <style:text-properties style:font-name="Arial" style:font-name-asian="DejaVu Sans"/>
    </style:style>
    <style:style style:name="ce58" style:family="table-cell" style:parent-style-name="Default" style:data-style-name="N122">
      <style:table-cell-properties style:text-align-source="fix" style:repeat-content="false" fo:border="0.06pt solid #dddddd"/>
      <style:paragraph-properties fo:text-align="end" fo:margin-left="0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0" style:family="table-cell" style:parent-style-name="Default">
      <style:table-cell-properties fo:background-color="#00ffff" style:text-align-source="fix" style:repeat-content="false"/>
      <style:paragraph-properties fo:text-align="end" fo:margin-left="0pt"/>
    </style:style>
    <style:style style:name="ce61" style:family="table-cell" style:parent-style-name="Default">
      <style:table-cell-properties fo:background-color="#83ca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e6e6e6" style:text-align-source="fix" style:repeat-content="false"/>
      <style:paragraph-properties fo:text-align="end" fo:margin-left="0pt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style:font-name-asian="DejaVu Sans" style:font-name-complex="DejaVu Sans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ce58"/>
        <table:table-column table:style-name="co8" table:default-cell-style-name="ce58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5" table:number-columns-repeated="100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ence Min</text:p>
          </table:table-cell>
          <table:table-cell table:style-name="ce1" office:value-type="string" calcext:value-type="string">
            <text:p>Pence Max</text:p>
          </table:table-cell>
          <table:table-cell table:style-name="ce9" office:value-type="string" calcext:value-type="string">
            <text:p>Decimalized Pence Min</text:p>
          </table:table-cell>
          <table:table-cell table:style-name="ce9" office:value-type="string" calcext:value-type="string">
            <text:p>Decimalized Pence Max</text:p>
          </table:table-cell>
          <table:table-cell table:style-name="ce9" office:value-type="string" calcext:value-type="string">
            <text:p>ca. 1330 Adjusted Pence</text:p>
          </table:table-cell>
          <table:table-cell table:style-name="ce51" office:value-type="string" calcext:value-type="string">
            <text:p>NX Price Min</text:p>
          </table:table-cell>
          <table:table-cell table:style-name="ce51" office:value-type="string" calcext:value-type="string">
            <text:p>NX Price Max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cade</text:p>
          </table:table-cell>
          <table:table-cell table:style-name="ce26" office:value-type="string" calcext:value-type="string">
            <text:p>Source</text:p>
          </table:table-cell>
          <table:table-cell table:style-name="ce1" office:value-type="string" calcext:value-type="string">
            <text:p>Page</text:p>
          </table:table-cell>
          <table:table-cell/>
          <table:table-cell table:style-name="ce65" office:value-type="string" calcext:value-type="string">
            <text:p>NX Min dWt Adj’d</text:p>
          </table:table-cell>
          <table:table-cell table:number-columns-repeated="3"/>
          <table:table-cell table:style-name="ce65" office:value-type="string" calcext:value-type="string">
            <text:p>Interest Rate:</text:p>
          </table:table-cell>
          <table:table-cell table:style-name="ce1" office:value-type="float" office:value="-0.0025" calcext:value-type="float">
            <text:p>-0.0025</text:p>
          </table:table-cell>
          <table:table-cell table:style-name="ce65" office:value-type="string" calcext:value-type="string">
            <text:p>Base Year: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dwt Factor:</text:p>
          </table:table-cell>
          <table:table-cell table:style-name="ce1" office:value-type="float" office:value="0.777585" calcext:value-type="float">
            <text:p>0.777585</text:p>
          </table:table-cell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style-name="ce4" table:number-columns-repeated="3"/>
          <table:table-cell table:style-name="ce10" table:number-columns-repeated="3"/>
          <table:table-cell table:style-name="ce52" table:number-columns-repeated="2"/>
          <table:table-cell table:style-name="ce4" table:number-columns-repeated="4"/>
          <table:table-cell table:style-name="ce2" table:number-columns-repeated="1010"/>
        </table:table-row>
        <table:table-row table:style-name="ro1">
          <table:table-cell office:value-type="string" calcext:value-type="string">
            <text:p>2 yokes</text:p>
          </table:table-cell>
          <table:table-cell office:value-type="string" calcext:value-type="string">
            <text:p>4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5" calcext:value-type="float">
            <text:p>25.000</text:p>
          </table:table-cell>
          <table:table-cell/>
          <table:table-cell table:style-name="ce16" office:value-type="float" office:value="22.8" calcext:value-type="float">
            <text:p>22.800</text:p>
          </table:table-cell>
          <table:table-cell table:style-name="ce53" table:formula="of:=[.C3]*(1-[.$T$1])^([.$V$1]-([.K3]*10))" office:value-type="float" office:value="52.9580744445711" calcext:value-type="float">
            <text:p>52.958</text:p>
          </table:table-cell>
          <table:table-cell table:style-name="ce53" table:formula="of:=IF(ISBLANK([.D3]);&quot;&quot;;[.D3]*(1-[.$T$1])^([.$V$1]-([.K3]*10)))">
            <text:p/>
          </table:table-cell>
          <table:table-cell office:value-type="float" office:value="1350" calcext:value-type="float">
            <text:p>1350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3]*[.$X$1])*(1-[.$T$1])^([.$V$1]-([.K3]*10))" office:value-type="float" office:value="41.1794043169818" calcext:value-type="float">
            <text:p>41.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ot iron of plough</text:p>
          </table:table-cell>
          <table:table-cell office:value-type="string" calcext:value-type="string">
            <text:p>5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083" calcext:value-type="float">
            <text:p>2.083</text:p>
          </table:table-cell>
          <table:table-cell/>
          <table:table-cell table:style-name="ce16" office:value-type="float" office:value="1.9" calcext:value-type="float">
            <text:p>1.900</text:p>
          </table:table-cell>
          <table:table-cell table:style-name="ce53" table:formula="of:=[.C4]*(1-[.$T$1])^([.$V$1]-([.K4]*10))" office:value-type="float" office:value="4.41317287038093" calcext:value-type="float">
            <text:p>4.413</text:p>
          </table:table-cell>
          <table:table-cell table:style-name="ce53" table:formula="of:=IF(ISBLANK([.D4]);&quot;&quot;;[.D4]*(1-[.$T$1])^([.$V$1]-([.K4]*10)))">
            <text:p/>
          </table:table-cell>
          <table:table-cell office:value-type="float" office:value="1350" calcext:value-type="float">
            <text:p>1350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4]*[.$X$1])*(1-[.$T$1])^([.$V$1]-([.K4]*10))" office:value-type="float" office:value="3.43161702641515" calcext:value-type="float">
            <text:p>3.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 mason's tools (not named)</text:p>
          </table:table-cell>
          <table:table-cell office:value-type="string" calcext:value-type="string">
            <text:p>9d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75" calcext:value-type="float">
            <text:p>3.750</text:p>
          </table:table-cell>
          <table:table-cell/>
          <table:table-cell table:style-name="ce17" office:value-type="float" office:value="3.42" calcext:value-type="float">
            <text:p>3.420</text:p>
          </table:table-cell>
          <table:table-cell table:style-name="ce53" table:formula="of:=[.C5]*(1-[.$T$1])^([.$V$1]-([.K5]*10))" office:value-type="float" office:value="7.94371116668567" calcext:value-type="float">
            <text:p>7.944</text:p>
          </table:table-cell>
          <table:table-cell table:style-name="ce53" table:formula="of:=IF(ISBLANK([.D5]);&quot;&quot;;[.D5]*(1-[.$T$1])^([.$V$1]-([.K5]*10)))">
            <text:p/>
          </table:table-cell>
          <table:table-cell office:value-type="float" office:value="1350" calcext:value-type="float">
            <text:p>1350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5]*[.$X$1])*(1-[.$T$1])^([.$V$1]-([.K5]*10))" office:value-type="float" office:value="6.17691064754728" calcext:value-type="float">
            <text:p>6.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 spade and shovel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25" calcext:value-type="float">
            <text:p>1.250</text:p>
          </table:table-cell>
          <table:table-cell/>
          <table:table-cell table:style-name="ce18" office:value-type="float" office:value="0.756" calcext:value-type="float">
            <text:p>0.756</text:p>
          </table:table-cell>
          <table:table-cell table:style-name="ce53" table:formula="of:=[.C6]*(1-[.$T$1])^([.$V$1]-([.K6]*10))" office:value-type="float" office:value="2.0119641960878" calcext:value-type="float">
            <text:p>2.012</text:p>
          </table:table-cell>
          <table:table-cell table:style-name="ce53" table:formula="of:=IF(ISBLANK([.D6]);&quot;&quot;;[.D6]*(1-[.$T$1])^([.$V$1]-([.K6]*10)))">
            <text:p/>
          </table:table-cell>
          <table:table-cell office:value-type="float" office:value="1457" calcext:value-type="float">
            <text:p>1457</text:p>
          </table:table-cell>
          <table:table-cell table:style-name="ce59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6]*[.$X$1])*(1-[.$T$1])^([.$V$1]-([.K6]*10))" office:value-type="float" office:value="1.56447317941493" calcext:value-type="float">
            <text:p>1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 axe</text:p>
          </table:table-cell>
          <table:table-cell office:value-type="string" calcext:value-type="string">
            <text:p>5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083" calcext:value-type="float">
            <text:p>2.083</text:p>
          </table:table-cell>
          <table:table-cell/>
          <table:table-cell table:style-name="ce17" office:value-type="float" office:value="1.26" calcext:value-type="float">
            <text:p>1.260</text:p>
          </table:table-cell>
          <table:table-cell table:style-name="ce53" table:formula="of:=[.C7]*(1-[.$T$1])^([.$V$1]-([.K7]*10))" office:value-type="float" office:value="3.35327366014633" calcext:value-type="float">
            <text:p>3.353</text:p>
          </table:table-cell>
          <table:table-cell table:style-name="ce53" table:formula="of:=IF(ISBLANK([.D7]);&quot;&quot;;[.D7]*(1-[.$T$1])^([.$V$1]-([.K7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7]*[.$X$1])*(1-[.$T$1])^([.$V$1]-([.K7]*10))" office:value-type="float" office:value="2.60745529902489" calcext:value-type="float">
            <text:p>2.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 augur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25" calcext:value-type="float">
            <text:p>1.250</text:p>
          </table:table-cell>
          <table:table-cell/>
          <table:table-cell table:style-name="ce18" office:value-type="float" office:value="0.756" calcext:value-type="float">
            <text:p>0.756</text:p>
          </table:table-cell>
          <table:table-cell table:style-name="ce53" table:formula="of:=[.C8]*(1-[.$T$1])^([.$V$1]-([.K8]*10))" office:value-type="float" office:value="2.0119641960878" calcext:value-type="float">
            <text:p>2.012</text:p>
          </table:table-cell>
          <table:table-cell table:style-name="ce53" table:formula="of:=IF(ISBLANK([.D8]);&quot;&quot;;[.D8]*(1-[.$T$1])^([.$V$1]-([.K8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8]*[.$X$1])*(1-[.$T$1])^([.$V$1]-([.K8]*10))" office:value-type="float" office:value="1.56447317941493" calcext:value-type="float">
            <text:p>1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 vise</text:p>
          </table:table-cell>
          <table:table-cell office:value-type="string" calcext:value-type="string">
            <text:p>13s 4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66.667" calcext:value-type="float">
            <text:p>66.667</text:p>
          </table:table-cell>
          <table:table-cell/>
          <table:table-cell table:style-name="ce18" office:value-type="float" office:value="34.934" calcext:value-type="float">
            <text:p>34.934</text:p>
          </table:table-cell>
          <table:table-cell table:style-name="ce53" table:formula="of:=[.C9]*(1-[.$T$1])^([.$V$1]-([.K9]*10))" office:value-type="float" office:value="94.7108886010928" calcext:value-type="float">
            <text:p>94.711</text:p>
          </table:table-cell>
          <table:table-cell table:style-name="ce53" table:formula="of:=IF(ISBLANK([.D9]);&quot;&quot;;[.D9]*(1-[.$T$1])^([.$V$1]-([.K9]*10)))">
            <text:p/>
          </table:table-cell>
          <table:table-cell office:value-type="float" office:value="1514" calcext:value-type="float">
            <text:p>1514</text:p>
          </table:table-cell>
          <table:table-cell table:style-name="ce60" office:value-type="float" office:value="151" calcext:value-type="float">
            <text:p>15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27-28</text:p>
          </table:table-cell>
          <table:table-cell/>
          <table:table-cell table:style-name="ce66" table:formula="of:=([.C9]*[.$X$1])*(1-[.$T$1])^([.$V$1]-([.K9]*10))" office:value-type="float" office:value="73.6457663128807" calcext:value-type="float">
            <text:p>73.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rge biciron</text:p>
          </table:table-cell>
          <table:table-cell office:value-type="string" calcext:value-type="string">
            <text:p>60s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300" calcext:value-type="float">
            <text:p>300.000</text:p>
          </table:table-cell>
          <table:table-cell/>
          <table:table-cell table:style-name="ce16" office:value-type="float" office:value="157.2" calcext:value-type="float">
            <text:p>157.200</text:p>
          </table:table-cell>
          <table:table-cell table:style-name="ce53" table:formula="of:=[.C10]*(1-[.$T$1])^([.$V$1]-([.K10]*10))" office:value-type="float" office:value="426.198998704918" calcext:value-type="float">
            <text:p>426.199</text:p>
          </table:table-cell>
          <table:table-cell table:style-name="ce53" table:formula="of:=IF(ISBLANK([.D10]);&quot;&quot;;[.D10]*(1-[.$T$1])^([.$V$1]-([.K10]*10)))">
            <text:p/>
          </table:table-cell>
          <table:table-cell office:value-type="float" office:value="1514" calcext:value-type="float">
            <text:p>1514</text:p>
          </table:table-cell>
          <table:table-cell table:style-name="ce60" office:value-type="float" office:value="151" calcext:value-type="float">
            <text:p>15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27-28</text:p>
          </table:table-cell>
          <table:table-cell/>
          <table:table-cell table:style-name="ce66" table:formula="of:=([.C10]*[.$X$1])*(1-[.$T$1])^([.$V$1]-([.K10]*10))" office:value-type="float" office:value="331.405948407963" calcext:value-type="float">
            <text:p>331.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all biciron</text:p>
          </table:table-cell>
          <table:table-cell office:value-type="string" calcext:value-type="string">
            <text:p>16s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80" calcext:value-type="float">
            <text:p>80.000</text:p>
          </table:table-cell>
          <table:table-cell/>
          <table:table-cell table:style-name="ce17" office:value-type="float" office:value="41.92" calcext:value-type="float">
            <text:p>41.920</text:p>
          </table:table-cell>
          <table:table-cell table:style-name="ce53" table:formula="of:=[.C11]*(1-[.$T$1])^([.$V$1]-([.K11]*10))" office:value-type="float" office:value="113.653066321311" calcext:value-type="float">
            <text:p>113.653</text:p>
          </table:table-cell>
          <table:table-cell table:style-name="ce53" table:formula="of:=IF(ISBLANK([.D11]);&quot;&quot;;[.D11]*(1-[.$T$1])^([.$V$1]-([.K11]*10)))">
            <text:p/>
          </table:table-cell>
          <table:table-cell office:value-type="float" office:value="1514" calcext:value-type="float">
            <text:p>1514</text:p>
          </table:table-cell>
          <table:table-cell table:style-name="ce60" office:value-type="float" office:value="151" calcext:value-type="float">
            <text:p>15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27-28</text:p>
          </table:table-cell>
          <table:table-cell/>
          <table:table-cell table:style-name="ce66" table:formula="of:=([.C11]*[.$X$1])*(1-[.$T$1])^([.$V$1]-([.K11]*10))" office:value-type="float" office:value="88.3749195754569" calcext:value-type="float">
            <text:p>88.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vil</text:p>
          </table:table-cell>
          <table:table-cell office:value-type="string" calcext:value-type="string">
            <text:p>20s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.000</text:p>
          </table:table-cell>
          <table:table-cell/>
          <table:table-cell table:style-name="ce16" office:value-type="float" office:value="52.4" calcext:value-type="float">
            <text:p>52.400</text:p>
          </table:table-cell>
          <table:table-cell table:style-name="ce53" table:formula="of:=[.C12]*(1-[.$T$1])^([.$V$1]-([.K12]*10))" office:value-type="float" office:value="142.066332901639" calcext:value-type="float">
            <text:p>142.066</text:p>
          </table:table-cell>
          <table:table-cell table:style-name="ce53" table:formula="of:=IF(ISBLANK([.D12]);&quot;&quot;;[.D12]*(1-[.$T$1])^([.$V$1]-([.K12]*10)))">
            <text:p/>
          </table:table-cell>
          <table:table-cell office:value-type="float" office:value="1514" calcext:value-type="float">
            <text:p>1514</text:p>
          </table:table-cell>
          <table:table-cell table:style-name="ce60" office:value-type="float" office:value="151" calcext:value-type="float">
            <text:p>15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27-28</text:p>
          </table:table-cell>
          <table:table-cell/>
          <table:table-cell table:style-name="ce66" table:formula="of:=([.C12]*[.$X$1])*(1-[.$T$1])^([.$V$1]-([.K12]*10))" office:value-type="float" office:value="110.468649469321" calcext:value-type="float">
            <text:p>110.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llows</text:p>
          </table:table-cell>
          <table:table-cell office:value-type="string" calcext:value-type="string">
            <text:p>30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50" calcext:value-type="float">
            <text:p>150.000</text:p>
          </table:table-cell>
          <table:table-cell/>
          <table:table-cell table:style-name="ce16" office:value-type="float" office:value="78.6" calcext:value-type="float">
            <text:p>78.600</text:p>
          </table:table-cell>
          <table:table-cell table:style-name="ce53" table:formula="of:=[.C13]*(1-[.$T$1])^([.$V$1]-([.K13]*10))" office:value-type="float" office:value="213.099499352459" calcext:value-type="float">
            <text:p>213.099</text:p>
          </table:table-cell>
          <table:table-cell table:style-name="ce53" table:formula="of:=IF(ISBLANK([.D13]);&quot;&quot;;[.D13]*(1-[.$T$1])^([.$V$1]-([.K13]*10)))">
            <text:p/>
          </table:table-cell>
          <table:table-cell office:value-type="float" office:value="1514" calcext:value-type="float">
            <text:p>1514</text:p>
          </table:table-cell>
          <table:table-cell table:style-name="ce60" office:value-type="float" office:value="151" calcext:value-type="float">
            <text:p>15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27-28</text:p>
          </table:table-cell>
          <table:table-cell/>
          <table:table-cell table:style-name="ce66" table:formula="of:=([.C13]*[.$X$1])*(1-[.$T$1])^([.$V$1]-([.K13]*10))" office:value-type="float" office:value="165.702974203982" calcext:value-type="float">
            <text:p>165.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ammers</text:p>
          </table:table-cell>
          <table:table-cell office:value-type="string" calcext:value-type="string">
            <text:p>8d-2s 8d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2" calcext:value-type="float">
            <text:p>32</text:p>
          </table:table-cell>
          <table:table-cell office:value-type="float" office:value="3.333" calcext:value-type="float">
            <text:p>3.333</text:p>
          </table:table-cell>
          <table:table-cell office:value-type="float" office:value="13.333" calcext:value-type="float">
            <text:p>13.333</text:p>
          </table:table-cell>
          <table:table-cell table:style-name="ce18" office:value-type="string" calcext:value-type="string">
            <text:p>1.746 – 6.986</text:p>
          </table:table-cell>
          <table:table-cell table:style-name="ce53" table:formula="of:=[.C14]*(1-[.$T$1])^([.$V$1]-([.K14]*10))" office:value-type="float" office:value="4.73554443005464" calcext:value-type="float">
            <text:p>4.736</text:p>
          </table:table-cell>
          <table:table-cell table:style-name="ce53" table:formula="of:=IF(ISBLANK([.D14]);&quot;&quot;;[.D14]*(1-[.$T$1])^([.$V$1]-([.K14]*10)))" office:value-type="float" office:value="18.9421777202186" calcext:value-type="float">
            <text:p>18.942</text:p>
          </table:table-cell>
          <table:table-cell office:value-type="float" office:value="1514" calcext:value-type="float">
            <text:p>1514</text:p>
          </table:table-cell>
          <table:table-cell table:style-name="ce60" office:value-type="float" office:value="151" calcext:value-type="float">
            <text:p>15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27-28</text:p>
          </table:table-cell>
          <table:table-cell/>
          <table:table-cell table:style-name="ce66" table:formula="of:=([.C14]*[.$X$1])*(1-[.$T$1])^([.$V$1]-([.K14]*10))" office:value-type="float" office:value="3.68228831564404" calcext:value-type="float">
            <text:p>3.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 chisels</text:p>
          </table:table-cell>
          <table:table-cell office:value-type="string" calcext:value-type="string">
            <text:p>8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333" calcext:value-type="float">
            <text:p>3.333</text:p>
          </table:table-cell>
          <table:table-cell/>
          <table:table-cell table:style-name="ce18" office:value-type="float" office:value="1.746" calcext:value-type="float">
            <text:p>1.746</text:p>
          </table:table-cell>
          <table:table-cell table:style-name="ce53" table:formula="of:=[.C15]*(1-[.$T$1])^([.$V$1]-([.K15]*10))" office:value-type="float" office:value="4.73554443005464" calcext:value-type="float">
            <text:p>4.736</text:p>
          </table:table-cell>
          <table:table-cell table:style-name="ce53" table:formula="of:=IF(ISBLANK([.D15]);&quot;&quot;;[.D15]*(1-[.$T$1])^([.$V$1]-([.K15]*10)))">
            <text:p/>
          </table:table-cell>
          <table:table-cell office:value-type="float" office:value="1514" calcext:value-type="float">
            <text:p>1514</text:p>
          </table:table-cell>
          <table:table-cell table:style-name="ce60" office:value-type="float" office:value="151" calcext:value-type="float">
            <text:p>15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27-28</text:p>
          </table:table-cell>
          <table:table-cell/>
          <table:table-cell table:style-name="ce66" table:formula="of:=([.C15]*[.$X$1])*(1-[.$T$1])^([.$V$1]-([.K15]*10))" office:value-type="float" office:value="3.68228831564404" calcext:value-type="float">
            <text:p>3.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pete set of armorer's tools</text:p>
          </table:table-cell>
          <table:table-cell office:value-type="string" calcext:value-type="string">
            <text:p>L13 16s 11d</text:p>
          </table:table-cell>
          <table:table-cell office:value-type="float" office:value="3323" calcext:value-type="float">
            <text:p>3323</text:p>
          </table:table-cell>
          <table:table-cell/>
          <table:table-cell office:value-type="float" office:value="1384.583" calcext:value-type="float">
            <text:p>1384.583</text:p>
          </table:table-cell>
          <table:table-cell/>
          <table:table-cell table:style-name="ce18" office:value-type="float" office:value="725.521" calcext:value-type="float">
            <text:p>725.521</text:p>
          </table:table-cell>
          <table:table-cell table:style-name="ce53" table:formula="of:=[.C16]*(1-[.$T$1])^([.$V$1]-([.K16]*10))" office:value-type="float" office:value="1967.02676763395" calcext:value-type="float">
            <text:p>1967.027</text:p>
          </table:table-cell>
          <table:table-cell table:style-name="ce53" table:formula="of:=IF(ISBLANK([.D16]);&quot;&quot;;[.D16]*(1-[.$T$1])^([.$V$1]-([.K16]*10)))">
            <text:p/>
          </table:table-cell>
          <table:table-cell office:value-type="float" office:value="1514" calcext:value-type="float">
            <text:p>1514</text:p>
          </table:table-cell>
          <table:table-cell table:style-name="ce60" office:value-type="float" office:value="151" calcext:value-type="float">
            <text:p>15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27-28</text:p>
          </table:table-cell>
          <table:table-cell/>
          <table:table-cell table:style-name="ce66" table:formula="of:=([.C16]*[.$X$1])*(1-[.$T$1])^([.$V$1]-([.K16]*10))" office:value-type="float" office:value="1529.53050911064" calcext:value-type="float">
            <text:p>1529.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inning Wheel</text:p>
          </table:table-cell>
          <table:table-cell office:value-type="string" calcext:value-type="string">
            <text:p>10 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167" calcext:value-type="float">
            <text:p>4.167</text:p>
          </table:table-cell>
          <table:table-cell/>
          <table:table-cell table:style-name="ce18" office:value-type="float" office:value="2.521" calcext:value-type="float">
            <text:p>2.521</text:p>
          </table:table-cell>
          <table:table-cell table:style-name="ce53" table:formula="of:=[.C17]*(1-[.$T$1])^([.$V$1]-([.K17]*10))" office:value-type="float" office:value="6.70654732029267" calcext:value-type="float">
            <text:p>6.707</text:p>
          </table:table-cell>
          <table:table-cell table:style-name="ce53" table:formula="of:=IF(ISBLANK([.D17]);&quot;&quot;;[.D17]*(1-[.$T$1])^([.$V$1]-([.K17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17]*[.$X$1])*(1-[.$T$1])^([.$V$1]-([.K17]*10))" office:value-type="float" office:value="5.21491059804977" calcext:value-type="float">
            <text:p>5.2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HORSES</text:p>
          </table:table-cell>
          <table:table-cell table:style-name="ce4" table:number-columns-repeated="3"/>
          <table:table-cell table:style-name="ce10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War Horse</text:p>
          </table:table-cell>
          <table:table-cell office:value-type="string" calcext:value-type="string">
            <text:p>up to 50s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0" calcext:value-type="float">
            <text:p>250.000</text:p>
          </table:table-cell>
          <table:table-cell/>
          <table:table-cell table:style-name="ce19" office:value-type="string" calcext:value-type="string">
            <text:p>up to 3000</text:p>
          </table:table-cell>
          <table:table-cell table:style-name="ce53" table:formula="of:=[.C19]*(1-[.$T$1])^([.$V$1]-([.K19]*10))" office:value-type="float" office:value="872.586408762862" calcext:value-type="float">
            <text:p>872.586</text:p>
          </table:table-cell>
          <table:table-cell table:style-name="ce53" table:formula="of:=IF(ISBLANK([.D19]);&quot;&quot;;[.D19]*(1-[.$T$1])^([.$V$1]-([.K19]*10)))">
            <text:p/>
          </table:table-cell>
          <table:table-cell office:value-type="string" calcext:value-type="string">
            <text:p>12 cen(?)</text:p>
          </table:table-cell>
          <table:table-cell table:style-name="ce59" office:value-type="float" office:value="115" calcext:value-type="float">
            <text:p>115</text:p>
          </table:table-cell>
          <table:table-cell office:value-type="string" calcext:value-type="string">
            <text:p>[7]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6" table:formula="of:=([.C19]*[.$X$1])*(1-[.$T$1])^([.$V$1]-([.K19]*10))" office:value-type="float" office:value="678.51010265787" calcext:value-type="float">
            <text:p>678.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r Horse</text:p>
          </table:table-cell>
          <table:table-cell office:value-type="string" calcext:value-type="string">
            <text:p>up to L80</text:p>
          </table:table-cell>
          <table:table-cell office:value-type="float" office:value="19200" calcext:value-type="float">
            <text:p>19200</text:p>
          </table:table-cell>
          <table:table-cell/>
          <table:table-cell table:style-name="ce12" office:value-type="float" office:value="8000" calcext:value-type="float">
            <text:p>8000.000</text:p>
          </table:table-cell>
          <table:table-cell table:style-name="ce12"/>
          <table:table-cell table:style-name="ce20" office:value-type="string" calcext:value-type="string">
            <text:p>up to 13560</text:p>
          </table:table-cell>
          <table:table-cell table:style-name="ce53" table:formula="of:=[.C20]*(1-[.$T$1])^([.$V$1]-([.K20]*10))" office:value-type="float" office:value="21753.056773349" calcext:value-type="float">
            <text:p>21753.057</text:p>
          </table:table-cell>
          <table:table-cell table:style-name="ce53" table:formula="of:=IF(ISBLANK([.D20]);&quot;&quot;;[.D20]*(1-[.$T$1])^([.$V$1]-([.K20]*10)))">
            <text:p/>
          </table:table-cell>
          <table:table-cell office:value-type="string" calcext:value-type="string">
            <text:p>13 cen</text:p>
          </table:table-cell>
          <table:table-cell table:style-name="ce59" office:value-type="float" office:value="125" calcext:value-type="float">
            <text:p>125</text:p>
          </table:table-cell>
          <table:table-cell office:value-type="string" calcext:value-type="string">
            <text:p>[3]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66" table:formula="of:=([.C20]*[.$X$1])*(1-[.$T$1])^([.$V$1]-([.K20]*10))" office:value-type="float" office:value="16914.8506511046" calcext:value-type="float">
            <text:p>16914.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night's 2 horses</text:p>
          </table:table-cell>
          <table:table-cell office:value-type="string" calcext:value-type="string">
            <text:p>L1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933.333" calcext:value-type="float">
            <text:p>933.333</text:p>
          </table:table-cell>
          <table:table-cell/>
          <table:table-cell table:style-name="ce18" office:value-type="float" office:value="779.333" calcext:value-type="float">
            <text:p>779.333</text:p>
          </table:table-cell>
          <table:table-cell table:style-name="ce53" table:formula="of:=[.C21]*(1-[.$T$1])^([.$V$1]-([.K21]*10))" office:value-type="float" office:value="1880.79442103285" calcext:value-type="float">
            <text:p>1880.794</text:p>
          </table:table-cell>
          <table:table-cell table:style-name="ce53" table:formula="of:=IF(ISBLANK([.D21]);&quot;&quot;;[.D21]*(1-[.$T$1])^([.$V$1]-([.K21]*10)))">
            <text:p/>
          </table:table-cell>
          <table:table-cell office:value-type="float" office:value="1374" calcext:value-type="float">
            <text:p>1374</text:p>
          </table:table-cell>
          <table:table-cell table:style-name="ce59" office:value-type="float" office:value="137" calcext:value-type="float">
            <text:p>137</text:p>
          </table:table-cell>
          <table:table-cell office:value-type="string" calcext:value-type="string">
            <text:p>[3]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66" table:formula="of:=([.C21]*[.$X$1])*(1-[.$T$1])^([.$V$1]-([.K21]*10))" office:value-type="float" office:value="1462.47752987883" calcext:value-type="float">
            <text:p>1462.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igh-grade riding horse</text:p>
          </table:table-cell>
          <table:table-cell office:value-type="string" calcext:value-type="string">
            <text:p>L1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933.333" calcext:value-type="float">
            <text:p>933.333</text:p>
          </table:table-cell>
          <table:table-cell/>
          <table:table-cell table:style-name="ce18" office:value-type="float" office:value="1581.999" calcext:value-type="float">
            <text:p>1581.999</text:p>
          </table:table-cell>
          <table:table-cell table:style-name="ce53" table:formula="of:=[.C22]*(1-[.$T$1])^([.$V$1]-([.K22]*10))" office:value-type="float" office:value="2537.85662355739" calcext:value-type="float">
            <text:p>2537.857</text:p>
          </table:table-cell>
          <table:table-cell table:style-name="ce53" table:formula="of:=IF(ISBLANK([.D22]);&quot;&quot;;[.D22]*(1-[.$T$1])^([.$V$1]-([.K22]*10)))">
            <text:p/>
          </table:table-cell>
          <table:table-cell office:value-type="string" calcext:value-type="string">
            <text:p>13th cen</text:p>
          </table:table-cell>
          <table:table-cell table:style-name="ce59" office:value-type="float" office:value="125" calcext:value-type="float">
            <text:p>125</text:p>
          </table:table-cell>
          <table:table-cell office:value-type="string" calcext:value-type="string">
            <text:p>[3]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66" table:formula="of:=([.C22]*[.$X$1])*(1-[.$T$1])^([.$V$1]-([.K22]*10))" office:value-type="float" office:value="1973.39924262887" calcext:value-type="float">
            <text:p>1973.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raught horse</text:p>
          </table:table-cell>
          <table:table-cell office:value-type="string" calcext:value-type="string">
            <text:p>10s-20s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.000</text:p>
          </table:table-cell>
          <table:table-cell office:value-type="float" office:value="100" calcext:value-type="float">
            <text:p>100.000</text:p>
          </table:table-cell>
          <table:table-cell table:style-name="ce17" office:value-type="string" calcext:value-type="string">
            <text:p>84.75 - 169.5</text:p>
          </table:table-cell>
          <table:table-cell table:style-name="ce53" table:formula="of:=[.C23]*(1-[.$T$1])^([.$V$1]-([.K23]*10))" office:value-type="float" office:value="135.956604833431" calcext:value-type="float">
            <text:p>135.957</text:p>
          </table:table-cell>
          <table:table-cell table:style-name="ce53" table:formula="of:=IF(ISBLANK([.D23]);&quot;&quot;;[.D23]*(1-[.$T$1])^([.$V$1]-([.K23]*10)))" office:value-type="float" office:value="271.913209666863" calcext:value-type="float">
            <text:p>271.913</text:p>
          </table:table-cell>
          <table:table-cell office:value-type="string" calcext:value-type="string">
            <text:p>13th cen</text:p>
          </table:table-cell>
          <table:table-cell table:style-name="ce59" office:value-type="float" office:value="125" calcext:value-type="float">
            <text:p>125</text:p>
          </table:table-cell>
          <table:table-cell office:value-type="string" calcext:value-type="string">
            <text:p>[3]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66" table:formula="of:=([.C23]*[.$X$1])*(1-[.$T$1])^([.$V$1]-([.K23]*10))" office:value-type="float" office:value="105.717816569404" calcext:value-type="float">
            <text:p>105.7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FOOD AND LIVESTOCK</text:p>
          </table:table-cell>
          <table:table-cell table:style-name="ce4" table:number-columns-repeated="3"/>
          <table:table-cell table:style-name="ce10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table:style-name="ce3" office:value-type="string" calcext:value-type="string">
            <text:p>Wine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Best Gascon in London</text:p>
          </table:table-cell>
          <table:table-cell office:value-type="string" calcext:value-type="string">
            <text:p>4d/gallo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float" office:value="1.667" calcext:value-type="float">
            <text:p>1.667</text:p>
          </table:table-cell>
          <table:table-cell table:style-name="ce12"/>
          <table:table-cell table:style-name="ce21" office:value-type="string" calcext:value-type="string">
            <text:p>1.675/gallon</text:p>
          </table:table-cell>
          <table:table-cell table:style-name="ce53" table:formula="of:=[.C26]*(1-[.$T$1])^([.$V$1]-([.K26]*10))" office:value-type="float" office:value="3.71132128662123" calcext:value-type="float">
            <text:p>3.711</text:p>
          </table:table-cell>
          <table:table-cell table:style-name="ce53" table:formula="of:=IF(ISBLANK([.D26]);&quot;&quot;;[.D26]*(1-[.$T$1])^([.$V$1]-([.K26]*10)))">
            <text:p/>
          </table:table-cell>
          <table:table-cell office:value-type="float" office:value="1331" calcext:value-type="float">
            <text:p>1331</text:p>
          </table:table-cell>
          <table:table-cell table:style-name="ce59" office:value-type="float" office:value="133" calcext:value-type="float">
            <text:p>133</text:p>
          </table:table-cell>
          <table:table-cell office:value-type="string" calcext:value-type="string">
            <text:p>[2]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66" table:formula="of:=([.C26]*[.$X$1])*(1-[.$T$1])^([.$V$1]-([.K26]*10))" office:value-type="float" office:value="2.88586776265737" calcext:value-type="float">
            <text:p>2.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st Rhenish in London</text:p>
          </table:table-cell>
          <table:table-cell office:value-type="string" calcext:value-type="string">
            <text:p>8d/gallo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" office:value-type="float" office:value="3.333" calcext:value-type="float">
            <text:p>3.333</text:p>
          </table:table-cell>
          <table:table-cell table:style-name="ce12"/>
          <table:table-cell table:style-name="ce22" office:value-type="string" calcext:value-type="string">
            <text:p>3.35/gallon</text:p>
          </table:table-cell>
          <table:table-cell table:style-name="ce53" table:formula="of:=[.C27]*(1-[.$T$1])^([.$V$1]-([.K27]*10))" office:value-type="float" office:value="7.42264257324245" calcext:value-type="float">
            <text:p>7.423</text:p>
          </table:table-cell>
          <table:table-cell table:style-name="ce53" table:formula="of:=IF(ISBLANK([.D27]);&quot;&quot;;[.D27]*(1-[.$T$1])^([.$V$1]-([.K27]*10)))">
            <text:p/>
          </table:table-cell>
          <table:table-cell office:value-type="float" office:value="1331" calcext:value-type="float">
            <text:p>1331</text:p>
          </table:table-cell>
          <table:table-cell table:style-name="ce59" office:value-type="float" office:value="133" calcext:value-type="float">
            <text:p>133</text:p>
          </table:table-cell>
          <table:table-cell office:value-type="string" calcext:value-type="string">
            <text:p>[2]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66" table:formula="of:=([.C27]*[.$X$1])*(1-[.$T$1])^([.$V$1]-([.K27]*10))" office:value-type="float" office:value="5.77173552531473" calcext:value-type="float">
            <text:p>5.7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Wine:</text:p>
          </table:table-cell>
          <table:table-cell table:style-name="ce6" table:number-columns-repeated="3"/>
          <table:table-cell table:style-name="ce14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Cheapest</text:p>
          </table:table-cell>
          <table:table-cell office:value-type="string" calcext:value-type="string">
            <text:p>3d-4d/g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25" calcext:value-type="float">
            <text:p>1.250</text:p>
          </table:table-cell>
          <table:table-cell table:style-name="ce12" office:value-type="float" office:value="1.667" calcext:value-type="float">
            <text:p>1.667</text:p>
          </table:table-cell>
          <table:table-cell table:style-name="ce21" office:value-type="string" calcext:value-type="string">
            <text:p>1.685 - 2.247/gallon</text:p>
          </table:table-cell>
          <table:table-cell table:style-name="ce53" table:formula="of:=[.C29]*(1-[.$T$1])^([.$V$1]-([.K29]*10))" office:value-type="float" office:value="3.15361650984415" calcext:value-type="float">
            <text:p>3.154</text:p>
          </table:table-cell>
          <table:table-cell table:style-name="ce53" table:formula="of:=IF(ISBLANK([.D29]);&quot;&quot;;[.D29]*(1-[.$T$1])^([.$V$1]-([.K29]*10)))" office:value-type="float" office:value="4.20482201312554" calcext:value-type="float">
            <text:p>4.205</text:p>
          </table:table-cell>
          <table:table-cell office:value-type="string" calcext:value-type="string">
            <text:p>Late 13 cen</text:p>
          </table:table-cell>
          <table:table-cell table:style-name="ce59" office:value-type="float" office:value="128" calcext:value-type="float">
            <text:p>128</text:p>
          </table:table-cell>
          <table:table-cell office:value-type="string" calcext:value-type="string">
            <text:p>[3]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66" table:formula="of:=([.C29]*[.$X$1])*(1-[.$T$1])^([.$V$1]-([.K29]*10))" office:value-type="float" office:value="2.45220489380717" calcext:value-type="float">
            <text:p>2.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8d-10d/g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3.333" calcext:value-type="float">
            <text:p>3.333</text:p>
          </table:table-cell>
          <table:table-cell table:style-name="ce12" office:value-type="float" office:value="4.167" calcext:value-type="float">
            <text:p>4.167</text:p>
          </table:table-cell>
          <table:table-cell table:style-name="ce21" office:value-type="string" calcext:value-type="string">
            <text:p>4.493 - 5.617/gallon</text:p>
          </table:table-cell>
          <table:table-cell table:style-name="ce53" table:formula="of:=[.C30]*(1-[.$T$1])^([.$V$1]-([.K30]*10))" office:value-type="float" office:value="8.40964402625107" calcext:value-type="float">
            <text:p>8.410</text:p>
          </table:table-cell>
          <table:table-cell table:style-name="ce53" table:formula="of:=IF(ISBLANK([.D30]);&quot;&quot;;[.D30]*(1-[.$T$1])^([.$V$1]-([.K30]*10)))" office:value-type="float" office:value="10.5120550328138" calcext:value-type="float">
            <text:p>10.512</text:p>
          </table:table-cell>
          <table:table-cell office:value-type="string" calcext:value-type="string">
            <text:p>Late 13 cen</text:p>
          </table:table-cell>
          <table:table-cell table:style-name="ce59" office:value-type="float" office:value="128" calcext:value-type="float">
            <text:p>128</text:p>
          </table:table-cell>
          <table:table-cell office:value-type="string" calcext:value-type="string">
            <text:p>[3]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66" table:formula="of:=([.C30]*[.$X$1])*(1-[.$T$1])^([.$V$1]-([.K30]*10))" office:value-type="float" office:value="6.53921305015244" calcext:value-type="float">
            <text:p>6.5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le (beer comes later):</text:p>
          </table:table-cell>
          <table:table-cell table:style-name="ce6" table:number-columns-repeated="3"/>
          <table:table-cell table:style-name="ce14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1.5d/gal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2" office:value-type="float" office:value="0.625" calcext:value-type="float">
            <text:p>0.625</text:p>
          </table:table-cell>
          <table:table-cell table:style-name="ce12"/>
          <table:table-cell table:style-name="ce22" office:value-type="string" calcext:value-type="string">
            <text:p>0.57/gallon</text:p>
          </table:table-cell>
          <table:table-cell table:style-name="ce53" table:formula="of:=[.C32]*(1-[.$T$1])^([.$V$1]-([.K32]*10))" office:value-type="float" office:value="1.32395186111428" calcext:value-type="float">
            <text:p>1.324</text:p>
          </table:table-cell>
          <table:table-cell table:style-name="ce53" table:formula="of:=IF(ISBLANK([.D32]);&quot;&quot;;[.D32]*(1-[.$T$1])^([.$V$1]-([.K32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2]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66" table:formula="of:=([.C32]*[.$X$1])*(1-[.$T$1])^([.$V$1]-([.K32]*10))" office:value-type="float" office:value="1.02948510792455" calcext:value-type="float">
            <text:p>1.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1d/g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0.417" calcext:value-type="float">
            <text:p>0.417</text:p>
          </table:table-cell>
          <table:table-cell table:style-name="ce12"/>
          <table:table-cell table:style-name="ce22" office:value-type="string" calcext:value-type="string">
            <text:p>0.38/gallon</text:p>
          </table:table-cell>
          <table:table-cell table:style-name="ce53" table:formula="of:=[.C33]*(1-[.$T$1])^([.$V$1]-([.K33]*10))" office:value-type="float" office:value="0.882634574076185" calcext:value-type="float">
            <text:p>0.883</text:p>
          </table:table-cell>
          <table:table-cell table:style-name="ce53" table:formula="of:=IF(ISBLANK([.D33]);&quot;&quot;;[.D33]*(1-[.$T$1])^([.$V$1]-([.K33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2]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66" table:formula="of:=([.C33]*[.$X$1])*(1-[.$T$1])^([.$V$1]-([.K33]*10))" office:value-type="float" office:value="0.686323405283031" calcext:value-type="float">
            <text:p>0.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or</text:p>
          </table:table-cell>
          <table:table-cell office:value-type="string" calcext:value-type="string">
            <text:p>.75d/gal</text:p>
          </table:table-cell>
          <table:table-cell office:value-type="float" office:value="0.75" calcext:value-type="float">
            <text:p>0.75</text:p>
          </table:table-cell>
          <table:table-cell/>
          <table:table-cell table:style-name="ce12" office:value-type="float" office:value="0.75" calcext:value-type="float">
            <text:p>0.750</text:p>
          </table:table-cell>
          <table:table-cell table:style-name="ce12"/>
          <table:table-cell table:style-name="ce22" office:value-type="string" calcext:value-type="string">
            <text:p>.75/gallon</text:p>
          </table:table-cell>
          <table:table-cell table:style-name="ce53" table:formula="of:=[.C34]*(1-[.$T$1])^([.$V$1]-([.K34]*10))" office:value-type="float" office:value="0.661975930557139" calcext:value-type="float">
            <text:p>0.662</text:p>
          </table:table-cell>
          <table:table-cell table:style-name="ce53" table:formula="of:=IF(ISBLANK([.D34]);&quot;&quot;;[.D34]*(1-[.$T$1])^([.$V$1]-([.K34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2]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66" table:formula="of:=([.C34]*[.$X$1])*(1-[.$T$1])^([.$V$1]-([.K34]*10))" office:value-type="float" office:value="0.514742553962273" calcext:value-type="float">
            <text:p>0.5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le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First-rate</text:p>
          </table:table-cell>
          <table:table-cell office:value-type="string" calcext:value-type="string">
            <text:p>1-1.25d/gal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0.417 - 0.417.25/gallon</text:p>
          </table:table-cell>
          <table:table-cell/>
          <table:table-cell table:style-name="ce18" office:value-type="string" calcext:value-type="string">
            <text:p>0.348 – 0.435/gallon</text:p>
          </table:table-cell>
          <table:table-cell table:style-name="ce53" table:formula="of:=[.C36]*(1-[.$T$1])^([.$V$1]-([.K36]*10))" office:value-type="float" office:value="0.839640366532522" calcext:value-type="float">
            <text:p>0.840</text:p>
          </table:table-cell>
          <table:table-cell table:style-name="ce53" table:formula="of:=IF(ISBLANK([.D36]);&quot;&quot;;[.D36]*(1-[.$T$1])^([.$V$1]-([.K36]*10)))" office:value-type="float" office:value="1.04955045816565" calcext:value-type="float">
            <text:p>1.050</text:p>
          </table:table-cell>
          <table:table-cell office:value-type="string" calcext:value-type="string">
            <text:p>1320-1420</text:p>
          </table:table-cell>
          <table:table-cell table:style-name="ce60" office:value-type="float" office:value="137" calcext:value-type="float">
            <text:p>137</text:p>
          </table:table-cell>
          <table:table-cell office:value-type="string" calcext:value-type="string">
            <text:p>[3]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66" table:formula="of:=([.C36]*[.$X$1])*(1-[.$T$1])^([.$V$1]-([.K36]*10))" office:value-type="float" office:value="0.652891754410191" calcext:value-type="float">
            <text:p>0.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cond-rate</text:p>
          </table:table-cell>
          <table:table-cell office:value-type="string" calcext:value-type="string">
            <text:p>.75-1d/gal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75 - 0.417/gallon</text:p>
          </table:table-cell>
          <table:table-cell office:value-type="float" office:value="0.417" calcext:value-type="float">
            <text:p>0.417</text:p>
          </table:table-cell>
          <table:table-cell table:style-name="ce18" office:value-type="string" calcext:value-type="string">
            <text:p>.75 - 0.348/gallon</text:p>
          </table:table-cell>
          <table:table-cell table:style-name="ce53" table:formula="of:=[.C37]*(1-[.$T$1])^([.$V$1]-([.K37]*10))" office:value-type="float" office:value="0.629730274899391" calcext:value-type="float">
            <text:p>0.630</text:p>
          </table:table-cell>
          <table:table-cell table:style-name="ce53" table:formula="of:=IF(ISBLANK([.D37]);&quot;&quot;;[.D37]*(1-[.$T$1])^([.$V$1]-([.K37]*10)))" office:value-type="float" office:value="0.839640366532522" calcext:value-type="float">
            <text:p>0.840</text:p>
          </table:table-cell>
          <table:table-cell office:value-type="string" calcext:value-type="string">
            <text:p>1320-1420</text:p>
          </table:table-cell>
          <table:table-cell table:style-name="ce60" office:value-type="float" office:value="137" calcext:value-type="float">
            <text:p>137</text:p>
          </table:table-cell>
          <table:table-cell office:value-type="string" calcext:value-type="string">
            <text:p>[3]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66" table:formula="of:=([.C37]*[.$X$1])*(1-[.$T$1])^([.$V$1]-([.K37]*10))" office:value-type="float" office:value="0.489668815807643" calcext:value-type="float">
            <text:p>0.4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le (best)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Somerset</text:p>
          </table:table-cell>
          <table:table-cell office:value-type="string" calcext:value-type="string">
            <text:p>.75d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313" calcext:value-type="float">
            <text:p>0.313</text:p>
          </table:table-cell>
          <table:table-cell/>
          <table:table-cell table:style-name="ce18" office:value-type="float" office:value="0.299" calcext:value-type="float">
            <text:p>0.299</text:p>
          </table:table-cell>
          <table:table-cell table:style-name="ce53" table:formula="of:=[.C39]*(1-[.$T$1])^([.$V$1]-([.K39]*10))" office:value-type="float" office:value="0.678712756203002" calcext:value-type="float">
            <text:p>0.679</text:p>
          </table:table-cell>
          <table:table-cell table:style-name="ce53" table:formula="of:=IF(ISBLANK([.D39]);&quot;&quot;;[.D39]*(1-[.$T$1])^([.$V$1]-([.K39]*10)))">
            <text:p/>
          </table:table-cell>
          <table:table-cell office:value-type="float" office:value="1338" calcext:value-type="float">
            <text:p>1338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66" table:formula="of:=([.C39]*[.$X$1])*(1-[.$T$1])^([.$V$1]-([.K39]*10))" office:value-type="float" office:value="0.527756858532111" calcext:value-type="float">
            <text:p>0.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1.25d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.521" calcext:value-type="float">
            <text:p>0.521</text:p>
          </table:table-cell>
          <table:table-cell/>
          <table:table-cell table:style-name="ce18" office:value-type="float" office:value="0.498" calcext:value-type="float">
            <text:p>0.498</text:p>
          </table:table-cell>
          <table:table-cell table:style-name="ce53" table:formula="of:=[.C40]*(1-[.$T$1])^([.$V$1]-([.K40]*10))" office:value-type="float" office:value="1.131187927005" calcext:value-type="float">
            <text:p>1.131</text:p>
          </table:table-cell>
          <table:table-cell table:style-name="ce53" table:formula="of:=IF(ISBLANK([.D40]);&quot;&quot;;[.D40]*(1-[.$T$1])^([.$V$1]-([.K40]*10)))">
            <text:p/>
          </table:table-cell>
          <table:table-cell office:value-type="float" office:value="1338" calcext:value-type="float">
            <text:p>1338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66" table:formula="of:=([.C40]*[.$X$1])*(1-[.$T$1])^([.$V$1]-([.K40]*10))" office:value-type="float" office:value="0.879594764220186" calcext:value-type="float">
            <text:p>0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er, good</text:p>
          </table:table-cell>
          <table:table-cell office:value-type="string" calcext:value-type="string">
            <text:p>1d/quar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0.417/quart</text:p>
          </table:table-cell>
          <table:table-cell table:style-name="ce12"/>
          <table:table-cell table:style-name="ce21" office:value-type="string" calcext:value-type="string">
            <text:p>0.184/quart</text:p>
          </table:table-cell>
          <table:table-cell table:style-name="ce53" table:formula="of:=[.C41]*(1-[.$T$1])^([.$V$1]-([.K41]*10))" office:value-type="float" office:value="0.497019282622765" calcext:value-type="float">
            <text:p>0.497</text:p>
          </table:table-cell>
          <table:table-cell table:style-name="ce53" table:formula="of:=IF(ISBLANK([.D41]);&quot;&quot;;[.D41]*(1-[.$T$1])^([.$V$1]-([.K41]*10)))">
            <text:p/>
          </table:table-cell>
          <table:table-cell office:value-type="string" calcext:value-type="string">
            <text:p>late 16 cen</text:p>
          </table:table-cell>
          <table:table-cell table:style-name="ce59" office:value-type="float" office:value="158" calcext:value-type="float">
            <text:p>158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xx</text:p>
          </table:table-cell>
          <table:table-cell/>
          <table:table-cell table:style-name="ce66" table:formula="of:=([.C41]*[.$X$1])*(1-[.$T$1])^([.$V$1]-([.K41]*10))" office:value-type="float" office:value="0.386474738878222" calcext:value-type="float">
            <text:p>0.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ried Fruit (eg raisins, dates, figs, prunes), almonds, rice</text:p>
          </table:table-cell>
          <table:table-cell table:style-name="ce7" office:value-type="string" calcext:value-type="string">
            <text:p>1-4d/lb, up to 6d ra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>
            <text:p>0.417-1.667/lb, up to 2.5 rare</text:p>
          </table:table-cell>
          <table:table-cell table:style-name="ce12"/>
          <table:table-cell table:style-name="ce22" office:value-type="string" calcext:value-type="string">
            <text:p>0.38-1.52/lb, up to 2.28 rare</text:p>
          </table:table-cell>
          <table:table-cell table:style-name="ce53" table:formula="of:=[.C42]*(1-[.$T$1])^([.$V$1]-([.K42]*10))" office:value-type="float" office:value="0.882634574076185" calcext:value-type="float">
            <text:p>0.883</text:p>
          </table:table-cell>
          <table:table-cell table:style-name="ce53" table:formula="of:=IF(ISBLANK([.D42]);&quot;&quot;;[.D42]*(1-[.$T$1])^([.$V$1]-([.K42]*10)))" office:value-type="float" office:value="5.29580744445711" calcext:value-type="float">
            <text:p>5.296</text:p>
          </table:table-cell>
          <table:table-cell office:value-type="string" calcext:value-type="string">
            <text:p>14 cen(?)</text:p>
          </table:table-cell>
          <table:table-cell table:style-name="ce60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62-63</text:p>
          </table:table-cell>
          <table:table-cell/>
          <table:table-cell table:style-name="ce66" table:formula="of:=([.C42]*[.$X$1])*(1-[.$T$1])^([.$V$1]-([.K42]*10))" office:value-type="float" office:value="0.686323405283031" calcext:value-type="float">
            <text:p>0.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ices (cinnamon, cloves, mace, pepper, sugar, etc).</text:p>
          </table:table-cell>
          <table:table-cell office:value-type="string" calcext:value-type="string">
            <text:p>1-3s/lb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-15/lb</text:p>
          </table:table-cell>
          <table:table-cell/>
          <table:table-cell table:style-name="ce17" office:value-type="string" calcext:value-type="string">
            <text:p>4.56-13.68/lb</text:p>
          </table:table-cell>
          <table:table-cell table:style-name="ce53" table:formula="of:=[.C43]*(1-[.$T$1])^([.$V$1]-([.K43]*10))" office:value-type="float" office:value="10.5916148889142" calcext:value-type="float">
            <text:p>10.592</text:p>
          </table:table-cell>
          <table:table-cell table:style-name="ce53" table:formula="of:=IF(ISBLANK([.D43]);&quot;&quot;;[.D43]*(1-[.$T$1])^([.$V$1]-([.K43]*10)))" office:value-type="float" office:value="31.7748446667427" calcext:value-type="float">
            <text:p>31.775</text:p>
          </table:table-cell>
          <table:table-cell office:value-type="string" calcext:value-type="string">
            <text:p>14 cen(?)</text:p>
          </table:table-cell>
          <table:table-cell table:style-name="ce60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62-63</text:p>
          </table:table-cell>
          <table:table-cell/>
          <table:table-cell table:style-name="ce66" table:formula="of:=([.C43]*[.$X$1])*(1-[.$T$1])^([.$V$1]-([.K43]*10))" office:value-type="float" office:value="8.23588086339637" calcext:value-type="float">
            <text:p>8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4s/lb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20/lb</text:p>
          </table:table-cell>
          <table:table-cell table:style-name="ce12"/>
          <table:table-cell table:style-name="ce23" office:value-type="string" calcext:value-type="string">
            <text:p>33.9/lb</text:p>
          </table:table-cell>
          <table:table-cell table:style-name="ce53" table:formula="of:=[.C44]*(1-[.$T$1])^([.$V$1]-([.K44]*10))" office:value-type="float" office:value="54.3826419333726" calcext:value-type="float">
            <text:p>54.383</text:p>
          </table:table-cell>
          <table:table-cell table:style-name="ce53" table:formula="of:=IF(ISBLANK([.D44]);&quot;&quot;;[.D44]*(1-[.$T$1])^([.$V$1]-([.K44]*10)))">
            <text:p/>
          </table:table-cell>
          <table:table-cell office:value-type="string" calcext:value-type="string">
            <text:p>mid 13 cen</text:p>
          </table:table-cell>
          <table:table-cell table:style-name="ce59" office:value-type="float" office:value="125" calcext:value-type="float">
            <text:p>125</text:p>
          </table:table-cell>
          <table:table-cell office:value-type="string" calcext:value-type="string">
            <text:p>[9]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66" table:formula="of:=([.C44]*[.$X$1])*(1-[.$T$1])^([.$V$1]-([.K44]*10))" office:value-type="float" office:value="42.2871266277615" calcext:value-type="float">
            <text:p>42.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6d/.5lb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5/lb</text:p>
          </table:table-cell>
          <table:table-cell table:style-name="ce12"/>
          <table:table-cell table:style-name="ce22" office:value-type="string" calcext:value-type="string">
            <text:p>6.74/lb</text:p>
          </table:table-cell>
          <table:table-cell table:style-name="ce53" table:formula="of:=[.C45]*(1-[.$T$1])^([.$V$1]-([.K45]*10))" office:value-type="float" office:value="12.6144660393766" calcext:value-type="float">
            <text:p>12.614</text:p>
          </table:table-cell>
          <table:table-cell table:style-name="ce53" table:formula="of:=IF(ISBLANK([.D45]);&quot;&quot;;[.D45]*(1-[.$T$1])^([.$V$1]-([.K45]*10)))">
            <text:p/>
          </table:table-cell>
          <table:table-cell office:value-type="string" calcext:value-type="string">
            <text:p>1279-1280</text:p>
          </table:table-cell>
          <table:table-cell table:style-name="ce59" office:value-type="float" office:value="128" calcext:value-type="float">
            <text:p>128</text:p>
          </table:table-cell>
          <table:table-cell office:value-type="string" calcext:value-type="string">
            <text:p>[3]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6" table:formula="of:=([.C45]*[.$X$1])*(1-[.$T$1])^([.$V$1]-([.K45]*10))" office:value-type="float" office:value="9.80881957522866" calcext:value-type="float">
            <text:p>9.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ffron</text:p>
          </table:table-cell>
          <table:table-cell office:value-type="string" calcext:value-type="string">
            <text:p>12s-15s/lb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0 - 75/lb</text:p>
          </table:table-cell>
          <table:table-cell/>
          <table:table-cell table:style-name="ce17" office:value-type="string" calcext:value-type="string">
            <text:p>54.72 - 68.4/lb</text:p>
          </table:table-cell>
          <table:table-cell table:style-name="ce53" table:formula="of:=[.C46]*(1-[.$T$1])^([.$V$1]-([.K46]*10))" office:value-type="float" office:value="127.099378666971" calcext:value-type="float">
            <text:p>127.099</text:p>
          </table:table-cell>
          <table:table-cell table:style-name="ce53" table:formula="of:=IF(ISBLANK([.D46]);&quot;&quot;;[.D46]*(1-[.$T$1])^([.$V$1]-([.K46]*10)))" office:value-type="float" office:value="158.874223333713" calcext:value-type="float">
            <text:p>158.874</text:p>
          </table:table-cell>
          <table:table-cell office:value-type="string" calcext:value-type="string">
            <text:p>14 cen(?)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62-63</text:p>
          </table:table-cell>
          <table:table-cell/>
          <table:table-cell table:style-name="ce66" table:formula="of:=([.C46]*[.$X$1])*(1-[.$T$1])^([.$V$1]-([.K46]*10))" office:value-type="float" office:value="98.8305703607564" calcext:value-type="float">
            <text:p>98.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w (good)</text:p>
          </table:table-cell>
          <table:table-cell office:value-type="string" calcext:value-type="string">
            <text:p>10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0" calcext:value-type="float">
            <text:p>50.000</text:p>
          </table:table-cell>
          <table:table-cell/>
          <table:table-cell table:style-name="ce19" office:value-type="float" office:value="600" calcext:value-type="float">
            <text:p>600.000</text:p>
          </table:table-cell>
          <table:table-cell table:style-name="ce53" table:formula="of:=[.C47]*(1-[.$T$1])^([.$V$1]-([.K47]*10))" office:value-type="float" office:value="174.517281752572" calcext:value-type="float">
            <text:p>174.517</text:p>
          </table:table-cell>
          <table:table-cell table:style-name="ce53" table:formula="of:=IF(ISBLANK([.D47]);&quot;&quot;;[.D47]*(1-[.$T$1])^([.$V$1]-([.K47]*10)))">
            <text:p/>
          </table:table-cell>
          <table:table-cell office:value-type="string" calcext:value-type="string">
            <text:p>12 cen(?)</text:p>
          </table:table-cell>
          <table:table-cell table:style-name="ce59" office:value-type="float" office:value="115" calcext:value-type="float">
            <text:p>115</text:p>
          </table:table-cell>
          <table:table-cell office:value-type="string" calcext:value-type="string">
            <text:p>[7]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6" table:formula="of:=([.C47]*[.$X$1])*(1-[.$T$1])^([.$V$1]-([.K47]*10))" office:value-type="float" office:value="135.702020531574" calcext:value-type="float">
            <text:p>135.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9s 5d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47.083" calcext:value-type="float">
            <text:p>47.083</text:p>
          </table:table-cell>
          <table:table-cell/>
          <table:table-cell table:style-name="ce17" office:value-type="float" office:value="42.94" calcext:value-type="float">
            <text:p>42.940</text:p>
          </table:table-cell>
          <table:table-cell table:style-name="ce53" table:formula="of:=[.C48]*(1-[.$T$1])^([.$V$1]-([.K48]*10))" office:value-type="float" office:value="99.7377068706089" calcext:value-type="float">
            <text:p>99.738</text:p>
          </table:table-cell>
          <table:table-cell table:style-name="ce53" table:formula="of:=IF(ISBLANK([.D48]);&quot;&quot;;[.D48]*(1-[.$T$1])^([.$V$1]-([.K48]*10)))">
            <text:p/>
          </table:table-cell>
          <table:table-cell office:value-type="string" calcext:value-type="string">
            <text:p>mid 14th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1]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66" table:formula="of:=([.C48]*[.$X$1])*(1-[.$T$1])^([.$V$1]-([.K48]*10))" office:value-type="float" office:value="77.5545447969824" calcext:value-type="float">
            <text:p>77.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6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0" calcext:value-type="float">
            <text:p>30.000</text:p>
          </table:table-cell>
          <table:table-cell/>
          <table:table-cell table:style-name="ce17" office:value-type="float" office:value="37.86" calcext:value-type="float">
            <text:p>37.860</text:p>
          </table:table-cell>
          <table:table-cell table:style-name="ce53" table:formula="of:=[.C49]*(1-[.$T$1])^([.$V$1]-([.K49]*10))" office:value-type="float" office:value="73.8203855924005" calcext:value-type="float">
            <text:p>73.820</text:p>
          </table:table-cell>
          <table:table-cell table:style-name="ce53" table:formula="of:=IF(ISBLANK([.D49]);&quot;&quot;;[.D49]*(1-[.$T$1])^([.$V$1]-([.K49]*10)))">
            <text:p/>
          </table:table-cell>
          <table:table-cell office:value-type="string" calcext:value-type="string">
            <text:p>1285-1290</text:p>
          </table:table-cell>
          <table:table-cell table:style-name="ce59" office:value-type="float" office:value="129" calcext:value-type="float">
            <text:p>129</text:p>
          </table:table-cell>
          <table:table-cell office:value-type="string" calcext:value-type="string">
            <text:p>[3]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66" table:formula="of:=([.C49]*[.$X$1])*(1-[.$T$1])^([.$V$1]-([.K49]*10))" office:value-type="float" office:value="57.4016245308668" calcext:value-type="float">
            <text:p>57.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13s 1.25d</text:p>
          </table:table-cell>
          <table:table-cell office:value-type="float" office:value="157.25" calcext:value-type="float">
            <text:p>157.25</text:p>
          </table:table-cell>
          <table:table-cell/>
          <table:table-cell office:value-type="float" office:value="65.521" calcext:value-type="float">
            <text:p>65.521</text:p>
          </table:table-cell>
          <table:table-cell/>
          <table:table-cell table:style-name="ce18" office:value-type="float" office:value="59.755" calcext:value-type="float">
            <text:p>59.755</text:p>
          </table:table-cell>
          <table:table-cell table:style-name="ce53" table:formula="of:=[.C50]*(1-[.$T$1])^([.$V$1]-([.K50]*10))" office:value-type="float" office:value="138.79428677348" calcext:value-type="float">
            <text:p>138.794</text:p>
          </table:table-cell>
          <table:table-cell table:style-name="ce53" table:formula="of:=IF(ISBLANK([.D50]);&quot;&quot;;[.D50]*(1-[.$T$1])^([.$V$1]-([.K50]*10)))">
            <text:p/>
          </table:table-cell>
          <table:table-cell office:value-type="string" calcext:value-type="string">
            <text:p>mid 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1]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66" table:formula="of:=([.C50]*[.$X$1])*(1-[.$T$1])^([.$V$1]-([.K50]*10))" office:value-type="float" office:value="107.924355480757" calcext:value-type="float">
            <text:p>107.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eep</text:p>
          </table:table-cell>
          <table:table-cell office:value-type="string" calcext:value-type="string">
            <text:p>1s 5d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.083" calcext:value-type="float">
            <text:p>7.083</text:p>
          </table:table-cell>
          <table:table-cell/>
          <table:table-cell table:style-name="ce17" office:value-type="float" office:value="6.46" calcext:value-type="float">
            <text:p>6.460</text:p>
          </table:table-cell>
          <table:table-cell table:style-name="ce53" table:formula="of:=[.C51]*(1-[.$T$1])^([.$V$1]-([.K51]*10))" office:value-type="float" office:value="15.0047877592952" calcext:value-type="float">
            <text:p>15.005</text:p>
          </table:table-cell>
          <table:table-cell table:style-name="ce53" table:formula="of:=IF(ISBLANK([.D51]);&quot;&quot;;[.D51]*(1-[.$T$1])^([.$V$1]-([.K51]*10)))">
            <text:p/>
          </table:table-cell>
          <table:table-cell office:value-type="string" calcext:value-type="string">
            <text:p>mid 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1]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66" table:formula="of:=([.C51]*[.$X$1])*(1-[.$T$1])^([.$V$1]-([.K51]*10))" office:value-type="float" office:value="11.6674978898115" calcext:value-type="float">
            <text:p>11.6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Wether: (castrated male sheep)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Somerset</text:p>
          </table:table-cell>
          <table:table-cell office:value-type="string" calcext:value-type="string">
            <text:p>9d-10d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office:value-type="string" calcext:value-type="string">
            <text:p>3.75 – 4.167</text:p>
          </table:table-cell>
          <table:table-cell/>
          <table:table-cell table:style-name="ce18" office:value-type="string" calcext:value-type="string">
            <text:p>3.585 – 3.984</text:p>
          </table:table-cell>
          <table:table-cell table:style-name="ce53" table:formula="of:=[.C53]*(1-[.$T$1])^([.$V$1]-([.K53]*10))" office:value-type="float" office:value="8.14455307443603" calcext:value-type="float">
            <text:p>8.145</text:p>
          </table:table-cell>
          <table:table-cell table:style-name="ce53" table:formula="of:=IF(ISBLANK([.D53]);&quot;&quot;;[.D53]*(1-[.$T$1])^([.$V$1]-([.K53]*10)))" office:value-type="float" office:value="9.04950341604003" calcext:value-type="float">
            <text:p>9.050</text:p>
          </table:table-cell>
          <table:table-cell office:value-type="float" office:value="1338" calcext:value-type="float">
            <text:p>1338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66" table:formula="of:=([.C53]*[.$X$1])*(1-[.$T$1])^([.$V$1]-([.K53]*10))" office:value-type="float" office:value="6.33308230238534" calcext:value-type="float">
            <text:p>6.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1s 5d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.083" calcext:value-type="float">
            <text:p>7.083</text:p>
          </table:table-cell>
          <table:table-cell/>
          <table:table-cell table:style-name="ce18" office:value-type="float" office:value="6.771" calcext:value-type="float">
            <text:p>6.771</text:p>
          </table:table-cell>
          <table:table-cell table:style-name="ce53" table:formula="of:=[.C54]*(1-[.$T$1])^([.$V$1]-([.K54]*10))" office:value-type="float" office:value="15.3841558072681" calcext:value-type="float">
            <text:p>15.384</text:p>
          </table:table-cell>
          <table:table-cell table:style-name="ce53" table:formula="of:=IF(ISBLANK([.D54]);&quot;&quot;;[.D54]*(1-[.$T$1])^([.$V$1]-([.K54]*10)))">
            <text:p/>
          </table:table-cell>
          <table:table-cell office:value-type="float" office:value="1338" calcext:value-type="float">
            <text:p>1338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66" table:formula="of:=([.C54]*[.$X$1])*(1-[.$T$1])^([.$V$1]-([.K54]*10))" office:value-type="float" office:value="11.9624887933945" calcext:value-type="float">
            <text:p>11.9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ig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Somerset</text:p>
          </table:table-cell>
          <table:table-cell office:value-type="string" calcext:value-type="string">
            <text:p>2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.000</text:p>
          </table:table-cell>
          <table:table-cell/>
          <table:table-cell table:style-name="ce18" office:value-type="float" office:value="9.56" calcext:value-type="float">
            <text:p>9.560</text:p>
          </table:table-cell>
          <table:table-cell table:style-name="ce53" table:formula="of:=[.C56]*(1-[.$T$1])^([.$V$1]-([.K56]*10))" office:value-type="float" office:value="21.7188081984961" calcext:value-type="float">
            <text:p>21.719</text:p>
          </table:table-cell>
          <table:table-cell table:style-name="ce53" table:formula="of:=IF(ISBLANK([.D56]);&quot;&quot;;[.D56]*(1-[.$T$1])^([.$V$1]-([.K56]*10)))">
            <text:p/>
          </table:table-cell>
          <table:table-cell office:value-type="float" office:value="1338" calcext:value-type="float">
            <text:p>1338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66" table:formula="of:=([.C56]*[.$X$1])*(1-[.$T$1])^([.$V$1]-([.K56]*10))" office:value-type="float" office:value="16.8882194730276" calcext:value-type="float">
            <text:p>16.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3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.000</text:p>
          </table:table-cell>
          <table:table-cell/>
          <table:table-cell table:style-name="ce18" office:value-type="float" office:value="14.34" calcext:value-type="float">
            <text:p>14.340</text:p>
          </table:table-cell>
          <table:table-cell table:style-name="ce53" table:formula="of:=[.C57]*(1-[.$T$1])^([.$V$1]-([.K57]*10))" office:value-type="float" office:value="32.5782122977441" calcext:value-type="float">
            <text:p>32.578</text:p>
          </table:table-cell>
          <table:table-cell table:style-name="ce53" table:formula="of:=IF(ISBLANK([.D57]);&quot;&quot;;[.D57]*(1-[.$T$1])^([.$V$1]-([.K57]*10)))">
            <text:p/>
          </table:table-cell>
          <table:table-cell office:value-type="float" office:value="1338" calcext:value-type="float">
            <text:p>1338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66" table:formula="of:=([.C57]*[.$X$1])*(1-[.$T$1])^([.$V$1]-([.K57]*10))" office:value-type="float" office:value="25.3323292095413" calcext:value-type="float">
            <text:p>25.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wl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17" calcext:value-type="float">
            <text:p>0.417</text:p>
          </table:table-cell>
          <table:table-cell/>
          <table:table-cell table:style-name="ce18" office:value-type="float" office:value="0.399" calcext:value-type="float">
            <text:p>0.399</text:p>
          </table:table-cell>
          <table:table-cell table:style-name="ce53" table:formula="of:=[.C58]*(1-[.$T$1])^([.$V$1]-([.K58]*10))" office:value-type="float" office:value="0.904950341604003" calcext:value-type="float">
            <text:p>0.905</text:p>
          </table:table-cell>
          <table:table-cell table:style-name="ce53" table:formula="of:=IF(ISBLANK([.D58]);&quot;&quot;;[.D58]*(1-[.$T$1])^([.$V$1]-([.K58]*10)))">
            <text:p/>
          </table:table-cell>
          <table:table-cell office:value-type="float" office:value="1338" calcext:value-type="float">
            <text:p>1338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66" table:formula="of:=([.C58]*[.$X$1])*(1-[.$T$1])^([.$V$1]-([.K58]*10))" office:value-type="float" office:value="0.703675811376149" calcext:value-type="float">
            <text:p>0.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 Chickens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17" calcext:value-type="float">
            <text:p>0.417</text:p>
          </table:table-cell>
          <table:table-cell/>
          <table:table-cell table:style-name="ce17" office:value-type="float" office:value="0.38" calcext:value-type="float">
            <text:p>0.380</text:p>
          </table:table-cell>
          <table:table-cell table:style-name="ce53" table:formula="of:=[.C59]*(1-[.$T$1])^([.$V$1]-([.K59]*10))" office:value-type="float" office:value="0.882634574076185" calcext:value-type="float">
            <text:p>0.883</text:p>
          </table:table-cell>
          <table:table-cell table:style-name="ce53" table:formula="of:=IF(ISBLANK([.D59]);&quot;&quot;;[.D59]*(1-[.$T$1])^([.$V$1]-([.K59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4]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6" table:formula="of:=([.C59]*[.$X$1])*(1-[.$T$1])^([.$V$1]-([.K59]*10))" office:value-type="float" office:value="0.686323405283031" calcext:value-type="float">
            <text:p>0.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 Dozen Eggs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17" calcext:value-type="float">
            <text:p>0.417</text:p>
          </table:table-cell>
          <table:table-cell/>
          <table:table-cell table:style-name="ce17" office:value-type="float" office:value="0.38" calcext:value-type="float">
            <text:p>0.380</text:p>
          </table:table-cell>
          <table:table-cell table:style-name="ce53" table:formula="of:=[.C60]*(1-[.$T$1])^([.$V$1]-([.K60]*10))" office:value-type="float" office:value="0.882634574076185" calcext:value-type="float">
            <text:p>0.883</text:p>
          </table:table-cell>
          <table:table-cell table:style-name="ce53" table:formula="of:=IF(ISBLANK([.D60]);&quot;&quot;;[.D60]*(1-[.$T$1])^([.$V$1]-([.K60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4]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6" table:formula="of:=([.C60]*[.$X$1])*(1-[.$T$1])^([.$V$1]-([.K60]*10))" office:value-type="float" office:value="0.686323405283031" calcext:value-type="float">
            <text:p>0.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oose (in London)</text:p>
          </table:table-cell>
          <table:table-cell office:value-type="string" calcext:value-type="string">
            <text:p>6d (legal), 7d-8d ask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5 (legal), 2.917-3.333 asked</text:p>
          </table:table-cell>
          <table:table-cell/>
          <table:table-cell table:style-name="ce18" office:value-type="string" calcext:value-type="string">
            <text:p>2.088 (legal), 2.436-2.783 asked</text:p>
          </table:table-cell>
          <table:table-cell table:style-name="ce53" table:formula="of:=[.C61]*(1-[.$T$1])^([.$V$1]-([.K61]*10))" office:value-type="float" office:value="5.03784219919513" calcext:value-type="float">
            <text:p>5.038</text:p>
          </table:table-cell>
          <table:table-cell table:style-name="ce53" table:formula="of:=IF(ISBLANK([.D61]);&quot;&quot;;[.D61]*(1-[.$T$1])^([.$V$1]-([.K61]*10)))" office:value-type="float" office:value="6.71712293226017" calcext:value-type="float">
            <text:p>6.717</text:p>
          </table:table-cell>
          <table:table-cell office:value-type="float" office:value="1375" calcext:value-type="float">
            <text:p>1375</text:p>
          </table:table-cell>
          <table:table-cell table:style-name="ce59" office:value-type="float" office:value="137" calcext:value-type="float">
            <text:p>137</text:p>
          </table:table-cell>
          <table:table-cell office:value-type="string" calcext:value-type="string">
            <text:p>[2]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66" table:formula="of:=([.C61]*[.$X$1])*(1-[.$T$1])^([.$V$1]-([.K61]*10))" office:value-type="float" office:value="3.91735052646114" calcext:value-type="float">
            <text:p>3.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0 lb cheese</text:p>
          </table:table-cell>
          <table:table-cell office:value-type="string" calcext:value-type="string">
            <text:p>3s 4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6.667" calcext:value-type="float">
            <text:p>16.667</text:p>
          </table:table-cell>
          <table:table-cell/>
          <table:table-cell table:style-name="ce18" office:value-type="float" office:value="22.467" calcext:value-type="float">
            <text:p>22.467</text:p>
          </table:table-cell>
          <table:table-cell table:style-name="ce53" table:formula="of:=[.C62]*(1-[.$T$1])^([.$V$1]-([.K62]*10))" office:value-type="float" office:value="42.0482201312554" calcext:value-type="float">
            <text:p>42.048</text:p>
          </table:table-cell>
          <table:table-cell table:style-name="ce53" table:formula="of:=IF(ISBLANK([.D62]);&quot;&quot;;[.D62]*(1-[.$T$1])^([.$V$1]-([.K62]*10)))">
            <text:p/>
          </table:table-cell>
          <table:table-cell office:value-type="string" calcext:value-type="string">
            <text:p>late 13 cen</text:p>
          </table:table-cell>
          <table:table-cell table:style-name="ce59" office:value-type="float" office:value="128" calcext:value-type="float">
            <text:p>128</text:p>
          </table:table-cell>
          <table:table-cell office:value-type="string" calcext:value-type="string">
            <text:p>[3]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66" table:formula="of:=([.C62]*[.$X$1])*(1-[.$T$1])^([.$V$1]-([.K62]*10))" office:value-type="float" office:value="32.6960652507622" calcext:value-type="float">
            <text:p>32.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ted herring (wholesale)</text:p>
          </table:table-cell>
          <table:table-cell office:value-type="string" calcext:value-type="string">
            <text:p>5-10/1d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.1 - .2</text:p>
          </table:table-cell>
          <table:table-cell/>
          <table:table-cell table:style-name="ce16" office:value-type="string" calcext:value-type="string">
            <text:p>.1 - .2</text:p>
          </table:table-cell>
          <table:table-cell table:style-name="ce53" table:formula="of:=[.C63]*(1-[.$T$1])^([.$V$1]-([.K63]*10))" office:value-type="float" office:value="0.0818935120769202" calcext:value-type="float">
            <text:p>0.082</text:p>
          </table:table-cell>
          <table:table-cell table:style-name="ce53" table:formula="of:=IF(ISBLANK([.D63]);&quot;&quot;;[.D63]*(1-[.$T$1])^([.$V$1]-([.K63]*10)))" office:value-type="float" office:value="0.16378702415384" calcext:value-type="float">
            <text:p>0.164</text:p>
          </table:table-cell>
          <table:table-cell office:value-type="float" office:value="1382" calcext:value-type="float">
            <text:p>1382</text:p>
          </table:table-cell>
          <table:table-cell table:style-name="ce59" office:value-type="float" office:value="138" calcext:value-type="float">
            <text:p>138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198-199</text:p>
          </table:table-cell>
          <table:table-cell/>
          <table:table-cell table:style-name="ce66" table:formula="of:=([.C63]*[.$X$1])*(1-[.$T$1])^([.$V$1]-([.K63]*10))" office:value-type="float" office:value="0.063679166588332" calcext:value-type="float">
            <text:p>0.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t conger</text:p>
          </table:table-cell>
          <table:table-cell office:value-type="string" calcext:value-type="string">
            <text:p>6d eac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.500</text:p>
          </table:table-cell>
          <table:table-cell/>
          <table:table-cell table:style-name="ce18" office:value-type="float" office:value="1.723" calcext:value-type="float">
            <text:p>1.723</text:p>
          </table:table-cell>
          <table:table-cell table:style-name="ce53" table:formula="of:=[.C64]*(1-[.$T$1])^([.$V$1]-([.K64]*10))" office:value-type="float" office:value="4.44657370374963" calcext:value-type="float">
            <text:p>4.447</text:p>
          </table:table-cell>
          <table:table-cell table:style-name="ce53" table:formula="of:=IF(ISBLANK([.D64]);&quot;&quot;;[.D64]*(1-[.$T$1])^([.$V$1]-([.K64]*10)))">
            <text:p/>
          </table:table-cell>
          <table:table-cell office:value-type="string" calcext:value-type="string">
            <text:p>1422-1423</text:p>
          </table:table-cell>
          <table:table-cell table:style-name="ce59" office:value-type="float" office:value="142" calcext:value-type="float">
            <text:p>142</text:p>
          </table:table-cell>
          <table:table-cell office:value-type="string" calcext:value-type="string">
            <text:p>[3]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66" table:formula="of:=([.C64]*[.$X$1])*(1-[.$T$1])^([.$V$1]-([.K64]*10))" office:value-type="float" office:value="3.45758901343015" calcext:value-type="float">
            <text:p>3.4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ats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Somerset</text:p>
          </table:table-cell>
          <table:table-cell office:value-type="string" calcext:value-type="string">
            <text:p>1s/quarter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5/quarter</text:p>
          </table:table-cell>
          <table:table-cell table:style-name="ce12"/>
          <table:table-cell table:style-name="ce22" office:value-type="string" calcext:value-type="string">
            <text:p>4.78/quarter</text:p>
          </table:table-cell>
          <table:table-cell table:style-name="ce53" table:formula="of:=[.C66]*(1-[.$T$1])^([.$V$1]-([.K66]*10))" office:value-type="float" office:value="10.859404099248" calcext:value-type="float">
            <text:p>10.859</text:p>
          </table:table-cell>
          <table:table-cell table:style-name="ce53" table:formula="of:=IF(ISBLANK([.D66]);&quot;&quot;;[.D66]*(1-[.$T$1])^([.$V$1]-([.K66]*10)))">
            <text:p/>
          </table:table-cell>
          <table:table-cell office:value-type="float" office:value="1338" calcext:value-type="float">
            <text:p>1338</text:p>
          </table:table-cell>
          <table:table-cell table:style-name="ce60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66" table:formula="of:=([.C66]*[.$X$1])*(1-[.$T$1])^([.$V$1]-([.K66]*10))" office:value-type="float" office:value="8.44410973651378" calcext:value-type="float">
            <text:p>8.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2s 2d per quarter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10.833/quarter</text:p>
          </table:table-cell>
          <table:table-cell table:style-name="ce12"/>
          <table:table-cell table:style-name="ce21" office:value-type="string" calcext:value-type="string">
            <text:p>10.356/quarter</text:p>
          </table:table-cell>
          <table:table-cell table:style-name="ce53" table:formula="of:=[.C67]*(1-[.$T$1])^([.$V$1]-([.K67]*10))" office:value-type="float" office:value="23.5287088817041" calcext:value-type="float">
            <text:p>23.529</text:p>
          </table:table-cell>
          <table:table-cell table:style-name="ce53" table:formula="of:=IF(ISBLANK([.D67]);&quot;&quot;;[.D67]*(1-[.$T$1])^([.$V$1]-([.K67]*10)))">
            <text:p/>
          </table:table-cell>
          <table:table-cell office:value-type="float" office:value="1338" calcext:value-type="float">
            <text:p>1338</text:p>
          </table:table-cell>
          <table:table-cell table:style-name="ce60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66" table:formula="of:=([.C67]*[.$X$1])*(1-[.$T$1])^([.$V$1]-([.K67]*10))" office:value-type="float" office:value="18.2955710957799" calcext:value-type="float">
            <text:p>18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st of feeding a knight's or merchants household per year</text:p>
          </table:table-cell>
          <table:table-cell office:value-type="string" calcext:value-type="string">
            <text:p>L30-L60, up to L100</text:p>
          </table:table-cell>
          <table:table-cell office:value-type="float" office:value="7200" calcext:value-type="float">
            <text:p>720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3000 – 6000, up to 10000</text:p>
          </table:table-cell>
          <table:table-cell/>
          <table:table-cell table:style-name="ce19" office:value-type="string" calcext:value-type="string">
            <text:p>1872 – 3744, up to 6240</text:p>
          </table:table-cell>
          <table:table-cell table:style-name="ce53" table:formula="of:=[.C68]*(1-[.$T$1])^([.$V$1]-([.K68]*10))" office:value-type="float" office:value="4950.79909177685" calcext:value-type="float">
            <text:p>4950.799</text:p>
          </table:table-cell>
          <table:table-cell table:style-name="ce53" table:formula="of:=IF(ISBLANK([.D68]);&quot;&quot;;[.D68]*(1-[.$T$1])^([.$V$1]-([.K68]*10)))" office:value-type="float" office:value="16502.6636392562" calcext:value-type="float">
            <text:p>16502.664</text:p>
          </table:table-cell>
          <table:table-cell office:value-type="string" calcext:value-type="string">
            <text:p>15 cen</text:p>
          </table:table-cell>
          <table:table-cell table:style-name="ce59" office:value-type="float" office:value="145" calcext:value-type="float">
            <text:p>145</text:p>
          </table:table-cell>
          <table:table-cell office:value-type="string" calcext:value-type="string">
            <text:p>[3]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66" table:formula="of:=([.C68]*[.$X$1])*(1-[.$T$1])^([.$V$1]-([.K68]*10))" office:value-type="float" office:value="3849.6671117793" calcext:value-type="float">
            <text:p>3849.6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OOKS AND EDUCATION</text:p>
          </table:table-cell>
          <table:table-cell table:style-name="ce4" table:number-columns-repeated="3"/>
          <table:table-cell table:style-name="ce10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Monastary School</text:p>
          </table:table-cell>
          <table:table-cell office:value-type="string" calcext:value-type="string">
            <text:p>L2 (approx) per year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200/year</text:p>
          </table:table-cell>
          <table:table-cell table:style-name="ce12"/>
          <table:table-cell table:style-name="ce20" office:value-type="string" calcext:value-type="string">
            <text:p>154/year</text:p>
          </table:table-cell>
          <table:table-cell table:style-name="ce53" table:formula="of:=[.C70]*(1-[.$T$1])^([.$V$1]-([.K70]*10))" office:value-type="float" office:value="383.395420474439" calcext:value-type="float">
            <text:p>383.395</text:p>
          </table:table-cell>
          <table:table-cell table:style-name="ce53" table:formula="of:=IF(ISBLANK([.D70]);&quot;&quot;;[.D70]*(1-[.$T$1])^([.$V$1]-([.K70]*10)))">
            <text:p/>
          </table:table-cell>
          <table:table-cell office:value-type="string" calcext:value-type="string">
            <text:p>1392-1393</text:p>
          </table:table-cell>
          <table:table-cell table:style-name="ce59" office:value-type="float" office:value="139" calcext:value-type="float">
            <text:p>139</text:p>
          </table:table-cell>
          <table:table-cell office:value-type="string" calcext:value-type="string">
            <text:p>[3]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66" table:formula="of:=([.C70]*[.$X$1])*(1-[.$T$1])^([.$V$1]-([.K70]*10))" office:value-type="float" office:value="298.122528029616" calcext:value-type="float">
            <text:p>298.1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choolmaster at Croyden:</text:p>
          </table:table-cell>
          <table:table-cell table:style-name="ce6" table:number-columns-repeated="3"/>
          <table:table-cell table:style-name="ce14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2s/week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10/week</text:p>
          </table:table-cell>
          <table:table-cell table:style-name="ce12"/>
          <table:table-cell table:style-name="ce23" office:value-type="string" calcext:value-type="string">
            <text:p>7.7/week</text:p>
          </table:table-cell>
          <table:table-cell table:style-name="ce53" table:formula="of:=[.C72]*(1-[.$T$1])^([.$V$1]-([.K72]*10))" office:value-type="float" office:value="19.1697710237219" calcext:value-type="float">
            <text:p>19.170</text:p>
          </table:table-cell>
          <table:table-cell table:style-name="ce53" table:formula="of:=IF(ISBLANK([.D72]);&quot;&quot;;[.D72]*(1-[.$T$1])^([.$V$1]-([.K72]*10)))">
            <text:p/>
          </table:table-cell>
          <table:table-cell office:value-type="float" office:value="1394" calcext:value-type="float">
            <text:p>1394</text:p>
          </table:table-cell>
          <table:table-cell table:style-name="ce59" office:value-type="float" office:value="139" calcext:value-type="float">
            <text:p>139</text:p>
          </table:table-cell>
          <table:table-cell office:value-type="string" calcext:value-type="string">
            <text:p>[2]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66" table:formula="of:=([.C72]*[.$X$1])*(1-[.$T$1])^([.$V$1]-([.K72]*10))" office:value-type="float" office:value="14.9061264014808" calcext:value-type="float">
            <text:p>14.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13s 4d/year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66.667/year</text:p>
          </table:table-cell>
          <table:table-cell table:style-name="ce12"/>
          <table:table-cell table:style-name="ce21" office:value-type="string" calcext:value-type="string">
            <text:p>51.334/year</text:p>
          </table:table-cell>
          <table:table-cell table:style-name="ce53" table:formula="of:=[.C73]*(1-[.$T$1])^([.$V$1]-([.K73]*10))" office:value-type="float" office:value="127.79847349148" calcext:value-type="float">
            <text:p>127.798</text:p>
          </table:table-cell>
          <table:table-cell table:style-name="ce53" table:formula="of:=IF(ISBLANK([.D73]);&quot;&quot;;[.D73]*(1-[.$T$1])^([.$V$1]-([.K73]*10)))">
            <text:p/>
          </table:table-cell>
          <table:table-cell office:value-type="float" office:value="1394" calcext:value-type="float">
            <text:p>1394</text:p>
          </table:table-cell>
          <table:table-cell table:style-name="ce60" office:value-type="float" office:value="139" calcext:value-type="float">
            <text:p>139</text:p>
          </table:table-cell>
          <table:table-cell office:value-type="string" calcext:value-type="string">
            <text:p>[2]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66" table:formula="of:=([.C73]*[.$X$1])*(1-[.$T$1])^([.$V$1]-([.K73]*10))" office:value-type="float" office:value="99.3741760098722" calcext:value-type="float">
            <text:p>99.3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xford:</text:p>
          </table:table-cell>
          <table:table-cell table:style-name="ce6" table:number-columns-repeated="3"/>
          <table:table-cell table:style-name="ce14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104s/year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12" office:value-type="string" calcext:value-type="string">
            <text:p>520/year</text:p>
          </table:table-cell>
          <table:table-cell table:style-name="ce12"/>
          <table:table-cell table:style-name="ce23" office:value-type="string" calcext:value-type="string">
            <text:p>434.2/year</text:p>
          </table:table-cell>
          <table:table-cell table:style-name="ce53" table:formula="of:=[.C75]*(1-[.$T$1])^([.$V$1]-([.K75]*10))" office:value-type="float" office:value="1047.87117743259" calcext:value-type="float">
            <text:p>1047.871</text:p>
          </table:table-cell>
          <table:table-cell table:style-name="ce53" table:formula="of:=IF(ISBLANK([.D75]);&quot;&quot;;[.D75]*(1-[.$T$1])^([.$V$1]-([.K75]*10)))">
            <text:p/>
          </table:table-cell>
          <table:table-cell office:value-type="float" office:value="1374" calcext:value-type="float">
            <text:p>1374</text:p>
          </table:table-cell>
          <table:table-cell table:style-name="ce60" office:value-type="float" office:value="137" calcext:value-type="float">
            <text:p>137</text:p>
          </table:table-cell>
          <table:table-cell office:value-type="string" calcext:value-type="string">
            <text:p>[2]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66" table:formula="of:=([.C75]*[.$X$1])*(1-[.$T$1])^([.$V$1]-([.K75]*10))" office:value-type="float" office:value="814.808909503918" calcext:value-type="float">
            <text:p>814.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40s/year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200/year</text:p>
          </table:table-cell>
          <table:table-cell table:style-name="ce12"/>
          <table:table-cell table:style-name="ce24" office:value-type="string" calcext:value-type="string">
            <text:p>167/year</text:p>
          </table:table-cell>
          <table:table-cell table:style-name="ce53" table:formula="of:=[.C76]*(1-[.$T$1])^([.$V$1]-([.K76]*10))" office:value-type="float" office:value="403.02737593561" calcext:value-type="float">
            <text:p>403.027</text:p>
          </table:table-cell>
          <table:table-cell table:style-name="ce53" table:formula="of:=IF(ISBLANK([.D76]);&quot;&quot;;[.D76]*(1-[.$T$1])^([.$V$1]-([.K76]*10)))">
            <text:p/>
          </table:table-cell>
          <table:table-cell office:value-type="float" office:value="1374" calcext:value-type="float">
            <text:p>1374</text:p>
          </table:table-cell>
          <table:table-cell table:style-name="ce60" office:value-type="float" office:value="137" calcext:value-type="float">
            <text:p>137</text:p>
          </table:table-cell>
          <table:table-cell office:value-type="string" calcext:value-type="string">
            <text:p>[2]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66" table:formula="of:=([.C76]*[.$X$1])*(1-[.$T$1])^([.$V$1]-([.K76]*10))" office:value-type="float" office:value="313.388042116892" calcext:value-type="float">
            <text:p>313.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26s 8d/year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133.333/year</text:p>
          </table:table-cell>
          <table:table-cell table:style-name="ce12"/>
          <table:table-cell table:style-name="ce21" office:value-type="string" calcext:value-type="string">
            <text:p>111.333/year</text:p>
          </table:table-cell>
          <table:table-cell table:style-name="ce53" table:formula="of:=[.C77]*(1-[.$T$1])^([.$V$1]-([.K77]*10))" office:value-type="float" office:value="268.684917290407" calcext:value-type="float">
            <text:p>268.685</text:p>
          </table:table-cell>
          <table:table-cell table:style-name="ce53" table:formula="of:=IF(ISBLANK([.D77]);&quot;&quot;;[.D77]*(1-[.$T$1])^([.$V$1]-([.K77]*10)))">
            <text:p/>
          </table:table-cell>
          <table:table-cell office:value-type="float" office:value="1374" calcext:value-type="float">
            <text:p>1374</text:p>
          </table:table-cell>
          <table:table-cell table:style-name="ce60" office:value-type="float" office:value="137" calcext:value-type="float">
            <text:p>137</text:p>
          </table:table-cell>
          <table:table-cell office:value-type="string" calcext:value-type="string">
            <text:p>[2]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66" table:formula="of:=([.C77]*[.$X$1])*(1-[.$T$1])^([.$V$1]-([.K77]*10))" office:value-type="float" office:value="208.925361411261" calcext:value-type="float">
            <text:p>208.9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niversity:</text:p>
          </table:table-cell>
          <table:table-cell table:style-name="ce6" table:number-columns-repeated="3"/>
          <table:table-cell table:style-name="ce14" table:number-columns-repeated="3"/>
          <table:table-cell table:style-name="ce56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L2-L3/year</text:p>
          </table:table-cell>
          <table:table-cell office:value-type="float" office:value="480" calcext:value-type="float">
            <text:p>480</text:p>
          </table:table-cell>
          <table:table-cell office:value-type="float" office:value="720" calcext:value-type="float">
            <text:p>720</text:p>
          </table:table-cell>
          <table:table-cell table:style-name="ce12" office:value-type="string" calcext:value-type="string">
            <text:p>200 – 300/year</text:p>
          </table:table-cell>
          <table:table-cell table:style-name="ce12"/>
          <table:table-cell table:style-name="ce23" office:value-type="string" calcext:value-type="string">
            <text:p>160.2 – 240.3/year</text:p>
          </table:table-cell>
          <table:table-cell table:style-name="ce53" table:formula="of:=[.C79]*(1-[.$T$1])^([.$V$1]-([.K79]*10))" office:value-type="float" office:value="393.088857969217" calcext:value-type="float">
            <text:p>393.089</text:p>
          </table:table-cell>
          <table:table-cell table:style-name="ce53" table:formula="of:=IF(ISBLANK([.D79]);&quot;&quot;;[.D79]*(1-[.$T$1])^([.$V$1]-([.K79]*10)))" office:value-type="float" office:value="589.633286953825" calcext:value-type="float">
            <text:p>589.633</text:p>
          </table:table-cell>
          <table:table-cell office:value-type="string" calcext:value-type="string">
            <text:p>Late 14 cen</text:p>
          </table:table-cell>
          <table:table-cell table:style-name="ce59" office:value-type="float" office:value="138" calcext:value-type="float">
            <text:p>138</text:p>
          </table:table-cell>
          <table:table-cell office:value-type="string" calcext:value-type="string">
            <text:p>[3]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66" table:formula="of:=([.C79]*[.$X$1])*(1-[.$T$1])^([.$V$1]-([.K79]*10))" office:value-type="float" office:value="305.659999623993" calcext:value-type="float">
            <text:p>305.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udent of good birth</text:p>
          </table:table-cell>
          <table:table-cell office:value-type="string" calcext:value-type="string">
            <text:p>L4-L10/year</text:p>
          </table:table-cell>
          <table:table-cell office:value-type="float" office:value="960" calcext:value-type="float">
            <text:p>960</text:p>
          </table:table-cell>
          <table:table-cell office:value-type="float" office:value="2400" calcext:value-type="float">
            <text:p>2400</text:p>
          </table:table-cell>
          <table:table-cell table:style-name="ce12" office:value-type="string" calcext:value-type="string">
            <text:p>400 – 1000/year</text:p>
          </table:table-cell>
          <table:table-cell table:style-name="ce12"/>
          <table:table-cell table:style-name="ce23" office:value-type="string" calcext:value-type="string">
            <text:p>320.4 – 801/year</text:p>
          </table:table-cell>
          <table:table-cell table:style-name="ce53" table:formula="of:=[.C80]*(1-[.$T$1])^([.$V$1]-([.K80]*10))" office:value-type="float" office:value="786.177715938434" calcext:value-type="float">
            <text:p>786.178</text:p>
          </table:table-cell>
          <table:table-cell table:style-name="ce53" table:formula="of:=IF(ISBLANK([.D80]);&quot;&quot;;[.D80]*(1-[.$T$1])^([.$V$1]-([.K80]*10)))" office:value-type="float" office:value="1965.44428984608" calcext:value-type="float">
            <text:p>1965.444</text:p>
          </table:table-cell>
          <table:table-cell office:value-type="string" calcext:value-type="string">
            <text:p>Late 14 cen</text:p>
          </table:table-cell>
          <table:table-cell table:style-name="ce59" office:value-type="float" office:value="138" calcext:value-type="float">
            <text:p>138</text:p>
          </table:table-cell>
          <table:table-cell office:value-type="string" calcext:value-type="string">
            <text:p>[3]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66" table:formula="of:=([.C80]*[.$X$1])*(1-[.$T$1])^([.$V$1]-([.K80]*10))" office:value-type="float" office:value="611.319999247987" calcext:value-type="float">
            <text:p>611.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ncing Instruction</text:p>
          </table:table-cell>
          <table:table-cell office:value-type="string" calcext:value-type="string">
            <text:p>10s/mont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50/month</text:p>
          </table:table-cell>
          <table:table-cell table:style-name="ce12"/>
          <table:table-cell table:style-name="ce23" office:value-type="string" calcext:value-type="string">
            <text:p>22.1/month</text:p>
          </table:table-cell>
          <table:table-cell table:style-name="ce53" table:formula="of:=[.C81]*(1-[.$T$1])^([.$V$1]-([.K81]*10))" office:value-type="float" office:value="59.6423139147318" calcext:value-type="float">
            <text:p>59.642</text:p>
          </table:table-cell>
          <table:table-cell table:style-name="ce53" table:formula="of:=IF(ISBLANK([.D81]);&quot;&quot;;[.D81]*(1-[.$T$1])^([.$V$1]-([.K81]*10)))">
            <text:p/>
          </table:table-cell>
          <table:table-cell office:value-type="string" calcext:value-type="string">
            <text:p>Late 16 cen</text:p>
          </table:table-cell>
          <table:table-cell table:style-name="ce59" office:value-type="float" office:value="158" calcext:value-type="float">
            <text:p>158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xx</text:p>
          </table:table-cell>
          <table:table-cell/>
          <table:table-cell table:style-name="ce66" table:formula="of:=([.C81]*[.$X$1])*(1-[.$T$1])^([.$V$1]-([.K81]*10))" office:value-type="float" office:value="46.3769686653867" calcext:value-type="float">
            <text:p>46.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 Books</text:p>
          </table:table-cell>
          <table:table-cell office:value-type="string" calcext:value-type="string">
            <text:p>L5 (approx)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500" calcext:value-type="float">
            <text:p>500.000</text:p>
          </table:table-cell>
          <table:table-cell/>
          <table:table-cell table:style-name="ce19" office:value-type="float" office:value="285" calcext:value-type="float">
            <text:p>285.000</text:p>
          </table:table-cell>
          <table:table-cell table:style-name="ce53" table:formula="of:=[.C82]*(1-[.$T$1])^([.$V$1]-([.K82]*10))" office:value-type="float" office:value="765.583585629019" calcext:value-type="float">
            <text:p>765.584</text:p>
          </table:table-cell>
          <table:table-cell table:style-name="ce53" table:formula="of:=IF(ISBLANK([.D82]);&quot;&quot;;[.D82]*(1-[.$T$1])^([.$V$1]-([.K82]*10)))">
            <text:p/>
          </table:table-cell>
          <table:table-cell office:value-type="float" office:value="1479" calcext:value-type="float">
            <text:p>1479</text:p>
          </table:table-cell>
          <table:table-cell table:style-name="ce59" office:value-type="float" office:value="148" calcext:value-type="float">
            <text:p>148</text:p>
          </table:table-cell>
          <table:table-cell office:value-type="string" calcext:value-type="string">
            <text:p>[3]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66" table:formula="of:=([.C82]*[.$X$1])*(1-[.$T$1])^([.$V$1]-([.K82]*10))" office:value-type="float" office:value="595.306312431341" calcext:value-type="float">
            <text:p>595.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6 Books</text:p>
          </table:table-cell>
          <table:table-cell office:value-type="string" calcext:value-type="string">
            <text:p>L113</text:p>
          </table:table-cell>
          <table:table-cell office:value-type="float" office:value="30240" calcext:value-type="float">
            <text:p>30240</text:p>
          </table:table-cell>
          <table:table-cell/>
          <table:table-cell office:value-type="float" office:value="12600" calcext:value-type="float">
            <text:p>12600.000</text:p>
          </table:table-cell>
          <table:table-cell/>
          <table:table-cell table:style-name="ce16" office:value-type="float" office:value="9336.6" calcext:value-type="float">
            <text:p>9336.600</text:p>
          </table:table-cell>
          <table:table-cell table:style-name="ce53" table:formula="of:=[.C83]*(1-[.$T$1])^([.$V$1]-([.K83]*10))" office:value-type="float" office:value="23558.2842505646" calcext:value-type="float">
            <text:p>23558.284</text:p>
          </table:table-cell>
          <table:table-cell table:style-name="ce53" table:formula="of:=IF(ISBLANK([.D83]);&quot;&quot;;[.D83]*(1-[.$T$1])^([.$V$1]-([.K83]*10)))">
            <text:p/>
          </table:table-cell>
          <table:table-cell office:value-type="float" office:value="1397" calcext:value-type="float">
            <text:p>1397</text:p>
          </table:table-cell>
          <table:table-cell table:style-name="ce59" office:value-type="float" office:value="140" calcext:value-type="float">
            <text:p>140</text:p>
          </table:table-cell>
          <table:table-cell office:value-type="string" calcext:value-type="string">
            <text:p>[3]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66" table:formula="of:=([.C83]*[.$X$1])*(1-[.$T$1])^([.$V$1]-([.K83]*10))" office:value-type="float" office:value="18318.5684589753" calcext:value-type="float">
            <text:p>18318.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 Rent a book</text:p>
          </table:table-cell>
          <table:table-cell office:value-type="string" calcext:value-type="string">
            <text:p>.5d-1d per peci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08 – 0.417/pecia</text:p>
          </table:table-cell>
          <table:table-cell/>
          <table:table-cell table:style-name="ce18" office:value-type="string" calcext:value-type="string">
            <text:p>.19 – 0.037/pecia</text:p>
          </table:table-cell>
          <table:table-cell table:style-name="ce53" table:formula="of:=[.C84]*(1-[.$T$1])^([.$V$1]-([.K84]*10))" office:value-type="float" office:value="0.566485853472631" calcext:value-type="float">
            <text:p>0.566</text:p>
          </table:table-cell>
          <table:table-cell table:style-name="ce53" table:formula="of:=IF(ISBLANK([.D84]);&quot;&quot;;[.D84]*(1-[.$T$1])^([.$V$1]-([.K84]*10)))" office:value-type="float" office:value="1.13297170694526" calcext:value-type="float">
            <text:p>1.133</text:p>
          </table:table-cell>
          <table:table-cell office:value-type="string" calcext:value-type="string">
            <text:p>mid 13 cen</text:p>
          </table:table-cell>
          <table:table-cell table:style-name="ce59" office:value-type="float" office:value="125" calcext:value-type="float">
            <text:p>125</text:p>
          </table:table-cell>
          <table:table-cell office:value-type="string" calcext:value-type="string">
            <text:p>[9]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66" table:formula="of:=([.C84]*[.$X$1])*(1-[.$T$1])^([.$V$1]-([.K84]*10))" office:value-type="float" office:value="0.440490902372516" calcext:value-type="float">
            <text:p>0.4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UILDINGS</text:p>
          </table:table-cell>
          <table:table-cell table:style-name="ce4" table:number-columns-repeated="3"/>
          <table:table-cell table:style-name="ce15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Rent per annum for 138 shops on London Bridge</text:p>
          </table:table-cell>
          <table:table-cell office:value-type="string" calcext:value-type="string">
            <text:p>L160 4s</text:p>
          </table:table-cell>
          <table:table-cell office:value-type="float" office:value="38448" calcext:value-type="float">
            <text:p>38448</text:p>
          </table:table-cell>
          <table:table-cell/>
          <table:table-cell office:value-type="float" office:value="16020" calcext:value-type="float">
            <text:p>16020.000</text:p>
          </table:table-cell>
          <table:table-cell/>
          <table:table-cell table:style-name="ce17" office:value-type="float" office:value="13969.44" calcext:value-type="float">
            <text:p>13969.440</text:p>
          </table:table-cell>
          <table:table-cell table:style-name="ce53" table:formula="of:=[.C86]*(1-[.$T$1])^([.$V$1]-([.K86]*10))" office:value-type="float" office:value="33098.6953791444" calcext:value-type="float">
            <text:p>33098.695</text:p>
          </table:table-cell>
          <table:table-cell table:style-name="ce53" table:formula="of:=IF(ISBLANK([.D86]);&quot;&quot;;[.D86]*(1-[.$T$1])^([.$V$1]-([.K86]*10)))">
            <text:p/>
          </table:table-cell>
          <table:table-cell office:value-type="float" office:value="1365" calcext:value-type="float">
            <text:p>1365</text:p>
          </table:table-cell>
          <table:table-cell table:style-name="ce59" office:value-type="float" office:value="136" calcext:value-type="float">
            <text:p>136</text:p>
          </table:table-cell>
          <table:table-cell office:value-type="string" calcext:value-type="string">
            <text:p>[2]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66" table:formula="of:=([.C86]*[.$X$1])*(1-[.$T$1])^([.$V$1]-([.K86]*10))" office:value-type="float" office:value="25737.049046392" calcext:value-type="float">
            <text:p>25737.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t for the three London taverns with the exclusive right to sell sweet wines (hippocras, clarry, piments)</text:p>
          </table:table-cell>
          <table:table-cell office:value-type="string" calcext:value-type="string">
            <text:p>L200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0000" calcext:value-type="float">
            <text:p>20000.000</text:p>
          </table:table-cell>
          <table:table-cell/>
          <table:table-cell table:style-name="ce19" office:value-type="float" office:value="16700" calcext:value-type="float">
            <text:p>16700.000</text:p>
          </table:table-cell>
          <table:table-cell table:style-name="ce53" table:formula="of:=[.C87]*(1-[.$T$1])^([.$V$1]-([.K87]*10))" office:value-type="float" office:value="40302.737593561" calcext:value-type="float">
            <text:p>40302.738</text:p>
          </table:table-cell>
          <table:table-cell table:style-name="ce53" table:formula="of:=IF(ISBLANK([.D87]);&quot;&quot;;[.D87]*(1-[.$T$1])^([.$V$1]-([.K87]*10)))">
            <text:p/>
          </table:table-cell>
          <table:table-cell office:value-type="string" calcext:value-type="string">
            <text:p>1365-1375</text:p>
          </table:table-cell>
          <table:table-cell table:style-name="ce59" office:value-type="float" office:value="137" calcext:value-type="float">
            <text:p>137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195-196</text:p>
          </table:table-cell>
          <table:table-cell/>
          <table:table-cell table:style-name="ce66" table:formula="of:=([.C87]*[.$X$1])*(1-[.$T$1])^([.$V$1]-([.K87]*10))" office:value-type="float" office:value="31338.8042116892" calcext:value-type="float">
            <text:p>31338.8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t cottage</text:p>
          </table:table-cell>
          <table:table-cell office:value-type="string" calcext:value-type="string">
            <text:p>5s/year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25/year</text:p>
          </table:table-cell>
          <table:table-cell table:style-name="ce12"/>
          <table:table-cell table:style-name="ce23" office:value-type="string" calcext:value-type="string">
            <text:p>22.8/year</text:p>
          </table:table-cell>
          <table:table-cell table:style-name="ce53" table:formula="of:=[.C88]*(1-[.$T$1])^([.$V$1]-([.K88]*10))" office:value-type="float" office:value="52.9580744445711" calcext:value-type="float">
            <text:p>52.958</text:p>
          </table:table-cell>
          <table:table-cell table:style-name="ce53" table:formula="of:=IF(ISBLANK([.D88]);&quot;&quot;;[.D88]*(1-[.$T$1])^([.$V$1]-([.K88]*10)))">
            <text:p/>
          </table:table-cell>
          <table:table-cell office:value-type="string" calcext:value-type="string">
            <text:p>14 cen(?)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88]*[.$X$1])*(1-[.$T$1])^([.$V$1]-([.K88]*10))" office:value-type="float" office:value="41.1794043169818" calcext:value-type="float">
            <text:p>41.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t craftsman's house</text:p>
          </table:table-cell>
          <table:table-cell office:value-type="string" calcext:value-type="string">
            <text:p>20s/year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100/year</text:p>
          </table:table-cell>
          <table:table-cell table:style-name="ce12"/>
          <table:table-cell table:style-name="ce23" office:value-type="string" calcext:value-type="string">
            <text:p>91.2/year</text:p>
          </table:table-cell>
          <table:table-cell table:style-name="ce53" table:formula="of:=[.C89]*(1-[.$T$1])^([.$V$1]-([.K89]*10))" office:value-type="float" office:value="211.832297778284" calcext:value-type="float">
            <text:p>211.832</text:p>
          </table:table-cell>
          <table:table-cell table:style-name="ce53" table:formula="of:=IF(ISBLANK([.D89]);&quot;&quot;;[.D89]*(1-[.$T$1])^([.$V$1]-([.K89]*10)))">
            <text:p/>
          </table:table-cell>
          <table:table-cell office:value-type="string" calcext:value-type="string">
            <text:p>14 cen(?)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89]*[.$X$1])*(1-[.$T$1])^([.$V$1]-([.K89]*10))" office:value-type="float" office:value="164.717617267927" calcext:value-type="float">
            <text:p>164.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t merchant's house</text:p>
          </table:table-cell>
          <table:table-cell office:value-type="string" calcext:value-type="string">
            <text:p>L2-L3/year</text:p>
          </table:table-cell>
          <table:table-cell office:value-type="float" office:value="480" calcext:value-type="float">
            <text:p>4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200 – 300/year</text:p>
          </table:table-cell>
          <table:table-cell/>
          <table:table-cell table:style-name="ce16" office:value-type="string" calcext:value-type="string">
            <text:p>182.4 – 273.6/year</text:p>
          </table:table-cell>
          <table:table-cell table:style-name="ce53" table:formula="of:=[.C90]*(1-[.$T$1])^([.$V$1]-([.K90]*10))" office:value-type="float" office:value="423.664595556569" calcext:value-type="float">
            <text:p>423.665</text:p>
          </table:table-cell>
          <table:table-cell table:style-name="ce53" table:formula="of:=IF(ISBLANK([.D90]);&quot;&quot;;[.D90]*(1-[.$T$1])^([.$V$1]-([.K90]*10)))" office:value-type="float" office:value="635.496893334853" calcext:value-type="float">
            <text:p>635.497</text:p>
          </table:table-cell>
          <table:table-cell office:value-type="string" calcext:value-type="string">
            <text:p>14 cen(?)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90]*[.$X$1])*(1-[.$T$1])^([.$V$1]-([.K90]*10))" office:value-type="float" office:value="329.435234535855" calcext:value-type="float">
            <text:p>329.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ttage (1 bay, 2 storeys)</text:p>
          </table:table-cell>
          <table:table-cell office:value-type="string" calcext:value-type="string">
            <text:p>L2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0" calcext:value-type="float">
            <text:p>200.000</text:p>
          </table:table-cell>
          <table:table-cell/>
          <table:table-cell table:style-name="ce16" office:value-type="float" office:value="211.8" calcext:value-type="float">
            <text:p>211.800</text:p>
          </table:table-cell>
          <table:table-cell table:style-name="ce53" table:formula="of:=[.C91]*(1-[.$T$1])^([.$V$1]-([.K91]*10))" office:value-type="float" office:value="456.618614059438" calcext:value-type="float">
            <text:p>456.619</text:p>
          </table:table-cell>
          <table:table-cell table:style-name="ce53" table:formula="of:=IF(ISBLANK([.D91]);&quot;&quot;;[.D91]*(1-[.$T$1])^([.$V$1]-([.K91]*10)))">
            <text:p/>
          </table:table-cell>
          <table:table-cell office:value-type="string" calcext:value-type="string">
            <text:p>early 14 cen</text:p>
          </table:table-cell>
          <table:table-cell table:style-name="ce59" office:value-type="float" office:value="132" calcext:value-type="float">
            <text:p>132</text:p>
          </table:table-cell>
          <table:table-cell office:value-type="string" calcext:value-type="string">
            <text:p>[3]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66" table:formula="of:=([.C91]*[.$X$1])*(1-[.$T$1])^([.$V$1]-([.K91]*10))" office:value-type="float" office:value="355.059785013408" calcext:value-type="float">
            <text:p>355.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w house in York (well built)</text:p>
          </table:table-cell>
          <table:table-cell office:value-type="string" calcext:value-type="string">
            <text:p>up to L5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up to 500</text:p>
          </table:table-cell>
          <table:table-cell/>
          <table:table-cell table:style-name="ce16" office:value-type="string" calcext:value-type="string">
            <text:p>up to 529.5</text:p>
          </table:table-cell>
          <table:table-cell table:style-name="ce53" table:formula="of:=[.C92]*(1-[.$T$1])^([.$V$1]-([.K92]*10))" office:value-type="float" office:value="1141.5465351486" calcext:value-type="float">
            <text:p>1141.547</text:p>
          </table:table-cell>
          <table:table-cell table:style-name="ce53" table:formula="of:=IF(ISBLANK([.D92]);&quot;&quot;;[.D92]*(1-[.$T$1])^([.$V$1]-([.K92]*10)))">
            <text:p/>
          </table:table-cell>
          <table:table-cell office:value-type="string" calcext:value-type="string">
            <text:p>early 14 cen</text:p>
          </table:table-cell>
          <table:table-cell table:style-name="ce59" office:value-type="float" office:value="132" calcext:value-type="float">
            <text:p>132</text:p>
          </table:table-cell>
          <table:table-cell office:value-type="string" calcext:value-type="string">
            <text:p>[3]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66" table:formula="of:=([.C92]*[.$X$1])*(1-[.$T$1])^([.$V$1]-([.K92]*10))" office:value-type="float" office:value="887.649462533521" calcext:value-type="float">
            <text:p>887.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aftsman's house (i.e., with shop, work area, and room for workers) with 2-3 bays and tile roof</text:p>
          </table:table-cell>
          <table:table-cell office:value-type="string" calcext:value-type="string">
            <text:p>L10-L15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1000 – 1333.333</text:p>
          </table:table-cell>
          <table:table-cell/>
          <table:table-cell table:style-name="ce19" office:value-type="string" calcext:value-type="string">
            <text:p>1059 – 1412</text:p>
          </table:table-cell>
          <table:table-cell table:style-name="ce53" table:formula="of:=[.C93]*(1-[.$T$1])^([.$V$1]-([.K93]*10))" office:value-type="float" office:value="2283.09307029719" calcext:value-type="float">
            <text:p>2283.093</text:p>
          </table:table-cell>
          <table:table-cell table:style-name="ce53" table:formula="of:=IF(ISBLANK([.D93]);&quot;&quot;;[.D93]*(1-[.$T$1])^([.$V$1]-([.K93]*10)))" office:value-type="float" office:value="3044.12409372959" calcext:value-type="float">
            <text:p>3044.124</text:p>
          </table:table-cell>
          <table:table-cell office:value-type="string" calcext:value-type="string">
            <text:p>early 14 cen</text:p>
          </table:table-cell>
          <table:table-cell table:style-name="ce59" office:value-type="float" office:value="132" calcext:value-type="float">
            <text:p>132</text:p>
          </table:table-cell>
          <table:table-cell office:value-type="string" calcext:value-type="string">
            <text:p>[3]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66" table:formula="of:=([.C93]*[.$X$1])*(1-[.$T$1])^([.$V$1]-([.K93]*10))" office:value-type="float" office:value="1775.29892506704" calcext:value-type="float">
            <text:p>1775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dest hall and chamber, not including materials</text:p>
          </table:table-cell>
          <table:table-cell office:value-type="string" calcext:value-type="string">
            <text:p>L12</text:p>
          </table:table-cell>
          <table:table-cell office:value-type="float" office:value="2880" calcext:value-type="float">
            <text:p>2880</text:p>
          </table:table-cell>
          <table:table-cell/>
          <table:table-cell office:value-type="float" office:value="1200" calcext:value-type="float">
            <text:p>1200.000</text:p>
          </table:table-cell>
          <table:table-cell/>
          <table:table-cell table:style-name="ce16" office:value-type="float" office:value="1514.4" calcext:value-type="float">
            <text:p>1514.400</text:p>
          </table:table-cell>
          <table:table-cell table:style-name="ce53" table:formula="of:=[.C94]*(1-[.$T$1])^([.$V$1]-([.K94]*10))" office:value-type="float" office:value="2952.81542369602" calcext:value-type="float">
            <text:p>2952.815</text:p>
          </table:table-cell>
          <table:table-cell table:style-name="ce53" table:formula="of:=IF(ISBLANK([.D94]);&quot;&quot;;[.D94]*(1-[.$T$1])^([.$V$1]-([.K94]*10)))">
            <text:p/>
          </table:table-cell>
          <table:table-cell office:value-type="float" office:value="1289" calcext:value-type="float">
            <text:p>1289</text:p>
          </table:table-cell>
          <table:table-cell table:style-name="ce59" office:value-type="float" office:value="129" calcext:value-type="float">
            <text:p>129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79-80</text:p>
          </table:table-cell>
          <table:table-cell/>
          <table:table-cell table:style-name="ce66" table:formula="of:=([.C94]*[.$X$1])*(1-[.$T$1])^([.$V$1]-([.K94]*10))" office:value-type="float" office:value="2296.06498123467" calcext:value-type="float">
            <text:p>2296.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chant's house</text:p>
          </table:table-cell>
          <table:table-cell office:value-type="string" calcext:value-type="string">
            <text:p>L33-L66</text:p>
          </table:table-cell>
          <table:table-cell office:value-type="float" office:value="7920" calcext:value-type="float">
            <text:p>7920</text:p>
          </table:table-cell>
          <table:table-cell office:value-type="float" office:value="15840" calcext:value-type="float">
            <text:p>15840</text:p>
          </table:table-cell>
          <table:table-cell office:value-type="string" calcext:value-type="string">
            <text:p>3300 – 6600</text:p>
          </table:table-cell>
          <table:table-cell/>
          <table:table-cell table:style-name="ce16" office:value-type="string" calcext:value-type="string">
            <text:p>3494.7 – 6989.4</text:p>
          </table:table-cell>
          <table:table-cell table:style-name="ce53" table:formula="of:=[.C95]*(1-[.$T$1])^([.$V$1]-([.K95]*10))" office:value-type="float" office:value="7534.20713198073" calcext:value-type="float">
            <text:p>7534.207</text:p>
          </table:table-cell>
          <table:table-cell table:style-name="ce53" table:formula="of:=IF(ISBLANK([.D95]);&quot;&quot;;[.D95]*(1-[.$T$1])^([.$V$1]-([.K95]*10)))" office:value-type="float" office:value="15068.4142639615" calcext:value-type="float">
            <text:p>15068.414</text:p>
          </table:table-cell>
          <table:table-cell office:value-type="string" calcext:value-type="string">
            <text:p>early 14 cen</text:p>
          </table:table-cell>
          <table:table-cell table:style-name="ce59" office:value-type="float" office:value="132" calcext:value-type="float">
            <text:p>132</text:p>
          </table:table-cell>
          <table:table-cell office:value-type="string" calcext:value-type="string">
            <text:p>[3]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66" table:formula="of:=([.C95]*[.$X$1])*(1-[.$T$1])^([.$V$1]-([.K95]*10))" office:value-type="float" office:value="5858.48645272124" calcext:value-type="float">
            <text:p>5858.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use with courtyard</text:p>
          </table:table-cell>
          <table:table-cell office:value-type="string" calcext:value-type="string">
            <text:p>L90+</text:p>
          </table:table-cell>
          <table:table-cell office:value-type="float" office:value="21600" calcext:value-type="float">
            <text:p>21600</text:p>
          </table:table-cell>
          <table:table-cell/>
          <table:table-cell office:value-type="float" office:value="9000" calcext:value-type="float">
            <text:p>9000.000</text:p>
          </table:table-cell>
          <table:table-cell/>
          <table:table-cell table:style-name="ce19" office:value-type="float" office:value="9531" calcext:value-type="float">
            <text:p>9531.000</text:p>
          </table:table-cell>
          <table:table-cell table:style-name="ce53" table:formula="of:=[.C96]*(1-[.$T$1])^([.$V$1]-([.K96]*10))" office:value-type="float" office:value="20547.8376326747" calcext:value-type="float">
            <text:p>20547.838</text:p>
          </table:table-cell>
          <table:table-cell table:style-name="ce53" table:formula="of:=IF(ISBLANK([.D96]);&quot;&quot;;[.D96]*(1-[.$T$1])^([.$V$1]-([.K96]*10)))">
            <text:p/>
          </table:table-cell>
          <table:table-cell office:value-type="string" calcext:value-type="string">
            <text:p>early 14 cen</text:p>
          </table:table-cell>
          <table:table-cell table:style-name="ce59" office:value-type="float" office:value="132" calcext:value-type="float">
            <text:p>132</text:p>
          </table:table-cell>
          <table:table-cell office:value-type="string" calcext:value-type="string">
            <text:p>[3]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66" table:formula="of:=([.C96]*[.$X$1])*(1-[.$T$1])^([.$V$1]-([.K96]*10))" office:value-type="float" office:value="15977.6903256034" calcext:value-type="float">
            <text:p>15977.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oldsmiths' Hall (in London, with hall, kitchen, buttery, 2 chambers)</text:p>
          </table:table-cell>
          <table:table-cell office:value-type="string" calcext:value-type="string">
            <text:p>L136</text:p>
          </table:table-cell>
          <table:table-cell office:value-type="float" office:value="32640" calcext:value-type="float">
            <text:p>32640</text:p>
          </table:table-cell>
          <table:table-cell/>
          <table:table-cell office:value-type="float" office:value="13600" calcext:value-type="float">
            <text:p>13600.000</text:p>
          </table:table-cell>
          <table:table-cell/>
          <table:table-cell table:style-name="ce16" office:value-type="float" office:value="11859.2" calcext:value-type="float">
            <text:p>11859.200</text:p>
          </table:table-cell>
          <table:table-cell table:style-name="ce53" table:formula="of:=[.C97]*(1-[.$T$1])^([.$V$1]-([.K97]*10))" office:value-type="float" office:value="28098.7676127568" calcext:value-type="float">
            <text:p>28098.768</text:p>
          </table:table-cell>
          <table:table-cell table:style-name="ce53" table:formula="of:=IF(ISBLANK([.D97]);&quot;&quot;;[.D97]*(1-[.$T$1])^([.$V$1]-([.K97]*10)))">
            <text:p/>
          </table:table-cell>
          <table:table-cell office:value-type="float" office:value="1365" calcext:value-type="float">
            <text:p>1365</text:p>
          </table:table-cell>
          <table:table-cell table:style-name="ce59" office:value-type="float" office:value="136" calcext:value-type="float">
            <text:p>136</text:p>
          </table:table-cell>
          <table:table-cell office:value-type="string" calcext:value-type="string">
            <text:p>[2]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66" table:formula="of:=([.C97]*[.$X$1])*(1-[.$T$1])^([.$V$1]-([.K97]*10))" office:value-type="float" office:value="21849.1802141655" calcext:value-type="float">
            <text:p>21849.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rge tiled barn</text:p>
          </table:table-cell>
          <table:table-cell office:value-type="string" calcext:value-type="string">
            <text:p>L83</text:p>
          </table:table-cell>
          <table:table-cell office:value-type="float" office:value="19920" calcext:value-type="float">
            <text:p>19920</text:p>
          </table:table-cell>
          <table:table-cell/>
          <table:table-cell office:value-type="float" office:value="8300" calcext:value-type="float">
            <text:p>8300.000</text:p>
          </table:table-cell>
          <table:table-cell/>
          <table:table-cell table:style-name="ce16" office:value-type="float" office:value="9287.7" calcext:value-type="float">
            <text:p>9287.700</text:p>
          </table:table-cell>
          <table:table-cell table:style-name="ce53" table:formula="of:=[.C98]*(1-[.$T$1])^([.$V$1]-([.K98]*10))" office:value-type="float" office:value="19428.7795774891" calcext:value-type="float">
            <text:p>19428.780</text:p>
          </table:table-cell>
          <table:table-cell table:style-name="ce53" table:formula="of:=IF(ISBLANK([.D98]);&quot;&quot;;[.D98]*(1-[.$T$1])^([.$V$1]-([.K98]*10)))">
            <text:p/>
          </table:table-cell>
          <table:table-cell office:value-type="string" calcext:value-type="string">
            <text:p>1309-1310</text:p>
          </table:table-cell>
          <table:table-cell table:style-name="ce59" office:value-type="float" office:value="131" calcext:value-type="float">
            <text:p>131</text:p>
          </table:table-cell>
          <table:table-cell office:value-type="string" calcext:value-type="string">
            <text:p>[3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98]*[.$X$1])*(1-[.$T$1])^([.$V$1]-([.K98]*10))" office:value-type="float" office:value="15107.5275677618" calcext:value-type="float">
            <text:p>15107.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ooden gatehouse (30' long), barn, and drawbridge: Contract</text:p>
          </table:table-cell>
          <table:table-cell office:value-type="string" calcext:value-type="string">
            <text:p>L5 6s 8d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533.333" calcext:value-type="float">
            <text:p>533.333</text:p>
          </table:table-cell>
          <table:table-cell/>
          <table:table-cell table:style-name="ce18" office:value-type="float" office:value="509.866" calcext:value-type="float">
            <text:p>509.866</text:p>
          </table:table-cell>
          <table:table-cell table:style-name="ce53" table:formula="of:=[.C99]*(1-[.$T$1])^([.$V$1]-([.K99]*10))" office:value-type="float" office:value="1158.33643725312" calcext:value-type="float">
            <text:p>1158.336</text:p>
          </table:table-cell>
          <table:table-cell table:style-name="ce53" table:formula="of:=IF(ISBLANK([.D99]);&quot;&quot;;[.D99]*(1-[.$T$1])^([.$V$1]-([.K99]*10)))">
            <text:p/>
          </table:table-cell>
          <table:table-cell office:value-type="float" office:value="1341" calcext:value-type="float">
            <text:p>1341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66" table:formula="of:=([.C99]*[.$X$1])*(1-[.$T$1])^([.$V$1]-([.K99]*10))" office:value-type="float" office:value="900.70503856147" calcext:value-type="float">
            <text:p>900.7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tone Gatehouse (40' X 18')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with all except stone</text:p>
          </table:table-cell>
          <table:table-cell office:value-type="string" calcext:value-type="string">
            <text:p>L16 13s 4d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1666.667" calcext:value-type="float">
            <text:p>1666.667</text:p>
          </table:table-cell>
          <table:table-cell/>
          <table:table-cell table:style-name="ce19" office:value-type="float" office:value="1865" calcext:value-type="float">
            <text:p>1865.000</text:p>
          </table:table-cell>
          <table:table-cell table:style-name="ce53" table:formula="of:=[.C101]*(1-[.$T$1])^([.$V$1]-([.K101]*10))" office:value-type="float" office:value="3901.36136094158" calcext:value-type="float">
            <text:p>3901.361</text:p>
          </table:table-cell>
          <table:table-cell table:style-name="ce53" table:formula="of:=IF(ISBLANK([.D101]);&quot;&quot;;[.D101]*(1-[.$T$1])^([.$V$1]-([.K101]*10)))">
            <text:p/>
          </table:table-cell>
          <table:table-cell office:value-type="float" office:value="1313" calcext:value-type="float">
            <text:p>1313</text:p>
          </table:table-cell>
          <table:table-cell table:style-name="ce59" office:value-type="float" office:value="131" calcext:value-type="float">
            <text:p>13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79-80</text:p>
          </table:table-cell>
          <table:table-cell/>
          <table:table-cell table:style-name="ce66" table:formula="of:=([.C101]*[.$X$1])*(1-[.$T$1])^([.$V$1]-([.K101]*10))" office:value-type="float" office:value="3033.64007384776" calcext:value-type="float">
            <text:p>3033.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stimated with stone</text:p>
          </table:table-cell>
          <table:table-cell office:value-type="string" calcext:value-type="string">
            <text:p>L30</text:p>
          </table:table-cell>
          <table:table-cell office:value-type="float" office:value="7200" calcext:value-type="float">
            <text:p>7200</text:p>
          </table:table-cell>
          <table:table-cell/>
          <table:table-cell office:value-type="float" office:value="3000" calcext:value-type="float">
            <text:p>3000.000</text:p>
          </table:table-cell>
          <table:table-cell/>
          <table:table-cell table:style-name="ce19" office:value-type="float" office:value="3357" calcext:value-type="float">
            <text:p>3357.000</text:p>
          </table:table-cell>
          <table:table-cell table:style-name="ce53" table:formula="of:=[.C102]*(1-[.$T$1])^([.$V$1]-([.K102]*10))" office:value-type="float" office:value="7022.45044969485" calcext:value-type="float">
            <text:p>7022.450</text:p>
          </table:table-cell>
          <table:table-cell table:style-name="ce53" table:formula="of:=IF(ISBLANK([.D102]);&quot;&quot;;[.D102]*(1-[.$T$1])^([.$V$1]-([.K102]*10)))">
            <text:p/>
          </table:table-cell>
          <table:table-cell office:value-type="float" office:value="1313" calcext:value-type="float">
            <text:p>1313</text:p>
          </table:table-cell>
          <table:table-cell table:style-name="ce60" office:value-type="float" office:value="131" calcext:value-type="float">
            <text:p>13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79-80</text:p>
          </table:table-cell>
          <table:table-cell/>
          <table:table-cell table:style-name="ce66" table:formula="of:=([.C102]*[.$X$1])*(1-[.$T$1])^([.$V$1]-([.K102]*10))" office:value-type="float" office:value="5460.55213292597" calcext:value-type="float">
            <text:p>5460.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wer in castle's curtain wall</text:p>
          </table:table-cell>
          <table:table-cell office:value-type="string" calcext:value-type="string">
            <text:p>L333, L395</text:p>
          </table:table-cell>
          <table:table-cell office:value-type="float" office:value="79920" calcext:value-type="float">
            <text:p>79920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33300 – 39500</text:p>
          </table:table-cell>
          <table:table-cell/>
          <table:table-cell table:style-name="ce16" office:value-type="string" calcext:value-type="string">
            <text:p>26673.3 – 31639.5</text:p>
          </table:table-cell>
          <table:table-cell table:style-name="ce53" table:formula="of:=[.C103]*(1-[.$T$1])^([.$V$1]-([.K103]*10))" office:value-type="float" office:value="65449.2948518746" calcext:value-type="float">
            <text:p>65449.295</text:p>
          </table:table-cell>
          <table:table-cell table:style-name="ce53" table:formula="of:=IF(ISBLANK([.D103]);&quot;&quot;;[.D103]*(1-[.$T$1])^([.$V$1]-([.K103]*10)))" office:value-type="float" office:value="77635.0494489203" calcext:value-type="float">
            <text:p>77635.049</text:p>
          </table:table-cell>
          <table:table-cell office:value-type="string" calcext:value-type="string">
            <text:p>late 14 cen</text:p>
          </table:table-cell>
          <table:table-cell table:style-name="ce59" office:value-type="float" office:value="138" calcext:value-type="float">
            <text:p>138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79-80</text:p>
          </table:table-cell>
          <table:table-cell/>
          <table:table-cell table:style-name="ce66" table:formula="of:=([.C103]*[.$X$1])*(1-[.$T$1])^([.$V$1]-([.K103]*10))" office:value-type="float" office:value="50892.3899373949" calcext:value-type="float">
            <text:p>50892.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stle &amp; college at Tattershall</text:p>
          </table:table-cell>
          <table:table-cell office:value-type="string" calcext:value-type="string">
            <text:p>L450/annum</text:p>
          </table:table-cell>
          <table:table-cell office:value-type="float" office:value="108000" calcext:value-type="float">
            <text:p>108000</text:p>
          </table:table-cell>
          <table:table-cell/>
          <table:table-cell table:style-name="ce12" office:value-type="string" calcext:value-type="string">
            <text:p>45000/year</text:p>
          </table:table-cell>
          <table:table-cell table:style-name="ce12"/>
          <table:table-cell table:style-name="ce20" office:value-type="string" calcext:value-type="string">
            <text:p>33345/year</text:p>
          </table:table-cell>
          <table:table-cell table:style-name="ce53" table:formula="of:=[.C104]*(1-[.$T$1])^([.$V$1]-([.K104]*10))" office:value-type="float" office:value="84136.7294663021" calcext:value-type="float">
            <text:p>84136.729</text:p>
          </table:table-cell>
          <table:table-cell table:style-name="ce53" table:formula="of:=IF(ISBLANK([.D104]);&quot;&quot;;[.D104]*(1-[.$T$1])^([.$V$1]-([.K104]*10)))">
            <text:p/>
          </table:table-cell>
          <table:table-cell office:value-type="string" calcext:value-type="string">
            <text:p>1434-1446</text:p>
          </table:table-cell>
          <table:table-cell table:style-name="ce59" office:value-type="float" office:value="140" calcext:value-type="float">
            <text:p>140</text:p>
          </table:table-cell>
          <table:table-cell office:value-type="string" calcext:value-type="string">
            <text:p>[3]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66" table:formula="of:=([.C104]*[.$X$1])*(1-[.$T$1])^([.$V$1]-([.K104]*10))" office:value-type="float" office:value="65423.4587820545" calcext:value-type="float">
            <text:p>65423.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nsept of Gloucester Abbey</text:p>
          </table:table-cell>
          <table:table-cell office:value-type="string" calcext:value-type="string">
            <text:p>L781</text:p>
          </table:table-cell>
          <table:table-cell office:value-type="float" office:value="187440" calcext:value-type="float">
            <text:p>187440</text:p>
          </table:table-cell>
          <table:table-cell/>
          <table:table-cell office:value-type="float" office:value="78100" calcext:value-type="float">
            <text:p>78100.000</text:p>
          </table:table-cell>
          <table:table-cell/>
          <table:table-cell table:style-name="ce16" office:value-type="float" office:value="65213.5" calcext:value-type="float">
            <text:p>65213.500</text:p>
          </table:table-cell>
          <table:table-cell table:style-name="ce53" table:formula="of:=[.C105]*(1-[.$T$1])^([.$V$1]-([.K105]*10))" office:value-type="float" office:value="157382.190302856" calcext:value-type="float">
            <text:p>157382.190</text:p>
          </table:table-cell>
          <table:table-cell table:style-name="ce53" table:formula="of:=IF(ISBLANK([.D105]);&quot;&quot;;[.D105]*(1-[.$T$1])^([.$V$1]-([.K105]*10)))">
            <text:p/>
          </table:table-cell>
          <table:table-cell office:value-type="string" calcext:value-type="string">
            <text:p>1368-1373</text:p>
          </table:table-cell>
          <table:table-cell table:style-name="ce59" office:value-type="float" office:value="137" calcext:value-type="float">
            <text:p>137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79-80</text:p>
          </table:table-cell>
          <table:table-cell/>
          <table:table-cell table:style-name="ce66" table:formula="of:=([.C105]*[.$X$1])*(1-[.$T$1])^([.$V$1]-([.K105]*10))" office:value-type="float" office:value="122378.030446646" calcext:value-type="float">
            <text:p>122378.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onework of church (125', no tower)</text:p>
          </table:table-cell>
          <table:table-cell office:value-type="string" calcext:value-type="string">
            <text:p>L113</text:p>
          </table:table-cell>
          <table:table-cell office:value-type="float" office:value="27120" calcext:value-type="float">
            <text:p>27120</text:p>
          </table:table-cell>
          <table:table-cell/>
          <table:table-cell office:value-type="float" office:value="11300" calcext:value-type="float">
            <text:p>11300.000</text:p>
          </table:table-cell>
          <table:table-cell/>
          <table:table-cell table:style-name="ce16" office:value-type="float" office:value="19153.5" calcext:value-type="float">
            <text:p>19153.500</text:p>
          </table:table-cell>
          <table:table-cell table:style-name="ce53" table:formula="of:=[.C106]*(1-[.$T$1])^([.$V$1]-([.K106]*10))" office:value-type="float" office:value="30726.1926923555" calcext:value-type="float">
            <text:p>30726.193</text:p>
          </table:table-cell>
          <table:table-cell table:style-name="ce53" table:formula="of:=IF(ISBLANK([.D106]);&quot;&quot;;[.D106]*(1-[.$T$1])^([.$V$1]-([.K106]*10)))">
            <text:p/>
          </table:table-cell>
          <table:table-cell office:value-type="string" calcext:value-type="string">
            <text:p>13 cen(?)</text:p>
          </table:table-cell>
          <table:table-cell table:style-name="ce59" office:value-type="float" office:value="125" calcext:value-type="float">
            <text:p>12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79-80</text:p>
          </table:table-cell>
          <table:table-cell/>
          <table:table-cell table:style-name="ce66" table:formula="of:=([.C106]*[.$X$1])*(1-[.$T$1])^([.$V$1]-([.K106]*10))" office:value-type="float" office:value="23892.2265446853" calcext:value-type="float">
            <text:p>23892.2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LOTH AND CLOTHING</text:p>
          </table:table-cell>
          <table:table-cell table:style-name="ce4" table:number-columns-repeated="3"/>
          <table:table-cell table:style-name="ce10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Fashionable gown</text:p>
          </table:table-cell>
          <table:table-cell office:value-type="string" calcext:value-type="string">
            <text:p>L10 up to L50</text:p>
          </table:table-cell>
          <table:table-cell office:value-type="float" office:value="2400" calcext:value-type="float">
            <text:p>24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1000 – 5000</text:p>
          </table:table-cell>
          <table:table-cell/>
          <table:table-cell table:style-name="ce19" office:value-type="string" calcext:value-type="string">
            <text:p>801 – 4005</text:p>
          </table:table-cell>
          <table:table-cell table:style-name="ce53" table:formula="of:=[.C108]*(1-[.$T$1])^([.$V$1]-([.K108]*10))" office:value-type="float" office:value="1965.44428984608" calcext:value-type="float">
            <text:p>1965.444</text:p>
          </table:table-cell>
          <table:table-cell table:style-name="ce53" table:formula="of:=IF(ISBLANK([.D108]);&quot;&quot;;[.D108]*(1-[.$T$1])^([.$V$1]-([.K108]*10)))" office:value-type="float" office:value="9827.22144923042" calcext:value-type="float">
            <text:p>9827.221</text:p>
          </table:table-cell>
          <table:table-cell office:value-type="string" calcext:value-type="string">
            <text:p>late 14 cen</text:p>
          </table:table-cell>
          <table:table-cell table:style-name="ce59" office:value-type="float" office:value="138" calcext:value-type="float">
            <text:p>138</text:p>
          </table:table-cell>
          <table:table-cell office:value-type="string" calcext:value-type="string">
            <text:p>[2]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66" table:formula="of:=([.C108]*[.$X$1])*(1-[.$T$1])^([.$V$1]-([.K108]*10))" office:value-type="float" office:value="1528.29999811997" calcext:value-type="float">
            <text:p>1528.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entry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Shoes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667" calcext:value-type="float">
            <text:p>1.667</text:p>
          </table:table-cell>
          <table:table-cell/>
          <table:table-cell table:style-name="ce18" office:value-type="float" office:value="0.979" calcext:value-type="float">
            <text:p>0.979</text:p>
          </table:table-cell>
          <table:table-cell table:style-name="ce53" table:formula="of:=[.C110]*(1-[.$T$1])^([.$V$1]-([.K110]*10))" office:value-type="float" office:value="2.61646645807161" calcext:value-type="float">
            <text:p>2.616</text:p>
          </table:table-cell>
          <table:table-cell table:style-name="ce53" table:formula="of:=IF(ISBLANK([.D110]);&quot;&quot;;[.D110]*(1-[.$T$1])^([.$V$1]-([.K110]*10)))">
            <text:p/>
          </table:table-cell>
          <table:table-cell office:value-type="string" calcext:value-type="string">
            <text:p>1470s</text:p>
          </table:table-cell>
          <table:table-cell table:style-name="ce59" office:value-type="float" office:value="147" calcext:value-type="float">
            <text:p>147</text:p>
          </table:table-cell>
          <table:table-cell office:value-type="string" calcext:value-type="string">
            <text:p>[3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110]*[.$X$1])*(1-[.$T$1])^([.$V$1]-([.K110]*10))" office:value-type="float" office:value="2.03452507079961" calcext:value-type="float">
            <text:p>2.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.500</text:p>
          </table:table-cell>
          <table:table-cell/>
          <table:table-cell table:style-name="ce18" office:value-type="float" office:value="1.468" calcext:value-type="float">
            <text:p>1.468</text:p>
          </table:table-cell>
          <table:table-cell table:style-name="ce53" table:formula="of:=[.C111]*(1-[.$T$1])^([.$V$1]-([.K111]*10))" office:value-type="float" office:value="3.92469968710742" calcext:value-type="float">
            <text:p>3.925</text:p>
          </table:table-cell>
          <table:table-cell table:style-name="ce53" table:formula="of:=IF(ISBLANK([.D111]);&quot;&quot;;[.D111]*(1-[.$T$1])^([.$V$1]-([.K111]*10)))">
            <text:p/>
          </table:table-cell>
          <table:table-cell office:value-type="string" calcext:value-type="string">
            <text:p>1470s</text:p>
          </table:table-cell>
          <table:table-cell table:style-name="ce59" office:value-type="float" office:value="147" calcext:value-type="float">
            <text:p>147</text:p>
          </table:table-cell>
          <table:table-cell office:value-type="string" calcext:value-type="string">
            <text:p>[3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111]*[.$X$1])*(1-[.$T$1])^([.$V$1]-([.K111]*10))" office:value-type="float" office:value="3.05178760619942" calcext:value-type="float">
            <text:p>3.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rse</text:p>
          </table:table-cell>
          <table:table-cell office:value-type="string" calcext:value-type="string">
            <text:p>1.5d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625" calcext:value-type="float">
            <text:p>0.625</text:p>
          </table:table-cell>
          <table:table-cell/>
          <table:table-cell table:style-name="ce18" office:value-type="float" office:value="0.367" calcext:value-type="float">
            <text:p>0.367</text:p>
          </table:table-cell>
          <table:table-cell table:style-name="ce53" table:formula="of:=[.C112]*(1-[.$T$1])^([.$V$1]-([.K112]*10))" office:value-type="float" office:value="0.981174921776854" calcext:value-type="float">
            <text:p>0.981</text:p>
          </table:table-cell>
          <table:table-cell table:style-name="ce53" table:formula="of:=IF(ISBLANK([.D112]);&quot;&quot;;[.D112]*(1-[.$T$1])^([.$V$1]-([.K112]*10)))">
            <text:p/>
          </table:table-cell>
          <table:table-cell office:value-type="string" calcext:value-type="string">
            <text:p>1470s</text:p>
          </table:table-cell>
          <table:table-cell table:style-name="ce59" office:value-type="float" office:value="147" calcext:value-type="float">
            <text:p>147</text:p>
          </table:table-cell>
          <table:table-cell office:value-type="string" calcext:value-type="string">
            <text:p>[3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112]*[.$X$1])*(1-[.$T$1])^([.$V$1]-([.K112]*10))" office:value-type="float" office:value="0.762946901549855" calcext:value-type="float">
            <text:p>0.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10d, 1s 2d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167, 5.833</text:p>
          </table:table-cell>
          <table:table-cell/>
          <table:table-cell table:style-name="ce18" office:value-type="string" calcext:value-type="string">
            <text:p>2.446, 3.424</text:p>
          </table:table-cell>
          <table:table-cell table:style-name="ce53" table:formula="of:=[.C113]*(1-[.$T$1])^([.$V$1]-([.K113]*10))" office:value-type="float" office:value="6.54116614517903" calcext:value-type="float">
            <text:p>6.541</text:p>
          </table:table-cell>
          <table:table-cell table:style-name="ce53" table:formula="of:=IF(ISBLANK([.D113]);&quot;&quot;;[.D113]*(1-[.$T$1])^([.$V$1]-([.K113]*10)))" office:value-type="float" office:value="9.15763260325064" calcext:value-type="float">
            <text:p>9.158</text:p>
          </table:table-cell>
          <table:table-cell office:value-type="string" calcext:value-type="string">
            <text:p>1470s</text:p>
          </table:table-cell>
          <table:table-cell table:style-name="ce59" office:value-type="float" office:value="147" calcext:value-type="float">
            <text:p>147</text:p>
          </table:table-cell>
          <table:table-cell office:value-type="string" calcext:value-type="string">
            <text:p>[3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113]*[.$X$1])*(1-[.$T$1])^([.$V$1]-([.K113]*10))" office:value-type="float" office:value="5.08631267699903" calcext:value-type="float">
            <text:p>5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aftsman's tabard and super-tunic</text:p>
          </table:table-cell>
          <table:table-cell office:value-type="string" calcext:value-type="string">
            <text:p>3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25" calcext:value-type="float">
            <text:p>1.250</text:p>
          </table:table-cell>
          <table:table-cell/>
          <table:table-cell table:style-name="ce18" office:value-type="float" office:value="1.578" calcext:value-type="float">
            <text:p>1.578</text:p>
          </table:table-cell>
          <table:table-cell table:style-name="ce53" table:formula="of:=[.C114]*(1-[.$T$1])^([.$V$1]-([.K114]*10))" office:value-type="float" office:value="3.07584939968336" calcext:value-type="float">
            <text:p>3.076</text:p>
          </table:table-cell>
          <table:table-cell table:style-name="ce53" table:formula="of:=IF(ISBLANK([.D114]);&quot;&quot;;[.D114]*(1-[.$T$1])^([.$V$1]-([.K114]*10)))">
            <text:p/>
          </table:table-cell>
          <table:table-cell office:value-type="string" calcext:value-type="string">
            <text:p>1285-1290</text:p>
          </table:table-cell>
          <table:table-cell table:style-name="ce59" office:value-type="float" office:value="129" calcext:value-type="float">
            <text:p>129</text:p>
          </table:table-cell>
          <table:table-cell office:value-type="string" calcext:value-type="string">
            <text:p>[3]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66" table:formula="of:=([.C114]*[.$X$1])*(1-[.$T$1])^([.$V$1]-([.K114]*10))" office:value-type="float" office:value="2.39173435545278" calcext:value-type="float">
            <text:p>2.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eve's murrey (dark brown) robe</text:p>
          </table:table-cell>
          <table:table-cell table:style-name="ce7" office:value-type="string" calcext:value-type="string">
            <text:p>6s 4d</text:p>
          </table:table-cell>
          <table:table-cell table:style-name="ce7" office:value-type="float" office:value="76" calcext:value-type="float">
            <text:p>76</text:p>
          </table:table-cell>
          <table:table-cell table:style-name="ce7"/>
          <table:table-cell office:value-type="float" office:value="31.667" calcext:value-type="float">
            <text:p>31.667</text:p>
          </table:table-cell>
          <table:table-cell/>
          <table:table-cell table:style-name="ce17" office:value-type="float" office:value="28.88" calcext:value-type="float">
            <text:p>28.880</text:p>
          </table:table-cell>
          <table:table-cell table:style-name="ce53" table:formula="of:=[.C115]*(1-[.$T$1])^([.$V$1]-([.K115]*10))" office:value-type="float" office:value="67.0802276297901" calcext:value-type="float">
            <text:p>67.080</text:p>
          </table:table-cell>
          <table:table-cell table:style-name="ce53" table:formula="of:=IF(ISBLANK([.D115]);&quot;&quot;;[.D115]*(1-[.$T$1])^([.$V$1]-([.K115]*10)))">
            <text:p/>
          </table:table-cell>
          <table:table-cell office:value-type="string" calcext:value-type="string">
            <text:p>1349-1352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66" table:formula="of:=([.C115]*[.$X$1])*(1-[.$T$1])^([.$V$1]-([.K115]*10))" office:value-type="float" office:value="52.1605788015103" calcext:value-type="float">
            <text:p>52.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eve's red robe</text:p>
          </table:table-cell>
          <table:table-cell office:value-type="string" calcext:value-type="string">
            <text:p>5s 3d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6.25" calcext:value-type="float">
            <text:p>26.250</text:p>
          </table:table-cell>
          <table:table-cell/>
          <table:table-cell table:style-name="ce18" office:value-type="float" office:value="33.128" calcext:value-type="float">
            <text:p>33.128</text:p>
          </table:table-cell>
          <table:table-cell table:style-name="ce53" table:formula="of:=[.C116]*(1-[.$T$1])^([.$V$1]-([.K116]*10))" office:value-type="float" office:value="64.5928373933505" calcext:value-type="float">
            <text:p>64.593</text:p>
          </table:table-cell>
          <table:table-cell table:style-name="ce53" table:formula="of:=IF(ISBLANK([.D116]);&quot;&quot;;[.D116]*(1-[.$T$1])^([.$V$1]-([.K116]*10)))">
            <text:p/>
          </table:table-cell>
          <table:table-cell office:value-type="string" calcext:value-type="string">
            <text:p>1285-1290</text:p>
          </table:table-cell>
          <table:table-cell table:style-name="ce60" office:value-type="float" office:value="129" calcext:value-type="float">
            <text:p>129</text:p>
          </table:table-cell>
          <table:table-cell office:value-type="string" calcext:value-type="string">
            <text:p>[3]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66" table:formula="of:=([.C116]*[.$X$1])*(1-[.$T$1])^([.$V$1]-([.K116]*10))" office:value-type="float" office:value="50.2264214645084" calcext:value-type="float">
            <text:p>50.2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easants (wealthy)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Linen Chemise</text:p>
          </table:table-cell>
          <table:table-cell office:value-type="string" calcext:value-type="string">
            <text:p>8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333" calcext:value-type="float">
            <text:p>3.333</text:p>
          </table:table-cell>
          <table:table-cell/>
          <table:table-cell table:style-name="ce17" office:value-type="float" office:value="3.73" calcext:value-type="float">
            <text:p>3.730</text:p>
          </table:table-cell>
          <table:table-cell table:style-name="ce53" table:formula="of:=[.C118]*(1-[.$T$1])^([.$V$1]-([.K118]*10))" office:value-type="float" office:value="7.80272272188316" calcext:value-type="float">
            <text:p>7.803</text:p>
          </table:table-cell>
          <table:table-cell table:style-name="ce53" table:formula="of:=IF(ISBLANK([.D118]);&quot;&quot;;[.D118]*(1-[.$T$1])^([.$V$1]-([.K118]*10)))">
            <text:p/>
          </table:table-cell>
          <table:table-cell office:value-type="float" office:value="1313" calcext:value-type="float">
            <text:p>1313</text:p>
          </table:table-cell>
          <table:table-cell table:style-name="ce59" office:value-type="float" office:value="131" calcext:value-type="float">
            <text:p>131</text:p>
          </table:table-cell>
          <table:table-cell office:value-type="string" calcext:value-type="string">
            <text:p>[3]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66" table:formula="of:=([.C118]*[.$X$1])*(1-[.$T$1])^([.$V$1]-([.K118]*10))" office:value-type="float" office:value="6.06728014769552" calcext:value-type="float">
            <text:p>6.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oes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.500</text:p>
          </table:table-cell>
          <table:table-cell/>
          <table:table-cell table:style-name="ce18" office:value-type="float" office:value="2.798" calcext:value-type="float">
            <text:p>2.798</text:p>
          </table:table-cell>
          <table:table-cell table:style-name="ce53" table:formula="of:=[.C119]*(1-[.$T$1])^([.$V$1]-([.K119]*10))" office:value-type="float" office:value="5.85204204141237" calcext:value-type="float">
            <text:p>5.852</text:p>
          </table:table-cell>
          <table:table-cell table:style-name="ce53" table:formula="of:=IF(ISBLANK([.D119]);&quot;&quot;;[.D119]*(1-[.$T$1])^([.$V$1]-([.K119]*10)))">
            <text:p/>
          </table:table-cell>
          <table:table-cell office:value-type="float" office:value="1313" calcext:value-type="float">
            <text:p>1313</text:p>
          </table:table-cell>
          <table:table-cell table:style-name="ce59" office:value-type="float" office:value="131" calcext:value-type="float">
            <text:p>131</text:p>
          </table:table-cell>
          <table:table-cell office:value-type="string" calcext:value-type="string">
            <text:p>[3]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66" table:formula="of:=([.C119]*[.$X$1])*(1-[.$T$1])^([.$V$1]-([.K119]*10))" office:value-type="float" office:value="4.55046011077164" calcext:value-type="float">
            <text:p>4.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oolen garment</text:p>
          </table:table-cell>
          <table:table-cell office:value-type="string" calcext:value-type="string">
            <text:p>3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.000</text:p>
          </table:table-cell>
          <table:table-cell/>
          <table:table-cell table:style-name="ce18" office:value-type="float" office:value="16.785" calcext:value-type="float">
            <text:p>16.785</text:p>
          </table:table-cell>
          <table:table-cell table:style-name="ce53" table:formula="of:=[.C120]*(1-[.$T$1])^([.$V$1]-([.K120]*10))" office:value-type="float" office:value="35.1122522484742" calcext:value-type="float">
            <text:p>35.112</text:p>
          </table:table-cell>
          <table:table-cell table:style-name="ce53" table:formula="of:=IF(ISBLANK([.D120]);&quot;&quot;;[.D120]*(1-[.$T$1])^([.$V$1]-([.K120]*10)))">
            <text:p/>
          </table:table-cell>
          <table:table-cell office:value-type="float" office:value="1313" calcext:value-type="float">
            <text:p>1313</text:p>
          </table:table-cell>
          <table:table-cell table:style-name="ce59" office:value-type="float" office:value="131" calcext:value-type="float">
            <text:p>131</text:p>
          </table:table-cell>
          <table:table-cell office:value-type="string" calcext:value-type="string">
            <text:p>[3]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66" table:formula="of:=([.C120]*[.$X$1])*(1-[.$T$1])^([.$V$1]-([.K120]*10))" office:value-type="float" office:value="27.3027606646298" calcext:value-type="float">
            <text:p>27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r-lined garments</text:p>
          </table:table-cell>
          <table:table-cell office:value-type="string" calcext:value-type="string">
            <text:p>6s 8d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3.333" calcext:value-type="float">
            <text:p>33.333</text:p>
          </table:table-cell>
          <table:table-cell/>
          <table:table-cell table:style-name="ce16" office:value-type="float" office:value="35.3" calcext:value-type="float">
            <text:p>35.300</text:p>
          </table:table-cell>
          <table:table-cell table:style-name="ce53" table:formula="of:=[.C121]*(1-[.$T$1])^([.$V$1]-([.K121]*10))" office:value-type="float" office:value="76.1031023432397" calcext:value-type="float">
            <text:p>76.103</text:p>
          </table:table-cell>
          <table:table-cell table:style-name="ce53" table:formula="of:=IF(ISBLANK([.D121]);&quot;&quot;;[.D121]*(1-[.$T$1])^([.$V$1]-([.K121]*10)))">
            <text:p/>
          </table:table-cell>
          <table:table-cell office:value-type="string" calcext:value-type="string">
            <text:p>early 14 cen</text:p>
          </table:table-cell>
          <table:table-cell table:style-name="ce59" office:value-type="float" office:value="132" calcext:value-type="float">
            <text:p>132</text:p>
          </table:table-cell>
          <table:table-cell office:value-type="string" calcext:value-type="string">
            <text:p>[3]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66" table:formula="of:=([.C121]*[.$X$1])*(1-[.$T$1])^([.$V$1]-([.K121]*10))" office:value-type="float" office:value="59.1766308355681" calcext:value-type="float">
            <text:p>59.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unic</text:p>
          </table:table-cell>
          <table:table-cell office:value-type="string" calcext:value-type="string">
            <text:p>3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.000</text:p>
          </table:table-cell>
          <table:table-cell/>
          <table:table-cell table:style-name="ce18" office:value-type="float" office:value="15.885" calcext:value-type="float">
            <text:p>15.885</text:p>
          </table:table-cell>
          <table:table-cell table:style-name="ce53" table:formula="of:=[.C122]*(1-[.$T$1])^([.$V$1]-([.K122]*10))" office:value-type="float" office:value="34.2463960544579" calcext:value-type="float">
            <text:p>34.246</text:p>
          </table:table-cell>
          <table:table-cell table:style-name="ce53" table:formula="of:=IF(ISBLANK([.D122]);&quot;&quot;;[.D122]*(1-[.$T$1])^([.$V$1]-([.K122]*10)))">
            <text:p/>
          </table:table-cell>
          <table:table-cell office:value-type="string" calcext:value-type="string">
            <text:p>early 14 cen</text:p>
          </table:table-cell>
          <table:table-cell table:style-name="ce59" office:value-type="float" office:value="132" calcext:value-type="float">
            <text:p>132</text:p>
          </table:table-cell>
          <table:table-cell office:value-type="string" calcext:value-type="string">
            <text:p>[3]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66" table:formula="of:=([.C122]*[.$X$1])*(1-[.$T$1])^([.$V$1]-([.K122]*10))" office:value-type="float" office:value="26.6294838760056" calcext:value-type="float">
            <text:p>26.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en</text:p>
          </table:table-cell>
          <table:table-cell office:value-type="string" calcext:value-type="string">
            <text:p>1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.000</text:p>
          </table:table-cell>
          <table:table-cell/>
          <table:table-cell table:style-name="ce18" office:value-type="float" office:value="5.295" calcext:value-type="float">
            <text:p>5.295</text:p>
          </table:table-cell>
          <table:table-cell table:style-name="ce53" table:formula="of:=[.C123]*(1-[.$T$1])^([.$V$1]-([.K123]*10))" office:value-type="float" office:value="11.415465351486" calcext:value-type="float">
            <text:p>11.415</text:p>
          </table:table-cell>
          <table:table-cell table:style-name="ce53" table:formula="of:=IF(ISBLANK([.D123]);&quot;&quot;;[.D123]*(1-[.$T$1])^([.$V$1]-([.K123]*10)))">
            <text:p/>
          </table:table-cell>
          <table:table-cell office:value-type="string" calcext:value-type="string">
            <text:p>early 14 cen</text:p>
          </table:table-cell>
          <table:table-cell table:style-name="ce59" office:value-type="float" office:value="132" calcext:value-type="float">
            <text:p>132</text:p>
          </table:table-cell>
          <table:table-cell office:value-type="string" calcext:value-type="string">
            <text:p>[3]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66" table:formula="of:=([.C123]*[.$X$1])*(1-[.$T$1])^([.$V$1]-([.K123]*10))" office:value-type="float" office:value="8.87649462533521" calcext:value-type="float">
            <text:p>8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ndless serfs' tunics</text:p>
          </table:table-cell>
          <table:table-cell office:value-type="string" calcext:value-type="string">
            <text:p>1d-6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17 – 2.5</text:p>
          </table:table-cell>
          <table:table-cell/>
          <table:table-cell table:style-name="ce17" office:value-type="string" calcext:value-type="string">
            <text:p>0.38 – 2.28</text:p>
          </table:table-cell>
          <table:table-cell table:style-name="ce53" table:formula="of:=[.C124]*(1-[.$T$1])^([.$V$1]-([.K124]*10))" office:value-type="float" office:value="0.882634574076185" calcext:value-type="float">
            <text:p>0.883</text:p>
          </table:table-cell>
          <table:table-cell table:style-name="ce53" table:formula="of:=IF(ISBLANK([.D124]);&quot;&quot;;[.D124]*(1-[.$T$1])^([.$V$1]-([.K124]*10)))" office:value-type="float" office:value="5.29580744445711" calcext:value-type="float">
            <text:p>5.296</text:p>
          </table:table-cell>
          <table:table-cell office:value-type="string" calcext:value-type="string">
            <text:p>mid 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66" table:formula="of:=([.C124]*[.$X$1])*(1-[.$T$1])^([.$V$1]-([.K124]*10))" office:value-type="float" office:value="0.686323405283031" calcext:value-type="float">
            <text:p>0.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oth for peasant tunics</text:p>
          </table:table-cell>
          <table:table-cell office:value-type="string" calcext:value-type="string">
            <text:p>8d-1s 3d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333 – 6.25</text:p>
          </table:table-cell>
          <table:table-cell/>
          <table:table-cell table:style-name="ce18" office:value-type="string" calcext:value-type="string">
            <text:p>3.53 – 6.619</text:p>
          </table:table-cell>
          <table:table-cell table:style-name="ce53" table:formula="of:=[.C125]*(1-[.$T$1])^([.$V$1]-([.K125]*10))" office:value-type="float" office:value="7.61031023432397" calcext:value-type="float">
            <text:p>7.610</text:p>
          </table:table-cell>
          <table:table-cell table:style-name="ce53" table:formula="of:=IF(ISBLANK([.D125]);&quot;&quot;;[.D125]*(1-[.$T$1])^([.$V$1]-([.K125]*10)))" office:value-type="float" office:value="14.2693316893574" calcext:value-type="float">
            <text:p>14.269</text:p>
          </table:table-cell>
          <table:table-cell office:value-type="string" calcext:value-type="string">
            <text:p>early 14 cen</text:p>
          </table:table-cell>
          <table:table-cell table:style-name="ce59" office:value-type="float" office:value="132" calcext:value-type="float">
            <text:p>132</text:p>
          </table:table-cell>
          <table:table-cell office:value-type="string" calcext:value-type="string">
            <text:p>[3]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66" table:formula="of:=([.C125]*[.$X$1])*(1-[.$T$1])^([.$V$1]-([.K125]*10))" office:value-type="float" office:value="5.91766308355681" calcext:value-type="float">
            <text:p>5.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st Wool</text:p>
          </table:table-cell>
          <table:table-cell office:value-type="string" calcext:value-type="string">
            <text:p>5s/y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25/yd</text:p>
          </table:table-cell>
          <table:table-cell/>
          <table:table-cell table:style-name="ce18" office:value-type="string" calcext:value-type="string">
            <text:p>20.025/yd</text:p>
          </table:table-cell>
          <table:table-cell table:style-name="ce53" table:formula="of:=[.C126]*(1-[.$T$1])^([.$V$1]-([.K126]*10))" office:value-type="float" office:value="49.1361072461521" calcext:value-type="float">
            <text:p>49.136</text:p>
          </table:table-cell>
          <table:table-cell table:style-name="ce53" table:formula="of:=IF(ISBLANK([.D126]);&quot;&quot;;[.D126]*(1-[.$T$1])^([.$V$1]-([.K126]*10)))">
            <text:p/>
          </table:table-cell>
          <table:table-cell office:value-type="float" office:value="1380" calcext:value-type="float">
            <text:p>1380</text:p>
          </table:table-cell>
          <table:table-cell table:style-name="ce59" office:value-type="float" office:value="138" calcext:value-type="float">
            <text:p>138</text:p>
          </table:table-cell>
          <table:table-cell office:value-type="string" calcext:value-type="string">
            <text:p>[3]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6" table:formula="of:=([.C126]*[.$X$1])*(1-[.$T$1])^([.$V$1]-([.K126]*10))" office:value-type="float" office:value="38.2074999529992" calcext:value-type="float">
            <text:p>38.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Tawny and russet"</text:p>
          </table:table-cell>
          <table:table-cell office:value-type="string" calcext:value-type="string">
            <text:p>6s/yd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30/yd</text:p>
          </table:table-cell>
          <table:table-cell/>
          <table:table-cell table:style-name="ce16" office:value-type="string" calcext:value-type="string">
            <text:p>17.1/yd</text:p>
          </table:table-cell>
          <table:table-cell table:style-name="ce53" table:formula="of:=[.C127]*(1-[.$T$1])^([.$V$1]-([.K127]*10))" office:value-type="float" office:value="45.9350151377412" calcext:value-type="float">
            <text:p>45.935</text:p>
          </table:table-cell>
          <table:table-cell table:style-name="ce53" table:formula="of:=IF(ISBLANK([.D127]);&quot;&quot;;[.D127]*(1-[.$T$1])^([.$V$1]-([.K127]*10)))">
            <text:p/>
          </table:table-cell>
          <table:table-cell office:value-type="string" calcext:value-type="string">
            <text:p>1479-1482</text:p>
          </table:table-cell>
          <table:table-cell table:style-name="ce59" office:value-type="float" office:value="148" calcext:value-type="float">
            <text:p>148</text:p>
          </table:table-cell>
          <table:table-cell office:value-type="string" calcext:value-type="string">
            <text:p>[3]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6" table:formula="of:=([.C127]*[.$X$1])*(1-[.$T$1])^([.$V$1]-([.K127]*10))" office:value-type="float" office:value="35.7183787458804" calcext:value-type="float">
            <text:p>35.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10s-12s/yd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50 – 60/yd</text:p>
          </table:table-cell>
          <table:table-cell/>
          <table:table-cell table:style-name="ce17" office:value-type="string" calcext:value-type="string">
            <text:p>31.2 – 37.44/yd</text:p>
          </table:table-cell>
          <table:table-cell table:style-name="ce53" table:formula="of:=[.C128]*(1-[.$T$1])^([.$V$1]-([.K128]*10))" office:value-type="float" office:value="82.5133181962809" calcext:value-type="float">
            <text:p>82.513</text:p>
          </table:table-cell>
          <table:table-cell table:style-name="ce53" table:formula="of:=IF(ISBLANK([.D128]);&quot;&quot;;[.D128]*(1-[.$T$1])^([.$V$1]-([.K128]*10)))" office:value-type="float" office:value="99.015981835537" calcext:value-type="float">
            <text:p>99.016</text:p>
          </table:table-cell>
          <table:table-cell office:value-type="string" calcext:value-type="string">
            <text:p>15 cen(?)</text:p>
          </table:table-cell>
          <table:table-cell table:style-name="ce59" office:value-type="float" office:value="145" calcext:value-type="float">
            <text:p>145</text:p>
          </table:table-cell>
          <table:table-cell office:value-type="string" calcext:value-type="string">
            <text:p>[3]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6" table:formula="of:=([.C128]*[.$X$1])*(1-[.$T$1])^([.$V$1]-([.K128]*10))" office:value-type="float" office:value="64.161118529655" calcext:value-type="float">
            <text:p>64.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rs added to garment</text:p>
          </table:table-cell>
          <table:table-cell office:value-type="string" calcext:value-type="string">
            <text:p>L2-L3</text:p>
          </table:table-cell>
          <table:table-cell office:value-type="float" office:value="480" calcext:value-type="float">
            <text:p>4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200 – 300</text:p>
          </table:table-cell>
          <table:table-cell/>
          <table:table-cell table:style-name="ce16" office:value-type="string" calcext:value-type="string">
            <text:p>124.8 – 187.2</text:p>
          </table:table-cell>
          <table:table-cell table:style-name="ce53" table:formula="of:=[.C129]*(1-[.$T$1])^([.$V$1]-([.K129]*10))" office:value-type="float" office:value="330.053272785123" calcext:value-type="float">
            <text:p>330.053</text:p>
          </table:table-cell>
          <table:table-cell table:style-name="ce53" table:formula="of:=IF(ISBLANK([.D129]);&quot;&quot;;[.D129]*(1-[.$T$1])^([.$V$1]-([.K129]*10)))" office:value-type="float" office:value="495.079909177685" calcext:value-type="float">
            <text:p>495.080</text:p>
          </table:table-cell>
          <table:table-cell office:value-type="string" calcext:value-type="string">
            <text:p>15 cen(?)</text:p>
          </table:table-cell>
          <table:table-cell table:style-name="ce59" office:value-type="float" office:value="145" calcext:value-type="float">
            <text:p>145</text:p>
          </table:table-cell>
          <table:table-cell office:value-type="string" calcext:value-type="string">
            <text:p>[3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129]*[.$X$1])*(1-[.$T$1])^([.$V$1]-([.K129]*10))" office:value-type="float" office:value="256.64447411862" calcext:value-type="float">
            <text:p>256.6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he worth of cloth provided yearly by a lord to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esquires</text:p>
          </table:table-cell>
          <table:table-cell office:value-type="string" calcext:value-type="string">
            <text:p>2s 11d/yard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14.583/yd</text:p>
          </table:table-cell>
          <table:table-cell table:style-name="ce12"/>
          <table:table-cell table:style-name="ce21" office:value-type="string" calcext:value-type="string">
            <text:p>18.404/yd</text:p>
          </table:table-cell>
          <table:table-cell table:style-name="ce53" table:formula="of:=[.C131]*(1-[.$T$1])^([.$V$1]-([.K131]*10))" office:value-type="float" office:value="35.8849096629725" calcext:value-type="float">
            <text:p>35.885</text:p>
          </table:table-cell>
          <table:table-cell table:style-name="ce53" table:formula="of:=IF(ISBLANK([.D131]);&quot;&quot;;[.D131]*(1-[.$T$1])^([.$V$1]-([.K131]*10)))">
            <text:p/>
          </table:table-cell>
          <table:table-cell office:value-type="string" calcext:value-type="string">
            <text:p>1289-1290</text:p>
          </table:table-cell>
          <table:table-cell table:style-name="ce60" office:value-type="float" office:value="129" calcext:value-type="float">
            <text:p>129</text:p>
          </table:table-cell>
          <table:table-cell office:value-type="string" calcext:value-type="string">
            <text:p>[3]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6" table:formula="of:=([.C131]*[.$X$1])*(1-[.$T$1])^([.$V$1]-([.K131]*10))" office:value-type="float" office:value="27.9035674802825" calcext:value-type="float">
            <text:p>27.9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eomen</text:p>
          </table:table-cell>
          <table:table-cell office:value-type="string" calcext:value-type="string">
            <text:p>2s/yard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10/yd</text:p>
          </table:table-cell>
          <table:table-cell table:style-name="ce12"/>
          <table:table-cell table:style-name="ce22" office:value-type="string" calcext:value-type="string">
            <text:p>12.62/yd</text:p>
          </table:table-cell>
          <table:table-cell table:style-name="ce53" table:formula="of:=[.C132]*(1-[.$T$1])^([.$V$1]-([.K132]*10))" office:value-type="float" office:value="24.6067951974668" calcext:value-type="float">
            <text:p>24.607</text:p>
          </table:table-cell>
          <table:table-cell table:style-name="ce53" table:formula="of:=IF(ISBLANK([.D132]);&quot;&quot;;[.D132]*(1-[.$T$1])^([.$V$1]-([.K132]*10)))">
            <text:p/>
          </table:table-cell>
          <table:table-cell office:value-type="string" calcext:value-type="string">
            <text:p>1289-1290</text:p>
          </table:table-cell>
          <table:table-cell table:style-name="ce60" office:value-type="float" office:value="129" calcext:value-type="float">
            <text:p>129</text:p>
          </table:table-cell>
          <table:table-cell office:value-type="string" calcext:value-type="string">
            <text:p>[3]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6" table:formula="of:=([.C132]*[.$X$1])*(1-[.$T$1])^([.$V$1]-([.K132]*10))" office:value-type="float" office:value="19.1338748436223" calcext:value-type="float">
            <text:p>19.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sser servants</text:p>
          </table:table-cell>
          <table:table-cell office:value-type="string" calcext:value-type="string">
            <text:p>1s 7d/yard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12.083/yd</text:p>
          </table:table-cell>
          <table:table-cell table:style-name="ce12"/>
          <table:table-cell table:style-name="ce21" office:value-type="string" calcext:value-type="string">
            <text:p>15.249/yd</text:p>
          </table:table-cell>
          <table:table-cell table:style-name="ce53" table:formula="of:=[.C133]*(1-[.$T$1])^([.$V$1]-([.K133]*10))" office:value-type="float" office:value="29.7332108636058" calcext:value-type="float">
            <text:p>29.733</text:p>
          </table:table-cell>
          <table:table-cell table:style-name="ce53" table:formula="of:=IF(ISBLANK([.D133]);&quot;&quot;;[.D133]*(1-[.$T$1])^([.$V$1]-([.K133]*10)))">
            <text:p/>
          </table:table-cell>
          <table:table-cell office:value-type="string" calcext:value-type="string">
            <text:p>1289-1290</text:p>
          </table:table-cell>
          <table:table-cell table:style-name="ce60" office:value-type="float" office:value="129" calcext:value-type="float">
            <text:p>129</text:p>
          </table:table-cell>
          <table:table-cell office:value-type="string" calcext:value-type="string">
            <text:p>[3]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6" table:formula="of:=([.C133]*[.$X$1])*(1-[.$T$1])^([.$V$1]-([.K133]*10))" office:value-type="float" office:value="23.1200987693769" calcext:value-type="float">
            <text:p>23.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4" table:number-columns-repeated="3"/>
          <table:table-cell table:style-name="ce10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100s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500" calcext:value-type="float">
            <text:p>500.000</text:p>
          </table:table-cell>
          <table:table-cell/>
          <table:table-cell table:style-name="ce19" office:value-type="float" office:value="6000" calcext:value-type="float">
            <text:p>6000.000</text:p>
          </table:table-cell>
          <table:table-cell table:style-name="ce53" table:formula="of:=[.C135]*(1-[.$T$1])^([.$V$1]-([.K135]*10))" office:value-type="float" office:value="1745.17281752572" calcext:value-type="float">
            <text:p>1745.173</text:p>
          </table:table-cell>
          <table:table-cell table:style-name="ce53" table:formula="of:=IF(ISBLANK([.D135]);&quot;&quot;;[.D135]*(1-[.$T$1])^([.$V$1]-([.K135]*10)))">
            <text:p/>
          </table:table-cell>
          <table:table-cell office:value-type="string" calcext:value-type="string">
            <text:p>12 cen(?)</text:p>
          </table:table-cell>
          <table:table-cell table:style-name="ce59" office:value-type="float" office:value="115" calcext:value-type="float">
            <text:p>115</text:p>
          </table:table-cell>
          <table:table-cell office:value-type="string" calcext:value-type="string">
            <text:p>[7]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6" table:formula="of:=([.C135]*[.$X$1])*(1-[.$T$1])^([.$V$1]-([.K135]*10))" office:value-type="float" office:value="1357.02020531574" calcext:value-type="float">
            <text:p>1357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dy-made Milanese armor</text:p>
          </table:table-cell>
          <table:table-cell office:value-type="string" calcext:value-type="string">
            <text:p>L8 6s 8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833.333" calcext:value-type="float">
            <text:p>833.333</text:p>
          </table:table-cell>
          <table:table-cell/>
          <table:table-cell table:style-name="ce18" office:value-type="float" office:value="536.666" calcext:value-type="float">
            <text:p>536.666</text:p>
          </table:table-cell>
          <table:table-cell table:style-name="ce53" table:formula="of:=[.C136]*(1-[.$T$1])^([.$V$1]-([.K136]*10))" office:value-type="float" office:value="1409.99189022173" calcext:value-type="float">
            <text:p>1409.992</text:p>
          </table:table-cell>
          <table:table-cell table:style-name="ce53" table:formula="of:=IF(ISBLANK([.D136]);&quot;&quot;;[.D136]*(1-[.$T$1])^([.$V$1]-([.K136]*10)))">
            <text:p/>
          </table:table-cell>
          <table:table-cell office:value-type="float" office:value="1441" calcext:value-type="float">
            <text:p>1441</text:p>
          </table:table-cell>
          <table:table-cell table:style-name="ce59" office:value-type="float" office:value="144" calcext:value-type="float">
            <text:p>144</text:p>
          </table:table-cell>
          <table:table-cell office:value-type="string" calcext:value-type="string">
            <text:p>[4]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66" table:formula="of:=([.C136]*[.$X$1])*(1-[.$T$1])^([.$V$1]-([.K136]*10))" office:value-type="float" office:value="1096.38854395807" calcext:value-type="float">
            <text:p>1096.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quire's armor</text:p>
          </table:table-cell>
          <table:table-cell office:value-type="string" calcext:value-type="string">
            <text:p>L5-L6 16s 8d</text:p>
          </table:table-cell>
          <table:table-cell office:value-type="float" office:value="1200" calcext:value-type="float">
            <text:p>1200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500 – 683.333</text:p>
          </table:table-cell>
          <table:table-cell/>
          <table:table-cell table:style-name="ce18" office:value-type="string" calcext:value-type="string">
            <text:p>322 – 440.066</text:p>
          </table:table-cell>
          <table:table-cell table:style-name="ce53" table:formula="of:=[.C137]*(1-[.$T$1])^([.$V$1]-([.K137]*10))" office:value-type="float" office:value="845.99513413304" calcext:value-type="float">
            <text:p>845.995</text:p>
          </table:table-cell>
          <table:table-cell table:style-name="ce53" table:formula="of:=IF(ISBLANK([.D137]);&quot;&quot;;[.D137]*(1-[.$T$1])^([.$V$1]-([.K137]*10)))" office:value-type="float" office:value="1156.19334998182" calcext:value-type="float">
            <text:p>1156.193</text:p>
          </table:table-cell>
          <table:table-cell office:value-type="float" office:value="1441" calcext:value-type="float">
            <text:p>1441</text:p>
          </table:table-cell>
          <table:table-cell table:style-name="ce59" office:value-type="float" office:value="144" calcext:value-type="float">
            <text:p>144</text:p>
          </table:table-cell>
          <table:table-cell office:value-type="string" calcext:value-type="string">
            <text:p>[4]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66" table:formula="of:=([.C137]*[.$X$1])*(1-[.$T$1])^([.$V$1]-([.K137]*10))" office:value-type="float" office:value="657.83312637484" calcext:value-type="float">
            <text:p>657.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for Prince of Wales, "gilt and graven"</text:p>
          </table:table-cell>
          <table:table-cell office:value-type="string" calcext:value-type="string">
            <text:p>L340</text:p>
          </table:table-cell>
          <table:table-cell office:value-type="float" office:value="81600" calcext:value-type="float">
            <text:p>81600</text:p>
          </table:table-cell>
          <table:table-cell/>
          <table:table-cell office:value-type="float" office:value="34000" calcext:value-type="float">
            <text:p>34000.000</text:p>
          </table:table-cell>
          <table:table-cell/>
          <table:table-cell table:style-name="ce19" office:value-type="float" office:value="14076" calcext:value-type="float">
            <text:p>14076.000</text:p>
          </table:table-cell>
          <table:table-cell table:style-name="ce53" table:formula="of:=[.C138]*(1-[.$T$1])^([.$V$1]-([.K138]*10))" office:value-type="float" office:value="37629.8041665652" calcext:value-type="float">
            <text:p>37629.804</text:p>
          </table:table-cell>
          <table:table-cell table:style-name="ce53" table:formula="of:=IF(ISBLANK([.D138]);&quot;&quot;;[.D138]*(1-[.$T$1])^([.$V$1]-([.K138]*10)))">
            <text:p/>
          </table:table-cell>
          <table:table-cell office:value-type="float" office:value="1614" calcext:value-type="float">
            <text:p>1614</text:p>
          </table:table-cell>
          <table:table-cell table:style-name="ce59" office:value-type="float" office:value="161" calcext:value-type="float">
            <text:p>161</text:p>
          </table:table-cell>
          <table:table-cell office:value-type="string" calcext:value-type="string">
            <text:p>[5]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6" table:formula="of:=([.C138]*[.$X$1])*(1-[.$T$1])^([.$V$1]-([.K138]*10))" office:value-type="float" office:value="29260.3712728586" calcext:value-type="float">
            <text:p>29260.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plete Lance Armor</text:p>
          </table:table-cell>
          <table:table-cell office:value-type="string" calcext:value-type="string">
            <text:p>L3 6s 8d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333.333" calcext:value-type="float">
            <text:p>333.333</text:p>
          </table:table-cell>
          <table:table-cell/>
          <table:table-cell table:style-name="ce18" office:value-type="float" office:value="144.333" calcext:value-type="float">
            <text:p>144.333</text:p>
          </table:table-cell>
          <table:table-cell table:style-name="ce53" table:formula="of:=[.C139]*(1-[.$T$1])^([.$V$1]-([.K139]*10))" office:value-type="float" office:value="387.810364973471" calcext:value-type="float">
            <text:p>387.810</text:p>
          </table:table-cell>
          <table:table-cell table:style-name="ce53" table:formula="of:=IF(ISBLANK([.D139]);&quot;&quot;;[.D139]*(1-[.$T$1])^([.$V$1]-([.K139]*10)))">
            <text:p/>
          </table:table-cell>
          <table:table-cell office:value-type="float" office:value="1590" calcext:value-type="float">
            <text:p>1590</text:p>
          </table:table-cell>
          <table:table-cell table:style-name="ce59" office:value-type="float" office:value="159" calcext:value-type="float">
            <text:p>159</text:p>
          </table:table-cell>
          <table:table-cell office:value-type="string" calcext:value-type="string">
            <text:p>[5]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66" table:formula="of:=([.C139]*[.$X$1])*(1-[.$T$1])^([.$V$1]-([.K139]*10))" office:value-type="float" office:value="301.555522647897" calcext:value-type="float">
            <text:p>301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plete corselets</text:p>
          </table:table-cell>
          <table:table-cell office:value-type="string" calcext:value-type="string">
            <text:p>30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50" calcext:value-type="float">
            <text:p>150.000</text:p>
          </table:table-cell>
          <table:table-cell/>
          <table:table-cell table:style-name="ce18" office:value-type="float" office:value="64.95" calcext:value-type="float">
            <text:p>64.950</text:p>
          </table:table-cell>
          <table:table-cell table:style-name="ce53" table:formula="of:=[.C140]*(1-[.$T$1])^([.$V$1]-([.K140]*10))" office:value-type="float" office:value="174.514664238062" calcext:value-type="float">
            <text:p>174.515</text:p>
          </table:table-cell>
          <table:table-cell table:style-name="ce53" table:formula="of:=IF(ISBLANK([.D140]);&quot;&quot;;[.D140]*(1-[.$T$1])^([.$V$1]-([.K140]*10)))">
            <text:p/>
          </table:table-cell>
          <table:table-cell office:value-type="float" office:value="1590" calcext:value-type="float">
            <text:p>1590</text:p>
          </table:table-cell>
          <table:table-cell table:style-name="ce59" office:value-type="float" office:value="159" calcext:value-type="float">
            <text:p>159</text:p>
          </table:table-cell>
          <table:table-cell office:value-type="string" calcext:value-type="string">
            <text:p>[5]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66" table:formula="of:=([.C140]*[.$X$1])*(1-[.$T$1])^([.$V$1]-([.K140]*10))" office:value-type="float" office:value="135.699985191554" calcext:value-type="float">
            <text:p>135.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uirass of proof with pauldrons 40s</text:p>
          </table:table-cell>
          <table:table-cell office:value-type="string" calcext:value-type="string">
            <text:p>40s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0" calcext:value-type="float">
            <text:p>200.000</text:p>
          </table:table-cell>
          <table:table-cell/>
          <table:table-cell table:style-name="ce16" office:value-type="float" office:value="86.6" calcext:value-type="float">
            <text:p>86.600</text:p>
          </table:table-cell>
          <table:table-cell table:style-name="ce53" table:formula="of:=[.C141]*(1-[.$T$1])^([.$V$1]-([.K141]*10))" office:value-type="float" office:value="232.686218984083" calcext:value-type="float">
            <text:p>232.686</text:p>
          </table:table-cell>
          <table:table-cell table:style-name="ce53" table:formula="of:=IF(ISBLANK([.D141]);&quot;&quot;;[.D141]*(1-[.$T$1])^([.$V$1]-([.K141]*10)))">
            <text:p/>
          </table:table-cell>
          <table:table-cell office:value-type="float" office:value="1590" calcext:value-type="float">
            <text:p>1590</text:p>
          </table:table-cell>
          <table:table-cell table:style-name="ce59" office:value-type="float" office:value="159" calcext:value-type="float">
            <text:p>159</text:p>
          </table:table-cell>
          <table:table-cell office:value-type="string" calcext:value-type="string">
            <text:p>[5]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66" table:formula="of:=([.C141]*[.$X$1])*(1-[.$T$1])^([.$V$1]-([.K141]*10))" office:value-type="float" office:value="180.933313588738" calcext:value-type="float">
            <text:p>180.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mal cuirass with pauldrons</text:p>
          </table:table-cell>
          <table:table-cell office:value-type="string" calcext:value-type="string">
            <text:p>26s 8d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33.333" calcext:value-type="float">
            <text:p>133.333</text:p>
          </table:table-cell>
          <table:table-cell/>
          <table:table-cell table:style-name="ce18" office:value-type="float" office:value="57.733" calcext:value-type="float">
            <text:p>57.733</text:p>
          </table:table-cell>
          <table:table-cell table:style-name="ce53" table:formula="of:=[.C142]*(1-[.$T$1])^([.$V$1]-([.K142]*10))" office:value-type="float" office:value="155.124145989389" calcext:value-type="float">
            <text:p>155.124</text:p>
          </table:table-cell>
          <table:table-cell table:style-name="ce53" table:formula="of:=IF(ISBLANK([.D142]);&quot;&quot;;[.D142]*(1-[.$T$1])^([.$V$1]-([.K142]*10)))">
            <text:p/>
          </table:table-cell>
          <table:table-cell office:value-type="float" office:value="1590" calcext:value-type="float">
            <text:p>1590</text:p>
          </table:table-cell>
          <table:table-cell table:style-name="ce59" office:value-type="float" office:value="159" calcext:value-type="float">
            <text:p>159</text:p>
          </table:table-cell>
          <table:table-cell office:value-type="string" calcext:value-type="string">
            <text:p>[5]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66" table:formula="of:=([.C142]*[.$X$1])*(1-[.$T$1])^([.$V$1]-([.K142]*10))" office:value-type="float" office:value="120.622209059159" calcext:value-type="float">
            <text:p>120.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get of proof</text:p>
          </table:table-cell>
          <table:table-cell office:value-type="string" calcext:value-type="string">
            <text:p>30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50" calcext:value-type="float">
            <text:p>150.000</text:p>
          </table:table-cell>
          <table:table-cell/>
          <table:table-cell table:style-name="ce18" office:value-type="float" office:value="64.95" calcext:value-type="float">
            <text:p>64.950</text:p>
          </table:table-cell>
          <table:table-cell table:style-name="ce53" table:formula="of:=[.C143]*(1-[.$T$1])^([.$V$1]-([.K143]*10))" office:value-type="float" office:value="174.514664238062" calcext:value-type="float">
            <text:p>174.515</text:p>
          </table:table-cell>
          <table:table-cell table:style-name="ce53" table:formula="of:=IF(ISBLANK([.D143]);&quot;&quot;;[.D143]*(1-[.$T$1])^([.$V$1]-([.K143]*10)))">
            <text:p/>
          </table:table-cell>
          <table:table-cell office:value-type="float" office:value="1590" calcext:value-type="float">
            <text:p>1590</text:p>
          </table:table-cell>
          <table:table-cell table:style-name="ce59" office:value-type="float" office:value="159" calcext:value-type="float">
            <text:p>159</text:p>
          </table:table-cell>
          <table:table-cell office:value-type="string" calcext:value-type="string">
            <text:p>[5]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66" table:formula="of:=([.C143]*[.$X$1])*(1-[.$T$1])^([.$V$1]-([.K143]*10))" office:value-type="float" office:value="135.699985191554" calcext:value-type="float">
            <text:p>135.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rion</text:p>
          </table:table-cell>
          <table:table-cell office:value-type="string" calcext:value-type="string">
            <text:p>3s 4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6.667" calcext:value-type="float">
            <text:p>16.667</text:p>
          </table:table-cell>
          <table:table-cell/>
          <table:table-cell table:style-name="ce18" office:value-type="float" office:value="7.217" calcext:value-type="float">
            <text:p>7.217</text:p>
          </table:table-cell>
          <table:table-cell table:style-name="ce53" table:formula="of:=[.C144]*(1-[.$T$1])^([.$V$1]-([.K144]*10))" office:value-type="float" office:value="19.3905182486736" calcext:value-type="float">
            <text:p>19.391</text:p>
          </table:table-cell>
          <table:table-cell table:style-name="ce53" table:formula="of:=IF(ISBLANK([.D144]);&quot;&quot;;[.D144]*(1-[.$T$1])^([.$V$1]-([.K144]*10)))">
            <text:p/>
          </table:table-cell>
          <table:table-cell office:value-type="float" office:value="1590" calcext:value-type="float">
            <text:p>1590</text:p>
          </table:table-cell>
          <table:table-cell table:style-name="ce59" office:value-type="float" office:value="159" calcext:value-type="float">
            <text:p>159</text:p>
          </table:table-cell>
          <table:table-cell office:value-type="string" calcext:value-type="string">
            <text:p>[5]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66" table:formula="of:=([.C144]*[.$X$1])*(1-[.$T$1])^([.$V$1]-([.K144]*10))" office:value-type="float" office:value="15.0777761323948" calcext:value-type="float">
            <text:p>15.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rgonet</text:p>
          </table:table-cell>
          <table:table-cell office:value-type="string" calcext:value-type="string">
            <text:p>4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0" calcext:value-type="float">
            <text:p>20.000</text:p>
          </table:table-cell>
          <table:table-cell/>
          <table:table-cell table:style-name="ce17" office:value-type="float" office:value="8.66" calcext:value-type="float">
            <text:p>8.660</text:p>
          </table:table-cell>
          <table:table-cell table:style-name="ce53" table:formula="of:=[.C145]*(1-[.$T$1])^([.$V$1]-([.K145]*10))" office:value-type="float" office:value="23.2686218984083" calcext:value-type="float">
            <text:p>23.269</text:p>
          </table:table-cell>
          <table:table-cell table:style-name="ce53" table:formula="of:=IF(ISBLANK([.D145]);&quot;&quot;;[.D145]*(1-[.$T$1])^([.$V$1]-([.K145]*10)))">
            <text:p/>
          </table:table-cell>
          <table:table-cell office:value-type="float" office:value="1590" calcext:value-type="float">
            <text:p>1590</text:p>
          </table:table-cell>
          <table:table-cell table:style-name="ce59" office:value-type="float" office:value="159" calcext:value-type="float">
            <text:p>159</text:p>
          </table:table-cell>
          <table:table-cell office:value-type="string" calcext:value-type="string">
            <text:p>[5]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66" table:formula="of:=([.C145]*[.$X$1])*(1-[.$T$1])^([.$V$1]-([.K145]*10))" office:value-type="float" office:value="18.0933313588738" calcext:value-type="float">
            <text:p>18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uirass of pistol-proof with pauldrons</text:p>
          </table:table-cell>
          <table:table-cell office:value-type="string" calcext:value-type="string">
            <text:p>L1 6s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130" calcext:value-type="float">
            <text:p>130.000</text:p>
          </table:table-cell>
          <table:table-cell/>
          <table:table-cell table:style-name="ce18" office:value-type="float" office:value="52.78" calcext:value-type="float">
            <text:p>52.780</text:p>
          </table:table-cell>
          <table:table-cell table:style-name="ce53" table:formula="of:=[.C146]*(1-[.$T$1])^([.$V$1]-([.K146]*10))" office:value-type="float" office:value="140.330664113093" calcext:value-type="float">
            <text:p>140.331</text:p>
          </table:table-cell>
          <table:table-cell table:style-name="ce53" table:formula="of:=IF(ISBLANK([.D146]);&quot;&quot;;[.D146]*(1-[.$T$1])^([.$V$1]-([.K146]*10)))">
            <text:p/>
          </table:table-cell>
          <table:table-cell office:value-type="float" office:value="1624" calcext:value-type="float">
            <text:p>1624</text:p>
          </table:table-cell>
          <table:table-cell table:style-name="ce59" office:value-type="float" office:value="162" calcext:value-type="float">
            <text:p>162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189-190</text:p>
          </table:table-cell>
          <table:table-cell/>
          <table:table-cell table:style-name="ce66" table:formula="of:=([.C146]*[.$X$1])*(1-[.$T$1])^([.$V$1]-([.K146]*10))" office:value-type="float" office:value="109.11901945438" calcext:value-type="float">
            <text:p>109.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uirass without pauldrons</text:p>
          </table:table-cell>
          <table:table-cell office:value-type="string" calcext:value-type="string">
            <text:p>L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.000</text:p>
          </table:table-cell>
          <table:table-cell/>
          <table:table-cell table:style-name="ce16" office:value-type="float" office:value="40.6" calcext:value-type="float">
            <text:p>40.600</text:p>
          </table:table-cell>
          <table:table-cell table:style-name="ce53" table:formula="of:=[.C147]*(1-[.$T$1])^([.$V$1]-([.K147]*10))" office:value-type="float" office:value="107.946664702379" calcext:value-type="float">
            <text:p>107.947</text:p>
          </table:table-cell>
          <table:table-cell table:style-name="ce53" table:formula="of:=IF(ISBLANK([.D147]);&quot;&quot;;[.D147]*(1-[.$T$1])^([.$V$1]-([.K147]*10)))">
            <text:p/>
          </table:table-cell>
          <table:table-cell office:value-type="float" office:value="1624" calcext:value-type="float">
            <text:p>1624</text:p>
          </table:table-cell>
          <table:table-cell table:style-name="ce59" office:value-type="float" office:value="162" calcext:value-type="float">
            <text:p>162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189-190</text:p>
          </table:table-cell>
          <table:table-cell/>
          <table:table-cell table:style-name="ce66" table:formula="of:=([.C147]*[.$X$1])*(1-[.$T$1])^([.$V$1]-([.K147]*10))" office:value-type="float" office:value="83.9377072725997" calcext:value-type="float">
            <text:p>83.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nce Armor</text:p>
          </table:table-cell>
          <table:table-cell office:value-type="string" calcext:value-type="string">
            <text:p>L4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400" calcext:value-type="float">
            <text:p>400.000</text:p>
          </table:table-cell>
          <table:table-cell/>
          <table:table-cell table:style-name="ce16" office:value-type="float" office:value="162.4" calcext:value-type="float">
            <text:p>162.400</text:p>
          </table:table-cell>
          <table:table-cell table:style-name="ce53" table:formula="of:=[.C148]*(1-[.$T$1])^([.$V$1]-([.K148]*10))" office:value-type="float" office:value="431.786658809518" calcext:value-type="float">
            <text:p>431.787</text:p>
          </table:table-cell>
          <table:table-cell table:style-name="ce53" table:formula="of:=IF(ISBLANK([.D148]);&quot;&quot;;[.D148]*(1-[.$T$1])^([.$V$1]-([.K148]*10)))">
            <text:p/>
          </table:table-cell>
          <table:table-cell office:value-type="float" office:value="1624" calcext:value-type="float">
            <text:p>1624</text:p>
          </table:table-cell>
          <table:table-cell table:style-name="ce59" office:value-type="float" office:value="162" calcext:value-type="float">
            <text:p>162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189-190</text:p>
          </table:table-cell>
          <table:table-cell/>
          <table:table-cell table:style-name="ce66" table:formula="of:=([.C148]*[.$X$1])*(1-[.$T$1])^([.$V$1]-([.K148]*10))" office:value-type="float" office:value="335.750829090399" calcext:value-type="float">
            <text:p>335.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gets of Proof</text:p>
          </table:table-cell>
          <table:table-cell office:value-type="string" calcext:value-type="string">
            <text:p>24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20" calcext:value-type="float">
            <text:p>120.000</text:p>
          </table:table-cell>
          <table:table-cell/>
          <table:table-cell table:style-name="ce17" office:value-type="float" office:value="48.72" calcext:value-type="float">
            <text:p>48.720</text:p>
          </table:table-cell>
          <table:table-cell table:style-name="ce53" table:formula="of:=[.C149]*(1-[.$T$1])^([.$V$1]-([.K149]*10))" office:value-type="float" office:value="129.535997642855" calcext:value-type="float">
            <text:p>129.536</text:p>
          </table:table-cell>
          <table:table-cell table:style-name="ce53" table:formula="of:=IF(ISBLANK([.D149]);&quot;&quot;;[.D149]*(1-[.$T$1])^([.$V$1]-([.K149]*10)))">
            <text:p/>
          </table:table-cell>
          <table:table-cell office:value-type="float" office:value="1624" calcext:value-type="float">
            <text:p>1624</text:p>
          </table:table-cell>
          <table:table-cell table:style-name="ce59" office:value-type="float" office:value="162" calcext:value-type="float">
            <text:p>162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189-190</text:p>
          </table:table-cell>
          <table:table-cell/>
          <table:table-cell table:style-name="ce66" table:formula="of:=([.C149]*[.$X$1])*(1-[.$T$1])^([.$V$1]-([.K149]*10))" office:value-type="float" office:value="100.72524872712" calcext:value-type="float">
            <text:p>100.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uirass with cap</text:p>
          </table:table-cell>
          <table:table-cell office:value-type="string" calcext:value-type="string">
            <text:p>L4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400" calcext:value-type="float">
            <text:p>400.000</text:p>
          </table:table-cell>
          <table:table-cell/>
          <table:table-cell table:style-name="ce16" office:value-type="float" office:value="162.4" calcext:value-type="float">
            <text:p>162.400</text:p>
          </table:table-cell>
          <table:table-cell table:style-name="ce53" table:formula="of:=[.C150]*(1-[.$T$1])^([.$V$1]-([.K150]*10))" office:value-type="float" office:value="431.786658809518" calcext:value-type="float">
            <text:p>431.787</text:p>
          </table:table-cell>
          <table:table-cell table:style-name="ce53" table:formula="of:=IF(ISBLANK([.D150]);&quot;&quot;;[.D150]*(1-[.$T$1])^([.$V$1]-([.K150]*10)))">
            <text:p/>
          </table:table-cell>
          <table:table-cell office:value-type="float" office:value="1624" calcext:value-type="float">
            <text:p>1624</text:p>
          </table:table-cell>
          <table:table-cell table:style-name="ce59" office:value-type="float" office:value="162" calcext:value-type="float">
            <text:p>162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189-190</text:p>
          </table:table-cell>
          <table:table-cell/>
          <table:table-cell table:style-name="ce66" table:formula="of:=([.C150]*[.$X$1])*(1-[.$T$1])^([.$V$1]-([.K150]*10))" office:value-type="float" office:value="335.750829090399" calcext:value-type="float">
            <text:p>335.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of proof</text:p>
          </table:table-cell>
          <table:table-cell office:value-type="string" calcext:value-type="string">
            <text:p>L14 2s 8d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1413.333" calcext:value-type="float">
            <text:p>1413.333</text:p>
          </table:table-cell>
          <table:table-cell/>
          <table:table-cell table:style-name="ce18" office:value-type="float" office:value="520.107" calcext:value-type="float">
            <text:p>520.107</text:p>
          </table:table-cell>
          <table:table-cell table:style-name="ce53" table:formula="of:=[.C151]*(1-[.$T$1])^([.$V$1]-([.K151]*10))" office:value-type="float" office:value="1346.58807903842" calcext:value-type="float">
            <text:p>1346.588</text:p>
          </table:table-cell>
          <table:table-cell table:style-name="ce53" table:formula="of:=IF(ISBLANK([.D151]);&quot;&quot;;[.D151]*(1-[.$T$1])^([.$V$1]-([.K151]*10)))">
            <text:p/>
          </table:table-cell>
          <table:table-cell office:value-type="float" office:value="1667" calcext:value-type="float">
            <text:p>1667</text:p>
          </table:table-cell>
          <table:table-cell table:style-name="ce60" office:value-type="float" office:value="167" calcext:value-type="float">
            <text:p>167</text:p>
          </table:table-cell>
          <table:table-cell office:value-type="string" calcext:value-type="string">
            <text:p>[5]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66" table:formula="of:=([.C151]*[.$X$1])*(1-[.$T$1])^([.$V$1]-([.K151]*10))" office:value-type="float" office:value="1047.08669143909" calcext:value-type="float">
            <text:p>1047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scinet</text:p>
          </table:table-cell>
          <table:table-cell office:value-type="string" calcext:value-type="string">
            <text:p>13s 4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66.667" calcext:value-type="float">
            <text:p>66.667</text:p>
          </table:table-cell>
          <table:table-cell/>
          <table:table-cell table:style-name="ce18" office:value-type="string" calcext:value-type="string">
            <text:p>55.667 + 13.917 to line it</text:p>
          </table:table-cell>
          <table:table-cell table:style-name="ce53" table:formula="of:=[.C152]*(1-[.$T$1])^([.$V$1]-([.K152]*10))" office:value-type="float" office:value="134.342458645203" calcext:value-type="float">
            <text:p>134.342</text:p>
          </table:table-cell>
          <table:table-cell table:style-name="ce53" table:formula="of:=IF(ISBLANK([.D152]);&quot;&quot;;[.D152]*(1-[.$T$1])^([.$V$1]-([.K152]*10)))">
            <text:p/>
          </table:table-cell>
          <table:table-cell office:value-type="float" office:value="1369" calcext:value-type="float">
            <text:p>1369</text:p>
          </table:table-cell>
          <table:table-cell table:style-name="ce59" office:value-type="float" office:value="137" calcext:value-type="float">
            <text:p>137</text:p>
          </table:table-cell>
          <table:table-cell office:value-type="string" calcext:value-type="string">
            <text:p>[5]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66" table:formula="of:=([.C152]*[.$X$1])*(1-[.$T$1])^([.$V$1]-([.K152]*10))" office:value-type="float" office:value="104.462680705631" calcext:value-type="float">
            <text:p>104.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scinet lining</text:p>
          </table:table-cell>
          <table:table-cell office:value-type="string" calcext:value-type="string">
            <text:p>3s 4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6.667" calcext:value-type="float">
            <text:p>16.667</text:p>
          </table:table-cell>
          <table:table-cell/>
          <table:table-cell table:style-name="ce18"/>
          <table:table-cell table:style-name="ce53" table:formula="of:=[.C153]*(1-[.$T$1])^([.$V$1]-([.K153]*10))" office:value-type="float" office:value="33.5856146613009" calcext:value-type="float">
            <text:p>33.586</text:p>
          </table:table-cell>
          <table:table-cell table:style-name="ce53" table:formula="of:=IF(ISBLANK([.D153]);&quot;&quot;;[.D153]*(1-[.$T$1])^([.$V$1]-([.K153]*10)))">
            <text:p/>
          </table:table-cell>
          <table:table-cell office:value-type="float" office:value="1369" calcext:value-type="float">
            <text:p>1369</text:p>
          </table:table-cell>
          <table:table-cell table:style-name="ce59" office:value-type="float" office:value="137" calcext:value-type="float">
            <text:p>137</text:p>
          </table:table-cell>
          <table:table-cell table:number-columns-repeated="3"/>
          <table:table-cell table:style-name="ce66" table:formula="of:=([.C153]*[.$X$1])*(1-[.$T$1])^([.$V$1]-([.K153]*10))" office:value-type="float" office:value="26.1156701764076" calcext:value-type="float">
            <text:p>26.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in a merchant's house (leather?)</text:p>
          </table:table-cell>
          <table:table-cell office:value-type="string" calcext:value-type="string">
            <text:p>5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5" calcext:value-type="float">
            <text:p>25.000</text:p>
          </table:table-cell>
          <table:table-cell/>
          <table:table-cell table:style-name="ce17" office:value-type="float" office:value="31.55" calcext:value-type="float">
            <text:p>31.550</text:p>
          </table:table-cell>
          <table:table-cell table:style-name="ce53" table:formula="of:=[.C154]*(1-[.$T$1])^([.$V$1]-([.K154]*10))" office:value-type="float" office:value="61.5169879936671" calcext:value-type="float">
            <text:p>61.517</text:p>
          </table:table-cell>
          <table:table-cell table:style-name="ce53" table:formula="of:=IF(ISBLANK([.D154]);&quot;&quot;;[.D154]*(1-[.$T$1])^([.$V$1]-([.K154]*10)))">
            <text:p/>
          </table:table-cell>
          <table:table-cell office:value-type="string" calcext:value-type="string">
            <text:p>1285-1290</text:p>
          </table:table-cell>
          <table:table-cell table:style-name="ce59" office:value-type="float" office:value="129" calcext:value-type="float">
            <text:p>129</text:p>
          </table:table-cell>
          <table:table-cell office:value-type="string" calcext:value-type="string">
            <text:p>[3]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66" table:formula="of:=([.C154]*[.$X$1])*(1-[.$T$1])^([.$V$1]-([.K154]*10))" office:value-type="float" office:value="47.8346871090556" calcext:value-type="float">
            <text:p>47.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tal Armor owned by a knight</text:p>
          </table:table-cell>
          <table:table-cell office:value-type="string" calcext:value-type="string">
            <text:p>L16 6s 8d</text:p>
          </table:table-cell>
          <table:table-cell office:value-type="float" office:value="3920" calcext:value-type="float">
            <text:p>3920</text:p>
          </table:table-cell>
          <table:table-cell/>
          <table:table-cell office:value-type="float" office:value="1633.333" calcext:value-type="float">
            <text:p>1633.333</text:p>
          </table:table-cell>
          <table:table-cell/>
          <table:table-cell table:style-name="ce18" office:value-type="float" office:value="1363.833" calcext:value-type="float">
            <text:p>1363.833</text:p>
          </table:table-cell>
          <table:table-cell table:style-name="ce53" table:formula="of:=[.C155]*(1-[.$T$1])^([.$V$1]-([.K155]*10))" office:value-type="float" office:value="3291.39023680748" calcext:value-type="float">
            <text:p>3291.390</text:p>
          </table:table-cell>
          <table:table-cell table:style-name="ce53" table:formula="of:=IF(ISBLANK([.D155]);&quot;&quot;;[.D155]*(1-[.$T$1])^([.$V$1]-([.K155]*10)))">
            <text:p/>
          </table:table-cell>
          <table:table-cell office:value-type="float" office:value="1374" calcext:value-type="float">
            <text:p>1374</text:p>
          </table:table-cell>
          <table:table-cell table:style-name="ce59" office:value-type="float" office:value="137" calcext:value-type="float">
            <text:p>137</text:p>
          </table:table-cell>
          <table:table-cell office:value-type="string" calcext:value-type="string">
            <text:p>[3]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66" table:formula="of:=([.C155]*[.$X$1])*(1-[.$T$1])^([.$V$1]-([.K155]*10))" office:value-type="float" office:value="2559.33567728795" calcext:value-type="float">
            <text:p>2559.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in house of Thomas of Woodstock, duke of Gloucester</text:p>
          </table:table-cell>
          <table:table-cell office:value-type="string" calcext:value-type="string">
            <text:p>L103</text:p>
          </table:table-cell>
          <table:table-cell office:value-type="float" office:value="24720" calcext:value-type="float">
            <text:p>24720</text:p>
          </table:table-cell>
          <table:table-cell/>
          <table:table-cell office:value-type="float" office:value="10300" calcext:value-type="float">
            <text:p>10300.000</text:p>
          </table:table-cell>
          <table:table-cell/>
          <table:table-cell table:style-name="ce16" office:value-type="float" office:value="7632.3" calcext:value-type="float">
            <text:p>7632.300</text:p>
          </table:table-cell>
          <table:table-cell table:style-name="ce53" table:formula="of:=[.C156]*(1-[.$T$1])^([.$V$1]-([.K156]*10))" office:value-type="float" office:value="19257.9625222869" calcext:value-type="float">
            <text:p>19257.963</text:p>
          </table:table-cell>
          <table:table-cell table:style-name="ce53" table:formula="of:=IF(ISBLANK([.D156]);&quot;&quot;;[.D156]*(1-[.$T$1])^([.$V$1]-([.K156]*10)))">
            <text:p/>
          </table:table-cell>
          <table:table-cell office:value-type="float" office:value="1397" calcext:value-type="float">
            <text:p>1397</text:p>
          </table:table-cell>
          <table:table-cell table:style-name="ce59" office:value-type="float" office:value="140" calcext:value-type="float">
            <text:p>140</text:p>
          </table:table-cell>
          <table:table-cell office:value-type="string" calcext:value-type="string">
            <text:p>[3]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66" table:formula="of:=([.C156]*[.$X$1])*(1-[.$T$1])^([.$V$1]-([.K156]*10))" office:value-type="float" office:value="14974.7027878925" calcext:value-type="float">
            <text:p>14974.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e for cleaning rust off corselets</text:p>
          </table:table-cell>
          <table:table-cell office:value-type="string" calcext:value-type="string">
            <text:p>5d eac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 each</text:p>
          </table:table-cell>
          <table:table-cell/>
          <table:table-cell table:style-name="ce16" office:value-type="string" calcext:value-type="string">
            <text:p>11.3 each</text:p>
          </table:table-cell>
          <table:table-cell table:style-name="ce53" table:formula="of:=[.C157]*(1-[.$T$1])^([.$V$1]-([.K157]*10))" office:value-type="float" office:value="2.54792743681047" calcext:value-type="float">
            <text:p>2.548</text:p>
          </table:table-cell>
          <table:table-cell table:style-name="ce53" table:formula="of:=IF(ISBLANK([.D157]);&quot;&quot;;[.D157]*(1-[.$T$1])^([.$V$1]-([.K157]*10)))">
            <text:p/>
          </table:table-cell>
          <table:table-cell office:value-type="float" office:value="1567" calcext:value-type="float">
            <text:p>1567</text:p>
          </table:table-cell>
          <table:table-cell table:style-name="ce60" office:value-type="float" office:value="157" calcext:value-type="float">
            <text:p>157</text:p>
          </table:table-cell>
          <table:table-cell office:value-type="string" calcext:value-type="string">
            <text:p>[5]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66" table:formula="of:=([.C157]*[.$X$1])*(1-[.$T$1])^([.$V$1]-([.K157]*10))" office:value-type="float" office:value="1.98123015595227" calcext:value-type="float">
            <text:p>1.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e for varnishing, replacing straps, and rivetting helmet and corselet</text:p>
          </table:table-cell>
          <table:table-cell office:value-type="string" calcext:value-type="string">
            <text:p>1s 4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.667" calcext:value-type="float">
            <text:p>6.667</text:p>
          </table:table-cell>
          <table:table-cell/>
          <table:table-cell table:style-name="ce18" office:value-type="float" office:value="2.76" calcext:value-type="float">
            <text:p>2.760</text:p>
          </table:table-cell>
          <table:table-cell table:style-name="ce53" table:formula="of:=[.C158]*(1-[.$T$1])^([.$V$1]-([.K158]*10))" office:value-type="float" office:value="7.37839297383631" calcext:value-type="float">
            <text:p>7.378</text:p>
          </table:table-cell>
          <table:table-cell table:style-name="ce53" table:formula="of:=IF(ISBLANK([.D158]);&quot;&quot;;[.D158]*(1-[.$T$1])^([.$V$1]-([.K158]*10)))">
            <text:p/>
          </table:table-cell>
          <table:table-cell office:value-type="float" office:value="1613" calcext:value-type="float">
            <text:p>1613</text:p>
          </table:table-cell>
          <table:table-cell table:style-name="ce59" office:value-type="float" office:value="161" calcext:value-type="float">
            <text:p>161</text:p>
          </table:table-cell>
          <table:table-cell office:value-type="string" calcext:value-type="string">
            <text:p>[5]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66" table:formula="of:=([.C158]*[.$X$1])*(1-[.$T$1])^([.$V$1]-([.K158]*10))" office:value-type="float" office:value="5.73732770056051" calcext:value-type="float">
            <text:p>5.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rel for cleaning mail</text:p>
          </table:table-cell>
          <table:table-cell office:value-type="string" calcext:value-type="string">
            <text:p>9d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75" calcext:value-type="float">
            <text:p>3.750</text:p>
          </table:table-cell>
          <table:table-cell/>
          <table:table-cell table:style-name="ce18" office:value-type="float" office:value="2.201" calcext:value-type="float">
            <text:p>2.201</text:p>
          </table:table-cell>
          <table:table-cell table:style-name="ce53" table:formula="of:=[.C159]*(1-[.$T$1])^([.$V$1]-([.K159]*10))" office:value-type="float" office:value="5.88704953066112" calcext:value-type="float">
            <text:p>5.887</text:p>
          </table:table-cell>
          <table:table-cell table:style-name="ce53" table:formula="of:=IF(ISBLANK([.D159]);&quot;&quot;;[.D159]*(1-[.$T$1])^([.$V$1]-([.K159]*10)))">
            <text:p/>
          </table:table-cell>
          <table:table-cell office:value-type="float" office:value="1467" calcext:value-type="float">
            <text:p>1467</text:p>
          </table:table-cell>
          <table:table-cell table:style-name="ce60" office:value-type="float" office:value="147" calcext:value-type="float">
            <text:p>147</text:p>
          </table:table-cell>
          <table:table-cell office:value-type="string" calcext:value-type="string">
            <text:p>[5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159]*[.$X$1])*(1-[.$T$1])^([.$V$1]-([.K159]*10))" office:value-type="float" office:value="4.57768140929913" calcext:value-type="float">
            <text:p>4.5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style-name="ce4" table:number-columns-repeated="3"/>
          <table:table-cell table:style-name="ce10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Cheap sword (peasant's)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.500</text:p>
          </table:table-cell>
          <table:table-cell/>
          <table:table-cell table:style-name="ce17" office:value-type="float" office:value="2.39" calcext:value-type="float">
            <text:p>2.390</text:p>
          </table:table-cell>
          <table:table-cell table:style-name="ce53" table:formula="of:=[.C161]*(1-[.$T$1])^([.$V$1]-([.K161]*10))" office:value-type="float" office:value="5.42970204962402" calcext:value-type="float">
            <text:p>5.430</text:p>
          </table:table-cell>
          <table:table-cell table:style-name="ce53" table:formula="of:=IF(ISBLANK([.D161]);&quot;&quot;;[.D161]*(1-[.$T$1])^([.$V$1]-([.K161]*10)))">
            <text:p/>
          </table:table-cell>
          <table:table-cell office:value-type="string" calcext:value-type="string">
            <text:p>1340s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66" table:formula="of:=([.C161]*[.$X$1])*(1-[.$T$1])^([.$V$1]-([.K161]*10))" office:value-type="float" office:value="4.22205486825689" calcext:value-type="float">
            <text:p>4.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ir of wheel-lock pistols, with tools for them</text:p>
          </table:table-cell>
          <table:table-cell office:value-type="string" calcext:value-type="string">
            <text:p>L2 16s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80" calcext:value-type="float">
            <text:p>280.000</text:p>
          </table:table-cell>
          <table:table-cell/>
          <table:table-cell table:style-name="ce17" office:value-type="float" office:value="106.96" calcext:value-type="float">
            <text:p>106.960</text:p>
          </table:table-cell>
          <table:table-cell table:style-name="ce53" table:formula="of:=[.C162]*(1-[.$T$1])^([.$V$1]-([.K162]*10))" office:value-type="float" office:value="280.437328170793" calcext:value-type="float">
            <text:p>280.437</text:p>
          </table:table-cell>
          <table:table-cell table:style-name="ce53" table:formula="of:=IF(ISBLANK([.D162]);&quot;&quot;;[.D162]*(1-[.$T$1])^([.$V$1]-([.K162]*10)))">
            <text:p/>
          </table:table-cell>
          <table:table-cell office:value-type="string" calcext:value-type="string">
            <text:p>mid 17th</text:p>
          </table:table-cell>
          <table:table-cell table:style-name="ce59" office:value-type="float" office:value="165" calcext:value-type="float">
            <text:p>165</text:p>
          </table:table-cell>
          <table:table-cell office:value-type="string" calcext:value-type="string">
            <text:p>[4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162]*[.$X$1])*(1-[.$T$1])^([.$V$1]-([.K162]*10))" office:value-type="float" office:value="218.063859825686" calcext:value-type="float">
            <text:p>218.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sters for pistols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.500</text:p>
          </table:table-cell>
          <table:table-cell/>
          <table:table-cell table:style-name="ce18" office:value-type="float" office:value="0.955" calcext:value-type="float">
            <text:p>0.955</text:p>
          </table:table-cell>
          <table:table-cell table:style-name="ce53" table:formula="of:=[.C163]*(1-[.$T$1])^([.$V$1]-([.K163]*10))" office:value-type="float" office:value="2.50390471581065" calcext:value-type="float">
            <text:p>2.504</text:p>
          </table:table-cell>
          <table:table-cell table:style-name="ce53" table:formula="of:=IF(ISBLANK([.D163]);&quot;&quot;;[.D163]*(1-[.$T$1])^([.$V$1]-([.K163]*10)))">
            <text:p/>
          </table:table-cell>
          <table:table-cell office:value-type="string" calcext:value-type="string">
            <text:p>mid 17th</text:p>
          </table:table-cell>
          <table:table-cell table:style-name="ce59" office:value-type="float" office:value="165" calcext:value-type="float">
            <text:p>165</text:p>
          </table:table-cell>
          <table:table-cell office:value-type="string" calcext:value-type="string">
            <text:p>[4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163]*[.$X$1])*(1-[.$T$1])^([.$V$1]-([.K163]*10))" office:value-type="float" office:value="1.94699874844363" calcext:value-type="float">
            <text:p>1.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heel-lock carbine</text:p>
          </table:table-cell>
          <table:table-cell office:value-type="string" calcext:value-type="string">
            <text:p>L1 10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50" calcext:value-type="float">
            <text:p>150.000</text:p>
          </table:table-cell>
          <table:table-cell/>
          <table:table-cell table:style-name="ce16" office:value-type="float" office:value="57.3" calcext:value-type="float">
            <text:p>57.300</text:p>
          </table:table-cell>
          <table:table-cell table:style-name="ce53" table:formula="of:=[.C164]*(1-[.$T$1])^([.$V$1]-([.K164]*10))" office:value-type="float" office:value="150.234282948639" calcext:value-type="float">
            <text:p>150.234</text:p>
          </table:table-cell>
          <table:table-cell table:style-name="ce53" table:formula="of:=IF(ISBLANK([.D164]);&quot;&quot;;[.D164]*(1-[.$T$1])^([.$V$1]-([.K164]*10)))">
            <text:p/>
          </table:table-cell>
          <table:table-cell office:value-type="string" calcext:value-type="string">
            <text:p>mid 17th</text:p>
          </table:table-cell>
          <table:table-cell table:style-name="ce59" office:value-type="float" office:value="165" calcext:value-type="float">
            <text:p>165</text:p>
          </table:table-cell>
          <table:table-cell office:value-type="string" calcext:value-type="string">
            <text:p>[4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164]*[.$X$1])*(1-[.$T$1])^([.$V$1]-([.K164]*10))" office:value-type="float" office:value="116.819924906618" calcext:value-type="float">
            <text:p>116.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oulder belt for carbine</text:p>
          </table:table-cell>
          <table:table-cell office:value-type="string" calcext:value-type="string">
            <text:p>1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.000</text:p>
          </table:table-cell>
          <table:table-cell/>
          <table:table-cell table:style-name="ce17" office:value-type="float" office:value="1.91" calcext:value-type="float">
            <text:p>1.910</text:p>
          </table:table-cell>
          <table:table-cell table:style-name="ce53" table:formula="of:=[.C165]*(1-[.$T$1])^([.$V$1]-([.K165]*10))" office:value-type="float" office:value="5.00780943162131" calcext:value-type="float">
            <text:p>5.008</text:p>
          </table:table-cell>
          <table:table-cell table:style-name="ce53" table:formula="of:=IF(ISBLANK([.D165]);&quot;&quot;;[.D165]*(1-[.$T$1])^([.$V$1]-([.K165]*10)))">
            <text:p/>
          </table:table-cell>
          <table:table-cell office:value-type="string" calcext:value-type="string">
            <text:p>mid 17th</text:p>
          </table:table-cell>
          <table:table-cell table:style-name="ce59" office:value-type="float" office:value="165" calcext:value-type="float">
            <text:p>165</text:p>
          </table:table-cell>
          <table:table-cell office:value-type="string" calcext:value-type="string">
            <text:p>[4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165]*[.$X$1])*(1-[.$T$1])^([.$V$1]-([.K165]*10))" office:value-type="float" office:value="3.89399749688725" calcext:value-type="float">
            <text:p>3.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ir of flintlock pistols</text:p>
          </table:table-cell>
          <table:table-cell office:value-type="string" calcext:value-type="string">
            <text:p>L2 5s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225" calcext:value-type="float">
            <text:p>225.000</text:p>
          </table:table-cell>
          <table:table-cell/>
          <table:table-cell table:style-name="ce17" office:value-type="float" office:value="85.95" calcext:value-type="float">
            <text:p>85.950</text:p>
          </table:table-cell>
          <table:table-cell table:style-name="ce53" table:formula="of:=[.C166]*(1-[.$T$1])^([.$V$1]-([.K166]*10))" office:value-type="float" office:value="225.351424422959" calcext:value-type="float">
            <text:p>225.351</text:p>
          </table:table-cell>
          <table:table-cell table:style-name="ce53" table:formula="of:=IF(ISBLANK([.D166]);&quot;&quot;;[.D166]*(1-[.$T$1])^([.$V$1]-([.K166]*10)))">
            <text:p/>
          </table:table-cell>
          <table:table-cell office:value-type="string" calcext:value-type="string">
            <text:p>mid 17th</text:p>
          </table:table-cell>
          <table:table-cell table:style-name="ce59" office:value-type="float" office:value="165" calcext:value-type="float">
            <text:p>165</text:p>
          </table:table-cell>
          <table:table-cell office:value-type="string" calcext:value-type="string">
            <text:p>[4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166]*[.$X$1])*(1-[.$T$1])^([.$V$1]-([.K166]*10))" office:value-type="float" office:value="175.229887359926" calcext:value-type="float">
            <text:p>175.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intlock carbine</text:p>
          </table:table-cell>
          <table:table-cell office:value-type="string" calcext:value-type="string">
            <text:p>L1 2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10" calcext:value-type="float">
            <text:p>110.000</text:p>
          </table:table-cell>
          <table:table-cell/>
          <table:table-cell table:style-name="ce17" office:value-type="float" office:value="42.02" calcext:value-type="float">
            <text:p>42.020</text:p>
          </table:table-cell>
          <table:table-cell table:style-name="ce53" table:formula="of:=[.C167]*(1-[.$T$1])^([.$V$1]-([.K167]*10))" office:value-type="float" office:value="110.171807495669" calcext:value-type="float">
            <text:p>110.172</text:p>
          </table:table-cell>
          <table:table-cell table:style-name="ce53" table:formula="of:=IF(ISBLANK([.D167]);&quot;&quot;;[.D167]*(1-[.$T$1])^([.$V$1]-([.K167]*10)))">
            <text:p/>
          </table:table-cell>
          <table:table-cell office:value-type="string" calcext:value-type="string">
            <text:p>mid 17th</text:p>
          </table:table-cell>
          <table:table-cell table:style-name="ce59" office:value-type="float" office:value="165" calcext:value-type="float">
            <text:p>165</text:p>
          </table:table-cell>
          <table:table-cell office:value-type="string" calcext:value-type="string">
            <text:p>[4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167]*[.$X$1])*(1-[.$T$1])^([.$V$1]-([.K167]*10))" office:value-type="float" office:value="85.6679449315196" calcext:value-type="float">
            <text:p>85.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sket</text:p>
          </table:table-cell>
          <table:table-cell office:value-type="string" calcext:value-type="string">
            <text:p>16s 6d-18s 6d</text:p>
          </table:table-cell>
          <table:table-cell office:value-type="float" office:value="198" calcext:value-type="float">
            <text:p>19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82.5 – 92.5</text:p>
          </table:table-cell>
          <table:table-cell/>
          <table:table-cell table:style-name="ce18" office:value-type="string" calcext:value-type="string">
            <text:p>31.515 – 35.335</text:p>
          </table:table-cell>
          <table:table-cell table:style-name="ce53" table:formula="of:=[.C168]*(1-[.$T$1])^([.$V$1]-([.K168]*10))" office:value-type="float" office:value="82.6288556217516" calcext:value-type="float">
            <text:p>82.629</text:p>
          </table:table-cell>
          <table:table-cell table:style-name="ce53" table:formula="of:=IF(ISBLANK([.D168]);&quot;&quot;;[.D168]*(1-[.$T$1])^([.$V$1]-([.K168]*10)))" office:value-type="float" office:value="92.6444744849942" calcext:value-type="float">
            <text:p>92.644</text:p>
          </table:table-cell>
          <table:table-cell office:value-type="string" calcext:value-type="string">
            <text:p>mid 17th</text:p>
          </table:table-cell>
          <table:table-cell table:style-name="ce59" office:value-type="float" office:value="165" calcext:value-type="float">
            <text:p>165</text:p>
          </table:table-cell>
          <table:table-cell office:value-type="string" calcext:value-type="string">
            <text:p>[4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168]*[.$X$1])*(1-[.$T$1])^([.$V$1]-([.K168]*10))" office:value-type="float" office:value="64.2509586986397" calcext:value-type="float">
            <text:p>64.2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ARRIAGE</text:p>
          </table:table-cell>
          <table:table-cell table:style-name="ce4" table:number-columns-repeated="3"/>
          <table:table-cell table:style-name="ce10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Sample peasant dowries:</text:p>
          </table:table-cell>
          <table:table-cell office:value-type="string" calcext:value-type="string">
            <text:p>13s 4d, 35s 11d, 57s, 63s 4d</text:p>
          </table:table-cell>
          <table:table-cell office:value-type="float" office:value="160" calcext:value-type="float">
            <text:p>16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66.667, 179.583, 285, 316.667</text:p>
          </table:table-cell>
          <table:table-cell/>
          <table:table-cell table:style-name="ce17" office:value-type="string" calcext:value-type="string">
            <text:p>60.8, 163.78, 259.92, 288.8</text:p>
          </table:table-cell>
          <table:table-cell table:style-name="ce53" table:formula="of:=[.C170]*(1-[.$T$1])^([.$V$1]-([.K170]*10))" office:value-type="float" office:value="141.22153185219" calcext:value-type="float">
            <text:p>141.222</text:p>
          </table:table-cell>
          <table:table-cell table:style-name="ce53" table:formula="of:=IF(ISBLANK([.D170]);&quot;&quot;;[.D170]*(1-[.$T$1])^([.$V$1]-([.K170]*10)))" office:value-type="float" office:value="670.802276297901" calcext:value-type="float">
            <text:p>670.802</text:p>
          </table:table-cell>
          <table:table-cell office:value-type="string" calcext:value-type="string">
            <text:p>14 cen(?)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66" table:formula="of:=([.C170]*[.$X$1])*(1-[.$T$1])^([.$V$1]-([.K170]*10))" office:value-type="float" office:value="109.811744845285" calcext:value-type="float">
            <text:p>109.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 serfs, mechet (fees) to lord, depending on wealth</text:p>
          </table:table-cell>
          <table:table-cell office:value-type="string" calcext:value-type="string">
            <text:p>1s-13s 4d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5 – 66.667</text:p>
          </table:table-cell>
          <table:table-cell/>
          <table:table-cell table:style-name="ce17" office:value-type="string" calcext:value-type="string">
            <text:p>4.56 – 60.8</text:p>
          </table:table-cell>
          <table:table-cell table:style-name="ce53" table:formula="of:=[.C171]*(1-[.$T$1])^([.$V$1]-([.K171]*10))" office:value-type="float" office:value="10.5916148889142" calcext:value-type="float">
            <text:p>10.592</text:p>
          </table:table-cell>
          <table:table-cell table:style-name="ce53" table:formula="of:=IF(ISBLANK([.D171]);&quot;&quot;;[.D171]*(1-[.$T$1])^([.$V$1]-([.K171]*10)))" office:value-type="float" office:value="141.22153185219" calcext:value-type="float">
            <text:p>141.222</text:p>
          </table:table-cell>
          <table:table-cell office:value-type="string" calcext:value-type="string">
            <text:p>14 cen(?)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66" table:formula="of:=([.C171]*[.$X$1])*(1-[.$T$1])^([.$V$1]-([.K171]*10))" office:value-type="float" office:value="8.23588086339637" calcext:value-type="float">
            <text:p>8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dding feast, wealthy peasant</text:p>
          </table:table-cell>
          <table:table-cell office:value-type="string" calcext:value-type="string">
            <text:p>20s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.000</text:p>
          </table:table-cell>
          <table:table-cell/>
          <table:table-cell table:style-name="ce16" office:value-type="float" office:value="91.2" calcext:value-type="float">
            <text:p>91.200</text:p>
          </table:table-cell>
          <table:table-cell table:style-name="ce53" table:formula="of:=[.C172]*(1-[.$T$1])^([.$V$1]-([.K172]*10))" office:value-type="float" office:value="211.832297778284" calcext:value-type="float">
            <text:p>211.832</text:p>
          </table:table-cell>
          <table:table-cell table:style-name="ce53" table:formula="of:=IF(ISBLANK([.D172]);&quot;&quot;;[.D172]*(1-[.$T$1])^([.$V$1]-([.K172]*10)))">
            <text:p/>
          </table:table-cell>
          <table:table-cell office:value-type="string" calcext:value-type="string">
            <text:p>14 cen(?)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66" table:formula="of:=([.C172]*[.$X$1])*(1-[.$T$1])^([.$V$1]-([.K172]*10))" office:value-type="float" office:value="164.717617267927" calcext:value-type="float">
            <text:p>164.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althy peasant wedding total</text:p>
          </table:table-cell>
          <table:table-cell office:value-type="string" calcext:value-type="string">
            <text:p>L3-L4</text:p>
          </table:table-cell>
          <table:table-cell office:value-type="float" office:value="720" calcext:value-type="float">
            <text:p>72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300 – 400</text:p>
          </table:table-cell>
          <table:table-cell/>
          <table:table-cell table:style-name="ce16" office:value-type="string" calcext:value-type="string">
            <text:p>273.6 – 364.8</text:p>
          </table:table-cell>
          <table:table-cell table:style-name="ce53" table:formula="of:=[.C173]*(1-[.$T$1])^([.$V$1]-([.K173]*10))" office:value-type="float" office:value="635.496893334853" calcext:value-type="float">
            <text:p>635.497</text:p>
          </table:table-cell>
          <table:table-cell table:style-name="ce53" table:formula="of:=IF(ISBLANK([.D173]);&quot;&quot;;[.D173]*(1-[.$T$1])^([.$V$1]-([.K173]*10)))" office:value-type="float" office:value="847.329191113138" calcext:value-type="float">
            <text:p>847.329</text:p>
          </table:table-cell>
          <table:table-cell office:value-type="string" calcext:value-type="string">
            <text:p>14 cen(?)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66" table:formula="of:=([.C173]*[.$X$1])*(1-[.$T$1])^([.$V$1]-([.K173]*10))" office:value-type="float" office:value="494.152851803782" calcext:value-type="float">
            <text:p>494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owry for esquire's daughter</text:p>
          </table:table-cell>
          <table:table-cell office:value-type="string" calcext:value-type="string">
            <text:p>up to L66 13s 4d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up to 666.667</text:p>
          </table:table-cell>
          <table:table-cell/>
          <table:table-cell table:style-name="ce19" office:value-type="string" calcext:value-type="string">
            <text:p>up to 416</text:p>
          </table:table-cell>
          <table:table-cell table:style-name="ce53" table:formula="of:=[.C174]*(1-[.$T$1])^([.$V$1]-([.K174]*10))" office:value-type="float" office:value="1100.17757595041" calcext:value-type="float">
            <text:p>1100.178</text:p>
          </table:table-cell>
          <table:table-cell table:style-name="ce53" table:formula="of:=IF(ISBLANK([.D174]);&quot;&quot;;[.D174]*(1-[.$T$1])^([.$V$1]-([.K174]*10)))">
            <text:p/>
          </table:table-cell>
          <table:table-cell office:value-type="string" calcext:value-type="string">
            <text:p>15 cen</text:p>
          </table:table-cell>
          <table:table-cell table:style-name="ce59" office:value-type="float" office:value="145" calcext:value-type="float">
            <text:p>145</text:p>
          </table:table-cell>
          <table:table-cell office:value-type="string" calcext:value-type="string">
            <text:p>[3]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66" table:formula="of:=([.C174]*[.$X$1])*(1-[.$T$1])^([.$V$1]-([.K174]*10))" office:value-type="float" office:value="855.481580395401" calcext:value-type="float">
            <text:p>855.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owry for baron's daughter</text:p>
          </table:table-cell>
          <table:table-cell office:value-type="string" calcext:value-type="string">
            <text:p>L1000 +</text:p>
          </table:table-cell>
          <table:table-cell office:value-type="float" office:value="240000" calcext:value-type="float">
            <text:p>240000</text:p>
          </table:table-cell>
          <table:table-cell/>
          <table:table-cell office:value-type="float" office:value="100000" calcext:value-type="float">
            <text:p>100000.000</text:p>
          </table:table-cell>
          <table:table-cell/>
          <table:table-cell table:style-name="ce19" office:value-type="float" office:value="62400" calcext:value-type="float">
            <text:p>62400.000</text:p>
          </table:table-cell>
          <table:table-cell table:style-name="ce53" table:formula="of:=[.C175]*(1-[.$T$1])^([.$V$1]-([.K175]*10))" office:value-type="float" office:value="165026.636392562" calcext:value-type="float">
            <text:p>165026.636</text:p>
          </table:table-cell>
          <table:table-cell table:style-name="ce53" table:formula="of:=IF(ISBLANK([.D175]);&quot;&quot;;[.D175]*(1-[.$T$1])^([.$V$1]-([.K175]*10)))">
            <text:p/>
          </table:table-cell>
          <table:table-cell office:value-type="string" calcext:value-type="string">
            <text:p>15 cen</text:p>
          </table:table-cell>
          <table:table-cell table:style-name="ce59" office:value-type="float" office:value="145" calcext:value-type="float">
            <text:p>145</text:p>
          </table:table-cell>
          <table:table-cell office:value-type="string" calcext:value-type="string">
            <text:p>[3]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66" table:formula="of:=([.C175]*[.$X$1])*(1-[.$T$1])^([.$V$1]-([.K175]*10))" office:value-type="float" office:value="128322.23705931" calcext:value-type="float">
            <text:p>128322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ndon parents (both sets) each offered couple</text:p>
          </table:table-cell>
          <table:table-cell office:value-type="string" calcext:value-type="string">
            <text:p>L10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10000" calcext:value-type="float">
            <text:p>10000.000</text:p>
          </table:table-cell>
          <table:table-cell/>
          <table:table-cell table:style-name="ce19" office:value-type="float" office:value="8010" calcext:value-type="float">
            <text:p>8010.000</text:p>
          </table:table-cell>
          <table:table-cell table:style-name="ce53" table:formula="of:=[.C176]*(1-[.$T$1])^([.$V$1]-([.K176]*10))" office:value-type="float" office:value="19654.4428984608" calcext:value-type="float">
            <text:p>19654.443</text:p>
          </table:table-cell>
          <table:table-cell table:style-name="ce53" table:formula="of:=IF(ISBLANK([.D176]);&quot;&quot;;[.D176]*(1-[.$T$1])^([.$V$1]-([.K176]*10)))">
            <text:p/>
          </table:table-cell>
          <table:table-cell office:value-type="float" office:value="1385" calcext:value-type="float">
            <text:p>1385</text:p>
          </table:table-cell>
          <table:table-cell table:style-name="ce59" office:value-type="float" office:value="138" calcext:value-type="float">
            <text:p>138</text:p>
          </table:table-cell>
          <table:table-cell office:value-type="string" calcext:value-type="string">
            <text:p>[2]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66" table:formula="of:=([.C176]*[.$X$1])*(1-[.$T$1])^([.$V$1]-([.K176]*10))" office:value-type="float" office:value="15282.9999811997" calcext:value-type="float">
            <text:p>15283.0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FUNERALS</text:p>
          </table:table-cell>
          <table:table-cell table:style-name="ce4" table:number-columns-repeated="3"/>
          <table:table-cell table:style-name="ce10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Cheap gentlewoman's funeral (bell-ringing, clergy, food)</text:p>
          </table:table-cell>
          <table:table-cell office:value-type="string" calcext:value-type="string">
            <text:p>L7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700" calcext:value-type="float">
            <text:p>700.000</text:p>
          </table:table-cell>
          <table:table-cell/>
          <table:table-cell table:style-name="ce16" office:value-type="float" office:value="377.3" calcext:value-type="float">
            <text:p>377.300</text:p>
          </table:table-cell>
          <table:table-cell table:style-name="ce53" table:formula="of:=[.C178]*(1-[.$T$1])^([.$V$1]-([.K178]*10))" office:value-type="float" office:value="1019.60750446502" calcext:value-type="float">
            <text:p>1019.608</text:p>
          </table:table-cell>
          <table:table-cell table:style-name="ce53" table:formula="of:=IF(ISBLANK([.D178]);&quot;&quot;;[.D178]*(1-[.$T$1])^([.$V$1]-([.K178]*10)))">
            <text:p/>
          </table:table-cell>
          <table:table-cell office:value-type="float" office:value="1497" calcext:value-type="float">
            <text:p>1497</text:p>
          </table:table-cell>
          <table:table-cell table:style-name="ce59" office:value-type="float" office:value="150" calcext:value-type="float">
            <text:p>150</text:p>
          </table:table-cell>
          <table:table-cell office:value-type="string" calcext:value-type="string">
            <text:p>[3]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66" table:formula="of:=([.C178]*[.$X$1])*(1-[.$T$1])^([.$V$1]-([.K178]*10))" office:value-type="float" office:value="792.831501359432" calcext:value-type="float">
            <text:p>792.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ass monument, with a figure incised, on marble base-- fitting for lesser aristocrat</text:p>
          </table:table-cell>
          <table:table-cell office:value-type="string" calcext:value-type="string">
            <text:p>L8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800" calcext:value-type="float">
            <text:p>800.000</text:p>
          </table:table-cell>
          <table:table-cell/>
          <table:table-cell table:style-name="ce16" office:value-type="float" office:value="847.2" calcext:value-type="float">
            <text:p>847.200</text:p>
          </table:table-cell>
          <table:table-cell table:style-name="ce53" table:formula="of:=[.C179]*(1-[.$T$1])^([.$V$1]-([.K179]*10))" office:value-type="float" office:value="1826.47445623775" calcext:value-type="float">
            <text:p>1826.474</text:p>
          </table:table-cell>
          <table:table-cell table:style-name="ce53" table:formula="of:=IF(ISBLANK([.D179]);&quot;&quot;;[.D179]*(1-[.$T$1])^([.$V$1]-([.K179]*10)))">
            <text:p/>
          </table:table-cell>
          <table:table-cell table:style-name="ce7" office:value-type="string" calcext:value-type="string">
            <text:p>early 14 cen</text:p>
          </table:table-cell>
          <table:table-cell table:style-name="ce63" office:value-type="float" office:value="132" calcext:value-type="float">
            <text:p>132</text:p>
          </table:table-cell>
          <table:table-cell office:value-type="string" calcext:value-type="string">
            <text:p>[3]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66" table:formula="of:=([.C179]*[.$X$1])*(1-[.$T$1])^([.$V$1]-([.K179]*10))" office:value-type="float" office:value="1420.23914005363" calcext:value-type="float">
            <text:p>1420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shop Mitford's funeral (with 1450 guests!)</text:p>
          </table:table-cell>
          <table:table-cell office:value-type="string" calcext:value-type="string">
            <text:p>L130+</text:p>
          </table:table-cell>
          <table:table-cell office:value-type="float" office:value="321200" calcext:value-type="float">
            <text:p>321200</text:p>
          </table:table-cell>
          <table:table-cell/>
          <table:table-cell office:value-type="float" office:value="133833.333" calcext:value-type="float">
            <text:p>133833.333</text:p>
          </table:table-cell>
          <table:table-cell/>
          <table:table-cell table:style-name="ce19" office:value-type="float" office:value="95557" calcext:value-type="float">
            <text:p>95557.000</text:p>
          </table:table-cell>
          <table:table-cell table:style-name="ce53" table:formula="of:=[.C180]*(1-[.$T$1])^([.$V$1]-([.K180]*10))" office:value-type="float" office:value="244058.307089619" calcext:value-type="float">
            <text:p>244058.307</text:p>
          </table:table-cell>
          <table:table-cell table:style-name="ce53" table:formula="of:=IF(ISBLANK([.D180]);&quot;&quot;;[.D180]*(1-[.$T$1])^([.$V$1]-([.K180]*10)))">
            <text:p/>
          </table:table-cell>
          <table:table-cell office:value-type="float" office:value="1407" calcext:value-type="float">
            <text:p>1407</text:p>
          </table:table-cell>
          <table:table-cell table:style-name="ce60" office:value-type="float" office:value="141" calcext:value-type="float">
            <text:p>141</text:p>
          </table:table-cell>
          <table:table-cell office:value-type="string" calcext:value-type="string">
            <text:p>[3]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66" table:formula="of:=([.C180]*[.$X$1])*(1-[.$T$1])^([.$V$1]-([.K180]*10))" office:value-type="float" office:value="189776.078718281" calcext:value-type="float">
            <text:p>189776.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morial Chapel for Richard Beauchamp, earl of Warwick</text:p>
          </table:table-cell>
          <table:table-cell office:value-type="string" calcext:value-type="string">
            <text:p>L2481</text:p>
          </table:table-cell>
          <table:table-cell office:value-type="float" office:value="595440" calcext:value-type="float">
            <text:p>595440</text:p>
          </table:table-cell>
          <table:table-cell/>
          <table:table-cell office:value-type="float" office:value="248100" calcext:value-type="float">
            <text:p>248100.000</text:p>
          </table:table-cell>
          <table:table-cell/>
          <table:table-cell table:style-name="ce16" office:value-type="float" office:value="130004.4" calcext:value-type="float">
            <text:p>130004.400</text:p>
          </table:table-cell>
          <table:table-cell table:style-name="ce53" table:formula="of:=[.C181]*(1-[.$T$1])^([.$V$1]-([.K181]*10))" office:value-type="float" office:value="352466.571928967" calcext:value-type="float">
            <text:p>352466.572</text:p>
          </table:table-cell>
          <table:table-cell table:style-name="ce53" table:formula="of:=IF(ISBLANK([.D181]);&quot;&quot;;[.D181]*(1-[.$T$1])^([.$V$1]-([.K181]*10)))">
            <text:p/>
          </table:table-cell>
          <table:table-cell office:value-type="string" calcext:value-type="string">
            <text:p>1439-1463</text:p>
          </table:table-cell>
          <table:table-cell table:style-name="ce60" office:value-type="float" office:value="151" calcext:value-type="float">
            <text:p>151</text:p>
          </table:table-cell>
          <table:table-cell office:value-type="string" calcext:value-type="string">
            <text:p>[3]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66" table:formula="of:=([.C181]*[.$X$1])*(1-[.$T$1])^([.$V$1]-([.K181]*10))" office:value-type="float" office:value="274072.719333386" calcext:value-type="float">
            <text:p>274072.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onze effigy on guilded tomb</text:p>
          </table:table-cell>
          <table:table-cell office:value-type="string" calcext:value-type="string">
            <text:p>L400</text:p>
          </table:table-cell>
          <table:table-cell office:value-type="float" office:value="96000" calcext:value-type="float">
            <text:p>96000</text:p>
          </table:table-cell>
          <table:table-cell/>
          <table:table-cell office:value-type="float" office:value="40000" calcext:value-type="float">
            <text:p>40000.000</text:p>
          </table:table-cell>
          <table:table-cell/>
          <table:table-cell table:style-name="ce19" office:value-type="float" office:value="20960" calcext:value-type="float">
            <text:p>20960.000</text:p>
          </table:table-cell>
          <table:table-cell table:style-name="ce53" table:formula="of:=[.C182]*(1-[.$T$1])^([.$V$1]-([.K182]*10))" office:value-type="float" office:value="56826.5331606557" calcext:value-type="float">
            <text:p>56826.533</text:p>
          </table:table-cell>
          <table:table-cell table:style-name="ce53" table:formula="of:=IF(ISBLANK([.D182]);&quot;&quot;;[.D182]*(1-[.$T$1])^([.$V$1]-([.K182]*10)))">
            <text:p/>
          </table:table-cell>
          <table:table-cell office:value-type="string" calcext:value-type="string">
            <text:p>1439-1463</text:p>
          </table:table-cell>
          <table:table-cell table:style-name="ce60" office:value-type="float" office:value="151" calcext:value-type="float">
            <text:p>151</text:p>
          </table:table-cell>
          <table:table-cell office:value-type="string" calcext:value-type="string">
            <text:p>[3]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66" table:formula="of:=([.C182]*[.$X$1])*(1-[.$T$1])^([.$V$1]-([.K182]*10))" office:value-type="float" office:value="44187.4597877284" calcext:value-type="float">
            <text:p>44187.4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RAVEL</text:p>
          </table:table-cell>
          <table:table-cell table:style-name="ce4" table:number-columns-repeated="3"/>
          <table:table-cell table:style-name="ce10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Queen's chariot</text:p>
          </table:table-cell>
          <table:table-cell office:value-type="string" calcext:value-type="string">
            <text:p>L400</text:p>
          </table:table-cell>
          <table:table-cell office:value-type="float" office:value="96000" calcext:value-type="float">
            <text:p>96000</text:p>
          </table:table-cell>
          <table:table-cell/>
          <table:table-cell office:value-type="float" office:value="40000" calcext:value-type="float">
            <text:p>40000.000</text:p>
          </table:table-cell>
          <table:table-cell/>
          <table:table-cell table:style-name="ce19" office:value-type="float" office:value="36480" calcext:value-type="float">
            <text:p>36480.000</text:p>
          </table:table-cell>
          <table:table-cell table:style-name="ce53" table:formula="of:=[.C184]*(1-[.$T$1])^([.$V$1]-([.K184]*10))" office:value-type="float" office:value="84732.9191113138" calcext:value-type="float">
            <text:p>84732.919</text:p>
          </table:table-cell>
          <table:table-cell table:style-name="ce53" table:formula="of:=IF(ISBLANK([.D184]);&quot;&quot;;[.D184]*(1-[.$T$1])^([.$V$1]-([.K184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1]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66" table:formula="of:=([.C184]*[.$X$1])*(1-[.$T$1])^([.$V$1]-([.K184]*10))" office:value-type="float" office:value="65887.0469071709" calcext:value-type="float">
            <text:p>65887.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dy Eleanor's chariot</text:p>
          </table:table-cell>
          <table:table-cell office:value-type="string" calcext:value-type="string">
            <text:p>L1000</text:p>
          </table:table-cell>
          <table:table-cell office:value-type="float" office:value="240000" calcext:value-type="float">
            <text:p>240000</text:p>
          </table:table-cell>
          <table:table-cell/>
          <table:table-cell office:value-type="float" office:value="100000" calcext:value-type="float">
            <text:p>100000.000</text:p>
          </table:table-cell>
          <table:table-cell/>
          <table:table-cell table:style-name="ce19" office:value-type="float" office:value="91200" calcext:value-type="float">
            <text:p>91200.000</text:p>
          </table:table-cell>
          <table:table-cell table:style-name="ce53" table:formula="of:=[.C185]*(1-[.$T$1])^([.$V$1]-([.K185]*10))" office:value-type="float" office:value="211832.297778284" calcext:value-type="float">
            <text:p>211832.298</text:p>
          </table:table-cell>
          <table:table-cell table:style-name="ce53" table:formula="of:=IF(ISBLANK([.D185]);&quot;&quot;;[.D185]*(1-[.$T$1])^([.$V$1]-([.K185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1]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66" table:formula="of:=([.C185]*[.$X$1])*(1-[.$T$1])^([.$V$1]-([.K185]*10))" office:value-type="float" office:value="164717.617267927" calcext:value-type="float">
            <text:p>164717.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iot</text:p>
          </table:table-cell>
          <table:table-cell office:value-type="string" calcext:value-type="string">
            <text:p>L8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800" calcext:value-type="float">
            <text:p>800.000</text:p>
          </table:table-cell>
          <table:table-cell/>
          <table:table-cell table:style-name="ce16" office:value-type="float" office:value="640.8" calcext:value-type="float">
            <text:p>640.800</text:p>
          </table:table-cell>
          <table:table-cell table:style-name="ce53" table:formula="of:=[.C186]*(1-[.$T$1])^([.$V$1]-([.K186]*10))" office:value-type="float" office:value="1572.35543187687" calcext:value-type="float">
            <text:p>1572.355</text:p>
          </table:table-cell>
          <table:table-cell table:style-name="ce53" table:formula="of:=IF(ISBLANK([.D186]);&quot;&quot;;[.D186]*(1-[.$T$1])^([.$V$1]-([.K186]*10)))">
            <text:p/>
          </table:table-cell>
          <table:table-cell office:value-type="float" office:value="1381" calcext:value-type="float">
            <text:p>1381</text:p>
          </table:table-cell>
          <table:table-cell table:style-name="ce59" office:value-type="float" office:value="138" calcext:value-type="float">
            <text:p>138</text:p>
          </table:table-cell>
          <table:table-cell office:value-type="string" calcext:value-type="string">
            <text:p>[3]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66" table:formula="of:=([.C186]*[.$X$1])*(1-[.$T$1])^([.$V$1]-([.K186]*10))" office:value-type="float" office:value="1222.63999849597" calcext:value-type="float">
            <text:p>1222.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iot maintence</text:p>
          </table:table-cell>
          <table:table-cell office:value-type="string" calcext:value-type="string">
            <text:p>1-3s/year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 – 15/yr</text:p>
          </table:table-cell>
          <table:table-cell/>
          <table:table-cell table:style-name="ce17" office:value-type="string" calcext:value-type="string">
            <text:p>4.56 – 13.68/yr</text:p>
          </table:table-cell>
          <table:table-cell table:style-name="ce53" table:formula="of:=[.C187]*(1-[.$T$1])^([.$V$1]-([.K187]*10))" office:value-type="float" office:value="10.5916148889142" calcext:value-type="float">
            <text:p>10.592</text:p>
          </table:table-cell>
          <table:table-cell table:style-name="ce53" table:formula="of:=IF(ISBLANK([.D187]);&quot;&quot;;[.D187]*(1-[.$T$1])^([.$V$1]-([.K187]*10)))" office:value-type="float" office:value="31.7748446667427" calcext:value-type="float">
            <text:p>31.775</text:p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66" table:formula="of:=([.C187]*[.$X$1])*(1-[.$T$1])^([.$V$1]-([.K187]*10))" office:value-type="float" office:value="8.23588086339637" calcext:value-type="float">
            <text:p>8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ge</text:p>
          </table:table-cell>
          <table:table-cell office:value-type="string" calcext:value-type="string">
            <text:p>L10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000" calcext:value-type="float">
            <text:p>1000.000</text:p>
          </table:table-cell>
          <table:table-cell/>
          <table:table-cell table:style-name="ce19" office:value-type="float" office:value="912" calcext:value-type="float">
            <text:p>912.000</text:p>
          </table:table-cell>
          <table:table-cell table:style-name="ce53" table:formula="of:=[.C188]*(1-[.$T$1])^([.$V$1]-([.K188]*10))" office:value-type="float" office:value="2118.32297778284" calcext:value-type="float">
            <text:p>2118.323</text:p>
          </table:table-cell>
          <table:table-cell table:style-name="ce53" table:formula="of:=IF(ISBLANK([.D188]);&quot;&quot;;[.D188]*(1-[.$T$1])^([.$V$1]-([.K188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66" table:formula="of:=([.C188]*[.$X$1])*(1-[.$T$1])^([.$V$1]-([.K188]*10))" office:value-type="float" office:value="1647.17617267927" calcext:value-type="float">
            <text:p>1647.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ron-bound cart</text:p>
          </table:table-cell>
          <table:table-cell office:value-type="string" calcext:value-type="string">
            <text:p>4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0" calcext:value-type="float">
            <text:p>20.000</text:p>
          </table:table-cell>
          <table:table-cell/>
          <table:table-cell table:style-name="ce17" office:value-type="float" office:value="18.24" calcext:value-type="float">
            <text:p>18.240</text:p>
          </table:table-cell>
          <table:table-cell table:style-name="ce53" table:formula="of:=[.C189]*(1-[.$T$1])^([.$V$1]-([.K189]*10))" office:value-type="float" office:value="42.3664595556569" calcext:value-type="float">
            <text:p>42.366</text:p>
          </table:table-cell>
          <table:table-cell table:style-name="ce53" table:formula="of:=IF(ISBLANK([.D189]);&quot;&quot;;[.D189]*(1-[.$T$1])^([.$V$1]-([.K189]*10)))">
            <text:p/>
          </table:table-cell>
          <table:table-cell office:value-type="string" calcext:value-type="string">
            <text:p>c1350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189]*[.$X$1])*(1-[.$T$1])^([.$V$1]-([.K189]*10))" office:value-type="float" office:value="32.9435234535855" calcext:value-type="float">
            <text:p>32.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ide for a night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17" calcext:value-type="float">
            <text:p>0.417</text:p>
          </table:table-cell>
          <table:table-cell/>
          <table:table-cell table:style-name="ce17" office:value-type="float" office:value="0.38" calcext:value-type="float">
            <text:p>0.380</text:p>
          </table:table-cell>
          <table:table-cell table:style-name="ce53" table:formula="of:=[.C190]*(1-[.$T$1])^([.$V$1]-([.K190]*10))" office:value-type="float" office:value="0.882634574076185" calcext:value-type="float">
            <text:p>0.883</text:p>
          </table:table-cell>
          <table:table-cell table:style-name="ce53" table:formula="of:=IF(ISBLANK([.D190]);&quot;&quot;;[.D190]*(1-[.$T$1])^([.$V$1]-([.K190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1]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66" table:formula="of:=([.C190]*[.$X$1])*(1-[.$T$1])^([.$V$1]-([.K190]*10))" office:value-type="float" office:value="0.686323405283031" calcext:value-type="float">
            <text:p>0.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rry ride per horseman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17" calcext:value-type="float">
            <text:p>0.417</text:p>
          </table:table-cell>
          <table:table-cell/>
          <table:table-cell table:style-name="ce17" office:value-type="float" office:value="0.38" calcext:value-type="float">
            <text:p>0.380</text:p>
          </table:table-cell>
          <table:table-cell table:style-name="ce53" table:formula="of:=[.C191]*(1-[.$T$1])^([.$V$1]-([.K191]*10))" office:value-type="float" office:value="0.882634574076185" calcext:value-type="float">
            <text:p>0.883</text:p>
          </table:table-cell>
          <table:table-cell table:style-name="ce53" table:formula="of:=IF(ISBLANK([.D191]);&quot;&quot;;[.D191]*(1-[.$T$1])^([.$V$1]-([.K191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1]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66" table:formula="of:=([.C191]*[.$X$1])*(1-[.$T$1])^([.$V$1]-([.K191]*10))" office:value-type="float" office:value="0.686323405283031" calcext:value-type="float">
            <text:p>0.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eeping an earl's warhorse 82 days in summer</text:p>
          </table:table-cell>
          <table:table-cell office:value-type="string" calcext:value-type="string">
            <text:p>36s 9.5d</text:p>
          </table:table-cell>
          <table:table-cell office:value-type="float" office:value="441.5" calcext:value-type="float">
            <text:p>441.5</text:p>
          </table:table-cell>
          <table:table-cell/>
          <table:table-cell office:value-type="float" office:value="183.958" calcext:value-type="float">
            <text:p>183.958</text:p>
          </table:table-cell>
          <table:table-cell/>
          <table:table-cell table:style-name="ce18" office:value-type="float" office:value="232.155" calcext:value-type="float">
            <text:p>232.155</text:p>
          </table:table-cell>
          <table:table-cell table:style-name="ce53" table:formula="of:=[.C192]*(1-[.$T$1])^([.$V$1]-([.K192]*10))" office:value-type="float" office:value="452.662503320067" calcext:value-type="float">
            <text:p>452.663</text:p>
          </table:table-cell>
          <table:table-cell table:style-name="ce53" table:formula="of:=IF(ISBLANK([.D192]);&quot;&quot;;[.D192]*(1-[.$T$1])^([.$V$1]-([.K192]*10)))">
            <text:p/>
          </table:table-cell>
          <table:table-cell office:value-type="float" office:value="1287" calcext:value-type="float">
            <text:p>1287</text:p>
          </table:table-cell>
          <table:table-cell table:style-name="ce60" office:value-type="float" office:value="129" calcext:value-type="float">
            <text:p>129</text:p>
          </table:table-cell>
          <table:table-cell office:value-type="string" calcext:value-type="string">
            <text:p>[3]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66" table:formula="of:=([.C192]*[.$X$1])*(1-[.$T$1])^([.$V$1]-([.K192]*10))" office:value-type="float" office:value="351.983572644134" calcext:value-type="float">
            <text:p>351.9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ISCELLANEOUS</text:p>
          </table:table-cell>
          <table:table-cell table:style-name="ce4" table:number-columns-repeated="3"/>
          <table:table-cell table:style-name="ce10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6 silver spoons</text:p>
          </table:table-cell>
          <table:table-cell office:value-type="string" calcext:value-type="string">
            <text:p>14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70" calcext:value-type="float">
            <text:p>70.000</text:p>
          </table:table-cell>
          <table:table-cell/>
          <table:table-cell table:style-name="ce17" office:value-type="float" office:value="56.07" calcext:value-type="float">
            <text:p>56.070</text:p>
          </table:table-cell>
          <table:table-cell table:style-name="ce53" table:formula="of:=[.C194]*(1-[.$T$1])^([.$V$1]-([.K194]*10))" office:value-type="float" office:value="137.581100289226" calcext:value-type="float">
            <text:p>137.581</text:p>
          </table:table-cell>
          <table:table-cell table:style-name="ce53" table:formula="of:=IF(ISBLANK([.D194]);&quot;&quot;;[.D194]*(1-[.$T$1])^([.$V$1]-([.K194]*10)))">
            <text:p/>
          </table:table-cell>
          <table:table-cell office:value-type="float" office:value="1382" calcext:value-type="float">
            <text:p>1382</text:p>
          </table:table-cell>
          <table:table-cell table:style-name="ce60" office:value-type="float" office:value="138" calcext:value-type="float">
            <text:p>138</text:p>
          </table:table-cell>
          <table:table-cell office:value-type="string" calcext:value-type="string">
            <text:p>[2]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6" table:formula="of:=([.C194]*[.$X$1])*(1-[.$T$1])^([.$V$1]-([.K194]*10))" office:value-type="float" office:value="106.980999868398" calcext:value-type="float">
            <text:p>106.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 gold rings with diamonds</text:p>
          </table:table-cell>
          <table:table-cell office:value-type="string" calcext:value-type="string">
            <text:p>L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500" calcext:value-type="float">
            <text:p>1500.000</text:p>
          </table:table-cell>
          <table:table-cell/>
          <table:table-cell table:style-name="ce16" office:value-type="float" office:value="1201.5" calcext:value-type="float">
            <text:p>1201.500</text:p>
          </table:table-cell>
          <table:table-cell table:style-name="ce53" table:formula="of:=[.C195]*(1-[.$T$1])^([.$V$1]-([.K195]*10))" office:value-type="float" office:value="2948.16643476913" calcext:value-type="float">
            <text:p>2948.166</text:p>
          </table:table-cell>
          <table:table-cell table:style-name="ce53" table:formula="of:=IF(ISBLANK([.D195]);&quot;&quot;;[.D195]*(1-[.$T$1])^([.$V$1]-([.K195]*10)))">
            <text:p/>
          </table:table-cell>
          <table:table-cell office:value-type="float" office:value="1382" calcext:value-type="float">
            <text:p>1382</text:p>
          </table:table-cell>
          <table:table-cell table:style-name="ce60" office:value-type="float" office:value="138" calcext:value-type="float">
            <text:p>138</text:p>
          </table:table-cell>
          <table:table-cell office:value-type="string" calcext:value-type="string">
            <text:p>[2]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6" table:formula="of:=([.C195]*[.$X$1])*(1-[.$T$1])^([.$V$1]-([.K195]*10))" office:value-type="float" office:value="2292.44999717995" calcext:value-type="float">
            <text:p>2292.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old Ring with ruby</text:p>
          </table:table-cell>
          <table:table-cell office:value-type="string" calcext:value-type="string">
            <text:p>26s 8d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33.333" calcext:value-type="float">
            <text:p>133.333</text:p>
          </table:table-cell>
          <table:table-cell/>
          <table:table-cell table:style-name="ce16" office:value-type="float" office:value="106.8" calcext:value-type="float">
            <text:p>106.800</text:p>
          </table:table-cell>
          <table:table-cell table:style-name="ce53" table:formula="of:=[.C196]*(1-[.$T$1])^([.$V$1]-([.K196]*10))" office:value-type="float" office:value="262.059238646144" calcext:value-type="float">
            <text:p>262.059</text:p>
          </table:table-cell>
          <table:table-cell table:style-name="ce53" table:formula="of:=IF(ISBLANK([.D196]);&quot;&quot;;[.D196]*(1-[.$T$1])^([.$V$1]-([.K196]*10)))">
            <text:p/>
          </table:table-cell>
          <table:table-cell office:value-type="float" office:value="1382" calcext:value-type="float">
            <text:p>1382</text:p>
          </table:table-cell>
          <table:table-cell table:style-name="ce60" office:value-type="float" office:value="138" calcext:value-type="float">
            <text:p>138</text:p>
          </table:table-cell>
          <table:table-cell office:value-type="string" calcext:value-type="string">
            <text:p>[2]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6" table:formula="of:=([.C196]*[.$X$1])*(1-[.$T$1])^([.$V$1]-([.K196]*10))" office:value-type="float" office:value="203.773333082662" calcext:value-type="float">
            <text:p>203.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 strings of pearls</text:p>
          </table:table-cell>
          <table:table-cell office:value-type="string" calcext:value-type="string">
            <text:p>70s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350" calcext:value-type="float">
            <text:p>350.000</text:p>
          </table:table-cell>
          <table:table-cell/>
          <table:table-cell table:style-name="ce17" office:value-type="float" office:value="280.35" calcext:value-type="float">
            <text:p>280.350</text:p>
          </table:table-cell>
          <table:table-cell table:style-name="ce53" table:formula="of:=[.C197]*(1-[.$T$1])^([.$V$1]-([.K197]*10))" office:value-type="float" office:value="687.905501446129" calcext:value-type="float">
            <text:p>687.906</text:p>
          </table:table-cell>
          <table:table-cell table:style-name="ce53" table:formula="of:=IF(ISBLANK([.D197]);&quot;&quot;;[.D197]*(1-[.$T$1])^([.$V$1]-([.K197]*10)))">
            <text:p/>
          </table:table-cell>
          <table:table-cell office:value-type="float" office:value="1382" calcext:value-type="float">
            <text:p>1382</text:p>
          </table:table-cell>
          <table:table-cell table:style-name="ce60" office:value-type="float" office:value="138" calcext:value-type="float">
            <text:p>138</text:p>
          </table:table-cell>
          <table:table-cell office:value-type="string" calcext:value-type="string">
            <text:p>[2]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6" table:formula="of:=([.C197]*[.$X$1])*(1-[.$T$1])^([.$V$1]-([.K197]*10))" office:value-type="float" office:value="534.904999341988" calcext:value-type="float">
            <text:p>534.9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6 gold necklaces</text:p>
          </table:table-cell>
          <table:table-cell office:value-type="string" calcext:value-type="string">
            <text:p>100s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500" calcext:value-type="float">
            <text:p>500.000</text:p>
          </table:table-cell>
          <table:table-cell/>
          <table:table-cell table:style-name="ce16" office:value-type="float" office:value="400.5" calcext:value-type="float">
            <text:p>400.500</text:p>
          </table:table-cell>
          <table:table-cell table:style-name="ce53" table:formula="of:=[.C198]*(1-[.$T$1])^([.$V$1]-([.K198]*10))" office:value-type="float" office:value="982.722144923042" calcext:value-type="float">
            <text:p>982.722</text:p>
          </table:table-cell>
          <table:table-cell table:style-name="ce53" table:formula="of:=IF(ISBLANK([.D198]);&quot;&quot;;[.D198]*(1-[.$T$1])^([.$V$1]-([.K198]*10)))">
            <text:p/>
          </table:table-cell>
          <table:table-cell office:value-type="float" office:value="1382" calcext:value-type="float">
            <text:p>1382</text:p>
          </table:table-cell>
          <table:table-cell table:style-name="ce60" office:value-type="float" office:value="138" calcext:value-type="float">
            <text:p>138</text:p>
          </table:table-cell>
          <table:table-cell office:value-type="string" calcext:value-type="string">
            <text:p>[2]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6" table:formula="of:=([.C198]*[.$X$1])*(1-[.$T$1])^([.$V$1]-([.K198]*10))" office:value-type="float" office:value="764.149999059983" calcext:value-type="float">
            <text:p>764.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ee to enroll an apprentice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with mercers (rich merchants) 2s</text:p>
          </table:table-cell>
          <table:table-cell office:value-type="string" calcext:value-type="string">
            <text:p>2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.000</text:p>
          </table:table-cell>
          <table:table-cell/>
          <table:table-cell table:style-name="ce17" office:value-type="float" office:value="9.12" calcext:value-type="float">
            <text:p>9.120</text:p>
          </table:table-cell>
          <table:table-cell table:style-name="ce53" table:formula="of:=[.C200]*(1-[.$T$1])^([.$V$1]-([.K200]*10))" office:value-type="float" office:value="21.1832297778284" calcext:value-type="float">
            <text:p>21.183</text:p>
          </table:table-cell>
          <table:table-cell table:style-name="ce53" table:formula="of:=IF(ISBLANK([.D200]);&quot;&quot;;[.D200]*(1-[.$T$1])^([.$V$1]-([.K200]*10)))">
            <text:p/>
          </table:table-cell>
          <table:table-cell table:style-name="ce7" office:value-type="string" calcext:value-type="string">
            <text:p>14 cen</text:p>
          </table:table-cell>
          <table:table-cell table:style-name="ce63" office:value-type="float" office:value="135" calcext:value-type="float">
            <text:p>135</text:p>
          </table:table-cell>
          <table:table-cell office:value-type="string" calcext:value-type="string">
            <text:p>[2]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66" table:formula="of:=([.C200]*[.$X$1])*(1-[.$T$1])^([.$V$1]-([.K200]*10))" office:value-type="float" office:value="16.4717617267927" calcext:value-type="float">
            <text:p>16.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th carpenters</text:p>
          </table:table-cell>
          <table:table-cell office:value-type="string" calcext:value-type="string">
            <text:p>1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.000</text:p>
          </table:table-cell>
          <table:table-cell/>
          <table:table-cell table:style-name="ce17" office:value-type="float" office:value="4.56" calcext:value-type="float">
            <text:p>4.560</text:p>
          </table:table-cell>
          <table:table-cell table:style-name="ce53" table:formula="of:=[.C201]*(1-[.$T$1])^([.$V$1]-([.K201]*10))" office:value-type="float" office:value="10.5916148889142" calcext:value-type="float">
            <text:p>10.592</text:p>
          </table:table-cell>
          <table:table-cell table:style-name="ce53" table:formula="of:=IF(ISBLANK([.D201]);&quot;&quot;;[.D201]*(1-[.$T$1])^([.$V$1]-([.K201]*10)))">
            <text:p/>
          </table:table-cell>
          <table:table-cell table:style-name="ce7" office:value-type="string" calcext:value-type="string">
            <text:p>14 cen</text:p>
          </table:table-cell>
          <table:table-cell table:style-name="ce63" office:value-type="float" office:value="135" calcext:value-type="float">
            <text:p>135</text:p>
          </table:table-cell>
          <table:table-cell office:value-type="string" calcext:value-type="string">
            <text:p>[2]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66" table:formula="of:=([.C201]*[.$X$1])*(1-[.$T$1])^([.$V$1]-([.K201]*10))" office:value-type="float" office:value="8.23588086339637" calcext:value-type="float">
            <text:p>8.2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ee to join guild at end of apprenticeship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with mercers</text:p>
          </table:table-cell>
          <table:table-cell office:value-type="string" calcext:value-type="string">
            <text:p>20s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.000</text:p>
          </table:table-cell>
          <table:table-cell/>
          <table:table-cell table:style-name="ce16" office:value-type="float" office:value="91.2" calcext:value-type="float">
            <text:p>91.200</text:p>
          </table:table-cell>
          <table:table-cell table:style-name="ce53" table:formula="of:=[.C203]*(1-[.$T$1])^([.$V$1]-([.K203]*10))" office:value-type="float" office:value="211.832297778284" calcext:value-type="float">
            <text:p>211.832</text:p>
          </table:table-cell>
          <table:table-cell table:style-name="ce53" table:formula="of:=IF(ISBLANK([.D203]);&quot;&quot;;[.D203]*(1-[.$T$1])^([.$V$1]-([.K203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2]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66" table:formula="of:=([.C203]*[.$X$1])*(1-[.$T$1])^([.$V$1]-([.K203]*10))" office:value-type="float" office:value="164.717617267927" calcext:value-type="float">
            <text:p>164.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th carpenters</text:p>
          </table:table-cell>
          <table:table-cell office:value-type="string" calcext:value-type="string">
            <text:p>3s 4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6.667" calcext:value-type="float">
            <text:p>16.667</text:p>
          </table:table-cell>
          <table:table-cell/>
          <table:table-cell table:style-name="ce16" office:value-type="float" office:value="15.2" calcext:value-type="float">
            <text:p>15.200</text:p>
          </table:table-cell>
          <table:table-cell table:style-name="ce53" table:formula="of:=[.C204]*(1-[.$T$1])^([.$V$1]-([.K204]*10))" office:value-type="float" office:value="35.3053829630474" calcext:value-type="float">
            <text:p>35.305</text:p>
          </table:table-cell>
          <table:table-cell table:style-name="ce53" table:formula="of:=IF(ISBLANK([.D204]);&quot;&quot;;[.D204]*(1-[.$T$1])^([.$V$1]-([.K204]*10)))">
            <text:p/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2]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66" table:formula="of:=([.C204]*[.$X$1])*(1-[.$T$1])^([.$V$1]-([.K204]*10))" office:value-type="float" office:value="27.4529362113212" calcext:value-type="float">
            <text:p>27.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e to join guild</text:p>
          </table:table-cell>
          <table:table-cell office:value-type="string" calcext:value-type="string">
            <text:p>6s 8d-L3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3.333 – 100</text:p>
          </table:table-cell>
          <table:table-cell/>
          <table:table-cell table:style-name="ce16" office:value-type="string" calcext:value-type="string">
            <text:p>30.4 – 91.2</text:p>
          </table:table-cell>
          <table:table-cell table:style-name="ce53" table:formula="of:=[.C205]*(1-[.$T$1])^([.$V$1]-([.K205]*10))" office:value-type="float" office:value="70.6107659260948" calcext:value-type="float">
            <text:p>70.611</text:p>
          </table:table-cell>
          <table:table-cell table:style-name="ce53" table:formula="of:=IF(ISBLANK([.D205]);&quot;&quot;;[.D205]*(1-[.$T$1])^([.$V$1]-([.K205]*10)))" office:value-type="float" office:value="211.832297778284" calcext:value-type="float">
            <text:p>211.832</text:p>
          </table:table-cell>
          <table:table-cell office:value-type="string" calcext:value-type="string">
            <text:p>14 cen(?)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205]*[.$X$1])*(1-[.$T$1])^([.$V$1]-([.K205]*10))" office:value-type="float" office:value="54.9058724226425" calcext:value-type="float">
            <text:p>54.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e to gain freedom of a town (to enjoy its exemption from feudal duties, I assume)</text:p>
          </table:table-cell>
          <table:table-cell office:value-type="string" calcext:value-type="string">
            <text:p>3s 4d-20s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6.667 – 100</text:p>
          </table:table-cell>
          <table:table-cell/>
          <table:table-cell table:style-name="ce16" office:value-type="string" calcext:value-type="string">
            <text:p>15.2 – 91.2</text:p>
          </table:table-cell>
          <table:table-cell table:style-name="ce53" table:formula="of:=[.C206]*(1-[.$T$1])^([.$V$1]-([.K206]*10))" office:value-type="float" office:value="35.3053829630474" calcext:value-type="float">
            <text:p>35.305</text:p>
          </table:table-cell>
          <table:table-cell table:style-name="ce53" table:formula="of:=IF(ISBLANK([.D206]);&quot;&quot;;[.D206]*(1-[.$T$1])^([.$V$1]-([.K206]*10)))" office:value-type="float" office:value="211.832297778284" calcext:value-type="float">
            <text:p>211.832</text:p>
          </table:table-cell>
          <table:table-cell office:value-type="string" calcext:value-type="string">
            <text:p>14 cen(?)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66" table:formula="of:=([.C206]*[.$X$1])*(1-[.$T$1])^([.$V$1]-([.K206]*10))" office:value-type="float" office:value="27.4529362113212" calcext:value-type="float">
            <text:p>27.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 empty a cesspit in a city</text:p>
          </table:table-cell>
          <table:table-cell office:value-type="string" calcext:value-type="string">
            <text:p>6s 8d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3.333" calcext:value-type="float">
            <text:p>33.333</text:p>
          </table:table-cell>
          <table:table-cell/>
          <table:table-cell table:style-name="ce16" office:value-type="float" office:value="20.8" calcext:value-type="float">
            <text:p>20.800</text:p>
          </table:table-cell>
          <table:table-cell table:style-name="ce53" table:formula="of:=[.C207]*(1-[.$T$1])^([.$V$1]-([.K207]*10))" office:value-type="float" office:value="55.0088787975206" calcext:value-type="float">
            <text:p>55.009</text:p>
          </table:table-cell>
          <table:table-cell table:style-name="ce53" table:formula="of:=IF(ISBLANK([.D207]);&quot;&quot;;[.D207]*(1-[.$T$1])^([.$V$1]-([.K207]*10)))">
            <text:p/>
          </table:table-cell>
          <table:table-cell office:value-type="string" calcext:value-type="string">
            <text:p>15 cen(?)</text:p>
          </table:table-cell>
          <table:table-cell table:style-name="ce60" office:value-type="float" office:value="145" calcext:value-type="float">
            <text:p>145</text:p>
          </table:table-cell>
          <table:table-cell office:value-type="string" calcext:value-type="string">
            <text:p>[3]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66" table:formula="of:=([.C207]*[.$X$1])*(1-[.$T$1])^([.$V$1]-([.K207]*10))" office:value-type="float" office:value="42.77407901977" calcext:value-type="float">
            <text:p>42.7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andles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Somerset</text:p>
          </table:table-cell>
          <table:table-cell office:value-type="string" calcext:value-type="string">
            <text:p>1.5d/lb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2" office:value-type="string" calcext:value-type="string">
            <text:p>0.625/lb</text:p>
          </table:table-cell>
          <table:table-cell table:style-name="ce12"/>
          <table:table-cell table:style-name="ce21" office:value-type="string" calcext:value-type="string">
            <text:p>0.443/lb</text:p>
          </table:table-cell>
          <table:table-cell table:style-name="ce53" table:formula="of:=[.C209]*(1-[.$T$1])^([.$V$1]-([.K209]*10))" office:value-type="float" office:value="1.357425512406" calcext:value-type="float">
            <text:p>1.357</text:p>
          </table:table-cell>
          <table:table-cell table:style-name="ce53" table:formula="of:=IF(ISBLANK([.D209]);&quot;&quot;;[.D209]*(1-[.$T$1])^([.$V$1]-([.K209]*10)))">
            <text:p/>
          </table:table-cell>
          <table:table-cell office:value-type="float" office:value="1338" calcext:value-type="float">
            <text:p>1338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66" table:formula="of:=([.C209]*[.$X$1])*(1-[.$T$1])^([.$V$1]-([.K209]*10))" office:value-type="float" office:value="1.05551371706422" calcext:value-type="float">
            <text:p>1.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2d-2.5d/lb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0.833 – 1.042/lb</text:p>
          </table:table-cell>
          <table:table-cell/>
          <table:table-cell table:style-name="ce18" office:value-type="string" calcext:value-type="string">
            <text:p>0.796 – 0.996/lb</text:p>
          </table:table-cell>
          <table:table-cell table:style-name="ce53" table:formula="of:=[.C210]*(1-[.$T$1])^([.$V$1]-([.K210]*10))" office:value-type="float" office:value="1.80990068320801" calcext:value-type="float">
            <text:p>1.810</text:p>
          </table:table-cell>
          <table:table-cell table:style-name="ce53" table:formula="of:=IF(ISBLANK([.D210]);&quot;&quot;;[.D210]*(1-[.$T$1])^([.$V$1]-([.K210]*10)))" office:value-type="float" office:value="2.26237585401001" calcext:value-type="float">
            <text:p>2.262</text:p>
          </table:table-cell>
          <table:table-cell office:value-type="float" office:value="1338" calcext:value-type="float">
            <text:p>1338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66" table:formula="of:=([.C210]*[.$X$1])*(1-[.$T$1])^([.$V$1]-([.K210]*10))" office:value-type="float" office:value="1.4073516227523" calcext:value-type="float">
            <text:p>1.4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andles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tallow</text:p>
          </table:table-cell>
          <table:table-cell office:value-type="string" calcext:value-type="string">
            <text:p>1.5d/lb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2" office:value-type="string" calcext:value-type="string">
            <text:p>0.625/lb</text:p>
          </table:table-cell>
          <table:table-cell table:style-name="ce12"/>
          <table:table-cell table:style-name="ce22" office:value-type="string" calcext:value-type="string">
            <text:p>0.39/lb</text:p>
          </table:table-cell>
          <table:table-cell table:style-name="ce53" table:formula="of:=[.C212]*(1-[.$T$1])^([.$V$1]-([.K212]*10))" office:value-type="float" office:value="1.03141647745351" calcext:value-type="float">
            <text:p>1.031</text:p>
          </table:table-cell>
          <table:table-cell table:style-name="ce53" table:formula="of:=IF(ISBLANK([.D212]);&quot;&quot;;[.D212]*(1-[.$T$1])^([.$V$1]-([.K212]*10)))">
            <text:p/>
          </table:table-cell>
          <table:table-cell office:value-type="string" calcext:value-type="string">
            <text:p>15 cen(?)</text:p>
          </table:table-cell>
          <table:table-cell table:style-name="ce59" office:value-type="float" office:value="145" calcext:value-type="float">
            <text:p>145</text:p>
          </table:table-cell>
          <table:table-cell office:value-type="string" calcext:value-type="string">
            <text:p>[3]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66" table:formula="of:=([.C212]*[.$X$1])*(1-[.$T$1])^([.$V$1]-([.K212]*10))" office:value-type="float" office:value="0.802013981620688" calcext:value-type="float">
            <text:p>0.8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x</text:p>
          </table:table-cell>
          <table:table-cell office:value-type="string" calcext:value-type="string">
            <text:p>6.5d/lb</text:p>
          </table:table-cell>
          <table:table-cell office:value-type="float" office:value="6.5" calcext:value-type="float">
            <text:p>6.5</text:p>
          </table:table-cell>
          <table:table-cell/>
          <table:table-cell table:style-name="ce12" office:value-type="string" calcext:value-type="string">
            <text:p>2.708/lb</text:p>
          </table:table-cell>
          <table:table-cell table:style-name="ce12"/>
          <table:table-cell table:style-name="ce21" office:value-type="string" calcext:value-type="string">
            <text:p>2.007/lb</text:p>
          </table:table-cell>
          <table:table-cell table:style-name="ce53" table:formula="of:=[.C213]*(1-[.$T$1])^([.$V$1]-([.K213]*10))" office:value-type="float" office:value="5.06378464380522" calcext:value-type="float">
            <text:p>5.064</text:p>
          </table:table-cell>
          <table:table-cell table:style-name="ce53" table:formula="of:=IF(ISBLANK([.D213]);&quot;&quot;;[.D213]*(1-[.$T$1])^([.$V$1]-([.K213]*10)))">
            <text:p/>
          </table:table-cell>
          <table:table-cell office:value-type="string" calcext:value-type="string">
            <text:p>1406-1407</text:p>
          </table:table-cell>
          <table:table-cell table:style-name="ce59" office:value-type="float" office:value="140" calcext:value-type="float">
            <text:p>140</text:p>
          </table:table-cell>
          <table:table-cell office:value-type="string" calcext:value-type="string">
            <text:p>[3]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66" table:formula="of:=([.C213]*[.$X$1])*(1-[.$T$1])^([.$V$1]-([.K213]*10))" office:value-type="float" office:value="3.93752298225328" calcext:value-type="float">
            <text:p>3.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667" calcext:value-type="float">
            <text:p>1.667</text:p>
          </table:table-cell>
          <table:table-cell/>
          <table:table-cell table:style-name="ce18" office:value-type="float" office:value="1.009" calcext:value-type="float">
            <text:p>1.009</text:p>
          </table:table-cell>
          <table:table-cell table:style-name="ce53" table:formula="of:=[.C214]*(1-[.$T$1])^([.$V$1]-([.K214]*10))" office:value-type="float" office:value="2.68261892811707" calcext:value-type="float">
            <text:p>2.683</text:p>
          </table:table-cell>
          <table:table-cell table:style-name="ce53" table:formula="of:=IF(ISBLANK([.D214]);&quot;&quot;;[.D214]*(1-[.$T$1])^([.$V$1]-([.K214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14]*[.$X$1])*(1-[.$T$1])^([.$V$1]-([.K214]*10))" office:value-type="float" office:value="2.08596423921991" calcext:value-type="float">
            <text:p>2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rel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25" calcext:value-type="float">
            <text:p>1.250</text:p>
          </table:table-cell>
          <table:table-cell/>
          <table:table-cell table:style-name="ce18" office:value-type="float" office:value="0.756" calcext:value-type="float">
            <text:p>0.756</text:p>
          </table:table-cell>
          <table:table-cell table:style-name="ce53" table:formula="of:=[.C215]*(1-[.$T$1])^([.$V$1]-([.K215]*10))" office:value-type="float" office:value="2.0119641960878" calcext:value-type="float">
            <text:p>2.012</text:p>
          </table:table-cell>
          <table:table-cell table:style-name="ce53" table:formula="of:=IF(ISBLANK([.D215]);&quot;&quot;;[.D215]*(1-[.$T$1])^([.$V$1]-([.K215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15]*[.$X$1])*(1-[.$T$1])^([.$V$1]-([.K215]*10))" office:value-type="float" office:value="1.56447317941493" calcext:value-type="float">
            <text:p>1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667" calcext:value-type="float">
            <text:p>1.667</text:p>
          </table:table-cell>
          <table:table-cell/>
          <table:table-cell table:style-name="ce18" office:value-type="float" office:value="1.009" calcext:value-type="float">
            <text:p>1.009</text:p>
          </table:table-cell>
          <table:table-cell table:style-name="ce53" table:formula="of:=[.C216]*(1-[.$T$1])^([.$V$1]-([.K216]*10))" office:value-type="float" office:value="2.68261892811707" calcext:value-type="float">
            <text:p>2.683</text:p>
          </table:table-cell>
          <table:table-cell table:style-name="ce53" table:formula="of:=IF(ISBLANK([.D216]);&quot;&quot;;[.D216]*(1-[.$T$1])^([.$V$1]-([.K216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16]*[.$X$1])*(1-[.$T$1])^([.$V$1]-([.K216]*10))" office:value-type="float" office:value="2.08596423921991" calcext:value-type="float">
            <text:p>2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 buckets</text:p>
          </table:table-cell>
          <table:table-cell office:value-type="string" calcext:value-type="string">
            <text:p>1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.000</text:p>
          </table:table-cell>
          <table:table-cell/>
          <table:table-cell table:style-name="ce18" office:value-type="float" office:value="3.025" calcext:value-type="float">
            <text:p>3.025</text:p>
          </table:table-cell>
          <table:table-cell table:style-name="ce53" table:formula="of:=[.C217]*(1-[.$T$1])^([.$V$1]-([.K217]*10))" office:value-type="float" office:value="8.0478567843512" calcext:value-type="float">
            <text:p>8.048</text:p>
          </table:table-cell>
          <table:table-cell table:style-name="ce53" table:formula="of:=IF(ISBLANK([.D217]);&quot;&quot;;[.D217]*(1-[.$T$1])^([.$V$1]-([.K217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17]*[.$X$1])*(1-[.$T$1])^([.$V$1]-([.K217]*10))" office:value-type="float" office:value="6.25789271765973" calcext:value-type="float">
            <text:p>6.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 sheet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667" calcext:value-type="float">
            <text:p>1.667</text:p>
          </table:table-cell>
          <table:table-cell/>
          <table:table-cell table:style-name="ce18" office:value-type="float" office:value="1.009" calcext:value-type="float">
            <text:p>1.009</text:p>
          </table:table-cell>
          <table:table-cell table:style-name="ce53" table:formula="of:=[.C218]*(1-[.$T$1])^([.$V$1]-([.K218]*10))" office:value-type="float" office:value="2.68261892811707" calcext:value-type="float">
            <text:p>2.683</text:p>
          </table:table-cell>
          <table:table-cell table:style-name="ce53" table:formula="of:=IF(ISBLANK([.D218]);&quot;&quot;;[.D218]*(1-[.$T$1])^([.$V$1]-([.K218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18]*[.$X$1])*(1-[.$T$1])^([.$V$1]-([.K218]*10))" office:value-type="float" office:value="2.08596423921991" calcext:value-type="float">
            <text:p>2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 mattress</text:p>
          </table:table-cell>
          <table:table-cell office:value-type="string" calcext:value-type="string">
            <text:p>2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33" calcext:value-type="float">
            <text:p>0.833</text:p>
          </table:table-cell>
          <table:table-cell/>
          <table:table-cell table:style-name="ce18" office:value-type="float" office:value="0.504" calcext:value-type="float">
            <text:p>0.504</text:p>
          </table:table-cell>
          <table:table-cell table:style-name="ce53" table:formula="of:=[.C219]*(1-[.$T$1])^([.$V$1]-([.K219]*10))" office:value-type="float" office:value="1.34130946405853" calcext:value-type="float">
            <text:p>1.341</text:p>
          </table:table-cell>
          <table:table-cell table:style-name="ce53" table:formula="of:=IF(ISBLANK([.D219]);&quot;&quot;;[.D219]*(1-[.$T$1])^([.$V$1]-([.K219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19]*[.$X$1])*(1-[.$T$1])^([.$V$1]-([.K219]*10))" office:value-type="float" office:value="1.04298211960995" calcext:value-type="float">
            <text:p>1.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 pillows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667" calcext:value-type="float">
            <text:p>1.667</text:p>
          </table:table-cell>
          <table:table-cell/>
          <table:table-cell table:style-name="ce18" office:value-type="float" office:value="1.009" calcext:value-type="float">
            <text:p>1.009</text:p>
          </table:table-cell>
          <table:table-cell table:style-name="ce53" table:formula="of:=[.C220]*(1-[.$T$1])^([.$V$1]-([.K220]*10))" office:value-type="float" office:value="2.68261892811707" calcext:value-type="float">
            <text:p>2.683</text:p>
          </table:table-cell>
          <table:table-cell table:style-name="ce53" table:formula="of:=IF(ISBLANK([.D220]);&quot;&quot;;[.D220]*(1-[.$T$1])^([.$V$1]-([.K220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20]*[.$X$1])*(1-[.$T$1])^([.$V$1]-([.K220]*10))" office:value-type="float" office:value="2.08596423921991" calcext:value-type="float">
            <text:p>2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 boards for a bed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667" calcext:value-type="float">
            <text:p>1.667</text:p>
          </table:table-cell>
          <table:table-cell/>
          <table:table-cell table:style-name="ce18" office:value-type="float" office:value="1.009" calcext:value-type="float">
            <text:p>1.009</text:p>
          </table:table-cell>
          <table:table-cell table:style-name="ce53" table:formula="of:=[.C221]*(1-[.$T$1])^([.$V$1]-([.K221]*10))" office:value-type="float" office:value="2.68261892811707" calcext:value-type="float">
            <text:p>2.683</text:p>
          </table:table-cell>
          <table:table-cell table:style-name="ce53" table:formula="of:=IF(ISBLANK([.D221]);&quot;&quot;;[.D221]*(1-[.$T$1])^([.$V$1]-([.K221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21]*[.$X$1])*(1-[.$T$1])^([.$V$1]-([.K221]*10))" office:value-type="float" office:value="2.08596423921991" calcext:value-type="float">
            <text:p>2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 sheets, 4 blankets</text:p>
          </table:table-cell>
          <table:table-cell office:value-type="string" calcext:value-type="string">
            <text:p>5s 8p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8.333" calcext:value-type="float">
            <text:p>28.333</text:p>
          </table:table-cell>
          <table:table-cell/>
          <table:table-cell table:style-name="ce17" office:value-type="float" office:value="25.84" calcext:value-type="float">
            <text:p>25.840</text:p>
          </table:table-cell>
          <table:table-cell table:style-name="ce53" table:formula="of:=[.C222]*(1-[.$T$1])^([.$V$1]-([.K222]*10))" office:value-type="float" office:value="60.0191510371806" calcext:value-type="float">
            <text:p>60.019</text:p>
          </table:table-cell>
          <table:table-cell table:style-name="ce53" table:formula="of:=IF(ISBLANK([.D222]);&quot;&quot;;[.D222]*(1-[.$T$1])^([.$V$1]-([.K222]*10)))">
            <text:p/>
          </table:table-cell>
          <table:table-cell office:value-type="string" calcext:value-type="string">
            <text:p>1349-1352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22]*[.$X$1])*(1-[.$T$1])^([.$V$1]-([.K222]*10))" office:value-type="float" office:value="46.6699915592461" calcext:value-type="float">
            <text:p>46.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 bedspreads, 20 sheets, 8 featherbeds</text:p>
          </table:table-cell>
          <table:table-cell office:value-type="string" calcext:value-type="string">
            <text:p>L3 1s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315" calcext:value-type="float">
            <text:p>315.000</text:p>
          </table:table-cell>
          <table:table-cell/>
          <table:table-cell table:style-name="ce17" office:value-type="float" office:value="397.53" calcext:value-type="float">
            <text:p>397.530</text:p>
          </table:table-cell>
          <table:table-cell table:style-name="ce53" table:formula="of:=[.C223]*(1-[.$T$1])^([.$V$1]-([.K223]*10))" office:value-type="float" office:value="775.114048720206" calcext:value-type="float">
            <text:p>775.114</text:p>
          </table:table-cell>
          <table:table-cell table:style-name="ce53" table:formula="of:=IF(ISBLANK([.D223]);&quot;&quot;;[.D223]*(1-[.$T$1])^([.$V$1]-([.K223]*10)))">
            <text:p/>
          </table:table-cell>
          <table:table-cell office:value-type="string" calcext:value-type="string">
            <text:p>1285-1290</text:p>
          </table:table-cell>
          <table:table-cell table:style-name="ce60" office:value-type="float" office:value="129" calcext:value-type="float">
            <text:p>129</text:p>
          </table:table-cell>
          <table:table-cell office:value-type="string" calcext:value-type="string">
            <text:p>[3]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66" table:formula="of:=([.C223]*[.$X$1])*(1-[.$T$1])^([.$V$1]-([.K223]*10))" office:value-type="float" office:value="602.717057574101" calcext:value-type="float">
            <text:p>602.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ke's bed of cloth of gold, with blue satin canopy</text:p>
          </table:table-cell>
          <table:table-cell office:value-type="string" calcext:value-type="string">
            <text:p>L182 3s</text:p>
          </table:table-cell>
          <table:table-cell office:value-type="float" office:value="44040" calcext:value-type="float">
            <text:p>44040</text:p>
          </table:table-cell>
          <table:table-cell/>
          <table:table-cell office:value-type="float" office:value="18350" calcext:value-type="float">
            <text:p>18350.000</text:p>
          </table:table-cell>
          <table:table-cell/>
          <table:table-cell table:style-name="ce17" office:value-type="float" office:value="13597.35" calcext:value-type="float">
            <text:p>13597.350</text:p>
          </table:table-cell>
          <table:table-cell table:style-name="ce53" table:formula="of:=[.C224]*(1-[.$T$1])^([.$V$1]-([.K224]*10))" office:value-type="float" office:value="34309.0885712587" calcext:value-type="float">
            <text:p>34309.089</text:p>
          </table:table-cell>
          <table:table-cell table:style-name="ce53" table:formula="of:=IF(ISBLANK([.D224]);&quot;&quot;;[.D224]*(1-[.$T$1])^([.$V$1]-([.K224]*10)))">
            <text:p/>
          </table:table-cell>
          <table:table-cell office:value-type="float" office:value="1397" calcext:value-type="float">
            <text:p>1397</text:p>
          </table:table-cell>
          <table:table-cell table:style-name="ce59" office:value-type="float" office:value="140" calcext:value-type="float">
            <text:p>140</text:p>
          </table:table-cell>
          <table:table-cell office:value-type="string" calcext:value-type="string">
            <text:p>[3]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66" table:formula="of:=([.C224]*[.$X$1])*(1-[.$T$1])^([.$V$1]-([.K224]*10))" office:value-type="float" office:value="26678.2326366822" calcext:value-type="float">
            <text:p>26678.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.500</text:p>
          </table:table-cell>
          <table:table-cell/>
          <table:table-cell table:style-name="ce18" office:value-type="float" office:value="1.513" calcext:value-type="float">
            <text:p>1.513</text:p>
          </table:table-cell>
          <table:table-cell table:style-name="ce53" table:formula="of:=[.C225]*(1-[.$T$1])^([.$V$1]-([.K225]*10))" office:value-type="float" office:value="4.0239283921756" calcext:value-type="float">
            <text:p>4.024</text:p>
          </table:table-cell>
          <table:table-cell table:style-name="ce53" table:formula="of:=IF(ISBLANK([.D225]);&quot;&quot;;[.D225]*(1-[.$T$1])^([.$V$1]-([.K225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25]*[.$X$1])*(1-[.$T$1])^([.$V$1]-([.K225]*10))" office:value-type="float" office:value="3.12894635882986" calcext:value-type="float">
            <text:p>3.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25" calcext:value-type="float">
            <text:p>1.250</text:p>
          </table:table-cell>
          <table:table-cell/>
          <table:table-cell table:style-name="ce18" office:value-type="float" office:value="0.756" calcext:value-type="float">
            <text:p>0.756</text:p>
          </table:table-cell>
          <table:table-cell table:style-name="ce53" table:formula="of:=[.C226]*(1-[.$T$1])^([.$V$1]-([.K226]*10))" office:value-type="float" office:value="2.0119641960878" calcext:value-type="float">
            <text:p>2.012</text:p>
          </table:table-cell>
          <table:table-cell table:style-name="ce53" table:formula="of:=IF(ISBLANK([.D226]);&quot;&quot;;[.D226]*(1-[.$T$1])^([.$V$1]-([.K226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26]*[.$X$1])*(1-[.$T$1])^([.$V$1]-([.K226]*10))" office:value-type="float" office:value="1.56447317941493" calcext:value-type="float">
            <text:p>1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est with necessaries thereto</text:p>
          </table:table-cell>
          <table:table-cell office:value-type="string" calcext:value-type="string">
            <text:p>2s 2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.833" calcext:value-type="float">
            <text:p>10.833</text:p>
          </table:table-cell>
          <table:table-cell/>
          <table:table-cell table:style-name="ce18" office:value-type="float" office:value="6.554" calcext:value-type="float">
            <text:p>6.554</text:p>
          </table:table-cell>
          <table:table-cell table:style-name="ce53" table:formula="of:=[.C227]*(1-[.$T$1])^([.$V$1]-([.K227]*10))" office:value-type="float" office:value="17.4370230327609" calcext:value-type="float">
            <text:p>17.437</text:p>
          </table:table-cell>
          <table:table-cell table:style-name="ce53" table:formula="of:=IF(ISBLANK([.D227]);&quot;&quot;;[.D227]*(1-[.$T$1])^([.$V$1]-([.K227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27]*[.$X$1])*(1-[.$T$1])^([.$V$1]-([.K227]*10))" office:value-type="float" office:value="13.5587675549294" calcext:value-type="float">
            <text:p>13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 chests</text:p>
          </table:table-cell>
          <table:table-cell office:value-type="string" calcext:value-type="string">
            <text:p>6d eac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.500</text:p>
          </table:table-cell>
          <table:table-cell/>
          <table:table-cell table:style-name="ce18" office:value-type="float" office:value="1.513" calcext:value-type="float">
            <text:p>1.513</text:p>
          </table:table-cell>
          <table:table-cell table:style-name="ce53" table:formula="of:=[.C228]*(1-[.$T$1])^([.$V$1]-([.K228]*10))" office:value-type="float" office:value="4.0239283921756" calcext:value-type="float">
            <text:p>4.024</text:p>
          </table:table-cell>
          <table:table-cell table:style-name="ce53" table:formula="of:=IF(ISBLANK([.D228]);&quot;&quot;;[.D228]*(1-[.$T$1])^([.$V$1]-([.K228]*10)))">
            <text:p/>
          </table:table-cell>
          <table:table-cell office:value-type="float" office:value="1457" calcext:value-type="float">
            <text:p>1457</text:p>
          </table:table-cell>
          <table:table-cell table:style-name="ce60" office:value-type="float" office:value="146" calcext:value-type="float">
            <text:p>146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28]*[.$X$1])*(1-[.$T$1])^([.$V$1]-([.K228]*10))" office:value-type="float" office:value="3.12894635882986" calcext:value-type="float">
            <text:p>3.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tal ewer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.500</text:p>
          </table:table-cell>
          <table:table-cell/>
          <table:table-cell table:style-name="ce17" office:value-type="float" office:value="2.28" calcext:value-type="float">
            <text:p>2.280</text:p>
          </table:table-cell>
          <table:table-cell table:style-name="ce53" table:formula="of:=[.C229]*(1-[.$T$1])^([.$V$1]-([.K229]*10))" office:value-type="float" office:value="5.29580744445711" calcext:value-type="float">
            <text:p>5.296</text:p>
          </table:table-cell>
          <table:table-cell table:style-name="ce53" table:formula="of:=IF(ISBLANK([.D229]);&quot;&quot;;[.D229]*(1-[.$T$1])^([.$V$1]-([.K229]*10)))">
            <text:p/>
          </table:table-cell>
          <table:table-cell office:value-type="string" calcext:value-type="string">
            <text:p>1349-1352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29]*[.$X$1])*(1-[.$T$1])^([.$V$1]-([.K229]*10))" office:value-type="float" office:value="4.11794043169818" calcext:value-type="float">
            <text:p>4.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ass pot</text:p>
          </table:table-cell>
          <table:table-cell office:value-type="string" calcext:value-type="string">
            <text:p>2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.000</text:p>
          </table:table-cell>
          <table:table-cell/>
          <table:table-cell table:style-name="ce17" office:value-type="float" office:value="9.12" calcext:value-type="float">
            <text:p>9.120</text:p>
          </table:table-cell>
          <table:table-cell table:style-name="ce53" table:formula="of:=[.C230]*(1-[.$T$1])^([.$V$1]-([.K230]*10))" office:value-type="float" office:value="21.1832297778284" calcext:value-type="float">
            <text:p>21.183</text:p>
          </table:table-cell>
          <table:table-cell table:style-name="ce53" table:formula="of:=IF(ISBLANK([.D230]);&quot;&quot;;[.D230]*(1-[.$T$1])^([.$V$1]-([.K230]*10)))">
            <text:p/>
          </table:table-cell>
          <table:table-cell office:value-type="string" calcext:value-type="string">
            <text:p>1349-1352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30]*[.$X$1])*(1-[.$T$1])^([.$V$1]-([.K230]*10))" office:value-type="float" office:value="16.4717617267927" calcext:value-type="float">
            <text:p>16.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sin and ewer</text:p>
          </table:table-cell>
          <table:table-cell office:value-type="string" calcext:value-type="string">
            <text:p>8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333" calcext:value-type="float">
            <text:p>3.333</text:p>
          </table:table-cell>
          <table:table-cell/>
          <table:table-cell table:style-name="ce17" office:value-type="float" office:value="3.04" calcext:value-type="float">
            <text:p>3.040</text:p>
          </table:table-cell>
          <table:table-cell table:style-name="ce53" table:formula="of:=[.C231]*(1-[.$T$1])^([.$V$1]-([.K231]*10))" office:value-type="float" office:value="7.06107659260948" calcext:value-type="float">
            <text:p>7.061</text:p>
          </table:table-cell>
          <table:table-cell table:style-name="ce53" table:formula="of:=IF(ISBLANK([.D231]);&quot;&quot;;[.D231]*(1-[.$T$1])^([.$V$1]-([.K231]*10)))">
            <text:p/>
          </table:table-cell>
          <table:table-cell office:value-type="string" calcext:value-type="string">
            <text:p>1349-1352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31]*[.$X$1])*(1-[.$T$1])^([.$V$1]-([.K231]*10))" office:value-type="float" office:value="5.49058724226424" calcext:value-type="float">
            <text:p>5.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sin and ewer</text:p>
          </table:table-cell>
          <table:table-cell office:value-type="string" calcext:value-type="string">
            <text:p>2s 8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.333" calcext:value-type="float">
            <text:p>13.333</text:p>
          </table:table-cell>
          <table:table-cell/>
          <table:table-cell table:style-name="ce17" office:value-type="float" office:value="12.16" calcext:value-type="float">
            <text:p>12.160</text:p>
          </table:table-cell>
          <table:table-cell table:style-name="ce53" table:formula="of:=[.C232]*(1-[.$T$1])^([.$V$1]-([.K232]*10))" office:value-type="float" office:value="28.2443063704379" calcext:value-type="float">
            <text:p>28.244</text:p>
          </table:table-cell>
          <table:table-cell table:style-name="ce53" table:formula="of:=IF(ISBLANK([.D232]);&quot;&quot;;[.D232]*(1-[.$T$1])^([.$V$1]-([.K232]*10)))">
            <text:p/>
          </table:table-cell>
          <table:table-cell office:value-type="string" calcext:value-type="string">
            <text:p>1349-1352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32]*[.$X$1])*(1-[.$T$1])^([.$V$1]-([.K232]*10))" office:value-type="float" office:value="21.962348969057" calcext:value-type="float">
            <text:p>21.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wel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.500</text:p>
          </table:table-cell>
          <table:table-cell/>
          <table:table-cell table:style-name="ce17" office:value-type="float" office:value="2.28" calcext:value-type="float">
            <text:p>2.280</text:p>
          </table:table-cell>
          <table:table-cell table:style-name="ce53" table:formula="of:=[.C233]*(1-[.$T$1])^([.$V$1]-([.K233]*10))" office:value-type="float" office:value="5.29580744445711" calcext:value-type="float">
            <text:p>5.296</text:p>
          </table:table-cell>
          <table:table-cell table:style-name="ce53" table:formula="of:=IF(ISBLANK([.D233]);&quot;&quot;;[.D233]*(1-[.$T$1])^([.$V$1]-([.K233]*10)))">
            <text:p/>
          </table:table-cell>
          <table:table-cell office:value-type="string" calcext:value-type="string">
            <text:p>1349-1352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33]*[.$X$1])*(1-[.$T$1])^([.$V$1]-([.K233]*10))" office:value-type="float" office:value="4.11794043169818" calcext:value-type="float">
            <text:p>4.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ffer</text:p>
          </table:table-cell>
          <table:table-cell office:value-type="string" calcext:value-type="string">
            <text:p>1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.000</text:p>
          </table:table-cell>
          <table:table-cell/>
          <table:table-cell table:style-name="ce17" office:value-type="float" office:value="4.56" calcext:value-type="float">
            <text:p>4.560</text:p>
          </table:table-cell>
          <table:table-cell table:style-name="ce53" table:formula="of:=[.C234]*(1-[.$T$1])^([.$V$1]-([.K234]*10))" office:value-type="float" office:value="10.5916148889142" calcext:value-type="float">
            <text:p>10.592</text:p>
          </table:table-cell>
          <table:table-cell table:style-name="ce53" table:formula="of:=IF(ISBLANK([.D234]);&quot;&quot;;[.D234]*(1-[.$T$1])^([.$V$1]-([.K234]*10)))">
            <text:p/>
          </table:table-cell>
          <table:table-cell office:value-type="string" calcext:value-type="string">
            <text:p>1349-1352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34]*[.$X$1])*(1-[.$T$1])^([.$V$1]-([.K234]*10))" office:value-type="float" office:value="8.23588086339637" calcext:value-type="float">
            <text:p>8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 stools</text:p>
          </table:table-cell>
          <table:table-cell office:value-type="string" calcext:value-type="string">
            <text:p>8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333" calcext:value-type="float">
            <text:p>3.333</text:p>
          </table:table-cell>
          <table:table-cell/>
          <table:table-cell table:style-name="ce17" office:value-type="float" office:value="3.04" calcext:value-type="float">
            <text:p>3.040</text:p>
          </table:table-cell>
          <table:table-cell table:style-name="ce53" table:formula="of:=[.C235]*(1-[.$T$1])^([.$V$1]-([.K235]*10))" office:value-type="float" office:value="7.06107659260948" calcext:value-type="float">
            <text:p>7.061</text:p>
          </table:table-cell>
          <table:table-cell table:style-name="ce53" table:formula="of:=IF(ISBLANK([.D235]);&quot;&quot;;[.D235]*(1-[.$T$1])^([.$V$1]-([.K235]*10)))">
            <text:p/>
          </table:table-cell>
          <table:table-cell office:value-type="string" calcext:value-type="string">
            <text:p>1349-1352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3]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table:formula="of:=([.C235]*[.$X$1])*(1-[.$T$1])^([.$V$1]-([.K235]*10))" office:value-type="float" office:value="5.49058724226424" calcext:value-type="float">
            <text:p>5.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ramic cooking pot</text:p>
          </table:table-cell>
          <table:table-cell office:value-type="string" calcext:value-type="string">
            <text:p>.5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08" calcext:value-type="float">
            <text:p>0.208</text:p>
          </table:table-cell>
          <table:table-cell/>
          <table:table-cell table:style-name="ce18" office:value-type="float" office:value="0.199" calcext:value-type="float">
            <text:p>0.199</text:p>
          </table:table-cell>
          <table:table-cell table:style-name="ce53" table:formula="of:=[.C236]*(1-[.$T$1])^([.$V$1]-([.K236]*10))" office:value-type="float" office:value="0.452475170802001" calcext:value-type="float">
            <text:p>0.452</text:p>
          </table:table-cell>
          <table:table-cell table:style-name="ce53" table:formula="of:=IF(ISBLANK([.D236]);&quot;&quot;;[.D236]*(1-[.$T$1])^([.$V$1]-([.K236]*10)))">
            <text:p/>
          </table:table-cell>
          <table:table-cell office:value-type="string" calcext:value-type="string">
            <text:p>1340s</text:p>
          </table:table-cell>
          <table:table-cell table:style-name="ce59" office:value-type="float" office:value="134" calcext:value-type="float">
            <text:p>134</text:p>
          </table:table-cell>
          <table:table-cell office:value-type="string" calcext:value-type="string">
            <text:p>[3]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66" table:formula="of:=([.C236]*[.$X$1])*(1-[.$T$1])^([.$V$1]-([.K236]*10))" office:value-type="float" office:value="0.351837905688074" calcext:value-type="float">
            <text:p>0.3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AGES</text:p>
          </table:table-cell>
          <table:table-cell table:style-name="ce4" table:number-columns-repeated="3"/>
          <table:table-cell table:style-name="ce10" table:number-columns-repeated="3"/>
          <table:table-cell table:style-name="ce54" table:number-columns-repeated="2"/>
          <table:table-cell table:style-name="ce4"/>
          <table:table-cell table:style-name="ce61"/>
          <table:table-cell table:style-name="ce4" table:number-columns-repeated="2"/>
          <table:table-cell table:style-name="ce2" table:number-columns-repeated="1010"/>
        </table:table-row>
        <table:table-row table:style-name="ro1">
          <table:table-cell table:style-name="ce3" office:value-type="string" calcext:value-type="string">
            <text:p>Mercenaries: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knight banneret</text:p>
          </table:table-cell>
          <table:table-cell office:value-type="string" calcext:value-type="string">
            <text:p>4s/da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20/day</text:p>
          </table:table-cell>
          <table:table-cell/>
          <table:table-cell table:style-name="ce17" office:value-type="string" calcext:value-type="string">
            <text:p>22.38/day</text:p>
          </table:table-cell>
          <table:table-cell table:style-name="ce53" table:formula="of:=[.C239]*(1-[.$T$1])^([.$V$1]-([.K239]*10))" office:value-type="float" office:value="46.816336331299" calcext:value-type="float">
            <text:p>46.816</text:p>
          </table:table-cell>
          <table:table-cell table:style-name="ce53" table:formula="of:=IF(ISBLANK([.D239]);&quot;&quot;;[.D239]*(1-[.$T$1])^([.$V$1]-([.K239]*10)))">
            <text:p/>
          </table:table-cell>
          <table:table-cell office:value-type="float" office:value="1316" calcext:value-type="float">
            <text:p>1316</text:p>
          </table:table-cell>
          <table:table-cell table:style-name="ce59" office:value-type="float" office:value="131" calcext:value-type="float">
            <text:p>131</text:p>
          </table:table-cell>
          <table:table-cell office:value-type="string" calcext:value-type="string">
            <text:p>[4]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6" table:formula="of:=([.C239]*[.$X$1])*(1-[.$T$1])^([.$V$1]-([.K239]*10))" office:value-type="float" office:value="36.4036808861731" calcext:value-type="float">
            <text:p>36.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2s/day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0/day</text:p>
          </table:table-cell>
          <table:table-cell/>
          <table:table-cell table:style-name="ce17" office:value-type="string" calcext:value-type="string">
            <text:p>11.19/day</text:p>
          </table:table-cell>
          <table:table-cell table:style-name="ce53" table:formula="of:=[.C240]*(1-[.$T$1])^([.$V$1]-([.K240]*10))" office:value-type="float" office:value="23.4081681656495" calcext:value-type="float">
            <text:p>23.408</text:p>
          </table:table-cell>
          <table:table-cell table:style-name="ce53" table:formula="of:=IF(ISBLANK([.D240]);&quot;&quot;;[.D240]*(1-[.$T$1])^([.$V$1]-([.K240]*10)))">
            <text:p/>
          </table:table-cell>
          <table:table-cell office:value-type="float" office:value="1316" calcext:value-type="float">
            <text:p>1316</text:p>
          </table:table-cell>
          <table:table-cell table:style-name="ce59" office:value-type="float" office:value="131" calcext:value-type="float">
            <text:p>131</text:p>
          </table:table-cell>
          <table:table-cell office:value-type="string" calcext:value-type="string">
            <text:p>[4]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6" table:formula="of:=([.C240]*[.$X$1])*(1-[.$T$1])^([.$V$1]-([.K240]*10))" office:value-type="float" office:value="18.2018404430866" calcext:value-type="float">
            <text:p>18.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-at-arms or squire</text:p>
          </table:table-cell>
          <table:table-cell office:value-type="string" calcext:value-type="string">
            <text:p>1s/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5/day</text:p>
          </table:table-cell>
          <table:table-cell/>
          <table:table-cell table:style-name="ce18" office:value-type="string" calcext:value-type="string">
            <text:p>5.595/day</text:p>
          </table:table-cell>
          <table:table-cell table:style-name="ce53" table:formula="of:=[.C241]*(1-[.$T$1])^([.$V$1]-([.K241]*10))" office:value-type="float" office:value="11.7040840828247" calcext:value-type="float">
            <text:p>11.704</text:p>
          </table:table-cell>
          <table:table-cell table:style-name="ce53" table:formula="of:=IF(ISBLANK([.D241]);&quot;&quot;;[.D241]*(1-[.$T$1])^([.$V$1]-([.K241]*10)))">
            <text:p/>
          </table:table-cell>
          <table:table-cell office:value-type="float" office:value="1316" calcext:value-type="float">
            <text:p>1316</text:p>
          </table:table-cell>
          <table:table-cell table:style-name="ce59" office:value-type="float" office:value="131" calcext:value-type="float">
            <text:p>131</text:p>
          </table:table-cell>
          <table:table-cell office:value-type="string" calcext:value-type="string">
            <text:p>[4]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66" table:formula="of:=([.C241]*[.$X$1])*(1-[.$T$1])^([.$V$1]-([.K241]*10))" office:value-type="float" office:value="9.10092022154328" calcext:value-type="float">
            <text:p>9.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gular Army</text:p>
          </table:table-cell>
          <table:table-cell table:style-name="ce6" table:number-columns-repeated="3"/>
          <table:table-cell table:style-name="ce13" table:number-columns-repeated="3"/>
          <table:table-cell table:style-name="ce55" table:number-columns-repeated="2"/>
          <table:table-cell table:style-name="ce6"/>
          <table:table-cell table:style-name="ce62"/>
          <table:table-cell table:style-name="ce6"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Esquires, constables, and centenars</text:p>
          </table:table-cell>
          <table:table-cell office:value-type="string" calcext:value-type="string">
            <text:p>1s/day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5/day</text:p>
          </table:table-cell>
          <table:table-cell table:style-name="ce12"/>
          <table:table-cell table:style-name="ce22" office:value-type="string" calcext:value-type="string">
            <text:p>4.78/day</text:p>
          </table:table-cell>
          <table:table-cell table:style-name="ce53" table:formula="of:=[.C243]*(1-[.$T$1])^([.$V$1]-([.K243]*10))" office:value-type="float" office:value="10.859404099248" calcext:value-type="float">
            <text:p>10.859</text:p>
          </table:table-cell>
          <table:table-cell table:style-name="ce53" table:formula="of:=IF(ISBLANK([.D243]);&quot;&quot;;[.D243]*(1-[.$T$1])^([.$V$1]-([.K243]*10)))">
            <text:p/>
          </table:table-cell>
          <table:table-cell office:value-type="float" office:value="1346" calcext:value-type="float">
            <text:p>1346</text:p>
          </table:table-cell>
          <table:table-cell table:style-name="ce60" office:value-type="float" office:value="134" calcext:value-type="float">
            <text:p>134</text:p>
          </table:table-cell>
          <table:table-cell office:value-type="string" calcext:value-type="string">
            <text:p>[4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243]*[.$X$1])*(1-[.$T$1])^([.$V$1]-([.K243]*10))" office:value-type="float" office:value="8.44410973651378" calcext:value-type="float">
            <text:p>8.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unted archers, armored infantry, hobilars, vintenars</text:p>
          </table:table-cell>
          <table:table-cell office:value-type="string" calcext:value-type="string">
            <text:p>6d/day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2.5/day</text:p>
          </table:table-cell>
          <table:table-cell table:style-name="ce12"/>
          <table:table-cell table:style-name="ce22" office:value-type="string" calcext:value-type="string">
            <text:p>2.39/day</text:p>
          </table:table-cell>
          <table:table-cell table:style-name="ce53" table:formula="of:=[.C244]*(1-[.$T$1])^([.$V$1]-([.K244]*10))" office:value-type="float" office:value="5.42970204962402" calcext:value-type="float">
            <text:p>5.430</text:p>
          </table:table-cell>
          <table:table-cell table:style-name="ce53" table:formula="of:=IF(ISBLANK([.D244]);&quot;&quot;;[.D244]*(1-[.$T$1])^([.$V$1]-([.K244]*10)))">
            <text:p/>
          </table:table-cell>
          <table:table-cell office:value-type="float" office:value="1346" calcext:value-type="float">
            <text:p>1346</text:p>
          </table:table-cell>
          <table:table-cell table:style-name="ce60" office:value-type="float" office:value="134" calcext:value-type="float">
            <text:p>134</text:p>
          </table:table-cell>
          <table:table-cell office:value-type="string" calcext:value-type="string">
            <text:p>[4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244]*[.$X$1])*(1-[.$T$1])^([.$V$1]-([.K244]*10))" office:value-type="float" office:value="4.22205486825689" calcext:value-type="float">
            <text:p>4.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lsh vintenars</text:p>
          </table:table-cell>
          <table:table-cell office:value-type="string" calcext:value-type="string">
            <text:p>4d/day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1.667/day</text:p>
          </table:table-cell>
          <table:table-cell table:style-name="ce12"/>
          <table:table-cell table:style-name="ce21" office:value-type="string" calcext:value-type="string">
            <text:p>1.594/day</text:p>
          </table:table-cell>
          <table:table-cell table:style-name="ce53" table:formula="of:=[.C245]*(1-[.$T$1])^([.$V$1]-([.K245]*10))" office:value-type="float" office:value="3.61980136641601" calcext:value-type="float">
            <text:p>3.620</text:p>
          </table:table-cell>
          <table:table-cell table:style-name="ce53" table:formula="of:=IF(ISBLANK([.D245]);&quot;&quot;;[.D245]*(1-[.$T$1])^([.$V$1]-([.K245]*10)))">
            <text:p/>
          </table:table-cell>
          <table:table-cell office:value-type="float" office:value="1346" calcext:value-type="float">
            <text:p>1346</text:p>
          </table:table-cell>
          <table:table-cell table:style-name="ce60" office:value-type="float" office:value="134" calcext:value-type="float">
            <text:p>134</text:p>
          </table:table-cell>
          <table:table-cell office:value-type="string" calcext:value-type="string">
            <text:p>[4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245]*[.$X$1])*(1-[.$T$1])^([.$V$1]-([.K245]*10))" office:value-type="float" office:value="2.81470324550459" calcext:value-type="float">
            <text:p>2.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chers</text:p>
          </table:table-cell>
          <table:table-cell office:value-type="string" calcext:value-type="string">
            <text:p>3d/day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1.25/day</text:p>
          </table:table-cell>
          <table:table-cell table:style-name="ce12"/>
          <table:table-cell table:style-name="ce21" office:value-type="string" calcext:value-type="string">
            <text:p>1.195/day</text:p>
          </table:table-cell>
          <table:table-cell table:style-name="ce53" table:formula="of:=[.C246]*(1-[.$T$1])^([.$V$1]-([.K246]*10))" office:value-type="float" office:value="2.71485102481201" calcext:value-type="float">
            <text:p>2.715</text:p>
          </table:table-cell>
          <table:table-cell table:style-name="ce53" table:formula="of:=IF(ISBLANK([.D246]);&quot;&quot;;[.D246]*(1-[.$T$1])^([.$V$1]-([.K246]*10)))">
            <text:p/>
          </table:table-cell>
          <table:table-cell office:value-type="float" office:value="1346" calcext:value-type="float">
            <text:p>1346</text:p>
          </table:table-cell>
          <table:table-cell table:style-name="ce60" office:value-type="float" office:value="134" calcext:value-type="float">
            <text:p>134</text:p>
          </table:table-cell>
          <table:table-cell office:value-type="string" calcext:value-type="string">
            <text:p>[4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246]*[.$X$1])*(1-[.$T$1])^([.$V$1]-([.K246]*10))" office:value-type="float" office:value="2.11102743412845" calcext:value-type="float">
            <text:p>2.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lsh infantry</text:p>
          </table:table-cell>
          <table:table-cell office:value-type="string" calcext:value-type="string">
            <text:p>2d/day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0.833/day</text:p>
          </table:table-cell>
          <table:table-cell table:style-name="ce12"/>
          <table:table-cell table:style-name="ce21" office:value-type="string" calcext:value-type="string">
            <text:p>0.796/day</text:p>
          </table:table-cell>
          <table:table-cell table:style-name="ce53" table:formula="of:=[.C247]*(1-[.$T$1])^([.$V$1]-([.K247]*10))" office:value-type="float" office:value="1.80990068320801" calcext:value-type="float">
            <text:p>1.810</text:p>
          </table:table-cell>
          <table:table-cell table:style-name="ce53" table:formula="of:=IF(ISBLANK([.D247]);&quot;&quot;;[.D247]*(1-[.$T$1])^([.$V$1]-([.K247]*10)))">
            <text:p/>
          </table:table-cell>
          <table:table-cell office:value-type="float" office:value="1346" calcext:value-type="float">
            <text:p>1346</text:p>
          </table:table-cell>
          <table:table-cell table:style-name="ce60" office:value-type="float" office:value="134" calcext:value-type="float">
            <text:p>134</text:p>
          </table:table-cell>
          <table:table-cell office:value-type="string" calcext:value-type="string">
            <text:p>[4]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66" table:formula="of:=([.C247]*[.$X$1])*(1-[.$T$1])^([.$V$1]-([.K247]*10))" office:value-type="float" office:value="1.4073516227523" calcext:value-type="float">
            <text:p>1.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ptain</text:p>
          </table:table-cell>
          <table:table-cell office:value-type="string" calcext:value-type="string">
            <text:p>8s/day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2" office:value-type="string" calcext:value-type="string">
            <text:p>40/day</text:p>
          </table:table-cell>
          <table:table-cell table:style-name="ce12"/>
          <table:table-cell table:style-name="ce22" office:value-type="string" calcext:value-type="string">
            <text:p>17.68/day</text:p>
          </table:table-cell>
          <table:table-cell table:style-name="ce53" table:formula="of:=[.C248]*(1-[.$T$1])^([.$V$1]-([.K248]*10))" office:value-type="float" office:value="47.7138511317854" calcext:value-type="float">
            <text:p>47.714</text:p>
          </table:table-cell>
          <table:table-cell table:style-name="ce53" table:formula="of:=IF(ISBLANK([.D248]);&quot;&quot;;[.D248]*(1-[.$T$1])^([.$V$1]-([.K248]*10)))">
            <text:p/>
          </table:table-cell>
          <table:table-cell office:value-type="string" calcext:value-type="string">
            <text:p>late 16 cen</text:p>
          </table:table-cell>
          <table:table-cell table:style-name="ce59" office:value-type="float" office:value="158" calcext:value-type="float">
            <text:p>158</text:p>
          </table:table-cell>
          <table:table-cell office:value-type="string" calcext:value-type="string">
            <text:p>[4]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66" table:formula="of:=([.C248]*[.$X$1])*(1-[.$T$1])^([.$V$1]-([.K248]*10))" office:value-type="float" office:value="37.1015749323094" calcext:value-type="float">
            <text:p>37.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eutenant</text:p>
          </table:table-cell>
          <table:table-cell office:value-type="string" calcext:value-type="string">
            <text:p>4s/day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20/day</text:p>
          </table:table-cell>
          <table:table-cell table:style-name="ce12"/>
          <table:table-cell table:style-name="ce22" office:value-type="string" calcext:value-type="string">
            <text:p>8.84/day</text:p>
          </table:table-cell>
          <table:table-cell table:style-name="ce53" table:formula="of:=[.C249]*(1-[.$T$1])^([.$V$1]-([.K249]*10))" office:value-type="float" office:value="23.8569255658927" calcext:value-type="float">
            <text:p>23.857</text:p>
          </table:table-cell>
          <table:table-cell table:style-name="ce53" table:formula="of:=IF(ISBLANK([.D249]);&quot;&quot;;[.D249]*(1-[.$T$1])^([.$V$1]-([.K249]*10)))">
            <text:p/>
          </table:table-cell>
          <table:table-cell office:value-type="string" calcext:value-type="string">
            <text:p>late 16 cen</text:p>
          </table:table-cell>
          <table:table-cell table:style-name="ce59" office:value-type="float" office:value="158" calcext:value-type="float">
            <text:p>158</text:p>
          </table:table-cell>
          <table:table-cell office:value-type="string" calcext:value-type="string">
            <text:p>[4]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66" table:formula="of:=([.C249]*[.$X$1])*(1-[.$T$1])^([.$V$1]-([.K249]*10))" office:value-type="float" office:value="18.5507874661547" calcext:value-type="float">
            <text:p>18.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sign</text:p>
          </table:table-cell>
          <table:table-cell office:value-type="string" calcext:value-type="string">
            <text:p>2s/day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10/day</text:p>
          </table:table-cell>
          <table:table-cell table:style-name="ce12"/>
          <table:table-cell table:style-name="ce22" office:value-type="string" calcext:value-type="string">
            <text:p>4.42/day</text:p>
          </table:table-cell>
          <table:table-cell table:style-name="ce53" table:formula="of:=[.C250]*(1-[.$T$1])^([.$V$1]-([.K250]*10))" office:value-type="float" office:value="11.9284627829464" calcext:value-type="float">
            <text:p>11.928</text:p>
          </table:table-cell>
          <table:table-cell table:style-name="ce53" table:formula="of:=IF(ISBLANK([.D250]);&quot;&quot;;[.D250]*(1-[.$T$1])^([.$V$1]-([.K250]*10)))">
            <text:p/>
          </table:table-cell>
          <table:table-cell office:value-type="string" calcext:value-type="string">
            <text:p>late 16 cen</text:p>
          </table:table-cell>
          <table:table-cell table:style-name="ce59" office:value-type="float" office:value="158" calcext:value-type="float">
            <text:p>158</text:p>
          </table:table-cell>
          <table:table-cell office:value-type="string" calcext:value-type="string">
            <text:p>[4]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66" table:formula="of:=([.C250]*[.$X$1])*(1-[.$T$1])^([.$V$1]-([.K250]*10))" office:value-type="float" office:value="9.27539373307734" calcext:value-type="float">
            <text:p>9.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rummer or trumpeter</text:p>
          </table:table-cell>
          <table:table-cell office:value-type="string" calcext:value-type="string">
            <text:p>20d/day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8.333/day</text:p>
          </table:table-cell>
          <table:table-cell table:style-name="ce12"/>
          <table:table-cell table:style-name="ce21" office:value-type="string" calcext:value-type="string">
            <text:p>3.683/day</text:p>
          </table:table-cell>
          <table:table-cell table:style-name="ce53" table:formula="of:=[.C251]*(1-[.$T$1])^([.$V$1]-([.K251]*10))" office:value-type="float" office:value="9.94038565245529" calcext:value-type="float">
            <text:p>9.940</text:p>
          </table:table-cell>
          <table:table-cell table:style-name="ce53" table:formula="of:=IF(ISBLANK([.D251]);&quot;&quot;;[.D251]*(1-[.$T$1])^([.$V$1]-([.K251]*10)))">
            <text:p/>
          </table:table-cell>
          <table:table-cell office:value-type="string" calcext:value-type="string">
            <text:p>late 16 cen</text:p>
          </table:table-cell>
          <table:table-cell table:style-name="ce59" office:value-type="float" office:value="158" calcext:value-type="float">
            <text:p>158</text:p>
          </table:table-cell>
          <table:table-cell office:value-type="string" calcext:value-type="string">
            <text:p>[4]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66" table:formula="of:=([.C251]*[.$X$1])*(1-[.$T$1])^([.$V$1]-([.K251]*10))" office:value-type="float" office:value="7.72949477756445" calcext:value-type="float">
            <text:p>7.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valryman</text:p>
          </table:table-cell>
          <table:table-cell office:value-type="string" calcext:value-type="string">
            <text:p>18d/day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7.5/day</text:p>
          </table:table-cell>
          <table:table-cell table:style-name="ce12"/>
          <table:table-cell table:style-name="ce21" office:value-type="string" calcext:value-type="string">
            <text:p>3.315/day</text:p>
          </table:table-cell>
          <table:table-cell table:style-name="ce53" table:formula="of:=[.C252]*(1-[.$T$1])^([.$V$1]-([.K252]*10))" office:value-type="float" office:value="8.94634708720976" calcext:value-type="float">
            <text:p>8.946</text:p>
          </table:table-cell>
          <table:table-cell table:style-name="ce53" table:formula="of:=IF(ISBLANK([.D252]);&quot;&quot;;[.D252]*(1-[.$T$1])^([.$V$1]-([.K252]*10)))">
            <text:p/>
          </table:table-cell>
          <table:table-cell office:value-type="string" calcext:value-type="string">
            <text:p>late 16 cen</text:p>
          </table:table-cell>
          <table:table-cell table:style-name="ce59" office:value-type="float" office:value="158" calcext:value-type="float">
            <text:p>158</text:p>
          </table:table-cell>
          <table:table-cell office:value-type="string" calcext:value-type="string">
            <text:p>[4]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66" table:formula="of:=([.C252]*[.$X$1])*(1-[.$T$1])^([.$V$1]-([.K252]*10))" office:value-type="float" office:value="6.956545299808" calcext:value-type="float">
            <text:p>6.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fantry</text:p>
          </table:table-cell>
          <table:table-cell office:value-type="string" calcext:value-type="string">
            <text:p>8d/day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3.333/day</text:p>
          </table:table-cell>
          <table:table-cell table:style-name="ce12"/>
          <table:table-cell table:style-name="ce21" office:value-type="string" calcext:value-type="string">
            <text:p>1.473/day</text:p>
          </table:table-cell>
          <table:table-cell table:style-name="ce53" table:formula="of:=[.C253]*(1-[.$T$1])^([.$V$1]-([.K253]*10))" office:value-type="float" office:value="3.97615426098212" calcext:value-type="float">
            <text:p>3.976</text:p>
          </table:table-cell>
          <table:table-cell table:style-name="ce53" table:formula="of:=IF(ISBLANK([.D253]);&quot;&quot;;[.D253]*(1-[.$T$1])^([.$V$1]-([.K253]*10)))">
            <text:p/>
          </table:table-cell>
          <table:table-cell office:value-type="string" calcext:value-type="string">
            <text:p>late 16 cen</text:p>
          </table:table-cell>
          <table:table-cell table:style-name="ce59" office:value-type="float" office:value="158" calcext:value-type="float">
            <text:p>158</text:p>
          </table:table-cell>
          <table:table-cell office:value-type="string" calcext:value-type="string">
            <text:p>[4]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66" table:formula="of:=([.C253]*[.$X$1])*(1-[.$T$1])^([.$V$1]-([.K253]*10))" office:value-type="float" office:value="3.09179791102578" calcext:value-type="float">
            <text:p>3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borer</text:p>
          </table:table-cell>
          <table:table-cell office:value-type="string" calcext:value-type="string">
            <text:p>L2/year max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200/year max</text:p>
          </table:table-cell>
          <table:table-cell table:style-name="ce12"/>
          <table:table-cell table:style-name="ce23" office:value-type="string" calcext:value-type="string">
            <text:p>237.2/year max</text:p>
          </table:table-cell>
          <table:table-cell table:style-name="ce53" table:formula="of:=[.C254]*(1-[.$T$1])^([.$V$1]-([.K254]*10))" office:value-type="float" office:value="480" calcext:value-type="float">
            <text:p>480.000</text:p>
          </table:table-cell>
          <table:table-cell table:style-name="ce53" table:formula="of:=IF(ISBLANK([.D254]);&quot;&quot;;[.D254]*(1-[.$T$1])^([.$V$1]-([.K254]*10)))">
            <text:p/>
          </table:table-cell>
          <table:table-cell office:value-type="string" calcext:value-type="string">
            <text:p>c1300</text:p>
          </table:table-cell>
          <table:table-cell table:style-name="ce59" office:value-type="float" office:value="130" calcext:value-type="float">
            <text:p>130</text:p>
          </table:table-cell>
          <table:table-cell office:value-type="string" calcext:value-type="string">
            <text:p>[3]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6" table:formula="of:=([.C254]*[.$X$1])*(1-[.$T$1])^([.$V$1]-([.K254]*10))" office:value-type="float" office:value="373.2408" calcext:value-type="float">
            <text:p>373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own revenues (at peace)</text:p>
          </table:table-cell>
          <table:table-cell office:value-type="string" calcext:value-type="string">
            <text:p>L30 000</text:p>
          </table:table-cell>
          <table:table-cell office:value-type="float" office:value="7200000" calcext:value-type="float">
            <text:p>7200000</text:p>
          </table:table-cell>
          <table:table-cell/>
          <table:table-cell office:value-type="float" office:value="3000000" calcext:value-type="float">
            <text:p>3000000.000</text:p>
          </table:table-cell>
          <table:table-cell/>
          <table:table-cell table:style-name="ce19" office:value-type="float" office:value="3558000" calcext:value-type="float">
            <text:p>3558000.000</text:p>
          </table:table-cell>
          <table:table-cell table:style-name="ce53" table:formula="of:=[.C255]*(1-[.$T$1])^([.$V$1]-([.K255]*10))" office:value-type="float" office:value="7200000" calcext:value-type="float">
            <text:p>7200000.000</text:p>
          </table:table-cell>
          <table:table-cell table:style-name="ce53" table:formula="of:=IF(ISBLANK([.D255]);&quot;&quot;;[.D255]*(1-[.$T$1])^([.$V$1]-([.K255]*10)))">
            <text:p/>
          </table:table-cell>
          <table:table-cell office:value-type="string" calcext:value-type="string">
            <text:p>c1300</text:p>
          </table:table-cell>
          <table:table-cell table:style-name="ce59" office:value-type="float" office:value="130" calcext:value-type="float">
            <text:p>130</text:p>
          </table:table-cell>
          <table:table-cell office:value-type="string" calcext:value-type="string">
            <text:p>[3]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6" table:formula="of:=([.C255]*[.$X$1])*(1-[.$T$1])^([.$V$1]-([.K255]*10))" office:value-type="float" office:value="5598612" calcext:value-type="float">
            <text:p>5598612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ons per year</text:p>
          </table:table-cell>
          <table:table-cell office:value-type="string" calcext:value-type="string">
            <text:p>L200-500+</text:p>
          </table:table-cell>
          <table:table-cell office:value-type="float" office:value="48000" calcext:value-type="float">
            <text:p>4800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20000 – 50000</text:p>
          </table:table-cell>
          <table:table-cell/>
          <table:table-cell table:style-name="ce19" office:value-type="string" calcext:value-type="string">
            <text:p>23720 – 59300</text:p>
          </table:table-cell>
          <table:table-cell table:style-name="ce53" table:formula="of:=[.C256]*(1-[.$T$1])^([.$V$1]-([.K256]*10))" office:value-type="float" office:value="48000" calcext:value-type="float">
            <text:p>48000.000</text:p>
          </table:table-cell>
          <table:table-cell table:style-name="ce53" table:formula="of:=IF(ISBLANK([.D256]);&quot;&quot;;[.D256]*(1-[.$T$1])^([.$V$1]-([.K256]*10)))" office:value-type="float" office:value="120000" calcext:value-type="float">
            <text:p>120000.000</text:p>
          </table:table-cell>
          <table:table-cell office:value-type="string" calcext:value-type="string">
            <text:p>c1300</text:p>
          </table:table-cell>
          <table:table-cell table:style-name="ce59" office:value-type="float" office:value="130" calcext:value-type="float">
            <text:p>130</text:p>
          </table:table-cell>
          <table:table-cell office:value-type="string" calcext:value-type="string">
            <text:p>[3]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6" table:formula="of:=([.C256]*[.$X$1])*(1-[.$T$1])^([.$V$1]-([.K256]*10))" office:value-type="float" office:value="37324.08" calcext:value-type="float">
            <text:p>37324.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rls per year</text:p>
          </table:table-cell>
          <table:table-cell table:style-name="ce7" office:value-type="string" calcext:value-type="string">
            <text:p>L400-L11000</text:p>
          </table:table-cell>
          <table:table-cell table:style-name="ce7" office:value-type="float" office:value="96000" calcext:value-type="float">
            <text:p>96000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12" office:value-type="string" calcext:value-type="string">
            <text:p>40000 – 100000</text:p>
          </table:table-cell>
          <table:table-cell table:style-name="ce12"/>
          <table:table-cell table:style-name="ce20" office:value-type="string" calcext:value-type="string">
            <text:p>47440 – 118600</text:p>
          </table:table-cell>
          <table:table-cell table:style-name="ce53" table:formula="of:=[.C257]*(1-[.$T$1])^([.$V$1]-([.K257]*10))" office:value-type="float" office:value="96000" calcext:value-type="float">
            <text:p>96000.000</text:p>
          </table:table-cell>
          <table:table-cell table:style-name="ce53" table:formula="of:=IF(ISBLANK([.D257]);&quot;&quot;;[.D257]*(1-[.$T$1])^([.$V$1]-([.K257]*10)))" office:value-type="float" office:value="240000" calcext:value-type="float">
            <text:p>240000.000</text:p>
          </table:table-cell>
          <table:table-cell office:value-type="string" calcext:value-type="string">
            <text:p>c1300</text:p>
          </table:table-cell>
          <table:table-cell table:style-name="ce59" office:value-type="float" office:value="130" calcext:value-type="float">
            <text:p>130</text:p>
          </table:table-cell>
          <table:table-cell office:value-type="string" calcext:value-type="string">
            <text:p>[3]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6" table:formula="of:=([.C257]*[.$X$1])*(1-[.$T$1])^([.$V$1]-([.K257]*10))" office:value-type="float" office:value="74648.16" calcext:value-type="float">
            <text:p>74648.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rgeant at Law (top lawyer)</text:p>
          </table:table-cell>
          <table:table-cell office:value-type="string" calcext:value-type="string">
            <text:p>L300/year</text:p>
          </table:table-cell>
          <table:table-cell office:value-type="float" office:value="72000" calcext:value-type="float">
            <text:p>72000</text:p>
          </table:table-cell>
          <table:table-cell/>
          <table:table-cell table:style-name="ce12" office:value-type="string" calcext:value-type="string">
            <text:p>30000/yr</text:p>
          </table:table-cell>
          <table:table-cell table:style-name="ce12"/>
          <table:table-cell table:style-name="ce20" office:value-type="string" calcext:value-type="string">
            <text:p>18720/yr</text:p>
          </table:table-cell>
          <table:table-cell table:style-name="ce53" table:formula="of:=[.C258]*(1-[.$T$1])^([.$V$1]-([.K258]*10))" office:value-type="float" office:value="49507.9909177685" calcext:value-type="float">
            <text:p>49507.991</text:p>
          </table:table-cell>
          <table:table-cell table:style-name="ce53" table:formula="of:=IF(ISBLANK([.D258]);&quot;&quot;;[.D258]*(1-[.$T$1])^([.$V$1]-([.K258]*10)))">
            <text:p/>
          </table:table-cell>
          <table:table-cell office:value-type="float" office:value="1455" calcext:value-type="float">
            <text:p>1455</text:p>
          </table:table-cell>
          <table:table-cell table:style-name="ce59" office:value-type="float" office:value="145" calcext:value-type="float">
            <text:p>145</text:p>
          </table:table-cell>
          <table:table-cell office:value-type="string" calcext:value-type="string">
            <text:p>[3]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66" table:formula="of:=([.C258]*[.$X$1])*(1-[.$T$1])^([.$V$1]-([.K258]*10))" office:value-type="float" office:value="38496.671117793" calcext:value-type="float">
            <text:p>38496.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ief armorer</text:p>
          </table:table-cell>
          <table:table-cell office:value-type="string" calcext:value-type="string">
            <text:p>26s 8d/month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133.333/month</text:p>
          </table:table-cell>
          <table:table-cell table:style-name="ce12"/>
          <table:table-cell table:style-name="ce23" office:value-type="string" calcext:value-type="string">
            <text:p>64.8/month</text:p>
          </table:table-cell>
          <table:table-cell table:style-name="ce53" table:formula="of:=[.C259]*(1-[.$T$1])^([.$V$1]-([.K259]*10))" office:value-type="float" office:value="175.751268470024" calcext:value-type="float">
            <text:p>175.751</text:p>
          </table:table-cell>
          <table:table-cell table:style-name="ce53" table:formula="of:=IF(ISBLANK([.D259]);&quot;&quot;;[.D259]*(1-[.$T$1])^([.$V$1]-([.K259]*10)))">
            <text:p/>
          </table:table-cell>
          <table:table-cell office:value-type="float" office:value="1544" calcext:value-type="float">
            <text:p>1544</text:p>
          </table:table-cell>
          <table:table-cell table:style-name="ce59" office:value-type="float" office:value="154" calcext:value-type="float">
            <text:p>154</text:p>
          </table:table-cell>
          <table:table-cell office:value-type="string" calcext:value-type="string">
            <text:p>[5]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66" table:formula="of:=([.C259]*[.$X$1])*(1-[.$T$1])^([.$V$1]-([.K259]*10))" office:value-type="float" office:value="136.661550093263" calcext:value-type="float">
            <text:p>136.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ther armorers in same shop</text:p>
          </table:table-cell>
          <table:table-cell office:value-type="string" calcext:value-type="string">
            <text:p>24s/month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12" office:value-type="string" calcext:value-type="string">
            <text:p>120/month</text:p>
          </table:table-cell>
          <table:table-cell table:style-name="ce12"/>
          <table:table-cell table:style-name="ce22" office:value-type="string" calcext:value-type="string">
            <text:p>58.32/month</text:p>
          </table:table-cell>
          <table:table-cell table:style-name="ce53" table:formula="of:=[.C260]*(1-[.$T$1])^([.$V$1]-([.K260]*10))" office:value-type="float" office:value="158.176141623021" calcext:value-type="float">
            <text:p>158.176</text:p>
          </table:table-cell>
          <table:table-cell table:style-name="ce53" table:formula="of:=IF(ISBLANK([.D260]);&quot;&quot;;[.D260]*(1-[.$T$1])^([.$V$1]-([.K260]*10)))">
            <text:p/>
          </table:table-cell>
          <table:table-cell office:value-type="float" office:value="1544" calcext:value-type="float">
            <text:p>1544</text:p>
          </table:table-cell>
          <table:table-cell table:style-name="ce59" office:value-type="float" office:value="154" calcext:value-type="float">
            <text:p>154</text:p>
          </table:table-cell>
          <table:table-cell office:value-type="float" office:value="182" calcext:value-type="float">
            <text:p>182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66" table:formula="of:=([.C260]*[.$X$1])*(1-[.$T$1])^([.$V$1]-([.K260]*10))" office:value-type="float" office:value="122.995395083937" calcext:value-type="float">
            <text:p>123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cept "Old Martyn" who made</text:p>
          </table:table-cell>
          <table:table-cell office:value-type="string" calcext:value-type="string">
            <text:p>38s 10d/month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12" office:value-type="string" calcext:value-type="string">
            <text:p>194.167/month</text:p>
          </table:table-cell>
          <table:table-cell table:style-name="ce12"/>
          <table:table-cell table:style-name="ce21" office:value-type="string" calcext:value-type="string">
            <text:p>94.365/month</text:p>
          </table:table-cell>
          <table:table-cell table:style-name="ce53" table:formula="of:=[.C261]*(1-[.$T$1])^([.$V$1]-([.K261]*10))" office:value-type="float" office:value="255.937784709472" calcext:value-type="float">
            <text:p>255.938</text:p>
          </table:table-cell>
          <table:table-cell table:style-name="ce53" table:formula="of:=IF(ISBLANK([.D261]);&quot;&quot;;[.D261]*(1-[.$T$1])^([.$V$1]-([.K261]*10)))">
            <text:p/>
          </table:table-cell>
          <table:table-cell office:value-type="float" office:value="1544" calcext:value-type="float">
            <text:p>1544</text:p>
          </table:table-cell>
          <table:table-cell table:style-name="ce59" office:value-type="float" office:value="154" calcext:value-type="float">
            <text:p>154</text:p>
          </table:table-cell>
          <table:table-cell office:value-type="float" office:value="182" calcext:value-type="float">
            <text:p>182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66" table:formula="of:=([.C261]*[.$X$1])*(1-[.$T$1])^([.$V$1]-([.K261]*10))" office:value-type="float" office:value="199.013382323315" calcext:value-type="float">
            <text:p>199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pprentices in same shop</text:p>
          </table:table-cell>
          <table:table-cell office:value-type="string" calcext:value-type="string">
            <text:p>6d/day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2.5/day</text:p>
          </table:table-cell>
          <table:table-cell table:style-name="ce12"/>
          <table:table-cell table:style-name="ce21" office:value-type="string" calcext:value-type="string">
            <text:p>1.215/day</text:p>
          </table:table-cell>
          <table:table-cell table:style-name="ce53" table:formula="of:=[.C262]*(1-[.$T$1])^([.$V$1]-([.K262]*10))" office:value-type="float" office:value="3.29533628381294" calcext:value-type="float">
            <text:p>3.295</text:p>
          </table:table-cell>
          <table:table-cell table:style-name="ce53" table:formula="of:=IF(ISBLANK([.D262]);&quot;&quot;;[.D262]*(1-[.$T$1])^([.$V$1]-([.K262]*10)))">
            <text:p/>
          </table:table-cell>
          <table:table-cell office:value-type="float" office:value="1544" calcext:value-type="float">
            <text:p>1544</text:p>
          </table:table-cell>
          <table:table-cell table:style-name="ce59" office:value-type="float" office:value="154" calcext:value-type="float">
            <text:p>154</text:p>
          </table:table-cell>
          <table:table-cell office:value-type="float" office:value="182" calcext:value-type="float">
            <text:p>182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66" table:formula="of:=([.C262]*[.$X$1])*(1-[.$T$1])^([.$V$1]-([.K262]*10))" office:value-type="float" office:value="2.56240406424869" calcext:value-type="float">
            <text:p>2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ster mason</text:p>
          </table:table-cell>
          <table:table-cell office:value-type="string" calcext:value-type="string">
            <text:p>4d/day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1.667/day</text:p>
          </table:table-cell>
          <table:table-cell table:style-name="ce12"/>
          <table:table-cell table:style-name="ce22" office:value-type="string" calcext:value-type="string">
            <text:p>1.52/day</text:p>
          </table:table-cell>
          <table:table-cell table:style-name="ce53" table:formula="of:=[.C263]*(1-[.$T$1])^([.$V$1]-([.K263]*10))" office:value-type="float" office:value="3.53053829630474" calcext:value-type="float">
            <text:p>3.531</text:p>
          </table:table-cell>
          <table:table-cell table:style-name="ce53" table:formula="of:=IF(ISBLANK([.D263]);&quot;&quot;;[.D263]*(1-[.$T$1])^([.$V$1]-([.K263]*10)))">
            <text:p/>
          </table:table-cell>
          <table:table-cell office:value-type="float" office:value="1351" calcext:value-type="float">
            <text:p>1351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2]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6" table:formula="of:=([.C263]*[.$X$1])*(1-[.$T$1])^([.$V$1]-([.K263]*10))" office:value-type="float" office:value="2.74529362113212" calcext:value-type="float">
            <text:p>2.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ster carpenter</text:p>
          </table:table-cell>
          <table:table-cell office:value-type="string" calcext:value-type="string">
            <text:p>3d/day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1.25/day</text:p>
          </table:table-cell>
          <table:table-cell table:style-name="ce12"/>
          <table:table-cell table:style-name="ce22" office:value-type="string" calcext:value-type="string">
            <text:p>1.14/day</text:p>
          </table:table-cell>
          <table:table-cell table:style-name="ce53" table:formula="of:=[.C264]*(1-[.$T$1])^([.$V$1]-([.K264]*10))" office:value-type="float" office:value="2.64790372222856" calcext:value-type="float">
            <text:p>2.648</text:p>
          </table:table-cell>
          <table:table-cell table:style-name="ce53" table:formula="of:=IF(ISBLANK([.D264]);&quot;&quot;;[.D264]*(1-[.$T$1])^([.$V$1]-([.K264]*10)))">
            <text:p/>
          </table:table-cell>
          <table:table-cell office:value-type="float" office:value="1351" calcext:value-type="float">
            <text:p>1351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2]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6" table:formula="of:=([.C264]*[.$X$1])*(1-[.$T$1])^([.$V$1]-([.K264]*10))" office:value-type="float" office:value="2.05897021584909" calcext:value-type="float">
            <text:p>2.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rpenters' Guild stipend to a sick member</text:p>
          </table:table-cell>
          <table:table-cell office:value-type="string" calcext:value-type="string">
            <text:p>14d/week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5.833/week</text:p>
          </table:table-cell>
          <table:table-cell table:style-name="ce12"/>
          <table:table-cell table:style-name="ce21" office:value-type="string" calcext:value-type="string">
            <text:p>5.862/week</text:p>
          </table:table-cell>
          <table:table-cell table:style-name="ce53" table:formula="of:=[.C265]*(1-[.$T$1])^([.$V$1]-([.K265]*10))" office:value-type="float" office:value="12.9896245031743" calcext:value-type="float">
            <text:p>12.990</text:p>
          </table:table-cell>
          <table:table-cell table:style-name="ce53" table:formula="of:=IF(ISBLANK([.D265]);&quot;&quot;;[.D265]*(1-[.$T$1])^([.$V$1]-([.K265]*10)))">
            <text:p/>
          </table:table-cell>
          <table:table-cell office:value-type="float" office:value="1333" calcext:value-type="float">
            <text:p>1333</text:p>
          </table:table-cell>
          <table:table-cell table:style-name="ce59" office:value-type="float" office:value="133" calcext:value-type="float">
            <text:p>133</text:p>
          </table:table-cell>
          <table:table-cell office:value-type="string" calcext:value-type="string">
            <text:p>[2]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66" table:formula="of:=([.C265]*[.$X$1])*(1-[.$T$1])^([.$V$1]-([.K265]*10))" office:value-type="float" office:value="10.1005371693008" calcext:value-type="float">
            <text:p>10.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avers</text:p>
          </table:table-cell>
          <table:table-cell office:value-type="string" calcext:value-type="string">
            <text:p>5d/day, no 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.083/day, no food</text:p>
          </table:table-cell>
          <table:table-cell/>
          <table:table-cell table:style-name="ce18" office:value-type="string" calcext:value-type="string">
            <text:p>1.487/day, no food</text:p>
          </table:table-cell>
          <table:table-cell table:style-name="ce53" table:formula="of:=[.C266]*(1-[.$T$1])^([.$V$1]-([.K266]*10))" office:value-type="float" office:value="3.79916418259058" calcext:value-type="float">
            <text:p>3.799</text:p>
          </table:table-cell>
          <table:table-cell table:style-name="ce53" table:formula="of:=IF(ISBLANK([.D266]);&quot;&quot;;[.D266]*(1-[.$T$1])^([.$V$1]-([.K266]*10)))">
            <text:p/>
          </table:table-cell>
          <table:table-cell office:value-type="float" office:value="1407" calcext:value-type="float">
            <text:p>1407</text:p>
          </table:table-cell>
          <table:table-cell table:style-name="ce60" office:value-type="float" office:value="141" calcext:value-type="float">
            <text:p>141</text:p>
          </table:table-cell>
          <table:table-cell office:value-type="string" calcext:value-type="string">
            <text:p>[2]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66" table:formula="of:=([.C266]*[.$X$1])*(1-[.$T$1])^([.$V$1]-([.K266]*10))" office:value-type="float" office:value="2.95417308091969" calcext:value-type="float">
            <text:p>2.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ntry priest per year</text:p>
          </table:table-cell>
          <table:table-cell office:value-type="string" calcext:value-type="string">
            <text:p>L4 13s 4d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466.667" calcext:value-type="float">
            <text:p>466.667</text:p>
          </table:table-cell>
          <table:table-cell/>
          <table:table-cell table:style-name="ce16" office:value-type="float" office:value="373.8" calcext:value-type="float">
            <text:p>373.800</text:p>
          </table:table-cell>
          <table:table-cell table:style-name="ce53" table:formula="of:=[.C267]*(1-[.$T$1])^([.$V$1]-([.K267]*10))" office:value-type="float" office:value="917.207335261506" calcext:value-type="float">
            <text:p>917.207</text:p>
          </table:table-cell>
          <table:table-cell table:style-name="ce53" table:formula="of:=IF(ISBLANK([.D267]);&quot;&quot;;[.D267]*(1-[.$T$1])^([.$V$1]-([.K267]*10)))">
            <text:p/>
          </table:table-cell>
          <table:table-cell office:value-type="float" office:value="1379" calcext:value-type="float">
            <text:p>1379</text:p>
          </table:table-cell>
          <table:table-cell table:style-name="ce59" office:value-type="float" office:value="138" calcext:value-type="float">
            <text:p>138</text:p>
          </table:table-cell>
          <table:table-cell office:value-type="string" calcext:value-type="string">
            <text:p>[2]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6" table:formula="of:=([.C267]*[.$X$1])*(1-[.$T$1])^([.$V$1]-([.K267]*10))" office:value-type="float" office:value="713.206665789318" calcext:value-type="float">
            <text:p>713.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quires per annum</text:p>
          </table:table-cell>
          <table:table-cell office:value-type="string" calcext:value-type="string">
            <text:p>13s 4d-L1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6.667 – 100</text:p>
          </table:table-cell>
          <table:table-cell/>
          <table:table-cell table:style-name="ce16" office:value-type="string" calcext:value-type="string">
            <text:p>60.8 – 91.2</text:p>
          </table:table-cell>
          <table:table-cell table:style-name="ce53" table:formula="of:=[.C268]*(1-[.$T$1])^([.$V$1]-([.K268]*10))" office:value-type="float" office:value="141.22153185219" calcext:value-type="float">
            <text:p>141.222</text:p>
          </table:table-cell>
          <table:table-cell table:style-name="ce53" table:formula="of:=IF(ISBLANK([.D268]);&quot;&quot;;[.D268]*(1-[.$T$1])^([.$V$1]-([.K268]*10)))" office:value-type="float" office:value="211.832297778284" calcext:value-type="float">
            <text:p>211.832</text:p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116-117</text:p>
          </table:table-cell>
          <table:table-cell/>
          <table:table-cell table:style-name="ce66" table:formula="of:=([.C268]*[.$X$1])*(1-[.$T$1])^([.$V$1]-([.K268]*10))" office:value-type="float" office:value="109.811744845285" calcext:value-type="float">
            <text:p>109.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rters, porters, falconers, grooms, messengers</text:p>
          </table:table-cell>
          <table:table-cell office:value-type="string" calcext:value-type="string">
            <text:p>5s-8s 8d/yr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5 – 43.333/yr</text:p>
          </table:table-cell>
          <table:table-cell/>
          <table:table-cell table:style-name="ce17" office:value-type="string" calcext:value-type="string">
            <text:p>22.8 – 39.52/yr</text:p>
          </table:table-cell>
          <table:table-cell table:style-name="ce53" table:formula="of:=[.C269]*(1-[.$T$1])^([.$V$1]-([.K269]*10))" office:value-type="float" office:value="52.9580744445711" calcext:value-type="float">
            <text:p>52.958</text:p>
          </table:table-cell>
          <table:table-cell table:style-name="ce53" table:formula="of:=IF(ISBLANK([.D269]);&quot;&quot;;[.D269]*(1-[.$T$1])^([.$V$1]-([.K269]*10)))" office:value-type="float" office:value="91.7939957039233" calcext:value-type="float">
            <text:p>91.794</text:p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116-117</text:p>
          </table:table-cell>
          <table:table-cell/>
          <table:table-cell table:style-name="ce66" table:formula="of:=([.C269]*[.$X$1])*(1-[.$T$1])^([.$V$1]-([.K269]*10))" office:value-type="float" office:value="41.1794043169818" calcext:value-type="float">
            <text:p>41.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itchen servants</text:p>
          </table:table-cell>
          <table:table-cell office:value-type="string" calcext:value-type="string">
            <text:p>2s-4s/year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 – 20/yr</text:p>
          </table:table-cell>
          <table:table-cell/>
          <table:table-cell table:style-name="ce17" office:value-type="string" calcext:value-type="string">
            <text:p>9.12 – 18.24/yr</text:p>
          </table:table-cell>
          <table:table-cell table:style-name="ce53" table:formula="of:=[.C270]*(1-[.$T$1])^([.$V$1]-([.K270]*10))" office:value-type="float" office:value="21.1832297778284" calcext:value-type="float">
            <text:p>21.183</text:p>
          </table:table-cell>
          <table:table-cell table:style-name="ce53" table:formula="of:=IF(ISBLANK([.D270]);&quot;&quot;;[.D270]*(1-[.$T$1])^([.$V$1]-([.K270]*10)))" office:value-type="float" office:value="42.3664595556569" calcext:value-type="float">
            <text:p>42.366</text:p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116-117</text:p>
          </table:table-cell>
          <table:table-cell/>
          <table:table-cell table:style-name="ce66" table:formula="of:=([.C270]*[.$X$1])*(1-[.$T$1])^([.$V$1]-([.K270]*10))" office:value-type="float" office:value="16.4717617267927" calcext:value-type="float">
            <text:p>16.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ys and pages</text:p>
          </table:table-cell>
          <table:table-cell office:value-type="string" calcext:value-type="string">
            <text:p>1s-6s/year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 – 30/yr</text:p>
          </table:table-cell>
          <table:table-cell/>
          <table:table-cell table:style-name="ce17" office:value-type="string" calcext:value-type="string">
            <text:p>4.56 – 27.36/yr</text:p>
          </table:table-cell>
          <table:table-cell table:style-name="ce53" table:formula="of:=[.C271]*(1-[.$T$1])^([.$V$1]-([.K271]*10))" office:value-type="float" office:value="10.5916148889142" calcext:value-type="float">
            <text:p>10.592</text:p>
          </table:table-cell>
          <table:table-cell table:style-name="ce53" table:formula="of:=IF(ISBLANK([.D271]);&quot;&quot;;[.D271]*(1-[.$T$1])^([.$V$1]-([.K271]*10)))" office:value-type="float" office:value="63.5496893334853" calcext:value-type="float">
            <text:p>63.550</text:p>
          </table:table-cell>
          <table:table-cell office:value-type="string" calcext:value-type="string">
            <text:p>14 cen</text:p>
          </table:table-cell>
          <table:table-cell table:style-name="ce59" office:value-type="float" office:value="135" calcext:value-type="float">
            <text:p>135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116-117</text:p>
          </table:table-cell>
          <table:table-cell/>
          <table:table-cell table:style-name="ce66" table:formula="of:=([.C271]*[.$X$1])*(1-[.$T$1])^([.$V$1]-([.K271]*10))" office:value-type="float" office:value="8.23588086339637" calcext:value-type="float">
            <text:p>8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rdens of London Bridges</text:p>
          </table:table-cell>
          <table:table-cell office:value-type="string" calcext:value-type="string">
            <text:p>L10/year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ce12" office:value-type="string" calcext:value-type="string">
            <text:p>1000/yr</text:p>
          </table:table-cell>
          <table:table-cell table:style-name="ce12"/>
          <table:table-cell table:style-name="ce20" office:value-type="string" calcext:value-type="string">
            <text:p>801/yr</text:p>
          </table:table-cell>
          <table:table-cell table:style-name="ce53" table:formula="of:=[.C272]*(1-[.$T$1])^([.$V$1]-([.K272]*10))" office:value-type="float" office:value="1965.44428984608" calcext:value-type="float">
            <text:p>1965.444</text:p>
          </table:table-cell>
          <table:table-cell table:style-name="ce53" table:formula="of:=IF(ISBLANK([.D272]);&quot;&quot;;[.D272]*(1-[.$T$1])^([.$V$1]-([.K272]*10)))">
            <text:p/>
          </table:table-cell>
          <table:table-cell office:value-type="float" office:value="1382" calcext:value-type="float">
            <text:p>1382</text:p>
          </table:table-cell>
          <table:table-cell table:style-name="ce59" office:value-type="float" office:value="138" calcext:value-type="float">
            <text:p>138</text:p>
          </table:table-cell>
          <table:table-cell office:value-type="string" calcext:value-type="string">
            <text:p>[2]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66" table:formula="of:=([.C272]*[.$X$1])*(1-[.$T$1])^([.$V$1]-([.K272]*10))" office:value-type="float" office:value="1528.29999811997" calcext:value-type="float">
            <text:p>1528.30</text:p>
          </table:table-cell>
          <table:table-cell table:number-columns-repeated="1008"/>
        </table:table-row>
        <table:table-row table:style-name="ro1">
          <table:table-cell table:style-name="ce28" office:value-type="string" calcext:value-type="string">
            <text:p>OTHER SOURCES</text:p>
          </table:table-cell>
          <table:table-cell table:style-name="ce37" table:number-columns-repeated="3"/>
          <table:table-cell table:style-name="ce50" table:number-columns-repeated="3"/>
          <table:table-cell table:style-name="ce37" table:number-columns-repeated="6"/>
          <table:table-cell table:style-name="ce28" table:number-columns-repeated="1010"/>
        </table:table-row>
        <table:table-row table:style-name="ro1">
          <table:table-cell table:style-name="ce29" office:value-type="string" calcext:value-type="string">
            <text:p>http://www.medievalcoinage.com/prices/medievalprices.htm</text:p>
          </table:table-cell>
          <table:table-cell table:style-name="ce38" table:number-columns-repeated="3"/>
          <table:table-cell table:style-name="ce64" table:number-columns-repeated="3"/>
          <table:table-cell table:style-name="ce38" table:number-columns-repeated="6"/>
          <table:table-cell table:style-name="ce29" table:number-columns-repeated="1010"/>
        </table:table-row>
        <table:table-row table:style-name="ro1">
          <table:table-cell office:value-type="string" calcext:value-type="string">
            <text:p>Barley, bushel</text:p>
          </table:table-cell>
          <table:table-cell office:value-type="string" calcext:value-type="string">
            <text:p>4-6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53" table:formula="of:=[.C275]*(1-[.$T$1])^([.$V$1]-([.K275]*10))" office:value-type="float" office:value="4" calcext:value-type="float">
            <text:p>4.000</text:p>
          </table:table-cell>
          <table:table-cell table:style-name="ce53" table:formula="of:=IF(ISBLANK([.D275]);&quot;&quot;;[.D275]*(1-[.$T$1])^([.$V$1]-([.K275]*10)))" office:value-type="float" office:value="6" calcext:value-type="float">
            <text:p>6.000</text:p>
          </table:table-cell>
          <table:table-cell office:value-type="float" office:value="1300" calcext:value-type="float">
            <text:p>1300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275]*[.$X$1])*(1-[.$T$1])^([.$V$1]-([.K275]*10))" office:value-type="float" office:value="3.11034" calcext:value-type="float">
            <text:p>3.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ans, bushel</text:p>
          </table:table-cell>
          <table:table-cell office:value-type="string" calcext:value-type="string">
            <text:p>2¾-4½d</text:p>
          </table:table-cell>
          <table:table-cell office:value-type="float" office:value="2.75" calcext:value-type="float">
            <text:p>2.75</text:p>
          </table:table-cell>
          <table:table-cell office:value-type="float" office:value="4.25" calcext:value-type="float">
            <text:p>4.25</text:p>
          </table:table-cell>
          <table:table-cell table:number-columns-repeated="3"/>
          <table:table-cell table:style-name="ce53" table:formula="of:=[.C276]*(1-[.$T$1])^([.$V$1]-([.K276]*10))" office:value-type="float" office:value="2.75" calcext:value-type="float">
            <text:p>2.750</text:p>
          </table:table-cell>
          <table:table-cell table:style-name="ce53" table:formula="of:=IF(ISBLANK([.D276]);&quot;&quot;;[.D276]*(1-[.$T$1])^([.$V$1]-([.K276]*10)))" office:value-type="float" office:value="4.25" calcext:value-type="float">
            <text:p>4.250</text:p>
          </table:table-cell>
          <table:table-cell office:value-type="float" office:value="1300" calcext:value-type="float">
            <text:p>1300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276]*[.$X$1])*(1-[.$T$1])^([.$V$1]-([.K276]*10))" office:value-type="float" office:value="2.13835875" calcext:value-type="float">
            <text:p>2.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as, bushel</text:p>
          </table:table-cell>
          <table:table-cell office:value-type="string" calcext:value-type="string">
            <text:p>2½d</text:p>
          </table:table-cell>
          <table:table-cell office:value-type="float" office:value="2.45" calcext:value-type="float">
            <text:p>2.45</text:p>
          </table:table-cell>
          <table:table-cell table:number-columns-repeated="4"/>
          <table:table-cell table:style-name="ce53" table:formula="of:=[.C277]*(1-[.$T$1])^([.$V$1]-([.K277]*10))" office:value-type="float" office:value="2.45" calcext:value-type="float">
            <text:p>2.450</text:p>
          </table:table-cell>
          <table:table-cell table:style-name="ce53" table:formula="of:=IF(ISBLANK([.D277]);&quot;&quot;;[.D277]*(1-[.$T$1])^([.$V$1]-([.K277]*10)))">
            <text:p/>
          </table:table-cell>
          <table:table-cell office:value-type="float" office:value="1300" calcext:value-type="float">
            <text:p>1300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277]*[.$X$1])*(1-[.$T$1])^([.$V$1]-([.K277]*10))" office:value-type="float" office:value="1.90508325" calcext:value-type="float">
            <text:p>1.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ats, bushel</text:p>
          </table:table-cell>
          <table:table-cell office:value-type="string" calcext:value-type="string">
            <text:p>2-3¼d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table:number-columns-repeated="3"/>
          <table:table-cell table:style-name="ce53" table:formula="of:=[.C278]*(1-[.$T$1])^([.$V$1]-([.K278]*10))" office:value-type="float" office:value="2" calcext:value-type="float">
            <text:p>2.000</text:p>
          </table:table-cell>
          <table:table-cell table:style-name="ce53" table:formula="of:=IF(ISBLANK([.D278]);&quot;&quot;;[.D278]*(1-[.$T$1])^([.$V$1]-([.K278]*10)))" office:value-type="float" office:value="3.25" calcext:value-type="float">
            <text:p>3.250</text:p>
          </table:table-cell>
          <table:table-cell office:value-type="float" office:value="1300" calcext:value-type="float">
            <text:p>1300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278]*[.$X$1])*(1-[.$T$1])^([.$V$1]-([.K278]*10))" office:value-type="float" office:value="1.55517" calcext:value-type="float">
            <text:p>1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ye, bushel</text:p>
          </table:table-cell>
          <table:table-cell office:value-type="string" calcext:value-type="string">
            <text:p>3¼-6¾d</text:p>
          </table:table-cell>
          <table:table-cell office:value-type="float" office:value="3.25" calcext:value-type="float">
            <text:p>3.25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table:style-name="ce53" table:formula="of:=[.C279]*(1-[.$T$1])^([.$V$1]-([.K279]*10))" office:value-type="float" office:value="3.25" calcext:value-type="float">
            <text:p>3.250</text:p>
          </table:table-cell>
          <table:table-cell table:style-name="ce53" table:formula="of:=IF(ISBLANK([.D279]);&quot;&quot;;[.D279]*(1-[.$T$1])^([.$V$1]-([.K279]*10)))" office:value-type="float" office:value="6.75" calcext:value-type="float">
            <text:p>6.750</text:p>
          </table:table-cell>
          <table:table-cell office:value-type="float" office:value="1300" calcext:value-type="float">
            <text:p>1300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279]*[.$X$1])*(1-[.$T$1])^([.$V$1]-([.K279]*10))" office:value-type="float" office:value="2.52715125" calcext:value-type="float">
            <text:p>2.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heat, bushel</text:p>
          </table:table-cell>
          <table:table-cell office:value-type="string" calcext:value-type="string">
            <text:p>7½-8½d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table:style-name="ce53" table:formula="of:=[.C280]*(1-[.$T$1])^([.$V$1]-([.K280]*10))" office:value-type="float" office:value="7.5" calcext:value-type="float">
            <text:p>7.500</text:p>
          </table:table-cell>
          <table:table-cell table:style-name="ce53" table:formula="of:=IF(ISBLANK([.D280]);&quot;&quot;;[.D280]*(1-[.$T$1])^([.$V$1]-([.K280]*10)))" office:value-type="float" office:value="8.5" calcext:value-type="float">
            <text:p>8.500</text:p>
          </table:table-cell>
          <table:table-cell office:value-type="float" office:value="1300" calcext:value-type="float">
            <text:p>1300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280]*[.$X$1])*(1-[.$T$1])^([.$V$1]-([.K280]*10))" office:value-type="float" office:value="5.8318875" calcext:value-type="float">
            <text:p>5.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shel of wheat (a great famine)</text:p>
          </table:table-cell>
          <table:table-cell office:value-type="string" calcext:value-type="string">
            <text:p>30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ce53" table:formula="of:=[.C281]*(1-[.$T$1])^([.$V$1]-([.K281]*10))" office:value-type="float" office:value="45.863381749003" calcext:value-type="float">
            <text:p>45.863</text:p>
          </table:table-cell>
          <table:table-cell table:style-name="ce53" table:formula="of:=IF(ISBLANK([.D281]);&quot;&quot;;[.D281]*(1-[.$T$1])^([.$V$1]-([.K281]*10)))">
            <text:p/>
          </table:table-cell>
          <table:table-cell office:value-type="float" office:value="1125" calcext:value-type="float">
            <text:p>1125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style-name="ce66" table:formula="of:=([.C281]*[.$X$1])*(1-[.$T$1])^([.$V$1]-([.K281]*10))" office:value-type="float" office:value="35.6626776972985" calcext:value-type="float">
            <text:p>35.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shel of wheat</text:p>
          </table:table-cell>
          <table:table-cell office:value-type="string" calcext:value-type="string">
            <text:p>20d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ce53" table:formula="of:=[.C282]*(1-[.$T$1])^([.$V$1]-([.K282]*10))" office:value-type="float" office:value="25.6724977747692" calcext:value-type="float">
            <text:p>25.672</text:p>
          </table:table-cell>
          <table:table-cell table:style-name="ce53" table:formula="of:=IF(ISBLANK([.D282]);&quot;&quot;;[.D282]*(1-[.$T$1])^([.$V$1]-([.K282]*10)))">
            <text:p/>
          </table:table-cell>
          <table:table-cell office:value-type="float" office:value="1196" calcext:value-type="float">
            <text:p>1196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66" table:formula="of:=([.C282]*[.$X$1])*(1-[.$T$1])^([.$V$1]-([.K282]*10))" office:value-type="float" office:value="19.9625491821939" calcext:value-type="float">
            <text:p>19.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shel of wheat</text:p>
          </table:table-cell>
          <table:table-cell office:value-type="string" calcext:value-type="string">
            <text:p>28d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ce53" table:formula="of:=[.C283]*(1-[.$T$1])^([.$V$1]-([.K283]*10))" office:value-type="float" office:value="35.9414968846769" calcext:value-type="float">
            <text:p>35.941</text:p>
          </table:table-cell>
          <table:table-cell table:style-name="ce53" table:formula="of:=IF(ISBLANK([.D283]);&quot;&quot;;[.D283]*(1-[.$T$1])^([.$V$1]-([.K283]*10)))">
            <text:p/>
          </table:table-cell>
          <table:table-cell office:value-type="float" office:value="1197" calcext:value-type="float">
            <text:p>1197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66" table:formula="of:=([.C283]*[.$X$1])*(1-[.$T$1])^([.$V$1]-([.K283]*10))" office:value-type="float" office:value="27.9475688550715" calcext:value-type="float">
            <text:p>27.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n</text:p>
          </table:table-cell>
          <table:table-cell office:value-type="string" calcext:value-type="string">
            <text:p>½d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53" table:formula="of:=[.C284]*(1-[.$T$1])^([.$V$1]-([.K284]*10))" office:value-type="float" office:value="0.658039473907468" calcext:value-type="float">
            <text:p>0.658</text:p>
          </table:table-cell>
          <table:table-cell table:style-name="ce53" table:formula="of:=IF(ISBLANK([.D284]);&quot;&quot;;[.D284]*(1-[.$T$1])^([.$V$1]-([.K284]*10)))">
            <text:p/>
          </table:table-cell>
          <table:table-cell office:value-type="float" office:value="1185" calcext:value-type="float">
            <text:p>1185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table:style-name="ce66" table:formula="of:=([.C284]*[.$X$1])*(1-[.$T$1])^([.$V$1]-([.K284]*10))" office:value-type="float" office:value="0.511681624318339" calcext:value-type="float">
            <text:p>0.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xen</text:p>
          </table:table-cell>
          <table:table-cell office:value-type="string" calcext:value-type="string">
            <text:p>36d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style-name="ce53" table:formula="of:=[.C285]*(1-[.$T$1])^([.$V$1]-([.K285]*10))" office:value-type="float" office:value="50.9008738445003" calcext:value-type="float">
            <text:p>50.901</text:p>
          </table:table-cell>
          <table:table-cell table:style-name="ce53" table:formula="of:=IF(ISBLANK([.D285]);&quot;&quot;;[.D285]*(1-[.$T$1])^([.$V$1]-([.K285]*10)))">
            <text:p/>
          </table:table-cell>
          <table:table-cell office:value-type="float" office:value="1145" calcext:value-type="float">
            <text:p>1145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66" table:formula="of:=([.C285]*[.$X$1])*(1-[.$T$1])^([.$V$1]-([.K285]*10))" office:value-type="float" office:value="39.5797559883757" calcext:value-type="float">
            <text:p>39.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8d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53" table:formula="of:=[.C286]*(1-[.$T$1])^([.$V$1]-([.K286]*10))" office:value-type="float" office:value="10.5286315825195" calcext:value-type="float">
            <text:p>10.529</text:p>
          </table:table-cell>
          <table:table-cell table:style-name="ce53" table:formula="of:=IF(ISBLANK([.D286]);&quot;&quot;;[.D286]*(1-[.$T$1])^([.$V$1]-([.K286]*10)))">
            <text:p/>
          </table:table-cell>
          <table:table-cell office:value-type="float" office:value="1185" calcext:value-type="float">
            <text:p>1185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table:style-name="ce66" table:formula="of:=([.C286]*[.$X$1])*(1-[.$T$1])^([.$V$1]-([.K286]*10))" office:value-type="float" office:value="8.18690598909342" calcext:value-type="float">
            <text:p>8.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shel of Wheat</text:p>
          </table:table-cell>
          <table:table-cell office:value-type="string" calcext:value-type="string">
            <text:p>18d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ce53" table:formula="of:=[.C287]*(1-[.$T$1])^([.$V$1]-([.K287]*10))" office:value-type="float" office:value="23.1052479972923" calcext:value-type="float">
            <text:p>23.105</text:p>
          </table:table-cell>
          <table:table-cell table:style-name="ce53" table:formula="of:=IF(ISBLANK([.D287]);&quot;&quot;;[.D287]*(1-[.$T$1])^([.$V$1]-([.K287]*10)))">
            <text:p/>
          </table:table-cell>
          <table:table-cell office:value-type="float" office:value="1202" calcext:value-type="float">
            <text:p>1202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66" table:formula="of:=([.C287]*[.$X$1])*(1-[.$T$1])^([.$V$1]-([.K287]*10))" office:value-type="float" office:value="17.9662942639745" calcext:value-type="float">
            <text:p>17.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shel of Wheat</text:p>
          </table:table-cell>
          <table:table-cell office:value-type="string" calcext:value-type="string">
            <text:p>5d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3" table:formula="of:=[.C288]*(1-[.$T$1])^([.$V$1]-([.K288]*10))" office:value-type="float" office:value="5.80808390777635" calcext:value-type="float">
            <text:p>5.808</text:p>
          </table:table-cell>
          <table:table-cell table:style-name="ce53" table:formula="of:=IF(ISBLANK([.D288]);&quot;&quot;;[.D288]*(1-[.$T$1])^([.$V$1]-([.K288]*10)))">
            <text:p/>
          </table:table-cell>
          <table:table-cell office:value-type="float" office:value="1237" calcext:value-type="float">
            <text:p>1237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style-name="ce66" table:formula="of:=([.C288]*[.$X$1])*(1-[.$T$1])^([.$V$1]-([.K288]*10))" office:value-type="float" office:value="4.51627892542828" calcext:value-type="float">
            <text:p>4.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shel of Wheat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3" table:formula="of:=[.C289]*(1-[.$T$1])^([.$V$1]-([.K289]*10))" office:value-type="float" office:value="3.48485034466581" calcext:value-type="float">
            <text:p>3.485</text:p>
          </table:table-cell>
          <table:table-cell table:style-name="ce53" table:formula="of:=IF(ISBLANK([.D289]);&quot;&quot;;[.D289]*(1-[.$T$1])^([.$V$1]-([.K289]*10)))">
            <text:p/>
          </table:table-cell>
          <table:table-cell office:value-type="float" office:value="1243" calcext:value-type="float">
            <text:p>124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style-name="ce66" table:formula="of:=([.C289]*[.$X$1])*(1-[.$T$1])^([.$V$1]-([.K289]*10))" office:value-type="float" office:value="2.70976735525696" calcext:value-type="float">
            <text:p>2.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shel of Wheat (great famine)</text:p>
          </table:table-cell>
          <table:table-cell office:value-type="string" calcext:value-type="string">
            <text:p>30½d</text:p>
          </table:table-cell>
          <table:table-cell office:value-type="float" office:value="30.5" calcext:value-type="float">
            <text:p>30.5</text:p>
          </table:table-cell>
          <table:table-cell table:number-columns-repeated="4"/>
          <table:table-cell table:style-name="ce53" table:formula="of:=[.C290]*(1-[.$T$1])^([.$V$1]-([.K290]*10))" office:value-type="float" office:value="33.7035068089366" calcext:value-type="float">
            <text:p>33.704</text:p>
          </table:table-cell>
          <table:table-cell table:style-name="ce53" table:formula="of:=IF(ISBLANK([.D290]);&quot;&quot;;[.D290]*(1-[.$T$1])^([.$V$1]-([.K290]*10)))">
            <text:p/>
          </table:table-cell>
          <table:table-cell office:value-type="float" office:value="1257" calcext:value-type="float">
            <text:p>1257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table:style-name="ce66" table:formula="of:=([.C290]*[.$X$1])*(1-[.$T$1])^([.$V$1]-([.K290]*10))" office:value-type="float" office:value="26.207341342027" calcext:value-type="float">
            <text:p>26.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120d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53" table:formula="of:=[.C291]*(1-[.$T$1])^([.$V$1]-([.K291]*10))" office:value-type="float" office:value="142.918331208356" calcext:value-type="float">
            <text:p>142.918</text:p>
          </table:table-cell>
          <table:table-cell table:style-name="ce53" table:formula="of:=IF(ISBLANK([.D291]);&quot;&quot;;[.D291]*(1-[.$T$1])^([.$V$1]-([.K291]*10)))">
            <text:p/>
          </table:table-cell>
          <table:table-cell office:value-type="float" office:value="1232" calcext:value-type="float">
            <text:p>1232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table:style-name="ce66" table:formula="of:=([.C291]*[.$X$1])*(1-[.$T$1])^([.$V$1]-([.K291]*10))" office:value-type="float" office:value="111.131150572649" calcext:value-type="float">
            <text:p>111.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ar</text:p>
          </table:table-cell>
          <table:table-cell office:value-type="string" calcext:value-type="string">
            <text:p>26-30d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53" table:formula="of:=[.C292]*(1-[.$T$1])^([.$V$1]-([.K292]*10))" office:value-type="float" office:value="28.0223650738363" calcext:value-type="float">
            <text:p>28.022</text:p>
          </table:table-cell>
          <table:table-cell table:style-name="ce53" table:formula="of:=IF(ISBLANK([.D292]);&quot;&quot;;[.D292]*(1-[.$T$1])^([.$V$1]-([.K292]*10)))" office:value-type="float" office:value="32.3334981621189" calcext:value-type="float">
            <text:p>32.333</text:p>
          </table:table-cell>
          <table:table-cell office:value-type="float" office:value="1268" calcext:value-type="float">
            <text:p>126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66" table:formula="of:=([.C292]*[.$X$1])*(1-[.$T$1])^([.$V$1]-([.K292]*10))" office:value-type="float" office:value="21.789770745939" calcext:value-type="float">
            <text:p>21.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ttle (mixed)</text:p>
          </table:table-cell>
          <table:table-cell office:value-type="string" calcext:value-type="string">
            <text:p>96-120d ea.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53" table:formula="of:=[.C293]*(1-[.$T$1])^([.$V$1]-([.K293]*10))" office:value-type="float" office:value="103.46719411878" calcext:value-type="float">
            <text:p>103.467</text:p>
          </table:table-cell>
          <table:table-cell table:style-name="ce53" table:formula="of:=IF(ISBLANK([.D293]);&quot;&quot;;[.D293]*(1-[.$T$1])^([.$V$1]-([.K293]*10)))" office:value-type="float" office:value="129.333992648475" calcext:value-type="float">
            <text:p>129.334</text:p>
          </table:table-cell>
          <table:table-cell office:value-type="float" office:value="1268" calcext:value-type="float">
            <text:p>126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66" table:formula="of:=([.C293]*[.$X$1])*(1-[.$T$1])^([.$V$1]-([.K293]*10))" office:value-type="float" office:value="80.4545381388518" calcext:value-type="float">
            <text:p>80.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72-80d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53" table:formula="of:=[.C294]*(1-[.$T$1])^([.$V$1]-([.K294]*10))" office:value-type="float" office:value="77.6003955890853" calcext:value-type="float">
            <text:p>77.600</text:p>
          </table:table-cell>
          <table:table-cell table:style-name="ce53" table:formula="of:=IF(ISBLANK([.D294]);&quot;&quot;;[.D294]*(1-[.$T$1])^([.$V$1]-([.K294]*10)))" office:value-type="float" office:value="86.2226617656503" calcext:value-type="float">
            <text:p>86.223</text:p>
          </table:table-cell>
          <table:table-cell office:value-type="float" office:value="1268" calcext:value-type="float">
            <text:p>126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66" table:formula="of:=([.C294]*[.$X$1])*(1-[.$T$1])^([.$V$1]-([.K294]*10))" office:value-type="float" office:value="60.3409036041389" calcext:value-type="float">
            <text:p>60.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we</text:p>
          </table:table-cell>
          <table:table-cell office:value-type="string" calcext:value-type="string">
            <text:p>9-14d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53" table:formula="of:=[.C295]*(1-[.$T$1])^([.$V$1]-([.K295]*10))" office:value-type="float" office:value="9.70004944863566" calcext:value-type="float">
            <text:p>9.700</text:p>
          </table:table-cell>
          <table:table-cell table:style-name="ce53" table:formula="of:=IF(ISBLANK([.D295]);&quot;&quot;;[.D295]*(1-[.$T$1])^([.$V$1]-([.K295]*10)))" office:value-type="float" office:value="15.0889658089888" calcext:value-type="float">
            <text:p>15.089</text:p>
          </table:table-cell>
          <table:table-cell office:value-type="float" office:value="1268" calcext:value-type="float">
            <text:p>126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66" table:formula="of:=([.C295]*[.$X$1])*(1-[.$T$1])^([.$V$1]-([.K295]*10))" office:value-type="float" office:value="7.54261295051736" calcext:value-type="float">
            <text:p>7.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ese</text:p>
          </table:table-cell>
          <table:table-cell office:value-type="string" calcext:value-type="string">
            <text:p>1½d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53" table:formula="of:=[.C296]*(1-[.$T$1])^([.$V$1]-([.K296]*10))" office:value-type="float" office:value="0.538891636035314" calcext:value-type="float">
            <text:p>0.539</text:p>
          </table:table-cell>
          <table:table-cell table:style-name="ce53" table:formula="of:=IF(ISBLANK([.D296]);&quot;&quot;;[.D296]*(1-[.$T$1])^([.$V$1]-([.K296]*10)))">
            <text:p/>
          </table:table-cell>
          <table:table-cell office:value-type="float" office:value="1268" calcext:value-type="float">
            <text:p>126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66" table:formula="of:=([.C296]*[.$X$1])*(1-[.$T$1])^([.$V$1]-([.K296]*10))" office:value-type="float" office:value="0.41903405280652" calcext:value-type="float">
            <text:p>0.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ns</text:p>
          </table:table-cell>
          <table:table-cell office:value-type="string" calcext:value-type="string">
            <text:p>1½-2d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3" table:formula="of:=[.C297]*(1-[.$T$1])^([.$V$1]-([.K297]*10))" office:value-type="float" office:value="1.61667490810594" calcext:value-type="float">
            <text:p>1.617</text:p>
          </table:table-cell>
          <table:table-cell table:style-name="ce53" table:formula="of:=IF(ISBLANK([.D297]);&quot;&quot;;[.D297]*(1-[.$T$1])^([.$V$1]-([.K297]*10)))" office:value-type="float" office:value="2.15556654414126" calcext:value-type="float">
            <text:p>2.156</text:p>
          </table:table-cell>
          <table:table-cell office:value-type="float" office:value="1268" calcext:value-type="float">
            <text:p>126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66" table:formula="of:=([.C297]*[.$X$1])*(1-[.$T$1])^([.$V$1]-([.K297]*10))" office:value-type="float" office:value="1.25710215841956" calcext:value-type="float">
            <text:p>1.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156-180d</text:p>
          </table:table-cell>
          <table:table-cell office:value-type="float" office:value="156" calcext:value-type="float">
            <text:p>156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53" table:formula="of:=[.C298]*(1-[.$T$1])^([.$V$1]-([.K298]*10))" office:value-type="float" office:value="168.134190443018" calcext:value-type="float">
            <text:p>168.134</text:p>
          </table:table-cell>
          <table:table-cell table:style-name="ce53" table:formula="of:=IF(ISBLANK([.D298]);&quot;&quot;;[.D298]*(1-[.$T$1])^([.$V$1]-([.K298]*10)))" office:value-type="float" office:value="194.000988972713" calcext:value-type="float">
            <text:p>194.001</text:p>
          </table:table-cell>
          <table:table-cell office:value-type="float" office:value="1268" calcext:value-type="float">
            <text:p>126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66" table:formula="of:=([.C298]*[.$X$1])*(1-[.$T$1])^([.$V$1]-([.K298]*10))" office:value-type="float" office:value="130.738624475634" calcext:value-type="float">
            <text:p>130.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tton</text:p>
          </table:table-cell>
          <table:table-cell office:value-type="string" calcext:value-type="string">
            <text:p>14-20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53" table:formula="of:=[.C299]*(1-[.$T$1])^([.$V$1]-([.K299]*10))" office:value-type="float" office:value="15.0889658089888" calcext:value-type="float">
            <text:p>15.089</text:p>
          </table:table-cell>
          <table:table-cell table:style-name="ce53" table:formula="of:=IF(ISBLANK([.D299]);&quot;&quot;;[.D299]*(1-[.$T$1])^([.$V$1]-([.K299]*10)))" office:value-type="float" office:value="21.5556654414126" calcext:value-type="float">
            <text:p>21.556</text:p>
          </table:table-cell>
          <table:table-cell office:value-type="float" office:value="1268" calcext:value-type="float">
            <text:p>126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66" table:formula="of:=([.C299]*[.$X$1])*(1-[.$T$1])^([.$V$1]-([.K299]*10))" office:value-type="float" office:value="11.7329534785826" calcext:value-type="float">
            <text:p>11.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14-18d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53" table:formula="of:=[.C300]*(1-[.$T$1])^([.$V$1]-([.K300]*10))" office:value-type="float" office:value="15.0889658089888" calcext:value-type="float">
            <text:p>15.089</text:p>
          </table:table-cell>
          <table:table-cell table:style-name="ce53" table:formula="of:=IF(ISBLANK([.D300]);&quot;&quot;;[.D300]*(1-[.$T$1])^([.$V$1]-([.K300]*10)))" office:value-type="float" office:value="19.4000988972713" calcext:value-type="float">
            <text:p>19.400</text:p>
          </table:table-cell>
          <table:table-cell office:value-type="float" office:value="1268" calcext:value-type="float">
            <text:p>126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66" table:formula="of:=([.C300]*[.$X$1])*(1-[.$T$1])^([.$V$1]-([.K300]*10))" office:value-type="float" office:value="11.7329534785826" calcext:value-type="float">
            <text:p>11.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geons</text:p>
          </table:table-cell>
          <table:table-cell office:value-type="string" calcext:value-type="string">
            <text:p>8@1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53" table:formula="of:=[.C301]*(1-[.$T$1])^([.$V$1]-([.K301]*10))" office:value-type="float" office:value="1.07778327207063" calcext:value-type="float">
            <text:p>1.078</text:p>
          </table:table-cell>
          <table:table-cell table:style-name="ce53" table:formula="of:=IF(ISBLANK([.D301]);&quot;&quot;;[.D301]*(1-[.$T$1])^([.$V$1]-([.K301]*10)))">
            <text:p/>
          </table:table-cell>
          <table:table-cell office:value-type="float" office:value="1268" calcext:value-type="float">
            <text:p>126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66" table:formula="of:=([.C301]*[.$X$1])*(1-[.$T$1])^([.$V$1]-([.K301]*10))" office:value-type="float" office:value="0.83806810561304" calcext:value-type="float">
            <text:p>0.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eep</text:p>
          </table:table-cell>
          <table:table-cell office:value-type="string" calcext:value-type="string">
            <text:p>12-20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53" table:formula="of:=[.C302]*(1-[.$T$1])^([.$V$1]-([.K302]*10))" office:value-type="float" office:value="12.9333992648475" calcext:value-type="float">
            <text:p>12.933</text:p>
          </table:table-cell>
          <table:table-cell table:style-name="ce53" table:formula="of:=IF(ISBLANK([.D302]);&quot;&quot;;[.D302]*(1-[.$T$1])^([.$V$1]-([.K302]*10)))" office:value-type="float" office:value="21.5556654414126" calcext:value-type="float">
            <text:p>21.556</text:p>
          </table:table-cell>
          <table:table-cell office:value-type="float" office:value="1268" calcext:value-type="float">
            <text:p>126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66" table:formula="of:=([.C302]*[.$X$1])*(1-[.$T$1])^([.$V$1]-([.K302]*10))" office:value-type="float" office:value="10.0568172673565" calcext:value-type="float">
            <text:p>10.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ll</text:p>
          </table:table-cell>
          <table:table-cell office:value-type="string" calcext:value-type="string">
            <text:p>96d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table:style-name="ce53" table:formula="of:=[.C303]*(1-[.$T$1])^([.$V$1]-([.K303]*10))" office:value-type="float" office:value="96" calcext:value-type="float">
            <text:p>96.000</text:p>
          </table:table-cell>
          <table:table-cell table:style-name="ce53" table:formula="of:=IF(ISBLANK([.D303]);&quot;&quot;;[.D303]*(1-[.$T$1])^([.$V$1]-([.K303]*10)))">
            <text:p/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03]*[.$X$1])*(1-[.$T$1])^([.$V$1]-([.K303]*10))" office:value-type="float" office:value="74.64816" calcext:value-type="float">
            <text:p>74.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72d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53" table:formula="of:=[.C304]*(1-[.$T$1])^([.$V$1]-([.K304]*10))" office:value-type="float" office:value="72" calcext:value-type="float">
            <text:p>72.000</text:p>
          </table:table-cell>
          <table:table-cell table:style-name="ce53" table:formula="of:=IF(ISBLANK([.D304]);&quot;&quot;;[.D304]*(1-[.$T$1])^([.$V$1]-([.K304]*10)))">
            <text:p/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04]*[.$X$1])*(1-[.$T$1])^([.$V$1]-([.K304]*10))" office:value-type="float" office:value="55.98612" calcext:value-type="float">
            <text:p>55.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w Hide</text:p>
          </table:table-cell>
          <table:table-cell office:value-type="string" calcext:value-type="string">
            <text:p>18-26d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ce53" table:formula="of:=[.C305]*(1-[.$T$1])^([.$V$1]-([.K305]*10))" office:value-type="float" office:value="18" calcext:value-type="float">
            <text:p>18.000</text:p>
          </table:table-cell>
          <table:table-cell table:style-name="ce53" table:formula="of:=IF(ISBLANK([.D305]);&quot;&quot;;[.D305]*(1-[.$T$1])^([.$V$1]-([.K305]*10)))" office:value-type="float" office:value="26" calcext:value-type="float">
            <text:p>26.000</text:p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05]*[.$X$1])*(1-[.$T$1])^([.$V$1]-([.K305]*10))" office:value-type="float" office:value="13.99653" calcext:value-type="float">
            <text:p>14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cks</text:p>
          </table:table-cell>
          <table:table-cell office:value-type="string" calcext:value-type="string">
            <text:p>1½-2d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3" table:formula="of:=[.C306]*(1-[.$T$1])^([.$V$1]-([.K306]*10))" office:value-type="float" office:value="1.5" calcext:value-type="float">
            <text:p>1.500</text:p>
          </table:table-cell>
          <table:table-cell table:style-name="ce53" table:formula="of:=IF(ISBLANK([.D306]);&quot;&quot;;[.D306]*(1-[.$T$1])^([.$V$1]-([.K306]*10)))" office:value-type="float" office:value="2" calcext:value-type="float">
            <text:p>2.000</text:p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06]*[.$X$1])*(1-[.$T$1])^([.$V$1]-([.K306]*10))" office:value-type="float" office:value="1.1663775" calcext:value-type="float">
            <text:p>1.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1d per 3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53" table:formula="of:=[.C307]*(1-[.$T$1])^([.$V$1]-([.K307]*10))" office:value-type="float" office:value="2" calcext:value-type="float">
            <text:p>2.000</text:p>
          </table:table-cell>
          <table:table-cell table:style-name="ce53" table:formula="of:=IF(ISBLANK([.D307]);&quot;&quot;;[.D307]*(1-[.$T$1])^([.$V$1]-([.K307]*10)))">
            <text:p/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07]*[.$X$1])*(1-[.$T$1])^([.$V$1]-([.K307]*10))" office:value-type="float" office:value="1.55517" calcext:value-type="float">
            <text:p>1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we</text:p>
          </table:table-cell>
          <table:table-cell office:value-type="string" calcext:value-type="string">
            <text:p>9-12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53" table:formula="of:=[.C308]*(1-[.$T$1])^([.$V$1]-([.K308]*10))" office:value-type="float" office:value="9" calcext:value-type="float">
            <text:p>9.000</text:p>
          </table:table-cell>
          <table:table-cell table:style-name="ce53" table:formula="of:=IF(ISBLANK([.D308]);&quot;&quot;;[.D308]*(1-[.$T$1])^([.$V$1]-([.K308]*10)))" office:value-type="float" office:value="12" calcext:value-type="float">
            <text:p>12.000</text:p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08]*[.$X$1])*(1-[.$T$1])^([.$V$1]-([.K308]*10))" office:value-type="float" office:value="6.998265" calcext:value-type="float">
            <text:p>7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ese</text:p>
          </table:table-cell>
          <table:table-cell office:value-type="string" calcext:value-type="string">
            <text:p>2-3½d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53" table:formula="of:=[.C309]*(1-[.$T$1])^([.$V$1]-([.K309]*10))" office:value-type="float" office:value="2" calcext:value-type="float">
            <text:p>2.000</text:p>
          </table:table-cell>
          <table:table-cell table:style-name="ce53" table:formula="of:=IF(ISBLANK([.D309]);&quot;&quot;;[.D309]*(1-[.$T$1])^([.$V$1]-([.K309]*10)))" office:value-type="float" office:value="3.5" calcext:value-type="float">
            <text:p>3.500</text:p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09]*[.$X$1])*(1-[.$T$1])^([.$V$1]-([.K309]*10))" office:value-type="float" office:value="1.55517" calcext:value-type="float">
            <text:p>1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ns</text:p>
          </table:table-cell>
          <table:table-cell office:value-type="string" calcext:value-type="string">
            <text:p>¾-1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3" table:formula="of:=[.C310]*(1-[.$T$1])^([.$V$1]-([.K310]*10))" office:value-type="float" office:value="0.75" calcext:value-type="float">
            <text:p>0.750</text:p>
          </table:table-cell>
          <table:table-cell table:style-name="ce53" table:formula="of:=IF(ISBLANK([.D310]);&quot;&quot;;[.D310]*(1-[.$T$1])^([.$V$1]-([.K310]*10)))" office:value-type="float" office:value="1" calcext:value-type="float">
            <text:p>1.000</text:p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10]*[.$X$1])*(1-[.$T$1])^([.$V$1]-([.K310]*10))" office:value-type="float" office:value="0.58318875" calcext:value-type="float">
            <text:p>0.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rse (Cart)</text:p>
          </table:table-cell>
          <table:table-cell office:value-type="string" calcext:value-type="string">
            <text:p>144-240d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53" table:formula="of:=[.C311]*(1-[.$T$1])^([.$V$1]-([.K311]*10))" office:value-type="float" office:value="144" calcext:value-type="float">
            <text:p>144.000</text:p>
          </table:table-cell>
          <table:table-cell table:style-name="ce53" table:formula="of:=IF(ISBLANK([.D311]);&quot;&quot;;[.D311]*(1-[.$T$1])^([.$V$1]-([.K311]*10)))" office:value-type="float" office:value="240" calcext:value-type="float">
            <text:p>240.000</text:p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11]*[.$X$1])*(1-[.$T$1])^([.$V$1]-([.K311]*10))" office:value-type="float" office:value="111.97224" calcext:value-type="float">
            <text:p>111.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5-7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53" table:formula="of:=[.C312]*(1-[.$T$1])^([.$V$1]-([.K312]*10))" office:value-type="float" office:value="5" calcext:value-type="float">
            <text:p>5.000</text:p>
          </table:table-cell>
          <table:table-cell table:style-name="ce53" table:formula="of:=IF(ISBLANK([.D312]);&quot;&quot;;[.D312]*(1-[.$T$1])^([.$V$1]-([.K312]*10)))" office:value-type="float" office:value="7" calcext:value-type="float">
            <text:p>7.000</text:p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12]*[.$X$1])*(1-[.$T$1])^([.$V$1]-([.K312]*10))" office:value-type="float" office:value="3.887925" calcext:value-type="float">
            <text:p>3.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ttons</text:p>
          </table:table-cell>
          <table:table-cell office:value-type="string" calcext:value-type="string">
            <text:p>10-15d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53" table:formula="of:=[.C313]*(1-[.$T$1])^([.$V$1]-([.K313]*10))" office:value-type="float" office:value="10" calcext:value-type="float">
            <text:p>10.000</text:p>
          </table:table-cell>
          <table:table-cell table:style-name="ce53" table:formula="of:=IF(ISBLANK([.D313]);&quot;&quot;;[.D313]*(1-[.$T$1])^([.$V$1]-([.K313]*10)))" office:value-type="float" office:value="15" calcext:value-type="float">
            <text:p>15.000</text:p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13]*[.$X$1])*(1-[.$T$1])^([.$V$1]-([.K313]*10))" office:value-type="float" office:value="7.77585" calcext:value-type="float">
            <text:p>7.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gs</text:p>
          </table:table-cell>
          <table:table-cell office:value-type="string" calcext:value-type="string">
            <text:p>20-30d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53" table:formula="of:=[.C314]*(1-[.$T$1])^([.$V$1]-([.K314]*10))" office:value-type="float" office:value="20" calcext:value-type="float">
            <text:p>20.000</text:p>
          </table:table-cell>
          <table:table-cell table:style-name="ce53" table:formula="of:=IF(ISBLANK([.D314]);&quot;&quot;;[.D314]*(1-[.$T$1])^([.$V$1]-([.K314]*10)))" office:value-type="float" office:value="30" calcext:value-type="float">
            <text:p>30.000</text:p>
          </table:table-cell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66" table:formula="of:=([.C314]*[.$X$1])*(1-[.$T$1])^([.$V$1]-([.K314]*10))" office:value-type="float" office:value="15.5517" calcext:value-type="float">
            <text:p>15.55</text:p>
          </table:table-cell>
          <table:table-cell table:number-columns-repeated="1008"/>
        </table:table-row>
        <table:table-row table:style-name="ro1">
          <table:table-cell table:style-name="ce29" office:value-type="string" calcext:value-type="string">
            <text:p>https://www.economics.utoronto.ca/munro5/SPICES1.htm</text:p>
          </table:table-cell>
          <table:table-cell table:style-name="ce38" table:number-columns-repeated="3"/>
          <table:table-cell table:style-name="ce64" table:number-columns-repeated="3"/>
          <table:table-cell table:style-name="ce38" table:number-columns-repeated="6"/>
          <table:table-cell table:style-name="ce29" table:number-columns-repeated="1010"/>
        </table:table-row>
        <table:table-row table:style-name="ro1">
          <table:table-cell table:style-name="ce30" office:value-type="string" calcext:value-type="string">
            <text:p>Textiles</text:p>
          </table:table-cell>
          <table:table-cell table:style-name="ce39" table:number-columns-repeated="3"/>
          <table:table-cell table:style-name="ce15" table:number-columns-repeated="3"/>
          <table:table-cell table:style-name="ce39" table:number-columns-repeated="6"/>
          <table:table-cell table:style-name="ce30" table:number-columns-repeated="1010"/>
        </table:table-row>
        <table:table-row table:style-name="ro1">
          <table:table-cell office:value-type="string" calcext:value-type="string">
            <text:p>Canvas</text:p>
          </table:table-cell>
          <table:table-cell office:value-type="string" calcext:value-type="string">
            <text:p>2d/yard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  <table:table-cell table:style-name="ce53" table:formula="of:=[.C317]*(1-[.$T$1])^([.$V$1]-([.K317]*10))" office:value-type="float" office:value="1.40999189022173" calcext:value-type="float">
            <text:p>1.410</text:p>
          </table:table-cell>
          <table:table-cell table:style-name="ce53" table:formula="of:=IF(ISBLANK([.D317]);&quot;&quot;;[.D317]*(1-[.$T$1])^([.$V$1]-([.K317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17]*[.$X$1])*(1-[.$T$1])^([.$V$1]-([.K317]*10))" office:value-type="float" office:value="1.09638854395807" calcext:value-type="float">
            <text:p>1.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abant Linen</text:p>
          </table:table-cell>
          <table:table-cell office:value-type="string" calcext:value-type="string">
            <text:p>6.4d/yard</text:p>
          </table:table-cell>
          <table:table-cell table:style-name="Default" office:value-type="float" office:value="6.4" calcext:value-type="float">
            <text:p>6.4</text:p>
          </table:table-cell>
          <table:table-cell table:number-columns-repeated="4"/>
          <table:table-cell table:style-name="ce53" table:formula="of:=[.C318]*(1-[.$T$1])^([.$V$1]-([.K318]*10))" office:value-type="float" office:value="4.51197404870955" calcext:value-type="float">
            <text:p>4.512</text:p>
          </table:table-cell>
          <table:table-cell table:style-name="ce53" table:formula="of:=IF(ISBLANK([.D318]);&quot;&quot;;[.D318]*(1-[.$T$1])^([.$V$1]-([.K318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18]*[.$X$1])*(1-[.$T$1])^([.$V$1]-([.K318]*10))" office:value-type="float" office:value="3.50844334066582" calcext:value-type="float">
            <text:p>3.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emish Linen</text:p>
          </table:table-cell>
          <table:table-cell office:value-type="string" calcext:value-type="string">
            <text:p>12.1d/yard</text:p>
          </table:table-cell>
          <table:table-cell table:style-name="Default" office:value-type="float" office:value="12.1" calcext:value-type="float">
            <text:p>12.1</text:p>
          </table:table-cell>
          <table:table-cell table:number-columns-repeated="4"/>
          <table:table-cell table:style-name="ce53" table:formula="of:=[.C319]*(1-[.$T$1])^([.$V$1]-([.K319]*10))" office:value-type="float" office:value="8.53045093584149" calcext:value-type="float">
            <text:p>8.530</text:p>
          </table:table-cell>
          <table:table-cell table:style-name="ce53" table:formula="of:=IF(ISBLANK([.D319]);&quot;&quot;;[.D319]*(1-[.$T$1])^([.$V$1]-([.K319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19]*[.$X$1])*(1-[.$T$1])^([.$V$1]-([.K319]*10))" office:value-type="float" office:value="6.63315069094631" calcext:value-type="float">
            <text:p>6.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glish Worsted</text:p>
          </table:table-cell>
          <table:table-cell office:value-type="string" calcext:value-type="string">
            <text:p>3.5d/yard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4"/>
          <table:table-cell table:style-name="ce53" table:formula="of:=[.C320]*(1-[.$T$1])^([.$V$1]-([.K320]*10))" office:value-type="float" office:value="2.46748580788803" calcext:value-type="float">
            <text:p>2.467</text:p>
          </table:table-cell>
          <table:table-cell table:style-name="ce53" table:formula="of:=IF(ISBLANK([.D320]);&quot;&quot;;[.D320]*(1-[.$T$1])^([.$V$1]-([.K320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20]*[.$X$1])*(1-[.$T$1])^([.$V$1]-([.K320]*10))" office:value-type="float" office:value="1.91867995192662" calcext:value-type="float">
            <text:p>1.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glish Kersey, Dyed</text:p>
          </table:table-cell>
          <table:table-cell office:value-type="string" calcext:value-type="string">
            <text:p>17.9d/yard</text:p>
          </table:table-cell>
          <table:table-cell table:style-name="Default" office:value-type="float" office:value="17.9" calcext:value-type="float">
            <text:p>17.9</text:p>
          </table:table-cell>
          <table:table-cell table:number-columns-repeated="4"/>
          <table:table-cell table:style-name="ce53" table:formula="of:=[.C321]*(1-[.$T$1])^([.$V$1]-([.K321]*10))" office:value-type="float" office:value="12.6194274174845" calcext:value-type="float">
            <text:p>12.619</text:p>
          </table:table-cell>
          <table:table-cell table:style-name="ce53" table:formula="of:=IF(ISBLANK([.D321]);&quot;&quot;;[.D321]*(1-[.$T$1])^([.$V$1]-([.K321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21]*[.$X$1])*(1-[.$T$1])^([.$V$1]-([.K321]*10))" office:value-type="float" office:value="9.8126774684247" calcext:value-type="float">
            <text:p>9.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glish Broadcloth, Dyed: average</text:p>
          </table:table-cell>
          <table:table-cell office:value-type="string" calcext:value-type="string">
            <text:p>25.4d/yard</text:p>
          </table:table-cell>
          <table:table-cell table:style-name="Default" office:value-type="float" office:value="25.4" calcext:value-type="float">
            <text:p>25.4</text:p>
          </table:table-cell>
          <table:table-cell table:number-columns-repeated="4"/>
          <table:table-cell table:style-name="ce53" table:formula="of:=[.C322]*(1-[.$T$1])^([.$V$1]-([.K322]*10))" office:value-type="float" office:value="17.906897005816" calcext:value-type="float">
            <text:p>17.907</text:p>
          </table:table-cell>
          <table:table-cell table:style-name="ce53" table:formula="of:=IF(ISBLANK([.D322]);&quot;&quot;;[.D322]*(1-[.$T$1])^([.$V$1]-([.K322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22]*[.$X$1])*(1-[.$T$1])^([.$V$1]-([.K322]*10))" office:value-type="float" office:value="13.9241345082675" calcext:value-type="float">
            <text:p>13.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glish Broadcloth, Dyed: highest</text:p>
          </table:table-cell>
          <table:table-cell office:value-type="string" calcext:value-type="string">
            <text:p>40d/yard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4"/>
          <table:table-cell table:style-name="ce53" table:formula="of:=[.C323]*(1-[.$T$1])^([.$V$1]-([.K323]*10))" office:value-type="float" office:value="28.1998378044347" calcext:value-type="float">
            <text:p>28.200</text:p>
          </table:table-cell>
          <table:table-cell table:style-name="ce53" table:formula="of:=IF(ISBLANK([.D323]);&quot;&quot;;[.D323]*(1-[.$T$1])^([.$V$1]-([.K323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23]*[.$X$1])*(1-[.$T$1])^([.$V$1]-([.K323]*10))" office:value-type="float" office:value="21.9277708791613" calcext:value-type="float">
            <text:p>21.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arlet Broadcloth: average</text:p>
          </table:table-cell>
          <table:table-cell office:value-type="string" calcext:value-type="string">
            <text:p>144.2d/yard</text:p>
          </table:table-cell>
          <table:table-cell table:style-name="Default" office:value-type="float" office:value="144.2" calcext:value-type="float">
            <text:p>144.2</text:p>
          </table:table-cell>
          <table:table-cell table:number-columns-repeated="4"/>
          <table:table-cell table:style-name="ce53" table:formula="of:=[.C324]*(1-[.$T$1])^([.$V$1]-([.K324]*10))" office:value-type="float" office:value="101.660415284987" calcext:value-type="float">
            <text:p>101.660</text:p>
          </table:table-cell>
          <table:table-cell table:style-name="ce53" table:formula="of:=IF(ISBLANK([.D324]);&quot;&quot;;[.D324]*(1-[.$T$1])^([.$V$1]-([.K324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24]*[.$X$1])*(1-[.$T$1])^([.$V$1]-([.K324]*10))" office:value-type="float" office:value="79.0496140193766" calcext:value-type="float">
            <text:p>79.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arlet Broadcloth: highest range</text:p>
          </table:table-cell>
          <table:table-cell office:value-type="string" calcext:value-type="string">
            <text:p>228d/yard</text:p>
          </table:table-cell>
          <table:table-cell table:style-name="Default" office:value-type="float" office:value="228" calcext:value-type="float">
            <text:p>228</text:p>
          </table:table-cell>
          <table:table-cell table:number-columns-repeated="4"/>
          <table:table-cell table:style-name="ce53" table:formula="of:=[.C325]*(1-[.$T$1])^([.$V$1]-([.K325]*10))" office:value-type="float" office:value="160.739075485278" calcext:value-type="float">
            <text:p>160.739</text:p>
          </table:table-cell>
          <table:table-cell table:style-name="ce53" table:formula="of:=IF(ISBLANK([.D325]);&quot;&quot;;[.D325]*(1-[.$T$1])^([.$V$1]-([.K325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25]*[.$X$1])*(1-[.$T$1])^([.$V$1]-([.K325]*10))" office:value-type="float" office:value="124.98829401122" calcext:value-type="float">
            <text:p>124.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emish Broadcloth (Ghent Dickedinnen)</text:p>
          </table:table-cell>
          <table:table-cell office:value-type="string" calcext:value-type="string">
            <text:p>65.158d/yard</text:p>
          </table:table-cell>
          <table:table-cell table:style-name="Default" office:value-type="float" office:value="65.158" calcext:value-type="float">
            <text:p>65.158</text:p>
          </table:table-cell>
          <table:table-cell table:number-columns-repeated="4"/>
          <table:table-cell table:style-name="ce53" table:formula="of:=[.C326]*(1-[.$T$1])^([.$V$1]-([.K326]*10))" office:value-type="float" office:value="45.9361257915339" calcext:value-type="float">
            <text:p>45.936</text:p>
          </table:table-cell>
          <table:table-cell table:style-name="ce53" table:formula="of:=IF(ISBLANK([.D326]);&quot;&quot;;[.D326]*(1-[.$T$1])^([.$V$1]-([.K326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26]*[.$X$1])*(1-[.$T$1])^([.$V$1]-([.K326]*10))" office:value-type="float" office:value="35.7192423736099" calcext:value-type="float">
            <text:p>35.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lk: Velvet: average</text:p>
          </table:table-cell>
          <table:table-cell office:value-type="string" calcext:value-type="string">
            <text:p>181.08d/yard</text:p>
          </table:table-cell>
          <table:table-cell table:style-name="Default" office:value-type="float" office:value="181.08" calcext:value-type="float">
            <text:p>181.08</text:p>
          </table:table-cell>
          <table:table-cell table:number-columns-repeated="4"/>
          <table:table-cell table:style-name="ce53" table:formula="of:=[.C327]*(1-[.$T$1])^([.$V$1]-([.K327]*10))" office:value-type="float" office:value="127.660665740676" calcext:value-type="float">
            <text:p>127.661</text:p>
          </table:table-cell>
          <table:table-cell table:style-name="ce53" table:formula="of:=IF(ISBLANK([.D327]);&quot;&quot;;[.D327]*(1-[.$T$1])^([.$V$1]-([.K327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27]*[.$X$1])*(1-[.$T$1])^([.$V$1]-([.K327]*10))" office:value-type="float" office:value="99.2670187699634" calcext:value-type="float">
            <text:p>99.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lk: Velvet: highest range</text:p>
          </table:table-cell>
          <table:table-cell office:value-type="string" calcext:value-type="string">
            <text:p>279.96d/yard</text:p>
          </table:table-cell>
          <table:table-cell table:style-name="Default" office:value-type="float" office:value="279.96" calcext:value-type="float">
            <text:p>279.96</text:p>
          </table:table-cell>
          <table:table-cell table:number-columns-repeated="4"/>
          <table:table-cell table:style-name="ce53" table:formula="of:=[.C328]*(1-[.$T$1])^([.$V$1]-([.K328]*10))" office:value-type="float" office:value="197.370664793238" calcext:value-type="float">
            <text:p>197.371</text:p>
          </table:table-cell>
          <table:table-cell table:style-name="ce53" table:formula="of:=IF(ISBLANK([.D328]);&quot;&quot;;[.D328]*(1-[.$T$1])^([.$V$1]-([.K328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28]*[.$X$1])*(1-[.$T$1])^([.$V$1]-([.K328]*10))" office:value-type="float" office:value="153.47246838325" calcext:value-type="float">
            <text:p>153.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lk: Damask</text:p>
          </table:table-cell>
          <table:table-cell office:value-type="string" calcext:value-type="string">
            <text:p>144d/yard</text:p>
          </table:table-cell>
          <table:table-cell table:style-name="Default" office:value-type="float" office:value="144" calcext:value-type="float">
            <text:p>144</text:p>
          </table:table-cell>
          <table:table-cell table:number-columns-repeated="4"/>
          <table:table-cell table:style-name="ce53" table:formula="of:=[.C329]*(1-[.$T$1])^([.$V$1]-([.K329]*10))" office:value-type="float" office:value="101.519416095965" calcext:value-type="float">
            <text:p>101.519</text:p>
          </table:table-cell>
          <table:table-cell table:style-name="ce53" table:formula="of:=IF(ISBLANK([.D329]);&quot;&quot;;[.D329]*(1-[.$T$1])^([.$V$1]-([.K329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29]*[.$X$1])*(1-[.$T$1])^([.$V$1]-([.K329]*10))" office:value-type="float" office:value="78.9399751649808" calcext:value-type="float">
            <text:p>78.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lk: Plain Satin</text:p>
          </table:table-cell>
          <table:table-cell office:value-type="string" calcext:value-type="string">
            <text:p>105d/yard</text:p>
          </table:table-cell>
          <table:table-cell table:style-name="Default" office:value-type="float" office:value="105" calcext:value-type="float">
            <text:p>105</text:p>
          </table:table-cell>
          <table:table-cell table:number-columns-repeated="4"/>
          <table:table-cell table:style-name="ce53" table:formula="of:=[.C330]*(1-[.$T$1])^([.$V$1]-([.K330]*10))" office:value-type="float" office:value="74.0245742366411" calcext:value-type="float">
            <text:p>74.025</text:p>
          </table:table-cell>
          <table:table-cell table:style-name="ce53" table:formula="of:=IF(ISBLANK([.D330]);&quot;&quot;;[.D330]*(1-[.$T$1])^([.$V$1]-([.K330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30]*[.$X$1])*(1-[.$T$1])^([.$V$1]-([.K330]*10))" office:value-type="float" office:value="57.5603985577985" calcext:value-type="float">
            <text:p>57.56</text:p>
          </table:table-cell>
          <table:table-cell table:number-columns-repeated="1008"/>
        </table:table-row>
        <table:table-row table:style-name="ro1">
          <table:table-cell table:style-name="ce30" office:value-type="string" calcext:value-type="string">
            <text:p>Food and Fuel (what is "number" unit?)</text:p>
          </table:table-cell>
          <table:table-cell table:style-name="ce39" table:number-columns-repeated="3"/>
          <table:table-cell table:style-name="ce15" table:number-columns-repeated="3"/>
          <table:table-cell table:style-name="ce39" table:number-columns-repeated="6"/>
          <table:table-cell table:style-name="ce30" table:number-columns-repeated="1010"/>
        </table:table-row>
        <table:table-row table:style-name="ro1">
          <table:table-cell office:value-type="string" calcext:value-type="string">
            <text:p>Almonds</text:p>
          </table:table-cell>
          <table:table-cell office:value-type="string" calcext:value-type="string">
            <text:p>3d/poun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style-name="ce53" table:formula="of:=[.C332]*(1-[.$T$1])^([.$V$1]-([.K332]*10))" office:value-type="float" office:value="2.1149878353326" calcext:value-type="float">
            <text:p>2.115</text:p>
          </table:table-cell>
          <table:table-cell table:style-name="ce53" table:formula="of:=IF(ISBLANK([.D332]);&quot;&quot;;[.D332]*(1-[.$T$1])^([.$V$1]-([.K332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32]*[.$X$1])*(1-[.$T$1])^([.$V$1]-([.K332]*10))" office:value-type="float" office:value="1.6445828159371" calcext:value-type="float">
            <text:p>1.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2.5d/pint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3"/>
          <table:table-cell table:style-name="Default"/>
          <table:table-cell table:style-name="ce53" table:formula="of:=[.C333]*(1-[.$T$1])^([.$V$1]-([.K333]*10))" office:value-type="float" office:value="1.76248986277717" calcext:value-type="float">
            <text:p>1.762</text:p>
          </table:table-cell>
          <table:table-cell table:style-name="ce53" table:formula="of:=IF(ISBLANK([.D333]);&quot;&quot;;[.D333]*(1-[.$T$1])^([.$V$1]-([.K333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33]*[.$X$1])*(1-[.$T$1])^([.$V$1]-([.K333]*10))" office:value-type="float" office:value="1.37048567994758" calcext:value-type="float">
            <text:p>1.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1d/gallo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53" table:formula="of:=[.C334]*(1-[.$T$1])^([.$V$1]-([.K334]*10))" office:value-type="float" office:value="0.704995945110867" calcext:value-type="float">
            <text:p>0.705</text:p>
          </table:table-cell>
          <table:table-cell table:style-name="ce53" table:formula="of:=IF(ISBLANK([.D334]);&quot;&quot;;[.D334]*(1-[.$T$1])^([.$V$1]-([.K334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34]*[.$X$1])*(1-[.$T$1])^([.$V$1]-([.K334]*10))" office:value-type="float" office:value="0.548194271979034" calcext:value-type="float">
            <text:p>0.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1d/pin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53" table:formula="of:=[.C335]*(1-[.$T$1])^([.$V$1]-([.K335]*10))" office:value-type="float" office:value="0.704995945110867" calcext:value-type="float">
            <text:p>0.705</text:p>
          </table:table-cell>
          <table:table-cell table:style-name="ce53" table:formula="of:=IF(ISBLANK([.D335]);&quot;&quot;;[.D335]*(1-[.$T$1])^([.$V$1]-([.K335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35]*[.$X$1])*(1-[.$T$1])^([.$V$1]-([.K335]*10))" office:value-type="float" office:value="0.548194271979034" calcext:value-type="float">
            <text:p>0.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0.5d/pint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3"/>
          <table:table-cell table:style-name="Default"/>
          <table:table-cell table:style-name="ce53" table:formula="of:=[.C336]*(1-[.$T$1])^([.$V$1]-([.K336]*10))" office:value-type="float" office:value="0.352497972555433" calcext:value-type="float">
            <text:p>0.352</text:p>
          </table:table-cell>
          <table:table-cell table:style-name="ce53" table:formula="of:=IF(ISBLANK([.D336]);&quot;&quot;;[.D336]*(1-[.$T$1])^([.$V$1]-([.K336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36]*[.$X$1])*(1-[.$T$1])^([.$V$1]-([.K336]*10))" office:value-type="float" office:value="0.274097135989517" calcext:value-type="float">
            <text:p>0.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ggs</text:p>
          </table:table-cell>
          <table:table-cell table:style-name="ce40" office:value-type="string" calcext:value-type="string">
            <text:p>0.157d/number</text:p>
          </table:table-cell>
          <table:table-cell table:style-name="Default" office:value-type="float" office:value="0.157" calcext:value-type="float">
            <text:p>0.157</text:p>
          </table:table-cell>
          <table:table-cell table:number-columns-repeated="3"/>
          <table:table-cell table:style-name="Default"/>
          <table:table-cell table:style-name="ce53" table:formula="of:=[.C337]*(1-[.$T$1])^([.$V$1]-([.K337]*10))" office:value-type="float" office:value="0.110684363382406" calcext:value-type="float">
            <text:p>0.111</text:p>
          </table:table-cell>
          <table:table-cell table:style-name="ce53" table:formula="of:=IF(ISBLANK([.D337]);&quot;&quot;;[.D337]*(1-[.$T$1])^([.$V$1]-([.K337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37]*[.$X$1])*(1-[.$T$1])^([.$V$1]-([.K337]*10))" office:value-type="float" office:value="0.0860665007007083" calcext:value-type="float">
            <text:p>0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pples</text:p>
          </table:table-cell>
          <table:table-cell table:style-name="ce40" office:value-type="string" calcext:value-type="string">
            <text:p>0.08d/number</text:p>
          </table:table-cell>
          <table:table-cell table:style-name="Default" office:value-type="float" office:value="0.08" calcext:value-type="float">
            <text:p>0.08</text:p>
          </table:table-cell>
          <table:table-cell table:number-columns-repeated="3"/>
          <table:table-cell table:style-name="Default"/>
          <table:table-cell table:style-name="ce53" table:formula="of:=[.C338]*(1-[.$T$1])^([.$V$1]-([.K338]*10))" office:value-type="float" office:value="0.0563996756088694" calcext:value-type="float">
            <text:p>0.056</text:p>
          </table:table-cell>
          <table:table-cell table:style-name="ce53" table:formula="of:=IF(ISBLANK([.D338]);&quot;&quot;;[.D338]*(1-[.$T$1])^([.$V$1]-([.K338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38]*[.$X$1])*(1-[.$T$1])^([.$V$1]-([.K338]*10))" office:value-type="float" office:value="0.0438555417583227" calcext:value-type="float">
            <text:p>0.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ye Flour</text:p>
          </table:table-cell>
          <table:table-cell office:value-type="string" calcext:value-type="string">
            <text:p>4d/pound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style-name="ce53" table:formula="of:=[.C339]*(1-[.$T$1])^([.$V$1]-([.K339]*10))" office:value-type="float" office:value="2.81998378044347" calcext:value-type="float">
            <text:p>2.820</text:p>
          </table:table-cell>
          <table:table-cell table:style-name="ce53" table:formula="of:=IF(ISBLANK([.D339]);&quot;&quot;;[.D339]*(1-[.$T$1])^([.$V$1]-([.K339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39]*[.$X$1])*(1-[.$T$1])^([.$V$1]-([.K339]*10))" office:value-type="float" office:value="2.19277708791613" calcext:value-type="float">
            <text:p>2.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ickens</text:p>
          </table:table-cell>
          <table:table-cell table:style-name="ce40" office:value-type="string" calcext:value-type="string">
            <text:p>5d/number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53" table:formula="of:=[.C340]*(1-[.$T$1])^([.$V$1]-([.K340]*10))" office:value-type="float" office:value="3.52497972555434" calcext:value-type="float">
            <text:p>3.525</text:p>
          </table:table-cell>
          <table:table-cell table:style-name="ce53" table:formula="of:=IF(ISBLANK([.D340]);&quot;&quot;;[.D340]*(1-[.$T$1])^([.$V$1]-([.K340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40]*[.$X$1])*(1-[.$T$1])^([.$V$1]-([.K340]*10))" office:value-type="float" office:value="2.74097135989517" calcext:value-type="float">
            <text:p>2.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pons</text:p>
          </table:table-cell>
          <table:table-cell table:style-name="ce40" office:value-type="string" calcext:value-type="string">
            <text:p>1.509d/number</text:p>
          </table:table-cell>
          <table:table-cell table:style-name="Default" office:value-type="float" office:value="1.509" calcext:value-type="float">
            <text:p>1.509</text:p>
          </table:table-cell>
          <table:table-cell table:number-columns-repeated="3"/>
          <table:table-cell table:style-name="Default"/>
          <table:table-cell table:style-name="ce53" table:formula="of:=[.C341]*(1-[.$T$1])^([.$V$1]-([.K341]*10))" office:value-type="float" office:value="1.0638388811723" calcext:value-type="float">
            <text:p>1.064</text:p>
          </table:table-cell>
          <table:table-cell table:style-name="ce53" table:formula="of:=IF(ISBLANK([.D341]);&quot;&quot;;[.D341]*(1-[.$T$1])^([.$V$1]-([.K341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41]*[.$X$1])*(1-[.$T$1])^([.$V$1]-([.K341]*10))" office:value-type="float" office:value="0.827225156416361" calcext:value-type="float">
            <text:p>0.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bbits</text:p>
          </table:table-cell>
          <table:table-cell table:style-name="ce40" office:value-type="string" calcext:value-type="string">
            <text:p>4d/number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style-name="ce53" table:formula="of:=[.C342]*(1-[.$T$1])^([.$V$1]-([.K342]*10))" office:value-type="float" office:value="2.81998378044347" calcext:value-type="float">
            <text:p>2.820</text:p>
          </table:table-cell>
          <table:table-cell table:style-name="ce53" table:formula="of:=IF(ISBLANK([.D342]);&quot;&quot;;[.D342]*(1-[.$T$1])^([.$V$1]-([.K342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42]*[.$X$1])*(1-[.$T$1])^([.$V$1]-([.K342]*10))" office:value-type="float" office:value="2.19277708791613" calcext:value-type="float">
            <text:p>2.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le (Fish)</text:p>
          </table:table-cell>
          <table:table-cell table:style-name="ce40" office:value-type="string" calcext:value-type="string">
            <text:p>2.182d/number</text:p>
          </table:table-cell>
          <table:table-cell table:style-name="Default" office:value-type="float" office:value="2.182" calcext:value-type="float">
            <text:p>2.182</text:p>
          </table:table-cell>
          <table:table-cell table:number-columns-repeated="3"/>
          <table:table-cell table:style-name="Default"/>
          <table:table-cell table:style-name="ce53" table:formula="of:=[.C343]*(1-[.$T$1])^([.$V$1]-([.K343]*10))" office:value-type="float" office:value="1.53830115223191" calcext:value-type="float">
            <text:p>1.538</text:p>
          </table:table-cell>
          <table:table-cell table:style-name="ce53" table:formula="of:=IF(ISBLANK([.D343]);&quot;&quot;;[.D343]*(1-[.$T$1])^([.$V$1]-([.K343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43]*[.$X$1])*(1-[.$T$1])^([.$V$1]-([.K343]*10))" office:value-type="float" office:value="1.19615990145825" calcext:value-type="float">
            <text:p>1.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d Wine</text:p>
          </table:table-cell>
          <table:table-cell office:value-type="string" calcext:value-type="string">
            <text:p>5d/gallon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53" table:formula="of:=[.C344]*(1-[.$T$1])^([.$V$1]-([.K344]*10))" office:value-type="float" office:value="3.52497972555434" calcext:value-type="float">
            <text:p>3.525</text:p>
          </table:table-cell>
          <table:table-cell table:style-name="ce53" table:formula="of:=IF(ISBLANK([.D344]);&quot;&quot;;[.D344]*(1-[.$T$1])^([.$V$1]-([.K344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44]*[.$X$1])*(1-[.$T$1])^([.$V$1]-([.K344]*10))" office:value-type="float" office:value="2.74097135989517" calcext:value-type="float">
            <text:p>2.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ny Ale (Beer)</text:p>
          </table:table-cell>
          <table:table-cell office:value-type="string" calcext:value-type="string">
            <text:p>0.748d/gallon</text:p>
          </table:table-cell>
          <table:table-cell table:style-name="Default" office:value-type="float" office:value="0.748" calcext:value-type="float">
            <text:p>0.748</text:p>
          </table:table-cell>
          <table:table-cell table:number-columns-repeated="3"/>
          <table:table-cell table:style-name="Default"/>
          <table:table-cell table:style-name="ce53" table:formula="of:=[.C345]*(1-[.$T$1])^([.$V$1]-([.K345]*10))" office:value-type="float" office:value="0.527336966942929" calcext:value-type="float">
            <text:p>0.527</text:p>
          </table:table-cell>
          <table:table-cell table:style-name="ce53" table:formula="of:=IF(ISBLANK([.D345]);&quot;&quot;;[.D345]*(1-[.$T$1])^([.$V$1]-([.K345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45]*[.$X$1])*(1-[.$T$1])^([.$V$1]-([.K345]*10))" office:value-type="float" office:value="0.410049315440317" calcext:value-type="float">
            <text:p>0.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ood-Quality Ale</text:p>
          </table:table-cell>
          <table:table-cell office:value-type="string" calcext:value-type="string">
            <text:p>1.778d/gallon</text:p>
          </table:table-cell>
          <table:table-cell table:style-name="Default" office:value-type="float" office:value="1.778" calcext:value-type="float">
            <text:p>1.778</text:p>
          </table:table-cell>
          <table:table-cell table:number-columns-repeated="3"/>
          <table:table-cell table:style-name="Default"/>
          <table:table-cell table:style-name="ce53" table:formula="of:=[.C346]*(1-[.$T$1])^([.$V$1]-([.K346]*10))" office:value-type="float" office:value="1.25348279040712" calcext:value-type="float">
            <text:p>1.253</text:p>
          </table:table-cell>
          <table:table-cell table:style-name="ce53" table:formula="of:=IF(ISBLANK([.D346]);&quot;&quot;;[.D346]*(1-[.$T$1])^([.$V$1]-([.K346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46]*[.$X$1])*(1-[.$T$1])^([.$V$1]-([.K346]*10))" office:value-type="float" office:value="0.974689415578722" calcext:value-type="float">
            <text:p>0.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llow Candles</text:p>
          </table:table-cell>
          <table:table-cell table:style-name="ce40" office:value-type="string" calcext:value-type="string">
            <text:p>1.333d/number</text:p>
          </table:table-cell>
          <table:table-cell table:style-name="Default" office:value-type="float" office:value="1.333" calcext:value-type="float">
            <text:p>1.333</text:p>
          </table:table-cell>
          <table:table-cell table:number-columns-repeated="3"/>
          <table:table-cell table:style-name="Default"/>
          <table:table-cell table:style-name="ce53" table:formula="of:=[.C347]*(1-[.$T$1])^([.$V$1]-([.K347]*10))" office:value-type="float" office:value="0.939759594832786" calcext:value-type="float">
            <text:p>0.940</text:p>
          </table:table-cell>
          <table:table-cell table:style-name="ce53" table:formula="of:=IF(ISBLANK([.D347]);&quot;&quot;;[.D347]*(1-[.$T$1])^([.$V$1]-([.K347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47]*[.$X$1])*(1-[.$T$1])^([.$V$1]-([.K347]*10))" office:value-type="float" office:value="0.730742964548052" calcext:value-type="float">
            <text:p>0.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0.748d/bushel</text:p>
          </table:table-cell>
          <table:table-cell table:style-name="Default" office:value-type="float" office:value="0.748" calcext:value-type="float">
            <text:p>0.748</text:p>
          </table:table-cell>
          <table:table-cell table:number-columns-repeated="3"/>
          <table:table-cell table:style-name="Default"/>
          <table:table-cell table:style-name="ce53" table:formula="of:=[.C348]*(1-[.$T$1])^([.$V$1]-([.K348]*10))" office:value-type="float" office:value="0.527336966942929" calcext:value-type="float">
            <text:p>0.527</text:p>
          </table:table-cell>
          <table:table-cell table:style-name="ce53" table:formula="of:=IF(ISBLANK([.D348]);&quot;&quot;;[.D348]*(1-[.$T$1])^([.$V$1]-([.K348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48]*[.$X$1])*(1-[.$T$1])^([.$V$1]-([.K348]*10))" office:value-type="float" office:value="0.410049315440317" calcext:value-type="float">
            <text:p>0.41</text:p>
          </table:table-cell>
          <table:table-cell table:number-columns-repeated="1008"/>
        </table:table-row>
        <table:table-row table:style-name="ro1">
          <table:table-cell table:style-name="ce30" office:value-type="string" calcext:value-type="string">
            <text:p>Spices</text:p>
          </table:table-cell>
          <table:table-cell table:style-name="ce39" table:number-columns-repeated="3"/>
          <table:table-cell table:style-name="ce15" table:number-columns-repeated="3"/>
          <table:table-cell table:style-name="ce39" table:number-columns-repeated="6"/>
          <table:table-cell table:style-name="ce30" table:number-columns-repeated="1010"/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18.028d/pound</text:p>
          </table:table-cell>
          <table:table-cell table:style-name="Default" office:value-type="float" office:value="18.028" calcext:value-type="float">
            <text:p>18.028</text:p>
          </table:table-cell>
          <table:table-cell table:number-columns-repeated="4"/>
          <table:table-cell table:style-name="ce53" table:formula="of:=[.C350]*(1-[.$T$1])^([.$V$1]-([.K350]*10))" office:value-type="float" office:value="12.7096668984587" calcext:value-type="float">
            <text:p>12.710</text:p>
          </table:table-cell>
          <table:table-cell table:style-name="ce53" table:formula="of:=IF(ISBLANK([.D350]);&quot;&quot;;[.D350]*(1-[.$T$1])^([.$V$1]-([.K350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50]*[.$X$1])*(1-[.$T$1])^([.$V$1]-([.K350]*10))" office:value-type="float" office:value="9.88284633523802" calcext:value-type="float">
            <text:p>9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12d/pound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4"/>
          <table:table-cell table:style-name="ce53" table:formula="of:=[.C351]*(1-[.$T$1])^([.$V$1]-([.K351]*10))" office:value-type="float" office:value="8.4599513413304" calcext:value-type="float">
            <text:p>8.460</text:p>
          </table:table-cell>
          <table:table-cell table:style-name="ce53" table:formula="of:=IF(ISBLANK([.D351]);&quot;&quot;;[.D351]*(1-[.$T$1])^([.$V$1]-([.K351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51]*[.$X$1])*(1-[.$T$1])^([.$V$1]-([.K351]*10))" office:value-type="float" office:value="6.5783312637484" calcext:value-type="float">
            <text:p>6.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24.151d/pound</text:p>
          </table:table-cell>
          <table:table-cell table:style-name="Default" office:value-type="float" office:value="24.151" calcext:value-type="float">
            <text:p>24.151</text:p>
          </table:table-cell>
          <table:table-cell table:number-columns-repeated="4"/>
          <table:table-cell table:style-name="ce53" table:formula="of:=[.C352]*(1-[.$T$1])^([.$V$1]-([.K352]*10))" office:value-type="float" office:value="17.0263570703726" calcext:value-type="float">
            <text:p>17.026</text:p>
          </table:table-cell>
          <table:table-cell table:style-name="ce53" table:formula="of:=IF(ISBLANK([.D352]);&quot;&quot;;[.D352]*(1-[.$T$1])^([.$V$1]-([.K352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52]*[.$X$1])*(1-[.$T$1])^([.$V$1]-([.K352]*10))" office:value-type="float" office:value="13.2394398625656" calcext:value-type="float">
            <text:p>13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oves</text:p>
          </table:table-cell>
          <table:table-cell office:value-type="string" calcext:value-type="string">
            <text:p>35.556d/pound</text:p>
          </table:table-cell>
          <table:table-cell table:style-name="Default" office:value-type="float" office:value="35.556" calcext:value-type="float">
            <text:p>35.556</text:p>
          </table:table-cell>
          <table:table-cell table:number-columns-repeated="4"/>
          <table:table-cell table:style-name="ce53" table:formula="of:=[.C353]*(1-[.$T$1])^([.$V$1]-([.K353]*10))" office:value-type="float" office:value="25.066835824362" calcext:value-type="float">
            <text:p>25.067</text:p>
          </table:table-cell>
          <table:table-cell table:style-name="ce53" table:formula="of:=IF(ISBLANK([.D353]);&quot;&quot;;[.D353]*(1-[.$T$1])^([.$V$1]-([.K353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53]*[.$X$1])*(1-[.$T$1])^([.$V$1]-([.K353]*10))" office:value-type="float" office:value="19.4915955344865" calcext:value-type="float">
            <text:p>19.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ffron</text:p>
          </table:table-cell>
          <table:table-cell office:value-type="string" calcext:value-type="string">
            <text:p>182.857d/pound</text:p>
          </table:table-cell>
          <table:table-cell table:style-name="Default" office:value-type="float" office:value="182.857" calcext:value-type="float">
            <text:p>182.857</text:p>
          </table:table-cell>
          <table:table-cell table:number-columns-repeated="4"/>
          <table:table-cell table:style-name="ce53" table:formula="of:=[.C354]*(1-[.$T$1])^([.$V$1]-([.K354]*10))" office:value-type="float" office:value="128.913443535138" calcext:value-type="float">
            <text:p>128.913</text:p>
          </table:table-cell>
          <table:table-cell table:style-name="ce53" table:formula="of:=IF(ISBLANK([.D354]);&quot;&quot;;[.D354]*(1-[.$T$1])^([.$V$1]-([.K354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54]*[.$X$1])*(1-[.$T$1])^([.$V$1]-([.K354]*10))" office:value-type="float" office:value="100.24115999127" calcext:value-type="float">
            <text:p>100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16d/pound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  <table:table-cell table:style-name="ce53" table:formula="of:=[.C355]*(1-[.$T$1])^([.$V$1]-([.K355]*10))" office:value-type="float" office:value="11.2799351217739" calcext:value-type="float">
            <text:p>11.280</text:p>
          </table:table-cell>
          <table:table-cell table:style-name="ce53" table:formula="of:=IF(ISBLANK([.D355]);&quot;&quot;;[.D355]*(1-[.$T$1])^([.$V$1]-([.K355]*10)))">
            <text:p/>
          </table:table-cell>
          <table:table-cell office:value-type="float" office:value="1438" calcext:value-type="float">
            <text:p>1438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66" table:formula="of:=([.C355]*[.$X$1])*(1-[.$T$1])^([.$V$1]-([.K355]*10))" office:value-type="float" office:value="8.77110835166454" calcext:value-type="float">
            <text:p>8.77</text:p>
          </table:table-cell>
          <table:table-cell table:number-columns-repeated="1008"/>
        </table:table-row>
        <table:table-row table:style-name="ro1">
          <table:table-cell table:style-name="ce31" office:value-type="string" calcext:value-type="string">
            <text:p>Individual sources not cited</text:p>
          </table:table-cell>
          <table:table-cell table:style-name="ce41" table:number-columns-repeated="3"/>
          <table:table-cell table:style-name="ce67" table:number-columns-repeated="3"/>
          <table:table-cell table:style-name="ce41" table:number-columns-repeated="6"/>
          <table:table-cell table:style-name="ce31" table:number-columns-repeated="1010"/>
        </table:table-row>
        <table:table-row table:style-name="ro1">
          <table:table-cell office:value-type="string" calcext:value-type="string">
            <text:p>Parchment</text:p>
          </table:table-cell>
          <table:table-cell office:value-type="string" calcext:value-type="string">
            <text:p>8d/gathering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53" table:formula="of:=[.C357]*(1-[.$T$1])^([.$V$1]-([.K357]*10))" office:value-type="float" office:value="6.55148096615361" calcext:value-type="float">
            <text:p>6.551</text:p>
          </table:table-cell>
          <table:table-cell table:style-name="ce53" table:formula="of:=IF(ISBLANK([.D357]);&quot;&quot;;[.D357]*(1-[.$T$1])^([.$V$1]-([.K357]*10)))">
            <text:p/>
          </table:table-cell>
          <table:table-cell office:value-type="float" office:value="1380" calcext:value-type="float">
            <text:p>1380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style-name="ce66" table:formula="of:=([.C357]*[.$X$1])*(1-[.$T$1])^([.$V$1]-([.K357]*10))" office:value-type="float" office:value="5.09433332706656" calcext:value-type="float">
            <text:p>5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ron gall ink</text:p>
          </table:table-cell>
          <table:table-cell office:value-type="string" calcext:value-type="string">
            <text:p>1s 2d/??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53" table:formula="of:=[.C358]*(1-[.$T$1])^([.$V$1]-([.K358]*10))" office:value-type="float" office:value="11.4650916907688" calcext:value-type="float">
            <text:p>11.465</text:p>
          </table:table-cell>
          <table:table-cell table:style-name="ce53" table:formula="of:=IF(ISBLANK([.D358]);&quot;&quot;;[.D358]*(1-[.$T$1])^([.$V$1]-([.K358]*10)))">
            <text:p/>
          </table:table-cell>
          <table:table-cell office:value-type="float" office:value="1380" calcext:value-type="float">
            <text:p>1380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style-name="ce66" table:formula="of:=([.C358]*[.$X$1])*(1-[.$T$1])^([.$V$1]-([.K358]*10))" office:value-type="float" office:value="8.91508332236647" calcext:value-type="float">
            <text:p>8.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rmilion ink</text:p>
          </table:table-cell>
          <table:table-cell office:value-type="string" calcext:value-type="string">
            <text:p>9d/??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53" table:formula="of:=[.C359]*(1-[.$T$1])^([.$V$1]-([.K359]*10))" office:value-type="float" office:value="7.37041608692281" calcext:value-type="float">
            <text:p>7.370</text:p>
          </table:table-cell>
          <table:table-cell table:style-name="ce53" table:formula="of:=IF(ISBLANK([.D359]);&quot;&quot;;[.D359]*(1-[.$T$1])^([.$V$1]-([.K359]*10)))">
            <text:p/>
          </table:table-cell>
          <table:table-cell office:value-type="float" office:value="1380" calcext:value-type="float">
            <text:p>1380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style-name="ce66" table:formula="of:=([.C359]*[.$X$1])*(1-[.$T$1])^([.$V$1]-([.K359]*10))" office:value-type="float" office:value="5.73112499294988" calcext:value-type="float">
            <text:p>5.73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cribery</text:p>
          </table:table-cell>
          <table:table-cell office:value-type="string" calcext:value-type="string">
            <text:p>6p/16 page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53" table:formula="of:=[.C361]*(1-[.$T$1])^([.$V$1]-([.K361]*10))" office:value-type="float" office:value="5.29580744445711" calcext:value-type="float">
            <text:p>5.296</text:p>
          </table:table-cell>
          <table:table-cell table:style-name="ce53" table:formula="of:=IF(ISBLANK([.D361]);&quot;&quot;;[.D361]*(1-[.$T$1])^([.$V$1]-([.K361]*10)))">
            <text:p/>
          </table:table-cell>
          <table:table-cell office:value-type="float" office:value="1350" calcext:value-type="float">
            <text:p>1350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style-name="ce66" table:formula="of:=([.C361]*[.$X$1])*(1-[.$T$1])^([.$V$1]-([.K361]*10))" office:value-type="float" office:value="4.11794043169818" calcext:value-type="float">
            <text:p>4.12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archment</text:p>
          </table:table-cell>
          <table:table-cell office:value-type="string" calcext:value-type="string">
            <text:p>3d/16 page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3" table:formula="of:=[.C363]*(1-[.$T$1])^([.$V$1]-([.K363]*10))" office:value-type="float" office:value="2.71485102481201" calcext:value-type="float">
            <text:p>2.715</text:p>
          </table:table-cell>
          <table:table-cell table:style-name="ce53" table:formula="of:=IF(ISBLANK([.D363]);&quot;&quot;;[.D363]*(1-[.$T$1])^([.$V$1]-([.K363]*10)))">
            <text:p/>
          </table:table-cell>
          <table:table-cell office:value-type="float" office:value="1335" calcext:value-type="float">
            <text:p>1335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66" table:formula="of:=([.C363]*[.$X$1])*(1-[.$T$1])^([.$V$1]-([.K363]*10))" office:value-type="float" office:value="2.11102743412845" calcext:value-type="float">
            <text:p>2.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ribery</text:p>
          </table:table-cell>
          <table:table-cell office:value-type="string" calcext:value-type="string">
            <text:p>16d/16 pages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53" table:formula="of:=[.C364]*(1-[.$T$1])^([.$V$1]-([.K364]*10))" office:value-type="float" office:value="14.479205465664" calcext:value-type="float">
            <text:p>14.479</text:p>
          </table:table-cell>
          <table:table-cell table:style-name="ce53" table:formula="of:=IF(ISBLANK([.D364]);&quot;&quot;;[.D364]*(1-[.$T$1])^([.$V$1]-([.K364]*10)))">
            <text:p/>
          </table:table-cell>
          <table:table-cell office:value-type="float" office:value="1335" calcext:value-type="float">
            <text:p>1335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66" table:formula="of:=([.C364]*[.$X$1])*(1-[.$T$1])^([.$V$1]-([.K364]*10))" office:value-type="float" office:value="11.2588129820184" calcext:value-type="float">
            <text:p>11.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llumination (quire = 16 pages)</text:p>
          </table:table-cell>
          <table:table-cell office:value-type="string" calcext:value-type="string">
            <text:p>8d/27 quir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53" table:formula="of:=[.C365]*(1-[.$T$1])^([.$V$1]-([.K365]*10))" office:value-type="float" office:value="7.23960273283202" calcext:value-type="float">
            <text:p>7.240</text:p>
          </table:table-cell>
          <table:table-cell table:style-name="ce53" table:formula="of:=IF(ISBLANK([.D365]);&quot;&quot;;[.D365]*(1-[.$T$1])^([.$V$1]-([.K365]*10)))">
            <text:p/>
          </table:table-cell>
          <table:table-cell office:value-type="float" office:value="1335" calcext:value-type="float">
            <text:p>1335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66" table:formula="of:=([.C365]*[.$X$1])*(1-[.$T$1])^([.$V$1]-([.K365]*10))" office:value-type="float" office:value="5.62940649100919" calcext:value-type="float">
            <text:p>5.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kbinding</text:p>
          </table:table-cell>
          <table:table-cell office:value-type="string" calcext:value-type="string">
            <text:p>2d/27 quir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53" table:formula="of:=[.C366]*(1-[.$T$1])^([.$V$1]-([.K366]*10))" office:value-type="float" office:value="1.80990068320801" calcext:value-type="float">
            <text:p>1.810</text:p>
          </table:table-cell>
          <table:table-cell table:style-name="ce53" table:formula="of:=IF(ISBLANK([.D366]);&quot;&quot;;[.D366]*(1-[.$T$1])^([.$V$1]-([.K366]*10)))">
            <text:p/>
          </table:table-cell>
          <table:table-cell office:value-type="float" office:value="1335" calcext:value-type="float">
            <text:p>1335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66" table:formula="of:=([.C366]*[.$X$1])*(1-[.$T$1])^([.$V$1]-([.K366]*10))" office:value-type="float" office:value="1.4073516227523" calcext:value-type="float">
            <text:p>1.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k valuation at Oxford (avg 168d)</text:p>
          </table:table-cell>
          <table:table-cell office:value-type="string" calcext:value-type="string">
            <text:p>6d-1600d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table:style-name="ce53" table:formula="of:=[.C367]*(1-[.$T$1])^([.$V$1]-([.K367]*10))" office:value-type="float" office:value="5.16521463469794" calcext:value-type="float">
            <text:p>5.165</text:p>
          </table:table-cell>
          <table:table-cell table:style-name="ce53" table:formula="of:=IF(ISBLANK([.D367]);&quot;&quot;;[.D367]*(1-[.$T$1])^([.$V$1]-([.K367]*10)))" office:value-type="float" office:value="1377.39056925278" calcext:value-type="float">
            <text:p>1377.391</text:p>
          </table:table-cell>
          <table:table-cell office:value-type="float" office:value="1360" calcext:value-type="float">
            <text:p>1360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table:style-name="ce66" table:formula="of:=([.C367]*[.$X$1])*(1-[.$T$1])^([.$V$1]-([.K367]*10))" office:value-type="float" office:value="4.0163934217216" calcext:value-type="float">
            <text:p>4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k valuation at Oxford (avg 62d)</text:p>
          </table:table-cell>
          <table:table-cell office:value-type="string" calcext:value-type="string">
            <text:p>3-288d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table:style-name="ce53" table:formula="of:=[.C368]*(1-[.$T$1])^([.$V$1]-([.K368]*10))" office:value-type="float" office:value="1.91395896407255" calcext:value-type="float">
            <text:p>1.914</text:p>
          </table:table-cell>
          <table:table-cell table:style-name="ce53" table:formula="of:=IF(ISBLANK([.D368]);&quot;&quot;;[.D368]*(1-[.$T$1])^([.$V$1]-([.K368]*10)))" office:value-type="float" office:value="183.740060550965" calcext:value-type="float">
            <text:p>183.740</text:p>
          </table:table-cell>
          <table:table-cell office:value-type="float" office:value="1483" calcext:value-type="float">
            <text:p>1483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table:style-name="ce66" table:formula="of:=([.C368]*[.$X$1])*(1-[.$T$1])^([.$V$1]-([.K368]*10))" office:value-type="float" office:value="1.48826578107835" calcext:value-type="float">
            <text:p>1.49</text:p>
          </table:table-cell>
          <table:table-cell table:number-columns-repeated="1008"/>
        </table:table-row>
        <table:table-row table:style-name="ro1" table:number-rows-repeated="1048207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K3:Sheet1.K272">
            <calcext:color-scale>
              <calcext:color-scale-entry calcext:value="0" calcext:type="minimum" calcext:color="#ff0000"/>
              <calcext:color-scale-entry calcext:value="135" calcext:type="number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/00/0000</text:date>, <text:time style:data-style-name="N2" text:time-value="18:42:37.286162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30T19:14:24.001226627</dc:date>
    <meta:generator>LibreOffice/6.0.7.3$Linux_X86_64 LibreOffice_project/00m0$Build-3</meta:generator>
    <meta:editing-duration>P3DT12H29M36S</meta:editing-duration>
    <meta:editing-cycles>14</meta:editing-cycles>
    <meta:document-statistic meta:table-count="1" meta:cell-count="3669" meta:object-count="0"/>
  </office:meta>
</office:document-meta>
</file>